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12cm"/>
    </style:style>
    <style:style style:name="ro1" style:family="table-row">
      <style:table-row-properties style:row-height="0.436cm" fo:break-before="auto" style:use-optimal-row-height="true"/>
    </style:style>
    <style:style style:name="ro2" style:family="table-row">
      <style:table-row-properties style:row-height="1.693cm" fo:break-before="auto" style:use-optimal-row-height="true"/>
    </style:style>
    <style:style style:name="ro3" style:family="table-row">
      <style:table-row-properties style:row-height="2.099cm" fo:break-before="auto" style:use-optimal-row-height="true"/>
    </style:style>
    <style:style style:name="ro4" style:family="table-row">
      <style:table-row-properties style:row-height="2.505cm" fo:break-before="auto" style:use-optimal-row-height="true"/>
    </style:style>
    <style:style style:name="ro5" style:family="table-row">
      <style:table-row-properties style:row-height="1.288cm" fo:break-before="auto" style:use-optimal-row-height="true"/>
    </style:style>
    <style:style style:name="ro6" style:family="table-row">
      <style:table-row-properties style:row-height="1.023cm" fo:break-before="auto" style:use-optimal-row-height="true"/>
    </style:style>
    <style:style style:name="ro7" style:family="table-row">
      <style:table-row-properties style:row-height="1.499cm" fo:break-before="auto" style:use-optimal-row-height="true"/>
    </style:style>
    <style:style style:name="ro8" style:family="table-row">
      <style:table-row-properties style:row-height="1.429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3" table:number-columns-repeated="2" table:default-cell-style-name="Default"/>
        <table:table-row table:style-name="ro1">
          <table:table-cell office:value-type="string">
            <text:p>Japanese_line</text:p>
          </table:table-cell>
          <table:table-cell office:value-type="string">
            <text:p>English_line</text:p>
          </table:table-cell>
        </table:table-row>
        <table:table-row table:style-name="ro1">
          <table:table-cell office:value-type="string">
            <text:p>バニラビーンズ</text:p>
          </table:table-cell>
          <table:table-cell office:value-type="string">
            <text:p>Vanilla</text:p>
          </table:table-cell>
        </table:table-row>
        <table:table-row table:style-name="ro1">
          <table:table-cell office:value-type="string">
            <text:p>コニー</text:p>
          </table:table-cell>
          <table:table-cell office:value-type="string">
            <text:p>Connie</text:p>
          </table:table-cell>
        </table:table-row>
        <table:table-row table:style-name="ro1">
          <table:table-cell office:value-type="string">
            <text:p>マジョラム</text:p>
          </table:table-cell>
          <table:table-cell office:value-type="string">
            <text:p>Marjoram</text:p>
          </table:table-cell>
        </table:table-row>
        <table:table-row table:style-name="ro1">
          <table:table-cell office:value-type="string">
            <text:p>バジル</text:p>
          </table:table-cell>
          <table:table-cell office:value-type="string">
            <text:p>Basil</text:p>
          </table:table-cell>
        </table:table-row>
        <table:table-row table:style-name="ro1">
          <table:table-cell office:value-type="string">
            <text:p>フェンネル</text:p>
          </table:table-cell>
          <table:table-cell office:value-type="string">
            <text:p>Fennel</text:p>
          </table:table-cell>
        </table:table-row>
        <table:table-row table:style-name="ro1">
          <table:table-cell office:value-type="string">
            <text:p>セイボリー</text:p>
          </table:table-cell>
          <table:table-cell office:value-type="string">
            <text:p>Savory</text:p>
          </table:table-cell>
        </table:table-row>
        <table:table-row table:style-name="ro1">
          <table:table-cell office:value-type="string">
            <text:p>ダンディリオン</text:p>
          </table:table-cell>
          <table:table-cell office:value-type="string">
            <text:p>Dandelion</text:p>
          </table:table-cell>
        </table:table-row>
        <table:table-row table:style-name="ro1">
          <table:table-cell office:value-type="string">
            <text:p>ローズマリー</text:p>
          </table:table-cell>
          <table:table-cell office:value-type="string">
            <text:p>Rosemary</text:p>
          </table:table-cell>
        </table:table-row>
        <table:table-row table:style-name="ro1">
          <table:table-cell office:value-type="string">
            <text:p>エキナセア</text:p>
          </table:table-cell>
          <table:table-cell office:value-type="string">
            <text:p>Echinacea</text:p>
          </table:table-cell>
        </table:table-row>
        <table:table-row table:style-name="ro1">
          <table:table-cell office:value-type="string">
            <text:p>ナツメッグ博士</text:p>
          </table:table-cell>
          <table:table-cell office:value-type="string">
            <text:p>Dr. Nutmeg</text:p>
          </table:table-cell>
        </table:table-row>
        <table:table-row table:style-name="ro1">
          <table:table-cell office:value-type="string">
            <text:p>飛行兄弟オットー</text:p>
          </table:table-cell>
          <table:table-cell office:value-type="string">
            <text:p>Otto</text:p>
          </table:table-cell>
        </table:table-row>
        <table:table-row table:style-name="ro1">
          <table:table-cell office:value-type="string">
            <text:p>飛行兄弟ウィリー</text:p>
          </table:table-cell>
          <table:table-cell office:value-type="string">
            <text:p>Willie </text:p>
          </table:table-cell>
        </table:table-row>
        <table:table-row table:style-name="ro1">
          <table:table-cell office:value-type="string">
            <text:p>エレファント親分</text:p>
          </table:table-cell>
          <table:table-cell office:value-type="string">
            <text:p>Boss Elephant</text:p>
          </table:table-cell>
        </table:table-row>
        <table:table-row table:style-name="ro1">
          <table:table-cell office:value-type="string">
            <text:p>エレファント部長</text:p>
          </table:table-cell>
          <table:table-cell table:style-name="Excel_20_Built-in_20_Normal" office:value-type="string">
            <text:p>KE Chief of Personel</text:p>
          </table:table-cell>
        </table:table-row>
        <table:table-row table:style-name="ro1">
          <table:table-cell office:value-type="string">
            <text:p>エレファント団員</text:p>
          </table:table-cell>
          <table:table-cell table:style-name="Excel_20_Built-in_20_Normal" office:value-type="string">
            <text:p>Killer Elephant</text:p>
          </table:table-cell>
        </table:table-row>
        <table:table-row table:style-name="ro1">
          <table:table-cell office:value-type="string">
            <text:p>ディーノ</text:p>
          </table:table-cell>
          <table:table-cell table:style-name="Excel_20_Built-in_20_Normal" office:value-type="string">
            <text:p>Dino</text:p>
          </table:table-cell>
        </table:table-row>
        <table:table-row table:style-name="ro1">
          <table:table-cell office:value-type="string">
            <text:p>シルヴィア</text:p>
          </table:table-cell>
          <table:table-cell table:style-name="Excel_20_Built-in_20_Normal" office:value-type="string">
            <text:p>Sylvia</text:p>
          </table:table-cell>
        </table:table-row>
        <table:table-row table:style-name="ro1">
          <table:table-cell office:value-type="string">
            <text:p>ダッドリー</text:p>
          </table:table-cell>
          <table:table-cell table:style-name="Excel_20_Built-in_20_Normal" office:value-type="string">
            <text:p>Dudley</text:p>
          </table:table-cell>
        </table:table-row>
        <table:table-row table:style-name="ro1">
          <table:table-cell office:value-type="string">
            <text:p>ジミー</text:p>
          </table:table-cell>
          <table:table-cell table:style-name="Excel_20_Built-in_20_Normal" office:value-type="string">
            <text:p>Jimmy</text:p>
          </table:table-cell>
        </table:table-row>
        <table:table-row table:style-name="ro1">
          <table:table-cell office:value-type="string">
            <text:p>デルセン</text:p>
          </table:table-cell>
          <table:table-cell table:style-name="Excel_20_Built-in_20_Normal" office:value-type="string">
            <text:p>Delsen</text:p>
          </table:table-cell>
        </table:table-row>
        <table:table-row table:style-name="ro1">
          <table:table-cell office:value-type="string">
            <text:p>ノーラ</text:p>
          </table:table-cell>
          <table:table-cell table:style-name="Excel_20_Built-in_20_Normal" office:value-type="string">
            <text:p>Nora</text:p>
          </table:table-cell>
        </table:table-row>
        <table:table-row table:style-name="ro1">
          <table:table-cell office:value-type="string">
            <text:p>ホーネット団員</text:p>
          </table:table-cell>
          <table:table-cell table:style-name="Excel_20_Built-in_20_Normal" office:value-type="string">
            <text:p>Hornet Member</text:p>
          </table:table-cell>
        </table:table-row>
        <table:table-row table:style-name="ro1">
          <table:table-cell office:value-type="string">
            <text:p>セントジョーンズ</text:p>
          </table:table-cell>
          <table:table-cell office:value-type="string">
            <text:p>St. John </text:p>
          </table:table-cell>
        </table:table-row>
        <table:table-row table:style-name="ro1">
          <table:table-cell office:value-type="string">
            <text:p>シブレット船長</text:p>
          </table:table-cell>
          <table:table-cell office:value-type="string">
            <text:p>Captain Ciboulette</text:p>
          </table:table-cell>
        </table:table-row>
        <table:table-row table:style-name="ro1">
          <table:table-cell office:value-type="string">
            <text:p>ミゲール</text:p>
          </table:table-cell>
          <table:table-cell office:value-type="string">
            <text:p>Miguel</text:p>
          </table:table-cell>
        </table:table-row>
        <table:table-row table:style-name="ro1">
          <table:table-cell office:value-type="string">
            <text:p>ドン〮スミス</text:p>
          </table:table-cell>
          <table:table-cell office:value-type="string">
            <text:p>Don Puccini </text:p>
          </table:table-cell>
        </table:table-row>
        <table:table-row table:style-name="ro1">
          <table:table-cell office:value-type="string">
            <text:p>コンフリー</text:p>
          </table:table-cell>
          <table:table-cell office:value-type="string">
            <text:p>Comfrey</text:p>
          </table:table-cell>
        </table:table-row>
        <table:table-row table:style-name="ro1">
          <table:table-cell office:value-type="string">
            <text:p>黒い服の男</text:p>
          </table:table-cell>
          <table:table-cell table:style-name="Excel_20_Built-in_20_Normal" office:value-type="string">
            <text:p>Man in Black</text:p>
          </table:table-cell>
        </table:table-row>
        <table:table-row table:style-name="ro1">
          <table:table-cell office:value-type="string">
            <text:p>軍服の男</text:p>
          </table:table-cell>
          <table:table-cell table:style-name="Excel_20_Built-in_20_Normal" office:value-type="string">
            <text:p>Bloody Mantis</text:p>
          </table:table-cell>
        </table:table-row>
        <table:table-row table:style-name="ro1">
          <table:table-cell office:value-type="string">
            <text:p>ベルガモット</text:p>
          </table:table-cell>
          <table:table-cell table:style-name="Excel_20_Built-in_20_Normal" office:value-type="string">
            <text:p>Bergamot</text:p>
          </table:table-cell>
        </table:table-row>
        <table:table-row table:style-name="ro1">
          <table:table-cell office:value-type="string">
            <text:p>エルダー</text:p>
          </table:table-cell>
          <table:table-cell office:value-type="string">
            <text:p>Elder </text:p>
          </table:table-cell>
        </table:table-row>
        <table:table-row table:style-name="ro1">
          <table:table-cell office:value-type="string">
            <text:p>バニラ少佐</text:p>
          </table:table-cell>
          <table:table-cell table:style-name="Excel_20_Built-in_20_Normal" office:value-type="string">
            <text:p>Major Vanilla</text:p>
          </table:table-cell>
        </table:table-row>
        <table:table-row table:style-name="ro1">
          <table:table-cell office:value-type="string">
            <text:p>？？？？？？？？</text:p>
          </table:table-cell>
          <table:table-cell table:style-name="Excel_20_Built-in_20_Normal" office:value-type="string">
            <text:p>????????</text:p>
          </table:table-cell>
        </table:table-row>
        <table:table-row table:style-name="ro2">
          <table:table-cell office:value-type="string">
            <text:p>海岸で倒れているところをコニーに助けられる。記憶喪失になっており、自分の過去が思い出せない。</text:p>
          </table:table-cell>
          <table:table-cell table:style-name="Excel_20_Built-in_20_Normal" office:value-type="string">
            <text:p>Connie finds him colapsed</text:p>
            <text:p>near shipwreck at the beach.</text:p>
            <text:p>He has lost his memory and</text:p>
            <text:p>cannot remember his past.</text:p>
          </table:table-cell>
        </table:table-row>
        <table:table-row table:style-name="ro3">
          <table:table-cell office:value-type="string">
            <text:p>人気バンド「トロット楽団」のボーカルを担当。明るい少女だが、人に打ち明けられない悩みを持っているようだ。</text:p>
          </table:table-cell>
          <table:table-cell table:style-name="Excel_20_Built-in_20_Normal" office:value-type="string">
            <text:p>Lead vocalist for the popular</text:p>
            <text:p>band GlobeTrotters. She is</text:p>
            <text:p>a cheerful girl, but she seems</text:p>
            <text:p>to have tramua she can't</text:p>
            <text:p>open up about to others.</text:p>
          </table:table-cell>
        </table:table-row>
        <table:table-row table:style-name="ro2">
          <table:table-cell office:value-type="string">
            <text:p>トロット楽団のドラム担当。やさしくて力持ち。いつも仲間のことを気づかっている。</text:p>
          </table:table-cell>
          <table:table-cell table:style-name="Excel_20_Built-in_20_Normal" office:value-type="string">
            <text:p>He is a drummer for</text:p>
            <text:p>GlobeTrotters. He is kind and</text:p>
            <text:p>strong. He always takes care</text:p>
            <text:p>of his teammates.</text:p>
          </table:table-cell>
        </table:table-row>
        <table:table-row table:style-name="ro2">
          <table:table-cell office:value-type="string">
            <text:p>トロット楽団のウッドベース担当。お調子者で少し間抜けなところがあるがウッドベースの腕は一流。</text:p>
          </table:table-cell>
          <table:table-cell table:style-name="Excel_20_Built-in_20_Normal" office:value-type="string">
            <text:p>He plays double bass for the</text:p>
            <text:p>GlobeTrotters. He is a bit of</text:p>
            <text:p>a joker, but his double bass</text:p>
            <text:p>skills are top-notch.</text:p>
          </table:table-cell>
        </table:table-row>
        <table:table-row table:style-name="ro4">
          <table:table-cell office:value-type="string">
            <text:p>トロット楽団のギター担当。クールに見えるが音楽に对して強烈な情熟を持ち、日々新しい音楽を模索している。</text:p>
          </table:table-cell>
          <table:table-cell table:style-name="Excel_20_Built-in_20_Normal" office:value-type="string">
            <text:p>He plays guitar for</text:p>
            <text:p>GlobeTrotters. He may look</text:p>
            <text:p>cool, but he has a strong</text:p>
            <text:p>passion for music and is</text:p>
            <text:p>always searching for new</text:p>
            <text:p>sound.</text:p>
          </table:table-cell>
        </table:table-row>
        <table:table-row table:style-name="ro3">
          <table:table-cell office:value-type="string">
            <text:p>トロット楽団のコーラスを担当。コニーの母から直接歌の手ほどきを受けた。いつも落ち着いていて優しい女性。</text:p>
          </table:table-cell>
          <table:table-cell table:style-name="Excel_20_Built-in_20_Normal" office:value-type="string">
            <text:p>Backing vocalist for</text:p>
            <text:p>GlobeTrotters. She learned</text:p>
            <text:p>how to sing directly from</text:p>
            <text:p>Connie's mother. She is a</text:p>
            <text:p>calm and kind woman.</text:p>
          </table:table-cell>
        </table:table-row>
        <table:table-row table:style-name="ro3">
          <table:table-cell office:value-type="string">
            <text:p>トロット楽団の元リーダー。現在は楽器職人として、街外れの工房でバイオリンを作って暮らしている。</text:p>
          </table:table-cell>
          <table:table-cell table:style-name="Excel_20_Built-in_20_Normal" office:value-type="string">
            <text:p>Former leader of</text:p>
            <text:p>GlobeTrotters. Now a musical</text:p>
            <text:p>instrument maker, he makes</text:p>
            <text:p>violins in a workshop on the</text:p>
            <text:p>outskirts of town.</text:p>
          </table:table-cell>
        </table:table-row>
        <table:table-row table:style-name="ro3">
          <table:table-cell office:value-type="string">
            <text:p>コニーの母。かつて国一番の歌い手と呼ばれた。身寄りのない子供達に音楽を教え育てた。</text:p>
          </table:table-cell>
          <table:table-cell table:style-name="Excel_20_Built-in_20_Normal" office:value-type="string">
            <text:p>Connie's mother. She was</text:p>
            <text:p>once known as the best</text:p>
            <text:p>singer in the country. She</text:p>
            <text:p>taught music to orphaned</text:p>
            <text:p>children she raised.</text:p>
          </table:table-cell>
        </table:table-row>
        <table:table-row table:style-name="ro3">
          <table:table-cell office:value-type="string">
            <text:p>コニーの隣の部屋に住んでいるおばさん。口はあらっぽいが世話好きで病気がちなローズマリーを支えている。</text:p>
          </table:table-cell>
          <table:table-cell table:style-name="Excel_20_Built-in_20_Normal" office:value-type="string">
            <text:p>Connie's aunt lives in the</text:p>
            <text:p>room next door. Although</text:p>
            <text:p>she has a rough mouth,</text:p>
            <text:p>she is caring and supports</text:p>
            <text:p>the sick Rosemary.</text:p>
          </table:table-cell>
        </table:table-row>
        <table:table-row table:style-name="ro4">
          <table:table-cell office:value-type="string">
            <text:p>トロットビークルの父と呼ばれる発明家。ヘンクツなじいさんだが、機械や医学に詳しい。コニー達の相談相手。</text:p>
          </table:table-cell>
          <table:table-cell table:style-name="Excel_20_Built-in_20_Normal" office:value-type="string">
            <text:p>An inventor known as the</text:p>
            <text:p>father of the Trotmobile.</text:p>
            <text:p>He's knowledgeable about</text:p>
            <text:p>machines and medicine.</text:p>
            <text:p>He's someone Connie and</text:p>
            <text:p>her friends consult with.</text:p>
          </table:table-cell>
        </table:table-row>
        <table:table-row table:style-name="ro3">
          <table:table-cell office:value-type="string">
            <text:p>牧場の仕事をそっちのけで、風変わりなトロットビークルの実験をしている青年。三人兄弟の長男。</text:p>
          </table:table-cell>
          <table:table-cell table:style-name="Excel_20_Built-in_20_Normal" office:value-type="string">
            <text:p>A young man who neglects</text:p>
            <text:p>his work on the ranch and</text:p>
            <text:p>experiments with unusual</text:p>
            <text:p>Trotmobiles. The eldest</text:p>
            <text:p>of three brothers.</text:p>
          </table:table-cell>
        </table:table-row>
        <table:table-row table:style-name="ro2">
          <table:table-cell office:value-type="string">
            <text:p>兄のオットーと共にトロットビークルの実験をしている。メカニック担当で三人兄弟の次男。</text:p>
          </table:table-cell>
          <table:table-cell table:style-name="Excel_20_Built-in_20_Normal" office:value-type="string">
            <text:p>He is the second of three</text:p>
            <text:p>brothers and works on</text:p>
            <text:p>Trotmobile experiments</text:p>
            <text:p>with his brother Otto.</text:p>
          </table:table-cell>
        </table:table-row>
        <table:table-row table:style-name="ro3">
          <table:table-cell office:value-type="string">
            <text:p>川沿いに出没する盗賊団の親分。大食漢でいつも若い女性を連れている。</text:p>
          </table:table-cell>
          <table:table-cell table:style-name="Excel_20_Built-in_20_Normal" office:value-type="string">
            <text:p>The boss of a band of thieves</text:p>
            <text:p>that operates along the</text:p>
            <text:p>Egret Brook. He is a big eater</text:p>
            <text:p>and is always accompanied by</text:p>
            <text:p>a young women.</text:p>
          </table:table-cell>
        </table:table-row>
        <table:table-row table:style-name="ro4">
          <table:table-cell office:value-type="string">
            <text:p>川沿いに出没する盗賊団の人事部長。化石や出土品などの考古学的な方面の造詣が深く普段は博物館にいる。</text:p>
          </table:table-cell>
          <table:table-cell table:style-name="Excel_20_Built-in_20_Normal" office:value-type="string">
            <text:p>Head of the HR department</text:p>
            <text:p>for a band of thieves. He has</text:p>
            <text:p>a deep knowledge of</text:p>
            <text:p>archaeology, such as fossils</text:p>
            <text:p>and excavated items, and is</text:p>
            <text:p>usually found in museum.</text:p>
          </table:table-cell>
        </table:table-row>
        <table:table-row table:style-name="ro5">
          <table:table-cell office:value-type="string">
            <text:p>川沿いに出没する盗賊団員。その振る舞いはがさつだ。</text:p>
          </table:table-cell>
          <table:table-cell table:style-name="Excel_20_Built-in_20_Normal" office:value-type="string">
            <text:p>Member of a band of thieves</text:p>
            <text:p>who haunt the Egret Brook.</text:p>
            <text:p>Their behavior is rough.</text:p>
          </table:table-cell>
        </table:table-row>
        <table:table-row table:style-name="ro2">
          <table:table-cell office:value-type="string">
            <text:p>"ビークル闘技場の支配人。ビークルバトルはもちろんのこと映画のフィルム収集にも凝っている。"</text:p>
          </table:table-cell>
          <table:table-cell table:style-name="Excel_20_Built-in_20_Normal" office:value-type="string">
            <text:p>Manager of the Nefroburg</text:p>
            <text:p>Arena. He is passionate</text:p>
            <text:p>about trotmobile fights and</text:p>
            <text:p>also collects film reels.</text:p>
          </table:table-cell>
        </table:table-row>
        <table:table-row table:style-name="ro2">
          <table:table-cell office:value-type="string">
            <text:p>最初の街のバーで慟く美貌のウェイトレス。ビリヤードとブロックスの腕はピカイチ。</text:p>
          </table:table-cell>
          <table:table-cell table:style-name="Excel_20_Built-in_20_Normal" office:value-type="string">
            <text:p>A beautiful waitress at a</text:p>
            <text:p>bar in Nefroburg. She is an</text:p>
            <text:p>excellent pool and Blokus</text:p>
            <text:p>player.</text:p>
          </table:table-cell>
        </table:table-row>
        <table:table-row table:style-name="ro3">
          <table:table-cell office:value-type="string">
            <text:p>荒くれビークル乗り。他人の迷惑をかえりみず、気分次第で大暴れしている。</text:p>
          </table:table-cell>
          <table:table-cell table:style-name="Excel_20_Built-in_20_Normal" office:value-type="string">
            <text:p>A rough vehicle driver who</text:p>
            <text:p>goes on a rampage whenever</text:p>
            <text:p>he feels like it, without</text:p>
            <text:p>regard for the inconvenience</text:p>
            <text:p>it causes to others.</text:p>
          </table:table-cell>
        </table:table-row>
        <table:table-row table:style-name="ro2">
          <table:table-cell office:value-type="string">
            <text:p>Ｄ級に所属するビークルバトラー。いつもビークルバトルで負けているため「腰抜けジミー」と呼ばれている。</text:p>
          </table:table-cell>
          <table:table-cell table:style-name="Excel_20_Built-in_20_Normal" office:value-type="string">
            <text:p>A D rank trotmobile gladiator.</text:p>
            <text:p>He is nicknamed "Weakling"</text:p>
            <text:p>because he always loses</text:p>
            <text:p>fights.</text:p>
          </table:table-cell>
        </table:table-row>
        <table:table-row table:style-name="ro5">
          <table:table-cell office:value-type="string">
            <text:p>砂漠を渡って物資の輸送を行い収益をあげている商人。抜け目がない。</text:p>
          </table:table-cell>
          <table:table-cell table:style-name="Excel_20_Built-in_20_Normal" office:value-type="string">
            <text:p>A merchant who makes a</text:p>
            <text:p>profit by transporting goods</text:p>
            <text:p>across the desert. Shrewd.</text:p>
          </table:table-cell>
        </table:table-row>
        <table:table-row table:style-name="ro3">
          <table:table-cell office:value-type="string">
            <text:p>砂漠を取り仕切る盗賊団の７代目頭領。冷酷な性格と言われるが詳しいことはわかっていない。</text:p>
          </table:table-cell>
          <table:table-cell table:style-name="Excel_20_Built-in_20_Normal" office:value-type="string">
            <text:p>The seventh generation</text:p>
            <text:p>leader of maraduers who</text:p>
            <text:p>rule the desert. She is said</text:p>
            <text:p>to have ruthless personality,</text:p>
            <text:p>but little is known about her.</text:p>
          </table:table-cell>
        </table:table-row>
        <table:table-row table:style-name="ro4">
          <table:table-cell office:value-type="string">
            <text:p>砂漠で暴れている盗賊団員。冷酷な集団で砂漠を通る隊商を襲う。なぜか最近はブロックスに凝っているらしい。</text:p>
          </table:table-cell>
          <table:table-cell table:style-name="Excel_20_Built-in_20_Normal" office:value-type="string">
            <text:p>Marauder wreaking havoc in</text:p>
            <text:p>the desert. They are ruthless</text:p>
            <text:p>group that attacks caravans</text:p>
            <text:p>passing through the desert.</text:p>
            <text:p>Lately they seem to have</text:p>
            <text:p>become obsessed with Blokus.</text:p>
          </table:table-cell>
        </table:table-row>
        <table:table-row table:style-name="ro2">
          <table:table-cell office:value-type="string">
            <text:p>大都市で大きな病院を経営する医師。大変な資産家でいくつも会社を持っている。</text:p>
          </table:table-cell>
          <table:table-cell table:style-name="Excel_20_Built-in_20_Normal" office:value-type="string">
            <text:p>A doctor who runs a large</text:p>
            <text:p>hospital in a Happy Garland.</text:p>
            <text:p>He is a very wealthy man who</text:p>
            <text:p>owns several companies.</text:p>
          </table:table-cell>
        </table:table-row>
        <table:table-row table:style-name="ro3">
          <table:table-cell office:value-type="string">
            <text:p>ジュニーパーベリー号の若き船長。美しい外見とは裏腹に荒くれ船員達を率いて世界の海を渡り步く。</text:p>
          </table:table-cell>
          <table:table-cell table:style-name="Excel_20_Built-in_20_Normal" office:value-type="string">
            <text:p>The young captain of the</text:p>
            <text:p>S.S. Juniper Berry. Despite</text:p>
            <text:p>her beautiful appearance,</text:p>
            <text:p>she leads a rough crew</text:p>
            <text:p>across the world's oceans.</text:p>
          </table:table-cell>
        </table:table-row>
        <table:table-row table:style-name="ro3">
          <table:table-cell office:value-type="string">
            <text:p>ジュニーパーベリー号の船員にしてシブレット船長の補佐役を務める。シブレット船長にもっとも忠実な部下。</text:p>
          </table:table-cell>
          <table:table-cell table:style-name="Excel_20_Built-in_20_Normal" office:value-type="string">
            <text:p>A crew member of the</text:p>
            <text:p>S.S. Juniper Berry, he serves</text:p>
            <text:p>as Captain Ciboulette's aide</text:p>
            <text:p>and is her most loyal</text:p>
            <text:p>subordinate.</text:p>
          </table:table-cell>
        </table:table-row>
        <table:table-row table:style-name="ro5">
          <table:table-cell office:value-type="string">
            <text:p>港町を取り仕切る興行主。豪華客船やビークル闘技場を所有している。</text:p>
          </table:table-cell>
          <table:table-cell table:style-name="Excel_20_Built-in_20_Normal" office:value-type="string">
            <text:p>A promoter in charge of the</text:p>
            <text:p>Neuhafen. He owns a luxury</text:p>
            <text:p>cruise ship and an arena.</text:p>
          </table:table-cell>
        </table:table-row>
        <table:table-row table:style-name="ro3">
          <table:table-cell office:value-type="string">
            <text:p>秘密結社の参謀兼司令官。明せきな頭脳と判断力で組織の拡大をはかる。</text:p>
          </table:table-cell>
          <table:table-cell table:style-name="Excel_20_Built-in_20_Normal" office:value-type="string">
            <text:p>He is the chief of staff and</text:p>
            <text:p>commander of a secret</text:p>
            <text:p>society. He uses his</text:p>
            <text:p>intelligence and judgment</text:p>
            <text:p>to expand the organization.</text:p>
          </table:table-cell>
        </table:table-row>
        <table:table-row table:style-name="ro2">
          <table:table-cell office:value-type="string">
            <text:p>秘密結社の策謀担当者。主に大都市での諜報活動を受け持つ。</text:p>
          </table:table-cell>
          <table:table-cell table:style-name="Excel_20_Built-in_20_Normal" office:value-type="string">
            <text:p>A secret society's strategist.</text:p>
            <text:p>Mainly in charge of</text:p>
            <text:p>intelligence activities in</text:p>
            <text:p>major cities.</text:p>
          </table:table-cell>
        </table:table-row>
        <table:table-row table:style-name="ro3">
          <table:table-cell office:value-type="string">
            <text:p>秘密結社の軍事担当者。砂漠基地から大都市に転属になったばかり。ちなみに階級は伍長である。</text:p>
          </table:table-cell>
          <table:table-cell table:style-name="Excel_20_Built-in_20_Normal" office:value-type="string">
            <text:p>Secret society's military</text:p>
            <text:p>officer. He has just been</text:p>
            <text:p>transferred from a desert</text:p>
            <text:p>base to a large city. His</text:p>
            <text:p>rank is corporal.</text:p>
          </table:table-cell>
        </table:table-row>
        <table:table-row table:style-name="ro4">
          <table:table-cell office:value-type="string">
            <text:p>秘密結社の総帥。数年前まではみすぼらしい男だったらしいが、株で大儲けし現在の地位を築いたらしい。</text:p>
          </table:table-cell>
          <table:table-cell table:style-name="Excel_20_Built-in_20_Normal" office:value-type="string">
            <text:p>The head of a secret society.</text:p>
            <text:p>Apparently he was a shabby</text:p>
            <text:p>man until a few years ago,</text:p>
            <text:p>but made a fortune in the</text:p>
            <text:p>stock market and achieved</text:p>
            <text:p>his current status.</text:p>
          </table:table-cell>
        </table:table-row>
        <table:table-row table:style-name="ro3">
          <table:table-cell office:value-type="string">
            <text:p>「白い悪魔」の異名を持つ最強のビークルファイター。冷酷な戦いぶりを人々は悪魔と呼んだようだ。</text:p>
          </table:table-cell>
          <table:table-cell table:style-name="Excel_20_Built-in_20_Normal" office:value-type="string">
            <text:p>The strongest trotmobile</text:p>
            <text:p>gladiator, nicknamed</text:p>
            <text:p>"The White Phantom." People</text:p>
            <text:p>called him the phantom for his</text:p>
            <text:p>ruthless fighting style.</text:p>
          </table:table-cell>
        </table:table-row>
        <table:table-row table:style-name="ro4">
          <table:table-cell office:value-type="string">
            <text:p>突如現れ、この国を駆け抜けた軍服の青年。彼については１冊の回顧録以外には何の記録も残っていない。</text:p>
          </table:table-cell>
          <table:table-cell table:style-name="Excel_20_Built-in_20_Normal" office:value-type="string">
            <text:p>A young man in military</text:p>
            <text:p>uniform suddenly appeared</text:p>
            <text:p>and ran across this country.</text:p>
            <text:p>There are no records</text:p>
            <text:p>remaining about him except</text:p>
            <text:p>for one memoir.</text:p>
          </table:table-cell>
        </table:table-row>
        <table:table-row table:style-name="ro1">
          <table:table-cell office:value-type="string">
            <text:p>まだ对戦していない</text:p>
          </table:table-cell>
          <table:table-cell table:style-name="Excel_20_Built-in_20_Normal" office:value-type="string">
            <text:p>Not yet confronted.</text:p>
          </table:table-cell>
        </table:table-row>
        <table:table-row table:style-name="ro6">
          <table:table-cell office:value-type="string">
            <text:p>バニラビーンズ〯</text:p>
            <text:p>ボクからだね</text:p>
          </table:table-cell>
          <table:table-cell office:value-type="string">
            <text:p>Vanilla:</text:p>
            <text:p>I'm first.</text:p>
          </table:table-cell>
        </table:table-row>
        <table:table-row table:style-name="ro6">
          <table:table-cell office:value-type="string">
            <text:p>バニラビーンズ〯</text:p>
            <text:p>２番目はボクだね</text:p>
          </table:table-cell>
          <table:table-cell office:value-type="string">
            <text:p>Vanilla:</text:p>
            <text:p>I'm second.</text:p>
          </table:table-cell>
        </table:table-row>
        <table:table-row table:style-name="ro6">
          <table:table-cell office:value-type="string">
            <text:p>バニラビーンズ〯</text:p>
            <text:p>ボクは３番目なんだね</text:p>
          </table:table-cell>
          <table:table-cell office:value-type="string">
            <text:p>Vanilla:</text:p>
            <text:p>I'm third.</text:p>
          </table:table-cell>
        </table:table-row>
        <table:table-row table:style-name="ro6">
          <table:table-cell office:value-type="string">
            <text:p>バニラビーンズ〯</text:p>
            <text:p>最後はボクだね</text:p>
          </table:table-cell>
          <table:table-cell office:value-type="string">
            <text:p>Vanilla:</text:p>
            <text:p>I'm the last.</text:p>
          </table:table-cell>
        </table:table-row>
        <table:table-row table:style-name="ro6">
          <table:table-cell office:value-type="string">
            <text:p>バニラビーンズ〯</text:p>
            <text:p>ボクの番だね</text:p>
          </table:table-cell>
          <table:table-cell office:value-type="string">
            <text:p>Vanilla:</text:p>
            <text:p>It's my turn.</text:p>
          </table:table-cell>
        </table:table-row>
        <table:table-row table:style-name="ro6">
          <table:table-cell office:value-type="string">
            <text:p>バニラビーンズ〯</text:p>
            <text:p>ここに置いておくよ</text:p>
          </table:table-cell>
          <table:table-cell office:value-type="string">
            <text:p>Vanilla:</text:p>
            <text:p>I'll put it here.</text:p>
          </table:table-cell>
        </table:table-row>
        <table:table-row table:style-name="ro6">
          <table:table-cell office:value-type="string">
            <text:p>バニラビーンズ〯</text:p>
            <text:p>次はここだな</text:p>
          </table:table-cell>
          <table:table-cell office:value-type="string">
            <text:p>Vanilla:</text:p>
            <text:p>Next one's here.</text:p>
          </table:table-cell>
        </table:table-row>
        <table:table-row table:style-name="ro6">
          <table:table-cell office:value-type="string">
            <text:p>バニラビーンズ〯</text:p>
            <text:p>ボクはハーモニカが得意なんだよ</text:p>
          </table:table-cell>
          <table:table-cell office:value-type="string">
            <text:p>Vanilla:</text:p>
            <text:p>I'm good at playing the harmonica.</text:p>
          </table:table-cell>
        </table:table-row>
        <table:table-row table:style-name="ro6">
          <table:table-cell office:value-type="string">
            <text:p>バニラビーンズ〯</text:p>
            <text:p>序盤は中央に向かって置けばいいんだね</text:p>
          </table:table-cell>
          <table:table-cell office:value-type="string">
            <text:p>Vanilla:</text:p>
            <text:p>Build towards center at the start.</text:p>
          </table:table-cell>
        </table:table-row>
        <table:table-row table:style-name="ro7">
          <table:table-cell office:value-type="string">
            <text:p>バニラビーンズ〯</text:p>
            <text:p>ボクは海岸で倒れていたところを</text:p>
            <text:p>コニーに助けられたんだ</text:p>
          </table:table-cell>
          <table:table-cell office:value-type="string">
            <text:p>Vanilla:</text:p>
            <text:p>I was collapsed on the beach</text:p>
            <text:p>and Connie saved me.</text:p>
          </table:table-cell>
        </table:table-row>
        <table:table-row table:style-name="ro6">
          <table:table-cell office:value-type="string">
            <text:p>バニラビーンズ〯</text:p>
            <text:p>どうして、こんな屋外で…</text:p>
          </table:table-cell>
          <table:table-cell office:value-type="string">
            <text:p>Vanilla:</text:p>
            <text:p>Why, out here in the open...?</text:p>
          </table:table-cell>
        </table:table-row>
        <table:table-row table:style-name="ro6">
          <table:table-cell office:value-type="string">
            <text:p>バニラビーンズ〯</text:p>
            <text:p>ボクはバニラ よろしくね</text:p>
          </table:table-cell>
          <table:table-cell office:value-type="string">
            <text:p>Vanilla:</text:p>
            <text:p>Name's Vanilla. Nice to meet you.</text:p>
          </table:table-cell>
        </table:table-row>
        <table:table-row table:style-name="ro6">
          <table:table-cell office:value-type="string">
            <text:p>バニラビーンズ〯</text:p>
            <text:p>ここがよさそうだ</text:p>
          </table:table-cell>
          <table:table-cell office:value-type="string">
            <text:p>Vanilla:</text:p>
            <text:p>This looks good.</text:p>
          </table:table-cell>
        </table:table-row>
        <table:table-row table:style-name="ro6">
          <table:table-cell office:value-type="string">
            <text:p>バニラビーンズ〯</text:p>
            <text:p>コレをおいて、その次にこれを置こう</text:p>
          </table:table-cell>
          <table:table-cell office:value-type="string">
            <text:p>Vanilla:</text:p>
            <text:p>Put this one down, then put this one next.</text:p>
          </table:table-cell>
        </table:table-row>
        <table:table-row table:style-name="ro6">
          <table:table-cell office:value-type="string">
            <text:p>バニラビーンズ〯</text:p>
            <text:p>少しでも多く置けるように工夫しないと…</text:p>
          </table:table-cell>
          <table:table-cell office:value-type="string">
            <text:p>Vanilla:</text:p>
            <text:p>I need to think of a way to put as many as possible...</text:p>
          </table:table-cell>
        </table:table-row>
        <table:table-row table:style-name="ro6">
          <table:table-cell office:value-type="string">
            <text:p>バニラビーンズ〯</text:p>
            <text:p>これは今のうちに置いておくべきだな</text:p>
          </table:table-cell>
          <table:table-cell office:value-type="string">
            <text:p>Vanilla:</text:p>
            <text:p>I should put this one down now.</text:p>
          </table:table-cell>
        </table:table-row>
        <table:table-row table:style-name="ro6">
          <table:table-cell office:value-type="string">
            <text:p>バニラビーンズ〯</text:p>
            <text:p>どっちのピースを置くか迷うな…</text:p>
          </table:table-cell>
          <table:table-cell office:value-type="string">
            <text:p>Vanilla:</text:p>
            <text:p>I can't decide which piece to put...</text:p>
          </table:table-cell>
        </table:table-row>
        <table:table-row table:style-name="ro6">
          <table:table-cell office:value-type="string">
            <text:p>バニラビーンズ〯</text:p>
            <text:p>迷ったらこれだな</text:p>
          </table:table-cell>
          <table:table-cell office:value-type="string">
            <text:p>Vanilla:</text:p>
            <text:p>If you can't decide, this is it.</text:p>
          </table:table-cell>
        </table:table-row>
        <table:table-row table:style-name="ro6">
          <table:table-cell office:value-type="string">
            <text:p>バニラビーンズ〯</text:p>
            <text:p>ぼーっとせずに、集中するぞ！</text:p>
          </table:table-cell>
          <table:table-cell office:value-type="string">
            <text:p>Vanilla:</text:p>
            <text:p>Don't get distracted, stay focused!</text:p>
          </table:table-cell>
        </table:table-row>
        <table:table-row table:style-name="ro6">
          <table:table-cell office:value-type="string">
            <text:p>バニラビーンズ〯</text:p>
            <text:p>使いにくそうなピースは早めに置こう</text:p>
          </table:table-cell>
          <table:table-cell office:value-type="string">
            <text:p>Vanilla:</text:p>
            <text:p>Put away pieces that are difficult to use early.</text:p>
          </table:table-cell>
        </table:table-row>
        <table:table-row table:style-name="ro6">
          <table:table-cell office:value-type="string">
            <text:p>バニラビーンズ〯</text:p>
            <text:p>今のところ少し優勢かな</text:p>
          </table:table-cell>
          <table:table-cell office:value-type="string">
            <text:p>Vanilla:</text:p>
            <text:p>A bit dominant for now.</text:p>
          </table:table-cell>
        </table:table-row>
        <table:table-row table:style-name="ro5">
          <table:table-cell office:value-type="string">
            <text:p>バニラビーンズ〯</text:p>
            <text:p>これさえ置ければ、かなり有利だな</text:p>
          </table:table-cell>
          <table:table-cell office:value-type="string">
            <text:p>Vanilla:</text:p>
            <text:p>If you can get these in place, you'll have</text:p>
            <text:p>a big advantage.</text:p>
          </table:table-cell>
        </table:table-row>
        <table:table-row table:style-name="ro5">
          <table:table-cell office:value-type="string">
            <text:p>バニラビーンズ〯</text:p>
            <text:p>他の人が置きたい場所を狙うのも手だな</text:p>
          </table:table-cell>
          <table:table-cell office:value-type="string">
            <text:p>Vanilla:</text:p>
            <text:p>Trying to target a spot that other people</text:p>
            <text:p>want to put them is also an option.</text:p>
          </table:table-cell>
        </table:table-row>
        <table:table-row table:style-name="ro6">
          <table:table-cell office:value-type="string">
            <text:p>バニラビーンズ〯</text:p>
            <text:p>難しい局面だな…</text:p>
          </table:table-cell>
          <table:table-cell office:value-type="string">
            <text:p>Vanilla:</text:p>
            <text:p>This is a difficult situation...</text:p>
          </table:table-cell>
        </table:table-row>
        <table:table-row table:style-name="ro6">
          <table:table-cell office:value-type="string">
            <text:p>バニラビーンズ〯</text:p>
            <text:p>ここをなんとか切り抜けれれば…</text:p>
          </table:table-cell>
          <table:table-cell office:value-type="string">
            <text:p>Vanilla:</text:p>
            <text:p>If I can just get through this...</text:p>
          </table:table-cell>
        </table:table-row>
        <table:table-row table:style-name="ro6">
          <table:table-cell office:value-type="string">
            <text:p>バニラビーンズ〯</text:p>
            <text:p>あそこにこれが置けるといいだけど…</text:p>
          </table:table-cell>
          <table:table-cell office:value-type="string">
            <text:p>Vanilla:</text:p>
            <text:p>I wish I could put this there...</text:p>
          </table:table-cell>
        </table:table-row>
        <table:table-row table:style-name="ro6">
          <table:table-cell office:value-type="string">
            <text:p>バニラビーンズ〯</text:p>
            <text:p>置ける場所が少なくなってきたな</text:p>
          </table:table-cell>
          <table:table-cell office:value-type="string">
            <text:p>Vanilla:</text:p>
            <text:p>I'm running out of space</text:p>
          </table:table-cell>
        </table:table-row>
        <table:table-row table:style-name="ro7">
          <table:table-cell office:value-type="string">
            <text:p>バニラビーンズ〯</text:p>
            <text:p>ここまできたら少しでもピースを減らす</text:p>
            <text:p>ことだな</text:p>
          </table:table-cell>
          <table:table-cell office:value-type="string">
            <text:p>Vanilla:</text:p>
            <text:p>Now that we've come this far, it's time to reduce</text:p>
            <text:p>the number of pieces even a little.</text:p>
          </table:table-cell>
        </table:table-row>
        <table:table-row table:style-name="ro6">
          <table:table-cell office:value-type="string">
            <text:p>バニラビーンズ〯</text:p>
            <text:p>ボクの勝ちだ！</text:p>
          </table:table-cell>
          <table:table-cell office:value-type="string">
            <text:p>Vanilla:</text:p>
            <text:p>I win!</text:p>
          </table:table-cell>
        </table:table-row>
        <table:table-row table:style-name="ro6">
          <table:table-cell office:value-type="string">
            <text:p>バニラビーンズ〯</text:p>
            <text:p>もう少しだったんだけど…</text:p>
          </table:table-cell>
          <table:table-cell office:value-type="string">
            <text:p>Vanilla:</text:p>
            <text:p>I was so close...</text:p>
          </table:table-cell>
        </table:table-row>
        <table:table-row table:style-name="ro6">
          <table:table-cell office:value-type="string">
            <text:p>バニラビーンズ〯</text:p>
            <text:p>ここで手詰まりか…</text:p>
          </table:table-cell>
          <table:table-cell office:value-type="string">
            <text:p>Vanilla:</text:p>
            <text:p>I'm stuck here...</text:p>
          </table:table-cell>
        </table:table-row>
        <table:table-row table:style-name="ro6">
          <table:table-cell office:value-type="string">
            <text:p>バニラビーンズ〯</text:p>
            <text:p>もう、置けないのか…</text:p>
          </table:table-cell>
          <table:table-cell office:value-type="string">
            <text:p>Vanilla:</text:p>
            <text:p>I can't put them down anymore...</text:p>
          </table:table-cell>
        </table:table-row>
        <table:table-row table:style-name="ro6">
          <table:table-cell office:value-type="string">
            <text:p>コニー〯</text:p>
            <text:p>私からだね</text:p>
          </table:table-cell>
          <table:table-cell office:value-type="string">
            <text:p>Connie:</text:p>
            <text:p>I'll go first.</text:p>
          </table:table-cell>
        </table:table-row>
        <table:table-row table:style-name="ro6">
          <table:table-cell office:value-type="string">
            <text:p>コニー〯</text:p>
            <text:p>２番手は私ね</text:p>
          </table:table-cell>
          <table:table-cell office:value-type="string">
            <text:p>Connie:</text:p>
            <text:p>I'll go second.</text:p>
          </table:table-cell>
        </table:table-row>
        <table:table-row table:style-name="ro6">
          <table:table-cell office:value-type="string">
            <text:p>コニー〯</text:p>
            <text:p>私は$gbの次なのね</text:p>
          </table:table-cell>
          <table:table-cell office:value-type="string">
            <text:p>Connie:</text:p>
            <text:p>I'll go after $gb.</text:p>
          </table:table-cell>
        </table:table-row>
        <table:table-row table:style-name="ro6">
          <table:table-cell office:value-type="string">
            <text:p>コニー〯</text:p>
            <text:p>最後は私の番ね</text:p>
          </table:table-cell>
          <table:table-cell office:value-type="string">
            <text:p>Connie:</text:p>
            <text:p>I'll go last.</text:p>
          </table:table-cell>
        </table:table-row>
        <table:table-row table:style-name="ro6">
          <table:table-cell office:value-type="string">
            <text:p>コニー〯</text:p>
            <text:p>私の番ね</text:p>
          </table:table-cell>
          <table:table-cell office:value-type="string">
            <text:p>Connie:</text:p>
            <text:p>My turn.</text:p>
          </table:table-cell>
        </table:table-row>
        <table:table-row table:style-name="ro6">
          <table:table-cell office:value-type="string">
            <text:p>コニー〯</text:p>
            <text:p>さてと…</text:p>
          </table:table-cell>
          <table:table-cell office:value-type="string">
            <text:p>Connie:</text:p>
            <text:p>Let's see...</text:p>
          </table:table-cell>
        </table:table-row>
        <table:table-row table:style-name="ro6">
          <table:table-cell office:value-type="string">
            <text:p>コニー〯</text:p>
            <text:p>うん、ここが良さそうね</text:p>
          </table:table-cell>
          <table:table-cell office:value-type="string">
            <text:p>Connie:</text:p>
            <text:p>Yeah, this looks good.</text:p>
          </table:table-cell>
        </table:table-row>
        <table:table-row table:style-name="ro6">
          <table:table-cell office:value-type="string">
            <text:p>コニー〯</text:p>
            <text:p>私は歌うのが好きなの</text:p>
          </table:table-cell>
          <table:table-cell office:value-type="string">
            <text:p>Connie:</text:p>
            <text:p>I love to sing.</text:p>
          </table:table-cell>
        </table:table-row>
        <table:table-row table:style-name="ro6">
          <table:table-cell office:value-type="string">
            <text:p>コニー〯</text:p>
            <text:p>よいしょっと</text:p>
          </table:table-cell>
          <table:table-cell office:value-type="string">
            <text:p>Connie:</text:p>
            <text:p>Goodbye!</text:p>
          </table:table-cell>
        </table:table-row>
        <table:table-row table:style-name="ro6">
          <table:table-cell office:value-type="string">
            <text:p>コニー〯</text:p>
            <text:p>今度私の歌を聴いてね</text:p>
          </table:table-cell>
          <table:table-cell office:value-type="string">
            <text:p>Connie:</text:p>
            <text:p>Please listen to me singing next time.</text:p>
          </table:table-cell>
        </table:table-row>
        <table:table-row table:style-name="ro7">
          <table:table-cell office:value-type="string">
            <text:p>コニー〯</text:p>
            <text:p>こんな自然の中でブロックスやるのも</text:p>
            <text:p>いいわね</text:p>
          </table:table-cell>
          <table:table-cell office:value-type="string">
            <text:p>Connie:</text:p>
            <text:p>It's nice to play Blokus outdoors like this.</text:p>
          </table:table-cell>
        </table:table-row>
        <table:table-row table:style-name="ro7">
          <table:table-cell office:value-type="string">
            <text:p>コニー〯</text:p>
            <text:p>$e0さんとブロックスやるの</text:p>
            <text:p>初めてだよね</text:p>
          </table:table-cell>
          <table:table-cell office:value-type="string">
            <text:p>Connie:</text:p>
            <text:p>It's the first time you playing Blokus with $e0, right?</text:p>
          </table:table-cell>
        </table:table-row>
        <table:table-row table:style-name="ro6">
          <table:table-cell office:value-type="string">
            <text:p>コニー〯</text:p>
            <text:p>今回はうまくいきそうな気がするわ</text:p>
          </table:table-cell>
          <table:table-cell office:value-type="string">
            <text:p>Connie:</text:p>
            <text:p>I think it's going to work out this time.</text:p>
          </table:table-cell>
        </table:table-row>
        <table:table-row table:style-name="ro6">
          <table:table-cell office:value-type="string">
            <text:p>コニー〯</text:p>
            <text:p>この調子でいけるといいんだけど…</text:p>
          </table:table-cell>
          <table:table-cell office:value-type="string">
            <text:p>Connie:</text:p>
            <text:p>I hope it keeps up like this...</text:p>
          </table:table-cell>
        </table:table-row>
        <table:table-row table:style-name="ro6">
          <table:table-cell office:value-type="string">
            <text:p>コニー〯</text:p>
            <text:p>なかなか、難しいわね…</text:p>
          </table:table-cell>
          <table:table-cell office:value-type="string">
            <text:p>Connie:</text:p>
            <text:p>That's pretty difficult...</text:p>
          </table:table-cell>
        </table:table-row>
        <table:table-row table:style-name="ro6">
          <table:table-cell office:value-type="string">
            <text:p>コニー〯</text:p>
            <text:p>どこに置けばいいのかしら… 困ったわ…</text:p>
          </table:table-cell>
          <table:table-cell office:value-type="string">
            <text:p>Connie:</text:p>
            <text:p>Where should I put it? I'm in trouble.</text:p>
          </table:table-cell>
        </table:table-row>
        <table:table-row table:style-name="ro6">
          <table:table-cell office:value-type="string">
            <text:p>コニー〯</text:p>
            <text:p>ここに置いてみようかしら…</text:p>
          </table:table-cell>
          <table:table-cell office:value-type="string">
            <text:p>Connie:</text:p>
            <text:p>Maybe I should put it here...</text:p>
          </table:table-cell>
        </table:table-row>
        <table:table-row table:style-name="ro6">
          <table:table-cell office:value-type="string">
            <text:p>コニー〯</text:p>
            <text:p>えいっ！ と突然気合を入れたりして…</text:p>
          </table:table-cell>
          <table:table-cell office:value-type="string">
            <text:p>Connie:</text:p>
            <text:p>Oh! I suddenly got fired up...</text:p>
          </table:table-cell>
        </table:table-row>
        <table:table-row table:style-name="ro6">
          <table:table-cell office:value-type="string">
            <text:p>コニー〯</text:p>
            <text:p>最初に思いついた場所に置くべきよね</text:p>
          </table:table-cell>
          <table:table-cell office:value-type="string">
            <text:p>Connie:</text:p>
            <text:p>You should put it in the first place that comes to mind.</text:p>
          </table:table-cell>
        </table:table-row>
        <table:table-row table:style-name="ro6">
          <table:table-cell office:value-type="string">
            <text:p>コニー〯</text:p>
            <text:p>ピースの色ってどれもキレイだよね</text:p>
          </table:table-cell>
          <table:table-cell office:value-type="string">
            <text:p>Connie:</text:p>
            <text:p>All the colors of the pieces are beautiful.</text:p>
          </table:table-cell>
        </table:table-row>
        <table:table-row table:style-name="ro6">
          <table:table-cell office:value-type="string">
            <text:p>コニー〯</text:p>
            <text:p>ここに置いておけばいいことがありそうね</text:p>
          </table:table-cell>
          <table:table-cell office:value-type="string">
            <text:p>Connie:</text:p>
            <text:p>Maybe something good will come out of placing it here.</text:p>
          </table:table-cell>
        </table:table-row>
        <table:table-row table:style-name="ro6">
          <table:table-cell office:value-type="string">
            <text:p>コニー〯</text:p>
            <text:p>ブロックスってやるたびに面白いわよね</text:p>
          </table:table-cell>
          <table:table-cell office:value-type="string">
            <text:p>Connie:</text:p>
            <text:p>It's so fun every time we play Blokus.</text:p>
          </table:table-cell>
        </table:table-row>
        <table:table-row table:style-name="ro6">
          <table:table-cell office:value-type="string">
            <text:p>コニー〯</text:p>
            <text:p>勝たせてお願いっ</text:p>
          </table:table-cell>
          <table:table-cell office:value-type="string">
            <text:p>Connie:</text:p>
            <text:p>Please let me win.</text:p>
          </table:table-cell>
        </table:table-row>
        <table:table-row table:style-name="ro6">
          <table:table-cell office:value-type="string">
            <text:p>コニー〯</text:p>
            <text:p>もう、置けるところがなくなりそうだわ…</text:p>
          </table:table-cell>
          <table:table-cell office:value-type="string">
            <text:p>Connie:</text:p>
            <text:p>It looks like there's no more space left...</text:p>
          </table:table-cell>
        </table:table-row>
        <table:table-row table:style-name="ro6">
          <table:table-cell office:value-type="string">
            <text:p>コニー〯</text:p>
            <text:p>あぁ、どうしよう…</text:p>
          </table:table-cell>
          <table:table-cell office:value-type="string">
            <text:p>Connie:</text:p>
            <text:p>Ah, what should I do?</text:p>
          </table:table-cell>
        </table:table-row>
        <table:table-row table:style-name="ro6">
          <table:table-cell office:value-type="string">
            <text:p>コニー〯</text:p>
            <text:p>１つでも多く置いておきたいわ…</text:p>
          </table:table-cell>
          <table:table-cell office:value-type="string">
            <text:p>Connie:</text:p>
            <text:p>I want to have as many as possible...</text:p>
          </table:table-cell>
        </table:table-row>
        <table:table-row table:style-name="ro6">
          <table:table-cell office:value-type="string">
            <text:p>コニー〯</text:p>
            <text:p>いい手が浮かばないわね…</text:p>
          </table:table-cell>
          <table:table-cell office:value-type="string">
            <text:p>Connie:</text:p>
            <text:p>I can't think of a good idea...</text:p>
          </table:table-cell>
        </table:table-row>
        <table:table-row table:style-name="ro6">
          <table:table-cell office:value-type="string">
            <text:p>コニー〯</text:p>
            <text:p>ドキドキするわね</text:p>
          </table:table-cell>
          <table:table-cell office:value-type="string">
            <text:p>Connie:</text:p>
            <text:p>I'm so excited.</text:p>
          </table:table-cell>
        </table:table-row>
        <table:table-row table:style-name="ro6">
          <table:table-cell office:value-type="string">
            <text:p>コニー〯</text:p>
            <text:p>えっ、私が１番っ！ うれしい</text:p>
          </table:table-cell>
          <table:table-cell office:value-type="string">
            <text:p>Connie:</text:p>
            <text:p>What? I'm number one! I'm so happy!</text:p>
          </table:table-cell>
        </table:table-row>
        <table:table-row table:style-name="ro6">
          <table:table-cell office:value-type="string">
            <text:p>コニー〯</text:p>
            <text:p>これ以上は置けないみたいだね</text:p>
          </table:table-cell>
          <table:table-cell office:value-type="string">
            <text:p>Connie:</text:p>
            <text:p>Looks like we can't put any more in.</text:p>
          </table:table-cell>
        </table:table-row>
        <table:table-row table:style-name="ro6">
          <table:table-cell office:value-type="string">
            <text:p>コニー〯</text:p>
            <text:p>ここまでだね…残念</text:p>
          </table:table-cell>
          <table:table-cell office:value-type="string">
            <text:p>Connie:</text:p>
            <text:p>That's it... too bad.</text:p>
          </table:table-cell>
        </table:table-row>
        <table:table-row table:style-name="ro6">
          <table:table-cell office:value-type="string">
            <text:p>コニー〯</text:p>
            <text:p>私はもう置けないわ</text:p>
          </table:table-cell>
          <table:table-cell office:value-type="string">
            <text:p>Connie:</text:p>
            <text:p>I can't put down anymore.</text:p>
          </table:table-cell>
        </table:table-row>
        <table:table-row table:style-name="ro6">
          <table:table-cell office:value-type="string">
            <text:p>マジョラム〯</text:p>
            <text:p>ボクからだね</text:p>
          </table:table-cell>
          <table:table-cell office:value-type="string">
            <text:p>Marjoram:</text:p>
            <text:p>I'm going first.</text:p>
          </table:table-cell>
        </table:table-row>
        <table:table-row table:style-name="ro6">
          <table:table-cell office:value-type="string">
            <text:p>マジョラム〯</text:p>
            <text:p>いい勝負になるといいね</text:p>
          </table:table-cell>
          <table:table-cell office:value-type="string">
            <text:p>Marjoram:</text:p>
            <text:p>Let's have a good time.</text:p>
          </table:table-cell>
        </table:table-row>
        <table:table-row table:style-name="ro6">
          <table:table-cell office:value-type="string">
            <text:p>マジョラム〯</text:p>
            <text:p>緊張するなぁ</text:p>
          </table:table-cell>
          <table:table-cell office:value-type="string">
            <text:p>Marjoram:</text:p>
            <text:p>I'm a bit nervous.</text:p>
          </table:table-cell>
        </table:table-row>
        <table:table-row table:style-name="ro6">
          <table:table-cell office:value-type="string">
            <text:p>マジョラム〯</text:p>
            <text:p>ボクが最後だね</text:p>
          </table:table-cell>
          <table:table-cell office:value-type="string">
            <text:p>Marjoram:</text:p>
            <text:p>I'm the last.</text:p>
          </table:table-cell>
        </table:table-row>
        <table:table-row table:style-name="ro6">
          <table:table-cell office:value-type="string">
            <text:p>マジョラム〯</text:p>
            <text:p>ボクの番だね</text:p>
          </table:table-cell>
          <table:table-cell office:value-type="string">
            <text:p>Marjoram:</text:p>
            <text:p>It's my turn.</text:p>
          </table:table-cell>
        </table:table-row>
        <table:table-row table:style-name="ro6">
          <table:table-cell office:value-type="string">
            <text:p>マジョラム〯</text:p>
            <text:p>あっ、ごめんよ ボクの番だね</text:p>
          </table:table-cell>
          <table:table-cell office:value-type="string">
            <text:p>Marjoram:</text:p>
            <text:p>Oh, sorry, it's my turn.</text:p>
          </table:table-cell>
        </table:table-row>
        <table:table-row table:style-name="ro6">
          <table:table-cell office:value-type="string">
            <text:p>マジョラム〯</text:p>
            <text:p>さあ、どこに置こうかな…</text:p>
          </table:table-cell>
          <table:table-cell office:value-type="string">
            <text:p>Marjoram:</text:p>
            <text:p>Now, where should I put it?</text:p>
          </table:table-cell>
        </table:table-row>
        <table:table-row table:style-name="ro6">
          <table:table-cell office:value-type="string">
            <text:p>マジョラム〯</text:p>
            <text:p>ボクはドラムや太鼓を叩くのが好きなんだ</text:p>
          </table:table-cell>
          <table:table-cell office:value-type="string">
            <text:p>Marjoram:</text:p>
            <text:p>I love playing drums.</text:p>
          </table:table-cell>
        </table:table-row>
        <table:table-row table:style-name="ro6">
          <table:table-cell office:value-type="string">
            <text:p>マジョラム〯</text:p>
            <text:p>ここに置くよ</text:p>
          </table:table-cell>
          <table:table-cell office:value-type="string">
            <text:p>Marjoram:</text:p>
            <text:p>I'll put it here.</text:p>
          </table:table-cell>
        </table:table-row>
        <table:table-row table:style-name="ro6">
          <table:table-cell office:value-type="string">
            <text:p>マジョラム〯</text:p>
            <text:p>君も今度トロット楽団の演奏を聴きにきてよ</text:p>
          </table:table-cell>
          <table:table-cell office:value-type="string">
            <text:p>Marjoram:</text:p>
            <text:p>You should come and listen to the GlobeTrotters next time.</text:p>
          </table:table-cell>
        </table:table-row>
        <table:table-row table:style-name="ro6">
          <table:table-cell office:value-type="string">
            <text:p>マジョラム〯</text:p>
            <text:p>外でブロックスやるのもおもしろいね</text:p>
          </table:table-cell>
          <table:table-cell office:value-type="string">
            <text:p>Marjoram:</text:p>
            <text:p>It's fun to play Blokus outside.</text:p>
          </table:table-cell>
        </table:table-row>
        <table:table-row table:style-name="ro7">
          <table:table-cell office:value-type="string">
            <text:p>マジョラム〯</text:p>
            <text:p>$e0$e1っていうんだね</text:p>
            <text:p>よろしくね</text:p>
          </table:table-cell>
          <table:table-cell office:value-type="string">
            <text:p>Marjoram:</text:p>
            <text:p>$e0,$e1. Nice to meet you.</text:p>
          </table:table-cell>
        </table:table-row>
        <table:table-row table:style-name="ro6">
          <table:table-cell office:value-type="string">
            <text:p>マジョラム〯</text:p>
            <text:p>今気づいたんだけどお腹減ったな</text:p>
          </table:table-cell>
          <table:table-cell office:value-type="string">
            <text:p>Marjoram:</text:p>
            <text:p>Feeling kinda hungry.</text:p>
          </table:table-cell>
        </table:table-row>
        <table:table-row table:style-name="ro6">
          <table:table-cell office:value-type="string">
            <text:p>マジョラム〯</text:p>
            <text:p>どんどん広げていけそうだ</text:p>
          </table:table-cell>
          <table:table-cell office:value-type="string">
            <text:p>Marjoram:</text:p>
            <text:p><text:s/>I feel like I can branch it more and more.</text:p>
          </table:table-cell>
        </table:table-row>
        <table:table-row table:style-name="ro6">
          <table:table-cell office:value-type="string">
            <text:p>マジョラム〯</text:p>
            <text:p>う〜ん… みんな強いんだね…</text:p>
          </table:table-cell>
          <table:table-cell office:value-type="string">
            <text:p>Marjoram:</text:p>
            <text:p>Hmm... They're all strong...</text:p>
          </table:table-cell>
        </table:table-row>
        <table:table-row table:style-name="ro6">
          <table:table-cell office:value-type="string">
            <text:p>マジョラム〯</text:p>
            <text:p>難しいな…</text:p>
          </table:table-cell>
          <table:table-cell office:value-type="string">
            <text:p>Marjoram:</text:p>
            <text:p>That's difficult...</text:p>
          </table:table-cell>
        </table:table-row>
        <table:table-row table:style-name="ro7">
          <table:table-cell office:value-type="string">
            <text:p>マジョラム〯</text:p>
            <text:p>置ける場所がたくさんある間は</text:p>
            <text:p>いいんだけど…</text:p>
          </table:table-cell>
          <table:table-cell office:value-type="string">
            <text:p>Marjoram:</text:p>
            <text:p>It's fine as long as you have plenty of space for it...</text:p>
          </table:table-cell>
        </table:table-row>
        <table:table-row table:style-name="ro6">
          <table:table-cell office:value-type="string">
            <text:p>マジョラム〯</text:p>
            <text:p>どのピースを置こうかな…</text:p>
          </table:table-cell>
          <table:table-cell office:value-type="string">
            <text:p>Marjoram:</text:p>
            <text:p>Which piece should I put...?</text:p>
          </table:table-cell>
        </table:table-row>
        <table:table-row table:style-name="ro6">
          <table:table-cell office:value-type="string">
            <text:p>マジョラム〯</text:p>
            <text:p>置ける角を探すのがおもしろいんだよね</text:p>
          </table:table-cell>
          <table:table-cell office:value-type="string">
            <text:p>Marjoram:</text:p>
            <text:p>Feels good to finally fit one in.</text:p>
          </table:table-cell>
        </table:table-row>
        <table:table-row table:style-name="ro6">
          <table:table-cell office:value-type="string">
            <text:p>マジョラム〯</text:p>
            <text:p>序盤は大きいピースから置く方が得だよ</text:p>
          </table:table-cell>
          <table:table-cell office:value-type="string">
            <text:p>Marjoram:</text:p>
            <text:p>It's better to place larger pieces first in the beginning.</text:p>
          </table:table-cell>
        </table:table-row>
        <table:table-row table:style-name="ro6">
          <table:table-cell office:value-type="string">
            <text:p>マジョラム〯</text:p>
            <text:p>少しでも多く置けるといいなあ</text:p>
          </table:table-cell>
          <table:table-cell office:value-type="string">
            <text:p>Marjoram:</text:p>
            <text:p>I wish I could put in as much as possible.</text:p>
          </table:table-cell>
        </table:table-row>
        <table:table-row table:style-name="ro6">
          <table:table-cell office:value-type="string">
            <text:p>マジョラム〯</text:p>
            <text:p>このまま このまま</text:p>
          </table:table-cell>
          <table:table-cell office:value-type="string">
            <text:p>Marjoram:</text:p>
            <text:p>Hope it keep going like this.</text:p>
          </table:table-cell>
        </table:table-row>
        <table:table-row table:style-name="ro6">
          <table:table-cell office:value-type="string">
            <text:p>マジョラム〯</text:p>
            <text:p>もうひとふんばりだね</text:p>
          </table:table-cell>
          <table:table-cell office:value-type="string">
            <text:p>Marjoram:</text:p>
            <text:p>Just one more push.</text:p>
          </table:table-cell>
        </table:table-row>
        <table:table-row table:style-name="ro6">
          <table:table-cell office:value-type="string">
            <text:p>マジョラム〯</text:p>
            <text:p>頭がこんがらがってきたよ</text:p>
          </table:table-cell>
          <table:table-cell office:value-type="string">
            <text:p>Marjoram:</text:p>
            <text:p>It's getting to complicated for me.</text:p>
          </table:table-cell>
        </table:table-row>
        <table:table-row table:style-name="ro6">
          <table:table-cell office:value-type="string">
            <text:p>マジョラム〯</text:p>
            <text:p>このままだと負けちゃちゃうな…</text:p>
          </table:table-cell>
          <table:table-cell office:value-type="string">
            <text:p>Marjoram:</text:p>
            <text:p>If this keeps up I'll lose...</text:p>
          </table:table-cell>
        </table:table-row>
        <table:table-row table:style-name="ro6">
          <table:table-cell office:value-type="string">
            <text:p>マジョラム〯</text:p>
            <text:p>あきらめちゃダメだよね</text:p>
          </table:table-cell>
          <table:table-cell office:value-type="string">
            <text:p>Marjoram:</text:p>
            <text:p>Don't give up.</text:p>
          </table:table-cell>
        </table:table-row>
        <table:table-row table:style-name="ro6">
          <table:table-cell office:value-type="string">
            <text:p>マジョラム〯</text:p>
            <text:p>このピースが置けると助かるんだけど…</text:p>
          </table:table-cell>
          <table:table-cell office:value-type="string">
            <text:p>Marjoram:</text:p>
            <text:p>It would be helpful if I could put this piece here...</text:p>
          </table:table-cell>
        </table:table-row>
        <table:table-row table:style-name="ro6">
          <table:table-cell office:value-type="string">
            <text:p>マジョラム〯</text:p>
            <text:p>残りピースが少なくなってきたね</text:p>
          </table:table-cell>
          <table:table-cell office:value-type="string">
            <text:p>Marjoram:</text:p>
            <text:p>There are only a few pieces left.</text:p>
          </table:table-cell>
        </table:table-row>
        <table:table-row table:style-name="ro6">
          <table:table-cell office:value-type="string">
            <text:p>マジョラム〯</text:p>
            <text:p>あれっ、ボクの勝ちかい？</text:p>
          </table:table-cell>
          <table:table-cell office:value-type="string">
            <text:p>Marjoram:</text:p>
            <text:p>Huh, did I win?</text:p>
          </table:table-cell>
        </table:table-row>
        <table:table-row table:style-name="ro7">
          <table:table-cell office:value-type="string">
            <text:p>マジョラム〯</text:p>
            <text:p>頑張ったんだけど、これ以上置けない</text:p>
            <text:p>みたいだね</text:p>
          </table:table-cell>
          <table:table-cell office:value-type="string">
            <text:p>Marjoram:</text:p>
            <text:p>I tried my best, but it looks like I can't put any more in.</text:p>
          </table:table-cell>
        </table:table-row>
        <table:table-row table:style-name="ro6">
          <table:table-cell office:value-type="string">
            <text:p>マジョラム〯</text:p>
            <text:p>もう、置けないみたいだね</text:p>
          </table:table-cell>
          <table:table-cell office:value-type="string">
            <text:p>Marjoram:</text:p>
            <text:p>I can't seem to put it down anymore.</text:p>
          </table:table-cell>
        </table:table-row>
        <table:table-row table:style-name="ro6">
          <table:table-cell office:value-type="string">
            <text:p>マジョラム〯</text:p>
            <text:p>ああ、手詰まりになっちゃたよ…</text:p>
          </table:table-cell>
          <table:table-cell office:value-type="string">
            <text:p>Marjoram:</text:p>
            <text:p>Ah, I'm stuck...</text:p>
          </table:table-cell>
        </table:table-row>
        <table:table-row table:style-name="ro6">
          <table:table-cell office:value-type="string">
            <text:p>バジル〯</text:p>
            <text:p>やったー！ ボクからだ</text:p>
          </table:table-cell>
          <table:table-cell office:value-type="string">
            <text:p>Basil:</text:p>
            <text:p>Yay! I'm first.</text:p>
          </table:table-cell>
        </table:table-row>
        <table:table-row table:style-name="ro6">
          <table:table-cell office:value-type="string">
            <text:p>バジル〯</text:p>
            <text:p>ボクが２番目だね</text:p>
          </table:table-cell>
          <table:table-cell office:value-type="string">
            <text:p>Basil:</text:p>
            <text:p>I'm second.</text:p>
          </table:table-cell>
        </table:table-row>
        <table:table-row table:style-name="ro6">
          <table:table-cell office:value-type="string">
            <text:p>バジル〯</text:p>
            <text:p>$gbの次はボクだね</text:p>
          </table:table-cell>
          <table:table-cell office:value-type="string">
            <text:p>Basil:</text:p>
            <text:p>$gb then me.</text:p>
          </table:table-cell>
        </table:table-row>
        <table:table-row table:style-name="ro6">
          <table:table-cell office:value-type="string">
            <text:p>バジル〯</text:p>
            <text:p>ちぇっ、ボクが最後かい</text:p>
          </table:table-cell>
          <table:table-cell office:value-type="string">
            <text:p>Basil:</text:p>
            <text:p>Ugh, I'm the last one.</text:p>
          </table:table-cell>
        </table:table-row>
        <table:table-row table:style-name="ro6">
          <table:table-cell office:value-type="string">
            <text:p>バジル〯</text:p>
            <text:p>ボクの番だね</text:p>
          </table:table-cell>
          <table:table-cell office:value-type="string">
            <text:p>Basil:</text:p>
            <text:p>It's my turn</text:p>
          </table:table-cell>
        </table:table-row>
        <table:table-row table:style-name="ro6">
          <table:table-cell office:value-type="string">
            <text:p>バジル〯</text:p>
            <text:p>やっと$gbが終わったんだね</text:p>
          </table:table-cell>
          <table:table-cell office:value-type="string">
            <text:p>Basil:</text:p>
            <text:p>Finally, $gb is done.</text:p>
          </table:table-cell>
        </table:table-row>
        <table:table-row table:style-name="ro6">
          <table:table-cell office:value-type="string">
            <text:p>バジル〯</text:p>
            <text:p>まあ、序盤はここに置くのが定石だよ</text:p>
          </table:table-cell>
          <table:table-cell office:value-type="string">
            <text:p>Basil:</text:p>
            <text:p>Well, it's common to put it here in the beginning.</text:p>
          </table:table-cell>
        </table:table-row>
        <table:table-row table:style-name="ro6">
          <table:table-cell office:value-type="string">
            <text:p>バジル〯</text:p>
            <text:p>ボクはウッドベースの演奏が得意なんだよ</text:p>
          </table:table-cell>
          <table:table-cell office:value-type="string">
            <text:p>Basil:</text:p>
            <text:p>I'm good at playing the double bass.</text:p>
          </table:table-cell>
        </table:table-row>
        <table:table-row table:style-name="ro6">
          <table:table-cell office:value-type="string">
            <text:p>バジル〯</text:p>
            <text:p>あまりせかさないでくれよ</text:p>
          </table:table-cell>
          <table:table-cell office:value-type="string">
            <text:p>Basil:</text:p>
            <text:p>Don't rush me too much.</text:p>
          </table:table-cell>
        </table:table-row>
        <table:table-row table:style-name="ro6">
          <table:table-cell office:value-type="string">
            <text:p>バジル〯</text:p>
            <text:p>バニラはセイボリーのことをどう思ってるんだろう…</text:p>
          </table:table-cell>
          <table:table-cell office:value-type="string">
            <text:p>Basil:</text:p>
            <text:p>I wonder what Vanilla thinks about Savory...</text:p>
          </table:table-cell>
        </table:table-row>
        <table:table-row table:style-name="ro6">
          <table:table-cell office:value-type="string">
            <text:p>バジル〯</text:p>
            <text:p>外でブロックスをやるのもおもしろいね</text:p>
          </table:table-cell>
          <table:table-cell office:value-type="string">
            <text:p>Basil:</text:p>
            <text:p>It's fun to play Blokus outside.</text:p>
          </table:table-cell>
        </table:table-row>
        <table:table-row table:style-name="ro6">
          <table:table-cell office:value-type="string">
            <text:p>バジル〯</text:p>
            <text:p>ボクはバジル よろしくね</text:p>
          </table:table-cell>
          <table:table-cell office:value-type="string">
            <text:p>Basil:</text:p>
            <text:p>I'm Basil. Nice to meet you.</text:p>
          </table:table-cell>
        </table:table-row>
        <table:table-row table:style-name="ro6">
          <table:table-cell office:value-type="string">
            <text:p>バジル〯</text:p>
            <text:p>普通に考えたらここだよね</text:p>
          </table:table-cell>
          <table:table-cell office:value-type="string">
            <text:p>Basil:</text:p>
            <text:p>If you think about it normally, this is the place.</text:p>
          </table:table-cell>
        </table:table-row>
        <table:table-row table:style-name="ro6">
          <table:table-cell office:value-type="string">
            <text:p>バジル〯</text:p>
            <text:p>どうやってもボクが勝ちそうな気がするよ</text:p>
          </table:table-cell>
          <table:table-cell office:value-type="string">
            <text:p>Basil:</text:p>
            <text:p>I feel like I'm going to win no matter what.</text:p>
          </table:table-cell>
        </table:table-row>
        <table:table-row table:style-name="ro6">
          <table:table-cell office:value-type="string">
            <text:p>バジル〯</text:p>
            <text:p>うまくいかないなぁ…</text:p>
          </table:table-cell>
          <table:table-cell office:value-type="string">
            <text:p>Basil:</text:p>
            <text:p>That's not going well...</text:p>
          </table:table-cell>
        </table:table-row>
        <table:table-row table:style-name="ro6">
          <table:table-cell office:value-type="string">
            <text:p>バジル〯</text:p>
            <text:p>ねぇ、ここでいいんだよね</text:p>
          </table:table-cell>
          <table:table-cell office:value-type="string">
            <text:p>Basil:</text:p>
            <text:p>Hey, is it okay to go here?</text:p>
          </table:table-cell>
        </table:table-row>
        <table:table-row table:style-name="ro6">
          <table:table-cell office:value-type="string">
            <text:p>バジル〯</text:p>
            <text:p>このピースは使っておくべきだな</text:p>
          </table:table-cell>
          <table:table-cell office:value-type="string">
            <text:p>Basil:</text:p>
            <text:p>I should use this piece.</text:p>
          </table:table-cell>
        </table:table-row>
        <table:table-row table:style-name="ro6">
          <table:table-cell office:value-type="string">
            <text:p>バジル〯</text:p>
            <text:p>やっと順番が回ってきたよ</text:p>
          </table:table-cell>
          <table:table-cell office:value-type="string">
            <text:p>Basil:</text:p>
            <text:p>Finally, it's my turn.</text:p>
          </table:table-cell>
        </table:table-row>
        <table:table-row table:style-name="ro7">
          <table:table-cell office:value-type="string">
            <text:p>バジル〯</text:p>
            <text:p>自分のピースの辺同士がくっつくと</text:p>
            <text:p>ダメなんだよね</text:p>
          </table:table-cell>
          <table:table-cell office:value-type="string">
            <text:p>Basil:</text:p>
            <text:p>If the edges of your pieces stick together, it's no good.</text:p>
          </table:table-cell>
        </table:table-row>
        <table:table-row table:style-name="ro6">
          <table:table-cell office:value-type="string">
            <text:p>バジル〯</text:p>
            <text:p>一度に二つ置きたくなっちゃうよ</text:p>
          </table:table-cell>
          <table:table-cell office:value-type="string">
            <text:p>Basil:</text:p>
            <text:p>I want to put two at once.</text:p>
          </table:table-cell>
        </table:table-row>
        <table:table-row table:style-name="ro6">
          <table:table-cell office:value-type="string">
            <text:p>バジル〯</text:p>
            <text:p>どうやらボクの勝ちが見えてきたようだね</text:p>
          </table:table-cell>
          <table:table-cell office:value-type="string">
            <text:p>Basil:</text:p>
            <text:p>It looks like I'm about to win.</text:p>
          </table:table-cell>
        </table:table-row>
        <table:table-row table:style-name="ro6">
          <table:table-cell office:value-type="string">
            <text:p>バジル〯</text:p>
            <text:p>やっぱりボクが強いってことだよ</text:p>
          </table:table-cell>
          <table:table-cell office:value-type="string">
            <text:p>Basil:</text:p>
            <text:p>I guess that means I'm strong after all.</text:p>
          </table:table-cell>
        </table:table-row>
        <table:table-row table:style-name="ro6">
          <table:table-cell office:value-type="string">
            <text:p>バジル〯</text:p>
            <text:p>皆思っていたほど強くなさそうだね</text:p>
          </table:table-cell>
          <table:table-cell office:value-type="string">
            <text:p>Basil:</text:p>
            <text:p>It seems you're not as strong as everyone thought.</text:p>
          </table:table-cell>
        </table:table-row>
        <table:table-row table:style-name="ro6">
          <table:table-cell office:value-type="string">
            <text:p>バジル〯</text:p>
            <text:p>ひぇ〜 そろそろやばくなってきたよぉ</text:p>
          </table:table-cell>
          <table:table-cell office:value-type="string">
            <text:p>Basil:</text:p>
            <text:p>Oh man, things are getting pretty bad.</text:p>
          </table:table-cell>
        </table:table-row>
        <table:table-row table:style-name="ro6">
          <table:table-cell office:value-type="string">
            <text:p>バジル〯</text:p>
            <text:p>こんなピースを残しちゃまずいな</text:p>
          </table:table-cell>
          <table:table-cell office:value-type="string">
            <text:p>Basil:</text:p>
            <text:p>It would be bad to leave such a piece.</text:p>
          </table:table-cell>
        </table:table-row>
        <table:table-row table:style-name="ro6">
          <table:table-cell office:value-type="string">
            <text:p>バジル〯</text:p>
            <text:p>このピースを早く置きたいんだけど…</text:p>
          </table:table-cell>
          <table:table-cell office:value-type="string">
            <text:p>Basil:</text:p>
            <text:p>I want to put this piece in place quickly...</text:p>
          </table:table-cell>
        </table:table-row>
        <table:table-row table:style-name="ro6">
          <table:table-cell office:value-type="string">
            <text:p>バジル〯</text:p>
            <text:p>だんだん置ける場所がなくなってきたね</text:p>
          </table:table-cell>
          <table:table-cell office:value-type="string">
            <text:p>Basil:</text:p>
            <text:p>I'm running out of space to put it.</text:p>
          </table:table-cell>
        </table:table-row>
        <table:table-row table:style-name="ro6">
          <table:table-cell office:value-type="string">
            <text:p>バジル〯</text:p>
            <text:p>これが置けないとまずいな</text:p>
          </table:table-cell>
          <table:table-cell office:value-type="string">
            <text:p>Basil:</text:p>
            <text:p>It would be bad if we couldn't put this down.</text:p>
          </table:table-cell>
        </table:table-row>
        <table:table-row table:style-name="ro6">
          <table:table-cell office:value-type="string">
            <text:p>バジル〯</text:p>
            <text:p>やったー！ ボクが１位だ</text:p>
          </table:table-cell>
          <table:table-cell office:value-type="string">
            <text:p>Basil:</text:p>
            <text:p>Yay! I'm number one!</text:p>
          </table:table-cell>
        </table:table-row>
        <table:table-row table:style-name="ro6">
          <table:table-cell office:value-type="string">
            <text:p>バジル〯</text:p>
            <text:p>もう、置けないや</text:p>
          </table:table-cell>
          <table:table-cell office:value-type="string">
            <text:p>Basil:</text:p>
            <text:p>I can't put it down anymore</text:p>
          </table:table-cell>
        </table:table-row>
        <table:table-row table:style-name="ro6">
          <table:table-cell office:value-type="string">
            <text:p>バジル〯</text:p>
            <text:p>あっ、手詰まりだ</text:p>
          </table:table-cell>
          <table:table-cell office:value-type="string">
            <text:p>Basil:</text:p>
            <text:p>Ah, I'm stuck.</text:p>
          </table:table-cell>
        </table:table-row>
        <table:table-row table:style-name="ro6">
          <table:table-cell office:value-type="string">
            <text:p>バジル〯</text:p>
            <text:p>えっ、ボク、４位確定かい！？</text:p>
          </table:table-cell>
          <table:table-cell office:value-type="string">
            <text:p>Basil:</text:p>
            <text:p>Eh, so I'm confirmed as 4th place?!</text:p>
          </table:table-cell>
        </table:table-row>
        <table:table-row table:style-name="ro6">
          <table:table-cell office:value-type="string">
            <text:p>フェンネル〯</text:p>
            <text:p>オレからだな</text:p>
          </table:table-cell>
          <table:table-cell office:value-type="string">
            <text:p>Fennel:</text:p>
            <text:p>I'm first.</text:p>
          </table:table-cell>
        </table:table-row>
        <table:table-row table:style-name="ro6">
          <table:table-cell office:value-type="string">
            <text:p>フェンネル〯</text:p>
            <text:p>次はオレの番か</text:p>
          </table:table-cell>
          <table:table-cell office:value-type="string">
            <text:p>Fennel:</text:p>
            <text:p>I guess I'm second.</text:p>
          </table:table-cell>
        </table:table-row>
        <table:table-row table:style-name="ro6">
          <table:table-cell office:value-type="string">
            <text:p>フェンネル〯</text:p>
            <text:p>オレは３番目なんだな</text:p>
          </table:table-cell>
          <table:table-cell office:value-type="string">
            <text:p>Fennel:</text:p>
            <text:p>Third.</text:p>
          </table:table-cell>
        </table:table-row>
        <table:table-row table:style-name="ro6">
          <table:table-cell office:value-type="string">
            <text:p>フェンネル〯</text:p>
            <text:p>オレが最後か</text:p>
          </table:table-cell>
          <table:table-cell office:value-type="string">
            <text:p>Fennel:</text:p>
            <text:p>The last one?</text:p>
          </table:table-cell>
        </table:table-row>
        <table:table-row table:style-name="ro6">
          <table:table-cell office:value-type="string">
            <text:p>フェンネル〯</text:p>
            <text:p>オレの番だな</text:p>
          </table:table-cell>
          <table:table-cell office:value-type="string">
            <text:p>Fennel:</text:p>
            <text:p>My turn.</text:p>
          </table:table-cell>
        </table:table-row>
        <table:table-row table:style-name="ro6">
          <table:table-cell office:value-type="string">
            <text:p>フェンネル〯</text:p>
            <text:p>さてと</text:p>
          </table:table-cell>
          <table:table-cell office:value-type="string">
            <text:p>Fennel:</text:p>
            <text:p>Now then.</text:p>
          </table:table-cell>
        </table:table-row>
        <table:table-row table:style-name="ro6">
          <table:table-cell office:value-type="string">
            <text:p>フェンネル〯</text:p>
            <text:p>序盤は直感で置くべきだな</text:p>
          </table:table-cell>
          <table:table-cell office:value-type="string">
            <text:p>Fennel:</text:p>
            <text:p>You should just go with your instincts in the beginning.</text:p>
          </table:table-cell>
        </table:table-row>
        <table:table-row table:style-name="ro7">
          <table:table-cell office:value-type="string">
            <text:p>フェンネル〯</text:p>
            <text:p>オレは新しい音楽を作り出したいと</text:p>
            <text:p>思っているんだ</text:p>
          </table:table-cell>
          <table:table-cell office:value-type="string">
            <text:p>Fennel:</text:p>
            <text:p>I want to create new music.</text:p>
          </table:table-cell>
        </table:table-row>
        <table:table-row table:style-name="ro6">
          <table:table-cell office:value-type="string">
            <text:p>フェンネル〯</text:p>
            <text:p>ここだな</text:p>
          </table:table-cell>
          <table:table-cell office:value-type="string">
            <text:p>Fennel:</text:p>
            <text:p>Here it is.</text:p>
          </table:table-cell>
        </table:table-row>
        <table:table-row table:style-name="ro6">
          <table:table-cell office:value-type="string">
            <text:p>フェンネル〯</text:p>
            <text:p>強力な音楽には強力な楽器が必要なんだが…</text:p>
          </table:table-cell>
          <table:table-cell office:value-type="string">
            <text:p>Fennel:</text:p>
            <text:p>Powerful music requires powerful instruments...</text:p>
          </table:table-cell>
        </table:table-row>
        <table:table-row table:style-name="ro6">
          <table:table-cell office:value-type="string">
            <text:p>フェンネル〯</text:p>
            <text:p>外で戦うのもいいもんだな</text:p>
          </table:table-cell>
          <table:table-cell office:value-type="string">
            <text:p>Fennel:</text:p>
            <text:p>It's good to play outdoors.</text:p>
          </table:table-cell>
        </table:table-row>
        <table:table-row table:style-name="ro6">
          <table:table-cell office:value-type="string">
            <text:p>フェンネル〯</text:p>
            <text:p>オレはフェンネルだ よろしくな</text:p>
          </table:table-cell>
          <table:table-cell office:value-type="string">
            <text:p>Fennel:</text:p>
            <text:p>Hi, I'm Fennel.</text:p>
          </table:table-cell>
        </table:table-row>
        <table:table-row table:style-name="ro5">
          <table:table-cell office:value-type="string">
            <text:p>フェンネル〯</text:p>
            <text:p>この辺りに置いときゃ、何とかなるだろ</text:p>
          </table:table-cell>
          <table:table-cell office:value-type="string">
            <text:p>Fennel:</text:p>
            <text:p>If you put some around here,</text:p>
            <text:p>something will work out.</text:p>
          </table:table-cell>
        </table:table-row>
        <table:table-row table:style-name="ro6">
          <table:table-cell office:value-type="string">
            <text:p>フェンネル〯</text:p>
            <text:p>どんどん置いてくぞっ</text:p>
          </table:table-cell>
          <table:table-cell office:value-type="string">
            <text:p>Fennel:</text:p>
            <text:p>I'll place more and more here.</text:p>
          </table:table-cell>
        </table:table-row>
        <table:table-row table:style-name="ro6">
          <table:table-cell office:value-type="string">
            <text:p>フェンネル〯</text:p>
            <text:p>丁寧さと大胆さのバランスが難しいぜ</text:p>
          </table:table-cell>
          <table:table-cell office:value-type="string">
            <text:p>Fennel:</text:p>
            <text:p>It's hard to strike a balance between defense and offense.</text:p>
          </table:table-cell>
        </table:table-row>
        <table:table-row table:style-name="ro6">
          <table:table-cell office:value-type="string">
            <text:p>フェンネル〯</text:p>
            <text:p>これを置いておくと次にこれがおけるのか…</text:p>
          </table:table-cell>
          <table:table-cell office:value-type="string">
            <text:p>Fennel:</text:p>
            <text:p>If I put this down, I can put this down next...</text:p>
          </table:table-cell>
        </table:table-row>
        <table:table-row table:style-name="ro6">
          <table:table-cell office:value-type="string">
            <text:p>フェンネル〯</text:p>
            <text:p>迷った時はここだな</text:p>
          </table:table-cell>
          <table:table-cell office:value-type="string">
            <text:p>Fennel:</text:p>
            <text:p>When in doubt, go here.</text:p>
          </table:table-cell>
        </table:table-row>
        <table:table-row table:style-name="ro6">
          <table:table-cell office:value-type="string">
            <text:p>フェンネル〯</text:p>
            <text:p>どこに置くかな…</text:p>
          </table:table-cell>
          <table:table-cell office:value-type="string">
            <text:p>Fennel:</text:p>
            <text:p>Where should I put it?</text:p>
          </table:table-cell>
        </table:table-row>
        <table:table-row table:style-name="ro6">
          <table:table-cell office:value-type="string">
            <text:p>フェンネル〯</text:p>
            <text:p>相手のピースをすり抜ける時が快感だぜ</text:p>
          </table:table-cell>
          <table:table-cell office:value-type="string">
            <text:p>Fennel:</text:p>
            <text:p>It feels so good when you slip through your opponent's pieces.</text:p>
          </table:table-cell>
        </table:table-row>
        <table:table-row table:style-name="ro7">
          <table:table-cell office:value-type="string">
            <text:p>フェンネル〯</text:p>
            <text:p>他のヤツの置きたいところに先に置くのも</text:p>
            <text:p>手だな</text:p>
          </table:table-cell>
          <table:table-cell office:value-type="string">
            <text:p>Fennel:</text:p>
            <text:p>It's a good idea to put it where you want the others to go first.</text:p>
          </table:table-cell>
        </table:table-row>
        <table:table-row table:style-name="ro6">
          <table:table-cell office:value-type="string">
            <text:p>フェンネル〯</text:p>
            <text:p>これで決まりじゃないかっ！？</text:p>
          </table:table-cell>
          <table:table-cell office:value-type="string">
            <text:p>Fennel:</text:p>
            <text:p>That settles it!</text:p>
          </table:table-cell>
        </table:table-row>
        <table:table-row table:style-name="ro6">
          <table:table-cell office:value-type="string">
            <text:p>フェンネル〯</text:p>
            <text:p>まあ、こんなもんだな</text:p>
          </table:table-cell>
          <table:table-cell office:value-type="string">
            <text:p>Fennel:</text:p>
            <text:p>Well, that's about it.</text:p>
          </table:table-cell>
        </table:table-row>
        <table:table-row table:style-name="ro6">
          <table:table-cell office:value-type="string">
            <text:p>フェンネル〯</text:p>
            <text:p>インスピレーションがきたぜっ！</text:p>
          </table:table-cell>
          <table:table-cell office:value-type="string">
            <text:p>Fennel:</text:p>
            <text:p>Inspiration strikes!</text:p>
          </table:table-cell>
        </table:table-row>
        <table:table-row table:style-name="ro6">
          <table:table-cell office:value-type="string">
            <text:p>フェンネル〯</text:p>
            <text:p>この辺りで何とかふんばりたいんだが…</text:p>
          </table:table-cell>
          <table:table-cell office:value-type="string">
            <text:p>Fennel:</text:p>
            <text:p>I'm trying to hang in there somehow...</text:p>
          </table:table-cell>
        </table:table-row>
        <table:table-row table:style-name="ro6">
          <table:table-cell office:value-type="string">
            <text:p>フェンネル〯</text:p>
            <text:p>何だかやばくなってきたな</text:p>
          </table:table-cell>
          <table:table-cell office:value-type="string">
            <text:p>Fennel:</text:p>
            <text:p>Things are getting ugly.</text:p>
          </table:table-cell>
        </table:table-row>
        <table:table-row table:style-name="ro6">
          <table:table-cell office:value-type="string">
            <text:p>フェンネル〯</text:p>
            <text:p>少し冷静になった方がいいかもしれんな</text:p>
          </table:table-cell>
          <table:table-cell office:value-type="string">
            <text:p>Fennel:</text:p>
            <text:p>Maybe you should cool off a bit.</text:p>
          </table:table-cell>
        </table:table-row>
        <table:table-row table:style-name="ro6">
          <table:table-cell office:value-type="string">
            <text:p>フェンネル〯</text:p>
            <text:p>いよいよ大詰めだな</text:p>
          </table:table-cell>
          <table:table-cell office:value-type="string">
            <text:p>Fennel:</text:p>
            <text:p>It's finally coming to an end.</text:p>
          </table:table-cell>
        </table:table-row>
        <table:table-row table:style-name="ro6">
          <table:table-cell office:value-type="string">
            <text:p>フェンネル〯</text:p>
            <text:p>ここが勝負どころだな</text:p>
          </table:table-cell>
          <table:table-cell office:value-type="string">
            <text:p>Fennel:</text:p>
            <text:p>This is where it all begins.</text:p>
          </table:table-cell>
        </table:table-row>
        <table:table-row table:style-name="ro6">
          <table:table-cell office:value-type="string">
            <text:p>フェンネル〯</text:p>
            <text:p>どうやらこのオレが１番のようだな</text:p>
          </table:table-cell>
          <table:table-cell office:value-type="string">
            <text:p>Fennel:</text:p>
            <text:p>Looks like I'm the best.</text:p>
          </table:table-cell>
        </table:table-row>
        <table:table-row table:style-name="ro6">
          <table:table-cell office:value-type="string">
            <text:p>フェンネル〯</text:p>
            <text:p>ちぇ もう少しだったのに！</text:p>
          </table:table-cell>
          <table:table-cell office:value-type="string">
            <text:p>Fennel:</text:p>
            <text:p>Tch, I was so close!</text:p>
          </table:table-cell>
        </table:table-row>
        <table:table-row table:style-name="ro6">
          <table:table-cell office:value-type="string">
            <text:p>フェンネル〯</text:p>
            <text:p>ちぇ ここまでかっ！</text:p>
          </table:table-cell>
          <table:table-cell office:value-type="string">
            <text:p>Fennel:</text:p>
            <text:p>Tch, this is it!</text:p>
          </table:table-cell>
        </table:table-row>
        <table:table-row table:style-name="ro6">
          <table:table-cell office:value-type="string">
            <text:p>フェンネル〯</text:p>
            <text:p>何だっ！ もう置けないのかよ！</text:p>
          </table:table-cell>
          <table:table-cell office:value-type="string">
            <text:p>Fennel:</text:p>
            <text:p>What?! You can't put any more there?</text:p>
          </table:table-cell>
        </table:table-row>
        <table:table-row table:style-name="ro6">
          <table:table-cell office:value-type="string">
            <text:p>セイボリー〯</text:p>
            <text:p>私からね</text:p>
          </table:table-cell>
          <table:table-cell office:value-type="string">
            <text:p>Savory:</text:p>
            <text:p>I'm first.</text:p>
          </table:table-cell>
        </table:table-row>
        <table:table-row table:style-name="ro6">
          <table:table-cell office:value-type="string">
            <text:p>セイボリー〯</text:p>
            <text:p>次は私ね</text:p>
          </table:table-cell>
          <table:table-cell office:value-type="string">
            <text:p>Savory:</text:p>
            <text:p>I'm second.</text:p>
          </table:table-cell>
        </table:table-row>
        <table:table-row table:style-name="ro6">
          <table:table-cell office:value-type="string">
            <text:p>セイボリー〯</text:p>
            <text:p>私は３番目ね</text:p>
          </table:table-cell>
          <table:table-cell office:value-type="string">
            <text:p>Savory:</text:p>
            <text:p>I'm third.</text:p>
          </table:table-cell>
        </table:table-row>
        <table:table-row table:style-name="ro6">
          <table:table-cell office:value-type="string">
            <text:p>セイボリー〯</text:p>
            <text:p>最後は私ね</text:p>
          </table:table-cell>
          <table:table-cell office:value-type="string">
            <text:p>Savory:</text:p>
            <text:p>I'm last.</text:p>
          </table:table-cell>
        </table:table-row>
        <table:table-row table:style-name="ro6">
          <table:table-cell office:value-type="string">
            <text:p>セイボリー〯</text:p>
            <text:p>私の番ね</text:p>
          </table:table-cell>
          <table:table-cell office:value-type="string">
            <text:p>Savory:</text:p>
            <text:p>My turn.</text:p>
          </table:table-cell>
        </table:table-row>
        <table:table-row table:style-name="ro6">
          <table:table-cell office:value-type="string">
            <text:p>セイボリー〯</text:p>
            <text:p>う〜ん… とりあえずここに置くわ</text:p>
          </table:table-cell>
          <table:table-cell office:value-type="string">
            <text:p>Savory:</text:p>
            <text:p>Hmm... I'll go here for now.</text:p>
          </table:table-cell>
        </table:table-row>
        <table:table-row table:style-name="ro6">
          <table:table-cell office:value-type="string">
            <text:p>セイボリー〯</text:p>
            <text:p>この辺りでどうかしら？</text:p>
          </table:table-cell>
          <table:table-cell office:value-type="string">
            <text:p>Savory:</text:p>
            <text:p>How about somewhere around here?</text:p>
          </table:table-cell>
        </table:table-row>
        <table:table-row table:style-name="ro6">
          <table:table-cell office:value-type="string">
            <text:p>セイボリー〯</text:p>
            <text:p>私は音楽の勉強をしている時が一番楽しいの</text:p>
          </table:table-cell>
          <table:table-cell office:value-type="string">
            <text:p>Savory:</text:p>
            <text:p>I'm happiest when I'm studying music.</text:p>
          </table:table-cell>
        </table:table-row>
        <table:table-row table:style-name="ro6">
          <table:table-cell office:value-type="string">
            <text:p>セイボリー〯</text:p>
            <text:p>私はローズマリーから音楽を教わったのよ</text:p>
          </table:table-cell>
          <table:table-cell office:value-type="string">
            <text:p>Savory:</text:p>
            <text:p>Rosemary taught me music.</text:p>
          </table:table-cell>
        </table:table-row>
        <table:table-row table:style-name="ro6">
          <table:table-cell office:value-type="string">
            <text:p>セイボリー〯</text:p>
            <text:p>ふふっ そこに置くと思ったわ</text:p>
          </table:table-cell>
          <table:table-cell office:value-type="string">
            <text:p>Savory:</text:p>
            <text:p>Haha, I think I'll put it there.</text:p>
          </table:table-cell>
        </table:table-row>
        <table:table-row table:style-name="ro6">
          <table:table-cell office:value-type="string">
            <text:p>セイボリー〯</text:p>
            <text:p>外でブロックスやるのもいいわね</text:p>
          </table:table-cell>
          <table:table-cell office:value-type="string">
            <text:p>Savory:</text:p>
            <text:p>It's nice to play Blokus outside.</text:p>
          </table:table-cell>
        </table:table-row>
        <table:table-row table:style-name="ro7">
          <table:table-cell office:value-type="string">
            <text:p>セイボリー〯</text:p>
            <text:p>初めまして$e0さん</text:p>
            <text:p>私はセイボリー よろしくね</text:p>
          </table:table-cell>
          <table:table-cell office:value-type="string">
            <text:p>Savory:</text:p>
            <text:p>Nice to meet you, $e0.</text:p>
            <text:p>My name is Savory.</text:p>
          </table:table-cell>
        </table:table-row>
        <table:table-row table:style-name="ro6">
          <table:table-cell office:value-type="string">
            <text:p>セイボリー〯</text:p>
            <text:p>はい じゃあここ</text:p>
          </table:table-cell>
          <table:table-cell office:value-type="string">
            <text:p>Savory:</text:p>
            <text:p>Okay, here we go.</text:p>
          </table:table-cell>
        </table:table-row>
        <table:table-row table:style-name="ro6">
          <table:table-cell office:value-type="string">
            <text:p>セイボリー〯</text:p>
            <text:p>どこでもよさそうね…</text:p>
          </table:table-cell>
          <table:table-cell office:value-type="string">
            <text:p>Savory:</text:p>
            <text:p>Anywhere seems good...</text:p>
          </table:table-cell>
        </table:table-row>
        <table:table-row table:style-name="ro6">
          <table:table-cell office:value-type="string">
            <text:p>セイボリー〯</text:p>
            <text:p>う〜ん…</text:p>
          </table:table-cell>
          <table:table-cell office:value-type="string">
            <text:p>Savory:</text:p>
            <text:p>Hmm...</text:p>
          </table:table-cell>
        </table:table-row>
        <table:table-row table:style-name="ro6">
          <table:table-cell office:value-type="string">
            <text:p>セイボリー〯</text:p>
            <text:p>どうしましょう…</text:p>
          </table:table-cell>
          <table:table-cell office:value-type="string">
            <text:p>Savory:</text:p>
            <text:p>What should I do?</text:p>
          </table:table-cell>
        </table:table-row>
        <table:table-row table:style-name="ro6">
          <table:table-cell office:value-type="string">
            <text:p>セイボリー〯</text:p>
            <text:p>えーと… じゃあ、このピースで…</text:p>
          </table:table-cell>
          <table:table-cell office:value-type="string">
            <text:p>Savory:</text:p>
            <text:p>Umm... then, this piece...</text:p>
          </table:table-cell>
        </table:table-row>
        <table:table-row table:style-name="ro6">
          <table:table-cell office:value-type="string">
            <text:p>セイボリー〯</text:p>
            <text:p>はい 置くわよ</text:p>
          </table:table-cell>
          <table:table-cell office:value-type="string">
            <text:p>Savory:</text:p>
            <text:p>Yes, I'll put this one down.</text:p>
          </table:table-cell>
        </table:table-row>
        <table:table-row table:style-name="ro7">
          <table:table-cell office:value-type="string">
            <text:p>セイボリー〯</text:p>
            <text:p>ブロックスって性格が出るから</text:p>
            <text:p>おもしろいわね</text:p>
          </table:table-cell>
          <table:table-cell office:value-type="string">
            <text:p>Savory:</text:p>
            <text:p>Blokus is interesting because</text:p>
            <text:p>it shows your personality.</text:p>
          </table:table-cell>
        </table:table-row>
        <table:table-row table:style-name="ro6">
          <table:table-cell office:value-type="string">
            <text:p>セイボリー〯</text:p>
            <text:p>どっちのピースにしようかしら…</text:p>
          </table:table-cell>
          <table:table-cell office:value-type="string">
            <text:p>Savory:</text:p>
            <text:p>I wonder which piece I should choose...</text:p>
          </table:table-cell>
        </table:table-row>
        <table:table-row table:style-name="ro6">
          <table:table-cell office:value-type="string">
            <text:p>セイボリー〯</text:p>
            <text:p>なんだか、今回はツイてるわ</text:p>
          </table:table-cell>
          <table:table-cell office:value-type="string">
            <text:p>Savory:</text:p>
            <text:p>I'm in luck this time.</text:p>
          </table:table-cell>
        </table:table-row>
        <table:table-row table:style-name="ro6">
          <table:table-cell office:value-type="string">
            <text:p>セイボリー〯</text:p>
            <text:p>ふふっ なんだか嬉しくなっちゃうわ</text:p>
          </table:table-cell>
          <table:table-cell office:value-type="string">
            <text:p>Savory:</text:p>
            <text:p>Hehe, that makes me happy.</text:p>
          </table:table-cell>
        </table:table-row>
        <table:table-row table:style-name="ro6">
          <table:table-cell office:value-type="string">
            <text:p>セイボリー〯</text:p>
            <text:p>〜𝅘𝅥𝅮</text:p>
          </table:table-cell>
          <table:table-cell office:value-type="string">
            <text:p>Savory:</text:p>
            <text:p>~𝅘𝅥𝅮</text:p>
          </table:table-cell>
        </table:table-row>
        <table:table-row table:style-name="ro6">
          <table:table-cell office:value-type="string">
            <text:p>セイボリー〯</text:p>
            <text:p>難しいわね…</text:p>
          </table:table-cell>
          <table:table-cell office:value-type="string">
            <text:p>Savory:</text:p>
            <text:p>That's difficult...</text:p>
          </table:table-cell>
        </table:table-row>
        <table:table-row table:style-name="ro6">
          <table:table-cell office:value-type="string">
            <text:p>セイボリー〯</text:p>
            <text:p>どこに置こうかしら… 困ったわね…</text:p>
          </table:table-cell>
          <table:table-cell office:value-type="string">
            <text:p>Savory:</text:p>
            <text:p>Where should I put it... I'm in trouble...</text:p>
          </table:table-cell>
        </table:table-row>
        <table:table-row table:style-name="ro6">
          <table:table-cell office:value-type="string">
            <text:p>セイボリー〯</text:p>
            <text:p>…もう ここに置くしかないわね…</text:p>
          </table:table-cell>
          <table:table-cell office:value-type="string">
            <text:p>Savory:</text:p>
            <text:p>I guess I'll just have to put it here...</text:p>
          </table:table-cell>
        </table:table-row>
        <table:table-row table:style-name="ro6">
          <table:table-cell office:value-type="string">
            <text:p>セイボリー〯</text:p>
            <text:p>あ、ここ置けそうだわ…</text:p>
          </table:table-cell>
          <table:table-cell office:value-type="string">
            <text:p>Savory:</text:p>
            <text:p>Oh, I think I can put it here...</text:p>
          </table:table-cell>
        </table:table-row>
        <table:table-row table:style-name="ro6">
          <table:table-cell office:value-type="string">
            <text:p>セイボリー〯</text:p>
            <text:p>えーっと… はい、ここね</text:p>
          </table:table-cell>
          <table:table-cell office:value-type="string">
            <text:p>Savory:</text:p>
            <text:p>Umm... yes, here.</text:p>
          </table:table-cell>
        </table:table-row>
        <table:table-row table:style-name="ro6">
          <table:table-cell office:value-type="string">
            <text:p>セイボリー〯</text:p>
            <text:p>ふふっ 私の勝ちみたいね いいのかしら？</text:p>
          </table:table-cell>
          <table:table-cell office:value-type="string">
            <text:p>Savory:</text:p>
            <text:p>Hehe, looks like I won. Is that okay?</text:p>
          </table:table-cell>
        </table:table-row>
        <table:table-row table:style-name="ro6">
          <table:table-cell office:value-type="string">
            <text:p>セイボリー〯</text:p>
            <text:p>ここまでのようね</text:p>
          </table:table-cell>
          <table:table-cell office:value-type="string">
            <text:p>Savory:</text:p>
            <text:p>That's it for now.</text:p>
          </table:table-cell>
        </table:table-row>
        <table:table-row table:style-name="ro6">
          <table:table-cell office:value-type="string">
            <text:p>セイボリー〯</text:p>
            <text:p>私はここまでね</text:p>
          </table:table-cell>
          <table:table-cell office:value-type="string">
            <text:p>Savory:</text:p>
            <text:p>That's it for me.</text:p>
          </table:table-cell>
        </table:table-row>
        <table:table-row table:style-name="ro6">
          <table:table-cell office:value-type="string">
            <text:p>セイボリー〯</text:p>
            <text:p>あら…？ 置けなくなっちゃったわ</text:p>
          </table:table-cell>
          <table:table-cell office:value-type="string">
            <text:p>Savory:</text:p>
            <text:p>Oh no... I can't put it down.</text:p>
          </table:table-cell>
        </table:table-row>
        <table:table-row table:style-name="ro6">
          <table:table-cell office:value-type="string">
            <text:p>ダンディリオン〯</text:p>
            <text:p>ボクからかい</text:p>
          </table:table-cell>
          <table:table-cell office:value-type="string">
            <text:p>Dandelion:</text:p>
            <text:p>I'm going first?</text:p>
          </table:table-cell>
        </table:table-row>
        <table:table-row table:style-name="ro6">
          <table:table-cell office:value-type="string">
            <text:p>ダンディリオン〯</text:p>
            <text:p>次はボクだね</text:p>
          </table:table-cell>
          <table:table-cell office:value-type="string">
            <text:p>Dandelion:</text:p>
            <text:p>I'm next.</text:p>
          </table:table-cell>
        </table:table-row>
        <table:table-row table:style-name="ro6">
          <table:table-cell office:value-type="string">
            <text:p>ダンディリオン〯</text:p>
            <text:p>ボクの番かい？</text:p>
          </table:table-cell>
          <table:table-cell office:value-type="string">
            <text:p>Dandelion:</text:p>
            <text:p>This is my turn?</text:p>
          </table:table-cell>
        </table:table-row>
        <table:table-row table:style-name="ro6">
          <table:table-cell office:value-type="string">
            <text:p>ダンディリオン〯</text:p>
            <text:p>ボクは最後にゆっくり行くのが好きなんだよ</text:p>
          </table:table-cell>
          <table:table-cell office:value-type="string">
            <text:p>Dandelion:</text:p>
            <text:p>I like to take it slow at the end.</text:p>
          </table:table-cell>
        </table:table-row>
        <table:table-row table:style-name="ro6">
          <table:table-cell office:value-type="string">
            <text:p>ダンディリオン〯</text:p>
            <text:p>ボクの番だね</text:p>
          </table:table-cell>
          <table:table-cell office:value-type="string">
            <text:p>Dandelion:</text:p>
            <text:p>It's my turn.</text:p>
          </table:table-cell>
        </table:table-row>
        <table:table-row table:style-name="ro6">
          <table:table-cell office:value-type="string">
            <text:p>ダンディリオン〯</text:p>
            <text:p>ボクは争いごとが好きじゃないんだ</text:p>
          </table:table-cell>
          <table:table-cell office:value-type="string">
            <text:p>Dandelion:</text:p>
            <text:p>I don't like conflict.</text:p>
          </table:table-cell>
        </table:table-row>
        <table:table-row table:style-name="ro6">
          <table:table-cell office:value-type="string">
            <text:p>ダンディリオン〯</text:p>
            <text:p>とりあえず、ここに</text:p>
          </table:table-cell>
          <table:table-cell office:value-type="string">
            <text:p>Dandelion:</text:p>
            <text:p>For now, here.</text:p>
          </table:table-cell>
        </table:table-row>
        <table:table-row table:style-name="ro6">
          <table:table-cell office:value-type="string">
            <text:p>ダンディリオン〯</text:p>
            <text:p>ボクはバイオリンを作っているんだよ</text:p>
          </table:table-cell>
          <table:table-cell office:value-type="string">
            <text:p>Dandelion:</text:p>
            <text:p>I'm making violins.</text:p>
          </table:table-cell>
        </table:table-row>
        <table:table-row table:style-name="ro6">
          <table:table-cell office:value-type="string">
            <text:p>ダンディリオン〯</text:p>
            <text:p>ボクの番だったね</text:p>
          </table:table-cell>
          <table:table-cell office:value-type="string">
            <text:p>Dandelion:</text:p>
            <text:p>It was my turn.</text:p>
          </table:table-cell>
        </table:table-row>
        <table:table-row table:style-name="ro6">
          <table:table-cell office:value-type="string">
            <text:p>ダンディリオン〯</text:p>
            <text:p>昔は弟とよくブロックスをやったもんだよ</text:p>
          </table:table-cell>
          <table:table-cell office:value-type="string">
            <text:p>Dandelion:</text:p>
            <text:p>I used to play Blokus with my brother a lot.</text:p>
          </table:table-cell>
        </table:table-row>
        <table:table-row table:style-name="ro6">
          <table:table-cell office:value-type="string">
            <text:p>ダンディリオン〯</text:p>
            <text:p>屋外でみんなと集るのもいいもんだね</text:p>
          </table:table-cell>
          <table:table-cell office:value-type="string">
            <text:p>Dandelion:</text:p>
            <text:p>It's nice to get together outdoors.</text:p>
          </table:table-cell>
        </table:table-row>
        <table:table-row table:style-name="ro6">
          <table:table-cell office:value-type="string">
            <text:p>ダンディリオン〯</text:p>
            <text:p>ボクはダンディリオン よろしくね</text:p>
          </table:table-cell>
          <table:table-cell office:value-type="string">
            <text:p>Dandelion:</text:p>
            <text:p>I'm Dandelion. Nice to meet you.</text:p>
          </table:table-cell>
        </table:table-row>
        <table:table-row table:style-name="ro6">
          <table:table-cell office:value-type="string">
            <text:p>ダンディリオン〯</text:p>
            <text:p>ここに置いておくのが良さそうだ</text:p>
          </table:table-cell>
          <table:table-cell office:value-type="string">
            <text:p>Dandelion:</text:p>
            <text:p>I think it's best to place it here.</text:p>
          </table:table-cell>
        </table:table-row>
        <table:table-row table:style-name="ro6">
          <table:table-cell office:value-type="string">
            <text:p>ダンディリオン〯</text:p>
            <text:p>のびのびと置くのが気持ちいいね</text:p>
          </table:table-cell>
          <table:table-cell office:value-type="string">
            <text:p>Dandelion:</text:p>
            <text:p>It feels good to leave some options.</text:p>
          </table:table-cell>
        </table:table-row>
        <table:table-row table:style-name="ro6">
          <table:table-cell office:value-type="string">
            <text:p>ダンディリオン〯</text:p>
            <text:p>いろいろ考えこんでしまうよ</text:p>
          </table:table-cell>
          <table:table-cell office:value-type="string">
            <text:p>Dandelion:</text:p>
            <text:p>I find myself thinking about a lot of things.</text:p>
          </table:table-cell>
        </table:table-row>
        <table:table-row table:style-name="ro6">
          <table:table-cell office:value-type="string">
            <text:p>ダンディリオン〯</text:p>
            <text:p>楽器を作っているほうがボクにはあってるね</text:p>
          </table:table-cell>
          <table:table-cell office:value-type="string">
            <text:p>Dandelion:</text:p>
            <text:p>Making instruments suits me better.</text:p>
          </table:table-cell>
        </table:table-row>
        <table:table-row table:style-name="ro6">
          <table:table-cell office:value-type="string">
            <text:p>ダンディリオン〯</text:p>
            <text:p>もう、ボクの番かい？</text:p>
          </table:table-cell>
          <table:table-cell office:value-type="string">
            <text:p>Dandelion:</text:p>
            <text:p>Is it my turn yet?</text:p>
          </table:table-cell>
        </table:table-row>
        <table:table-row table:style-name="ro6">
          <table:table-cell office:value-type="string">
            <text:p>ダンディリオン〯</text:p>
            <text:p>どっちのピースから置くのか迷うね</text:p>
          </table:table-cell>
          <table:table-cell office:value-type="string">
            <text:p>Dandelion:</text:p>
            <text:p>I'm not sure which piece to place first.</text:p>
          </table:table-cell>
        </table:table-row>
        <table:table-row table:style-name="ro6">
          <table:table-cell office:value-type="string">
            <text:p>ダンディリオン〯</text:p>
            <text:p>なるべく角を增やしておくのが良さそうだね</text:p>
          </table:table-cell>
          <table:table-cell office:value-type="string">
            <text:p>Dandelion:</text:p>
            <text:p>It is a good idea to branch ou a lot.</text:p>
          </table:table-cell>
        </table:table-row>
        <table:table-row table:style-name="ro6">
          <table:table-cell office:value-type="string">
            <text:p>ダンディリオン〯</text:p>
            <text:p>このピースは今のうちだな</text:p>
          </table:table-cell>
          <table:table-cell office:value-type="string">
            <text:p>Dandelion:</text:p>
            <text:p>Get this piece now.</text:p>
          </table:table-cell>
        </table:table-row>
        <table:table-row table:style-name="ro6">
          <table:table-cell office:value-type="string">
            <text:p>ダンディリオン〯</text:p>
            <text:p>とても緊張してきたよ</text:p>
          </table:table-cell>
          <table:table-cell office:value-type="string">
            <text:p>Dandelion:</text:p>
            <text:p>I'm getting really nervous.</text:p>
          </table:table-cell>
        </table:table-row>
        <table:table-row table:style-name="ro6">
          <table:table-cell office:value-type="string">
            <text:p>ダンディリオン〯</text:p>
            <text:p>この調子で何とならないかな</text:p>
          </table:table-cell>
          <table:table-cell office:value-type="string">
            <text:p>Dandelion:</text:p>
            <text:p>I wonder what will happen if I continue like this.</text:p>
          </table:table-cell>
        </table:table-row>
        <table:table-row table:style-name="ro6">
          <table:table-cell office:value-type="string">
            <text:p>ダンディリオン〯</text:p>
            <text:p>いつでも謙虛さを忘れないようにいないと…</text:p>
          </table:table-cell>
          <table:table-cell office:value-type="string">
            <text:p>Dandelion:</text:p>
            <text:p>You must always remember to be humble...</text:p>
          </table:table-cell>
        </table:table-row>
        <table:table-row table:style-name="ro6">
          <table:table-cell office:value-type="string">
            <text:p>ダンディリオン〯</text:p>
            <text:p>なかなかうまくいかないものだね</text:p>
          </table:table-cell>
          <table:table-cell office:value-type="string">
            <text:p>Dandelion:</text:p>
            <text:p>Things don't always go as planned.</text:p>
          </table:table-cell>
        </table:table-row>
        <table:table-row table:style-name="ro6">
          <table:table-cell office:value-type="string">
            <text:p>ダンディリオン〯</text:p>
            <text:p>ここに置いて何とかならないかな</text:p>
          </table:table-cell>
          <table:table-cell office:value-type="string">
            <text:p>Dandelion:</text:p>
            <text:p>I wonder if there's anything I can do by placing it here.</text:p>
          </table:table-cell>
        </table:table-row>
        <table:table-row table:style-name="ro6">
          <table:table-cell office:value-type="string">
            <text:p>ダンディリオン〯</text:p>
            <text:p>どうも、切り抜ける方法がなさそうだな</text:p>
          </table:table-cell>
          <table:table-cell office:value-type="string">
            <text:p>Dandelion:</text:p>
            <text:p>It seems there's no way out of this.</text:p>
          </table:table-cell>
        </table:table-row>
        <table:table-row table:style-name="ro6">
          <table:table-cell office:value-type="string">
            <text:p>ダンディリオン〯</text:p>
            <text:p>１つでも多く置きたいね</text:p>
          </table:table-cell>
          <table:table-cell office:value-type="string">
            <text:p>Dandelion:</text:p>
            <text:p>I want to have as many as possible.</text:p>
          </table:table-cell>
        </table:table-row>
        <table:table-row table:style-name="ro6">
          <table:table-cell office:value-type="string">
            <text:p>ダンディリオン〯</text:p>
            <text:p>欲張るといいことがないよね</text:p>
          </table:table-cell>
          <table:table-cell office:value-type="string">
            <text:p>Dandelion:</text:p>
            <text:p>Nothing good ever comes from being greedy.</text:p>
          </table:table-cell>
        </table:table-row>
        <table:table-row table:style-name="ro6">
          <table:table-cell office:value-type="string">
            <text:p>ダンディリオン〯</text:p>
            <text:p>ボクが１位かい</text:p>
          </table:table-cell>
          <table:table-cell office:value-type="string">
            <text:p>Dandelion:</text:p>
            <text:p>Am I number one?</text:p>
          </table:table-cell>
        </table:table-row>
        <table:table-row table:style-name="ro6">
          <table:table-cell office:value-type="string">
            <text:p>ダンディリオン〯</text:p>
            <text:p>頑張ったんだけど、ここまでだね</text:p>
          </table:table-cell>
          <table:table-cell office:value-type="string">
            <text:p>Dandelion:</text:p>
            <text:p>I tried my best, but this is as far as I can go.</text:p>
          </table:table-cell>
        </table:table-row>
        <table:table-row table:style-name="ro6">
          <table:table-cell office:value-type="string">
            <text:p>ダンディリオン〯</text:p>
            <text:p>ここまでだね</text:p>
          </table:table-cell>
          <table:table-cell office:value-type="string">
            <text:p>Dandelion:</text:p>
            <text:p>That's it.</text:p>
          </table:table-cell>
        </table:table-row>
        <table:table-row table:style-name="ro6">
          <table:table-cell office:value-type="string">
            <text:p>ダンディリオン〯</text:p>
            <text:p>ボクはこれ以上置けないようだ</text:p>
          </table:table-cell>
          <table:table-cell office:value-type="string">
            <text:p>Dandelion:</text:p>
            <text:p>I can't place any more.</text:p>
          </table:table-cell>
        </table:table-row>
        <table:table-row table:style-name="ro6">
          <table:table-cell office:value-type="string">
            <text:p>ローズマリー〯</text:p>
            <text:p>私からなのね</text:p>
          </table:table-cell>
          <table:table-cell office:value-type="string">
            <text:p>Rosemary:</text:p>
            <text:p>I'm first.</text:p>
          </table:table-cell>
        </table:table-row>
        <table:table-row table:style-name="ro6">
          <table:table-cell office:value-type="string">
            <text:p>ローズマリー〯</text:p>
            <text:p>次は私なの</text:p>
          </table:table-cell>
          <table:table-cell office:value-type="string">
            <text:p>Rosemary:</text:p>
            <text:p>I'm next.</text:p>
          </table:table-cell>
        </table:table-row>
        <table:table-row table:style-name="ro6">
          <table:table-cell office:value-type="string">
            <text:p>ローズマリー〯</text:p>
            <text:p>じゃあ、行くわよ</text:p>
          </table:table-cell>
          <table:table-cell office:value-type="string">
            <text:p>Rosemary:</text:p>
            <text:p>Well then, Let's go.</text:p>
          </table:table-cell>
        </table:table-row>
        <table:table-row table:style-name="ro6">
          <table:table-cell office:value-type="string">
            <text:p>ローズマリー〯</text:p>
            <text:p>私ね</text:p>
          </table:table-cell>
          <table:table-cell office:value-type="string">
            <text:p>Rosemary:</text:p>
            <text:p>Me.</text:p>
          </table:table-cell>
        </table:table-row>
        <table:table-row table:style-name="ro6">
          <table:table-cell office:value-type="string">
            <text:p>ローズマリー〯</text:p>
            <text:p>私の番ね</text:p>
          </table:table-cell>
          <table:table-cell office:value-type="string">
            <text:p>Rosemary:</text:p>
            <text:p>It's my turn.</text:p>
          </table:table-cell>
        </table:table-row>
        <table:table-row table:style-name="ro6">
          <table:table-cell office:value-type="string">
            <text:p>ローズマリー〯</text:p>
            <text:p>あら、ごめんなさい 私の番ね</text:p>
          </table:table-cell>
          <table:table-cell office:value-type="string">
            <text:p>Rosemary:</text:p>
            <text:p>Oh, sorry, it's my turn.</text:p>
          </table:table-cell>
        </table:table-row>
        <table:table-row table:style-name="ro6">
          <table:table-cell office:value-type="string">
            <text:p>ローズマリー〯</text:p>
            <text:p>次はこれを置こうと思っていたの</text:p>
          </table:table-cell>
          <table:table-cell office:value-type="string">
            <text:p>Rosemary:</text:p>
            <text:p>I was thinking of putting this next.</text:p>
          </table:table-cell>
        </table:table-row>
        <table:table-row table:style-name="ro6">
          <table:table-cell office:value-type="string">
            <text:p>ローズマリー〯</text:p>
            <text:p>私は音楽が好きなのよ</text:p>
          </table:table-cell>
          <table:table-cell office:value-type="string">
            <text:p>Rosemary:</text:p>
            <text:p>I love music.</text:p>
          </table:table-cell>
        </table:table-row>
        <table:table-row table:style-name="ro6">
          <table:table-cell office:value-type="string">
            <text:p>ローズマリー〯</text:p>
            <text:p>このピースは今のうちね</text:p>
          </table:table-cell>
          <table:table-cell office:value-type="string">
            <text:p>Rosemary:</text:p>
            <text:p>This piece is for now.</text:p>
          </table:table-cell>
        </table:table-row>
        <table:table-row table:style-name="ro6">
          <table:table-cell office:value-type="string">
            <text:p>ローズマリー〯</text:p>
            <text:p>昔はトロット楽団の皆とよく歌ったわね</text:p>
          </table:table-cell>
          <table:table-cell office:value-type="string">
            <text:p>Rosemary:</text:p>
            <text:p>I used to sing a lot with the GlobeTrotters.</text:p>
          </table:table-cell>
        </table:table-row>
        <table:table-row table:style-name="ro7">
          <table:table-cell office:value-type="string">
            <text:p>ローズマリー〯</text:p>
            <text:p>いつも部屋の中にいるから、外に出ると</text:p>
            <text:p>気持ちいいわ</text:p>
          </table:table-cell>
          <table:table-cell office:value-type="string">
            <text:p>Rosemary:</text:p>
            <text:p>I'm always indoors, so it feels good to go outside.</text:p>
          </table:table-cell>
        </table:table-row>
        <table:table-row table:style-name="ro6">
          <table:table-cell office:value-type="string">
            <text:p>ローズマリー〯</text:p>
            <text:p>私はコニーの母のローズマリー よろしく</text:p>
          </table:table-cell>
          <table:table-cell office:value-type="string">
            <text:p>Rosemary:</text:p>
            <text:p>I'm Connie's mother, Rosemary. Nice to meet you.</text:p>
          </table:table-cell>
        </table:table-row>
        <table:table-row table:style-name="ro6">
          <table:table-cell office:value-type="string">
            <text:p>ローズマリー〯</text:p>
            <text:p>コニーと仲良くしてあげてね</text:p>
          </table:table-cell>
          <table:table-cell office:value-type="string">
            <text:p>Rosemary:</text:p>
            <text:p>Please be nice to Connie.</text:p>
          </table:table-cell>
        </table:table-row>
        <table:table-row table:style-name="ro6">
          <table:table-cell office:value-type="string">
            <text:p>ローズマリー〯</text:p>
            <text:p>ここに置ければ何とかなりそうね</text:p>
          </table:table-cell>
          <table:table-cell office:value-type="string">
            <text:p>Rosemary:</text:p>
            <text:p>If I put it here, I think it will work.</text:p>
          </table:table-cell>
        </table:table-row>
        <table:table-row table:style-name="ro6">
          <table:table-cell office:value-type="string">
            <text:p>ローズマリー〯</text:p>
            <text:p>どっちのピースを置こうかしら…</text:p>
          </table:table-cell>
          <table:table-cell office:value-type="string">
            <text:p>Rosemary:</text:p>
            <text:p>Which piece should I put down?</text:p>
          </table:table-cell>
        </table:table-row>
        <table:table-row table:style-name="ro6">
          <table:table-cell office:value-type="string">
            <text:p>ローズマリー〯</text:p>
            <text:p>少し押され気味かしら</text:p>
          </table:table-cell>
          <table:table-cell office:value-type="string">
            <text:p>Rosemary:</text:p>
            <text:p>I'm a little overwhelmed.</text:p>
          </table:table-cell>
        </table:table-row>
        <table:table-row table:style-name="ro6">
          <table:table-cell office:value-type="string">
            <text:p>ローズマリー〯</text:p>
            <text:p>とりあえずここに置くわ</text:p>
          </table:table-cell>
          <table:table-cell office:value-type="string">
            <text:p>Rosemary:</text:p>
            <text:p>I'll leave it here for now.</text:p>
          </table:table-cell>
        </table:table-row>
        <table:table-row table:style-name="ro6">
          <table:table-cell office:value-type="string">
            <text:p>ローズマリー〯</text:p>
            <text:p>そこに置くのね それじゃ私は…</text:p>
          </table:table-cell>
          <table:table-cell office:value-type="string">
            <text:p>Rosemary:</text:p>
            <text:p>Put it there. Then I'll...</text:p>
          </table:table-cell>
        </table:table-row>
        <table:table-row table:style-name="ro6">
          <table:table-cell office:value-type="string">
            <text:p>ローズマリー〯</text:p>
            <text:p>大きいピースを残すと後が大変ね</text:p>
          </table:table-cell>
          <table:table-cell office:value-type="string">
            <text:p>Rosemary:</text:p>
            <text:p>If you leave a large piece, it will be difficult later.</text:p>
          </table:table-cell>
        </table:table-row>
        <table:table-row table:style-name="ro6">
          <table:table-cell office:value-type="string">
            <text:p>ローズマリー〯</text:p>
            <text:p>この角にくっつけるのがよさそうね</text:p>
          </table:table-cell>
          <table:table-cell office:value-type="string">
            <text:p>Rosemary:</text:p>
            <text:p>I think it would be good to stick it in this corner.</text:p>
          </table:table-cell>
        </table:table-row>
        <table:table-row table:style-name="ro6">
          <table:table-cell office:value-type="string">
            <text:p>ローズマリー〯</text:p>
            <text:p>せっかくだから、少しでも多く置きたいわね</text:p>
          </table:table-cell>
          <table:table-cell office:value-type="string">
            <text:p>Rosemary:</text:p>
            <text:p>I want to put as much as possible in there.</text:p>
          </table:table-cell>
        </table:table-row>
        <table:table-row table:style-name="ro6">
          <table:table-cell office:value-type="string">
            <text:p>ローズマリー〯</text:p>
            <text:p>この調子でいけるといいわね</text:p>
          </table:table-cell>
          <table:table-cell office:value-type="string">
            <text:p>Rosemary:</text:p>
            <text:p>I hope it keeps up like this.</text:p>
          </table:table-cell>
        </table:table-row>
        <table:table-row table:style-name="ro6">
          <table:table-cell office:value-type="string">
            <text:p>ローズマリー〯</text:p>
            <text:p>さあ、どうしましょう</text:p>
          </table:table-cell>
          <table:table-cell office:value-type="string">
            <text:p>Rosemary:</text:p>
            <text:p>Now, what shall we do?</text:p>
          </table:table-cell>
        </table:table-row>
        <table:table-row table:style-name="ro6">
          <table:table-cell office:value-type="string">
            <text:p>ローズマリー〯</text:p>
            <text:p>困ったわね…</text:p>
          </table:table-cell>
          <table:table-cell office:value-type="string">
            <text:p>Rosemary:</text:p>
            <text:p>That's a problem...</text:p>
          </table:table-cell>
        </table:table-row>
        <table:table-row table:style-name="ro6">
          <table:table-cell office:value-type="string">
            <text:p>ローズマリー〯</text:p>
            <text:p>ここに置けば何とかなるかしら</text:p>
          </table:table-cell>
          <table:table-cell office:value-type="string">
            <text:p>Rosemary:</text:p>
            <text:p>I wonder if it will work if I put it here?</text:p>
          </table:table-cell>
        </table:table-row>
        <table:table-row table:style-name="ro6">
          <table:table-cell office:value-type="string">
            <text:p>ローズマリー〯</text:p>
            <text:p>置けるところがなくなってきたわね</text:p>
          </table:table-cell>
          <table:table-cell office:value-type="string">
            <text:p>Rosemary:</text:p>
            <text:p>I'm running out of space.</text:p>
          </table:table-cell>
        </table:table-row>
        <table:table-row table:style-name="ro6">
          <table:table-cell office:value-type="string">
            <text:p>ローズマリー〯</text:p>
            <text:p>このピースをどこに置こうかしら…</text:p>
          </table:table-cell>
          <table:table-cell office:value-type="string">
            <text:p>Rosemary:</text:p>
            <text:p>Where should I put this piece?</text:p>
          </table:table-cell>
        </table:table-row>
        <table:table-row table:style-name="ro7">
          <table:table-cell office:value-type="string">
            <text:p>ローズマリー〯</text:p>
            <text:p>置けるところが限られている方が</text:p>
            <text:p>考えやすいわね</text:p>
          </table:table-cell>
          <table:table-cell office:value-type="string">
            <text:p>Rosemary:</text:p>
            <text:p>It's easier to think of it when there's only a limited amount of space.</text:p>
          </table:table-cell>
        </table:table-row>
        <table:table-row table:style-name="ro6">
          <table:table-cell office:value-type="string">
            <text:p>ローズマリー〯</text:p>
            <text:p>あらっ、１番になっちゃったわ</text:p>
          </table:table-cell>
          <table:table-cell office:value-type="string">
            <text:p>Rosemary:</text:p>
            <text:p>Oh, I'm number one now.</text:p>
          </table:table-cell>
        </table:table-row>
        <table:table-row table:style-name="ro6">
          <table:table-cell office:value-type="string">
            <text:p>ローズマリー〯</text:p>
            <text:p>これ以上置けないけど楽しかったわよ</text:p>
          </table:table-cell>
          <table:table-cell office:value-type="string">
            <text:p>Rosemary:</text:p>
            <text:p>I can't put any more but it was fun.</text:p>
          </table:table-cell>
        </table:table-row>
        <table:table-row table:style-name="ro6">
          <table:table-cell office:value-type="string">
            <text:p>ローズマリー〯</text:p>
            <text:p>私はここまでね</text:p>
          </table:table-cell>
          <table:table-cell office:value-type="string">
            <text:p>Rosemary:</text:p>
            <text:p>That's all for me.</text:p>
          </table:table-cell>
        </table:table-row>
        <table:table-row table:style-name="ro6">
          <table:table-cell office:value-type="string">
            <text:p>ローズマリー〯</text:p>
            <text:p>もう置けないわ</text:p>
          </table:table-cell>
          <table:table-cell office:value-type="string">
            <text:p>Rosemary:</text:p>
            <text:p>I can't put it down anymore.</text:p>
          </table:table-cell>
        </table:table-row>
        <table:table-row table:style-name="ro6">
          <table:table-cell office:value-type="string">
            <text:p>エキナセア〯</text:p>
            <text:p>あたしからだね</text:p>
          </table:table-cell>
          <table:table-cell office:value-type="string">
            <text:p>Echinacea:</text:p>
            <text:p>First.</text:p>
          </table:table-cell>
        </table:table-row>
        <table:table-row table:style-name="ro6">
          <table:table-cell office:value-type="string">
            <text:p>エキナセア〯</text:p>
            <text:p>次は私かい？</text:p>
          </table:table-cell>
          <table:table-cell office:value-type="string">
            <text:p>Echinacea:</text:p>
            <text:p>Am I next?</text:p>
          </table:table-cell>
        </table:table-row>
        <table:table-row table:style-name="ro6">
          <table:table-cell office:value-type="string">
            <text:p>エキナセア〯</text:p>
            <text:p>さあ、そろそろ行こうかね</text:p>
          </table:table-cell>
          <table:table-cell office:value-type="string">
            <text:p>Echinacea:</text:p>
            <text:p>Come on, let's go now.</text:p>
          </table:table-cell>
        </table:table-row>
        <table:table-row table:style-name="ro6">
          <table:table-cell office:value-type="string">
            <text:p>エキナセア〯</text:p>
            <text:p>あたしゃ最後なんていやだよ</text:p>
          </table:table-cell>
          <table:table-cell office:value-type="string">
            <text:p>Echinacea:</text:p>
            <text:p>I don't want to be the last</text:p>
          </table:table-cell>
        </table:table-row>
        <table:table-row table:style-name="ro6">
          <table:table-cell office:value-type="string">
            <text:p>エキナセア〯</text:p>
            <text:p>あたしの番だね</text:p>
          </table:table-cell>
          <table:table-cell office:value-type="string">
            <text:p>Echinacea:</text:p>
            <text:p>It's my turn.</text:p>
          </table:table-cell>
        </table:table-row>
        <table:table-row table:style-name="ro6">
          <table:table-cell office:value-type="string">
            <text:p>エキナセア〯</text:p>
            <text:p>えっ！ もうあたしの番かい？</text:p>
          </table:table-cell>
          <table:table-cell office:value-type="string">
            <text:p>Echinacea:</text:p>
            <text:p>What! Is it my turn already?</text:p>
          </table:table-cell>
        </table:table-row>
        <table:table-row table:style-name="ro6">
          <table:table-cell office:value-type="string">
            <text:p>エキナセア〯</text:p>
            <text:p>あたしゃブロックスには目がないんだよ</text:p>
          </table:table-cell>
          <table:table-cell office:value-type="string">
            <text:p>Echinacea:</text:p>
            <text:p><text:s/>I'm crazy about Blokus.</text:p>
          </table:table-cell>
        </table:table-row>
        <table:table-row table:style-name="ro6">
          <table:table-cell office:value-type="string">
            <text:p>エキナセア〯</text:p>
            <text:p>あたしゃ料理をしている時が一番幸せだねぇ</text:p>
          </table:table-cell>
          <table:table-cell office:value-type="string">
            <text:p>Echinacea:</text:p>
            <text:p>I'm happiest when I'm cooking.</text:p>
          </table:table-cell>
        </table:table-row>
        <table:table-row table:style-name="ro6">
          <table:table-cell office:value-type="string">
            <text:p>エキナセア〯</text:p>
            <text:p>さあ、どんどん行くよ</text:p>
          </table:table-cell>
          <table:table-cell office:value-type="string">
            <text:p>Echinacea:</text:p>
            <text:p>Come on, let's go.</text:p>
          </table:table-cell>
        </table:table-row>
        <table:table-row table:style-name="ro6">
          <table:table-cell office:value-type="string">
            <text:p>エキナセア〯</text:p>
            <text:p>うちの亭主もブロックスが好きだったねぇ</text:p>
          </table:table-cell>
          <table:table-cell office:value-type="string">
            <text:p>Echinacea:</text:p>
            <text:p>My husband liked Blokus too.</text:p>
          </table:table-cell>
        </table:table-row>
        <table:table-row table:style-name="ro7">
          <table:table-cell office:value-type="string">
            <text:p>エキナセア〯</text:p>
            <text:p>しかし、どうして外でブロックスを</text:p>
            <text:p>やってるんだろうねぇ</text:p>
          </table:table-cell>
          <table:table-cell office:value-type="string">
            <text:p>Echinacea:</text:p>
            <text:p>Why are we playing board game outside?</text:p>
          </table:table-cell>
        </table:table-row>
        <table:table-row table:style-name="ro6">
          <table:table-cell office:value-type="string">
            <text:p>エキナセア〯</text:p>
            <text:p>あんた見ない顔だねぇ よろしくね</text:p>
          </table:table-cell>
          <table:table-cell office:value-type="string">
            <text:p>Echinacea:</text:p>
            <text:p>I've never seen you before. Nice to meet you.</text:p>
          </table:table-cell>
        </table:table-row>
        <table:table-row table:style-name="ro6">
          <table:table-cell office:value-type="string">
            <text:p>エキナセア〯</text:p>
            <text:p>ここに置いておくかね</text:p>
          </table:table-cell>
          <table:table-cell office:value-type="string">
            <text:p>Echinacea:</text:p>
            <text:p>I'll put it here.</text:p>
          </table:table-cell>
        </table:table-row>
        <table:table-row table:style-name="ro6">
          <table:table-cell office:value-type="string">
            <text:p>エキナセア〯</text:p>
            <text:p>こういう時はここへ置けばいいのかねぇ</text:p>
          </table:table-cell>
          <table:table-cell office:value-type="string">
            <text:p>Echinacea:</text:p>
            <text:p>Should I put it here at times like this?</text:p>
          </table:table-cell>
        </table:table-row>
        <table:table-row table:style-name="ro6">
          <table:table-cell office:value-type="string">
            <text:p>エキナセア〯</text:p>
            <text:p>このピースを残すとやっかいだねぇ</text:p>
          </table:table-cell>
          <table:table-cell office:value-type="string">
            <text:p>Echinacea:</text:p>
            <text:p>It would be a pain to leave this piece behind.</text:p>
          </table:table-cell>
        </table:table-row>
        <table:table-row table:style-name="ro6">
          <table:table-cell office:value-type="string">
            <text:p>エキナセア〯</text:p>
            <text:p>あたしゃ自信がなくなってきたよ</text:p>
          </table:table-cell>
          <table:table-cell office:value-type="string">
            <text:p>Echinacea:</text:p>
            <text:p>I'm starting to lose confidence.</text:p>
          </table:table-cell>
        </table:table-row>
        <table:table-row table:style-name="ro6">
          <table:table-cell office:value-type="string">
            <text:p>エキナセア〯</text:p>
            <text:p>どっちか迷ったけど、これを置こうかねぇ</text:p>
          </table:table-cell>
          <table:table-cell office:value-type="string">
            <text:p>Echinacea:</text:p>
            <text:p>I couldn't decide which one, but I think I'll put this one.</text:p>
          </table:table-cell>
        </table:table-row>
        <table:table-row table:style-name="ro7">
          <table:table-cell office:value-type="string">
            <text:p>エキナセア〯</text:p>
            <text:p>どうせ考えてもわからないんだし</text:p>
            <text:p>ここに置くよ</text:p>
          </table:table-cell>
          <table:table-cell office:value-type="string">
            <text:p>Echinacea:</text:p>
            <text:p>I'll just leave it here since I don't know what to do with it.</text:p>
          </table:table-cell>
        </table:table-row>
        <table:table-row table:style-name="ro6">
          <table:table-cell office:value-type="string">
            <text:p>エキナセア〯</text:p>
            <text:p>そうだ！ ここがいいわね</text:p>
          </table:table-cell>
          <table:table-cell office:value-type="string">
            <text:p>Echinacea:</text:p>
            <text:p>Yes! This is a good place.</text:p>
          </table:table-cell>
        </table:table-row>
        <table:table-row table:style-name="ro6">
          <table:table-cell office:value-type="string">
            <text:p>エキナセア〯</text:p>
            <text:p>何だか緊張するねぇ</text:p>
          </table:table-cell>
          <table:table-cell office:value-type="string">
            <text:p>Echinacea:</text:p>
            <text:p>I'm kind of nervous.</text:p>
          </table:table-cell>
        </table:table-row>
        <table:table-row table:style-name="ro6">
          <table:table-cell office:value-type="string">
            <text:p>エキナセア〯</text:p>
            <text:p>何だかいつになくうまくいってるよ</text:p>
          </table:table-cell>
          <table:table-cell office:value-type="string">
            <text:p>Echinacea:</text:p>
            <text:p>It's going better than ever.</text:p>
          </table:table-cell>
        </table:table-row>
        <table:table-row table:style-name="ro6">
          <table:table-cell office:value-type="string">
            <text:p>エキナセア〯</text:p>
            <text:p>置けるところに置くだけだよ</text:p>
          </table:table-cell>
          <table:table-cell office:value-type="string">
            <text:p>Echinacea:</text:p>
            <text:p>Just put it where you can.</text:p>
          </table:table-cell>
        </table:table-row>
        <table:table-row table:style-name="ro6">
          <table:table-cell office:value-type="string">
            <text:p>エキナセア〯</text:p>
            <text:p>このピースを置きたかったんだよ</text:p>
          </table:table-cell>
          <table:table-cell office:value-type="string">
            <text:p>Echinacea:</text:p>
            <text:p>I wanted to put this piece here.</text:p>
          </table:table-cell>
        </table:table-row>
        <table:table-row table:style-name="ro6">
          <table:table-cell office:value-type="string">
            <text:p>エキナセア〯</text:p>
            <text:p>どうもうまくいかないねぇ</text:p>
          </table:table-cell>
          <table:table-cell office:value-type="string">
            <text:p>Echinacea:</text:p>
            <text:p>It's not working.</text:p>
          </table:table-cell>
        </table:table-row>
        <table:table-row table:style-name="ro6">
          <table:table-cell office:value-type="string">
            <text:p>エキナセア〯</text:p>
            <text:p>だんだん置ける場所がなくなってきたねぇ</text:p>
          </table:table-cell>
          <table:table-cell office:value-type="string">
            <text:p>Echinacea:</text:p>
            <text:p>I'm running out of space to put it.</text:p>
          </table:table-cell>
        </table:table-row>
        <table:table-row table:style-name="ro6">
          <table:table-cell office:value-type="string">
            <text:p>エキナセア〯</text:p>
            <text:p>あたしゃ弱ったよ</text:p>
          </table:table-cell>
          <table:table-cell office:value-type="string">
            <text:p>Echinacea:</text:p>
            <text:p>I'm weak.</text:p>
          </table:table-cell>
        </table:table-row>
        <table:table-row table:style-name="ro6">
          <table:table-cell office:value-type="string">
            <text:p>エキナセア〯</text:p>
            <text:p>とにかく置けるピースを置くだけだよ</text:p>
          </table:table-cell>
          <table:table-cell office:value-type="string">
            <text:p>Echinacea:</text:p>
            <text:p>Just place the pieces you can.</text:p>
          </table:table-cell>
        </table:table-row>
        <table:table-row table:style-name="ro6">
          <table:table-cell office:value-type="string">
            <text:p>エキナセア〯</text:p>
            <text:p>あたしゃ深く考えるのが苦手だよ</text:p>
          </table:table-cell>
          <table:table-cell office:value-type="string">
            <text:p>Echinacea:</text:p>
            <text:p>I'm not good at thinking ahead.</text:p>
          </table:table-cell>
        </table:table-row>
        <table:table-row table:style-name="ro6">
          <table:table-cell office:value-type="string">
            <text:p>エキナセア〯</text:p>
            <text:p>あたしゃ一番なんてガラじゃないよ</text:p>
          </table:table-cell>
          <table:table-cell office:value-type="string">
            <text:p>Echinacea:</text:p>
            <text:p>I'm not the best.</text:p>
          </table:table-cell>
        </table:table-row>
        <table:table-row table:style-name="ro7">
          <table:table-cell office:value-type="string">
            <text:p>エキナセア〯</text:p>
            <text:p>もう、置けないのかい</text:p>
            <text:p>もう少しおきたかったねぇ</text:p>
          </table:table-cell>
          <table:table-cell office:value-type="string">
            <text:p>Echinacea:</text:p>
            <text:p>I can't place anymore? I wanted to play a little longer.</text:p>
          </table:table-cell>
        </table:table-row>
        <table:table-row table:style-name="ro7">
          <table:table-cell office:value-type="string">
            <text:p>エキナセア〯</text:p>
            <text:p>もう、置けないなんて</text:p>
            <text:p>こんなことがあるかい！？</text:p>
          </table:table-cell>
          <table:table-cell office:value-type="string">
            <text:p>Echinacea:</text:p>
            <text:p>I can't place it anymore! Is this possible?</text:p>
          </table:table-cell>
        </table:table-row>
        <table:table-row table:style-name="ro7">
          <table:table-cell office:value-type="string">
            <text:p>エキナセア〯</text:p>
            <text:p>あらっ、もう置けないのかい</text:p>
            <text:p>ひどい話しだねぇ</text:p>
          </table:table-cell>
          <table:table-cell office:value-type="string">
            <text:p>Echinacea:</text:p>
            <text:p>Oh, I can't put any more? That's terrible.</text:p>
          </table:table-cell>
        </table:table-row>
        <table:table-row table:style-name="ro6">
          <table:table-cell office:value-type="string">
            <text:p>ナツメッグ博士〯</text:p>
            <text:p>ワシからじゃな</text:p>
          </table:table-cell>
          <table:table-cell office:value-type="string">
            <text:p>Dr. Nutmeg:</text:p>
            <text:p>I'm.</text:p>
          </table:table-cell>
        </table:table-row>
        <table:table-row table:style-name="ro6">
          <table:table-cell office:value-type="string">
            <text:p>ナツメッグ博士〯</text:p>
            <text:p>次はワシじゃな</text:p>
          </table:table-cell>
          <table:table-cell office:value-type="string">
            <text:p>Dr. Nutmeg:</text:p>
            <text:p>I'm next.</text:p>
          </table:table-cell>
        </table:table-row>
        <table:table-row table:style-name="ro6">
          <table:table-cell office:value-type="string">
            <text:p>ナツメッグ博士〯</text:p>
            <text:p>ワシは$gbの次じゃな</text:p>
          </table:table-cell>
          <table:table-cell office:value-type="string">
            <text:p>Dr. Nutmeg:</text:p>
            <text:p>I'm next after $gb.</text:p>
          </table:table-cell>
        </table:table-row>
        <table:table-row table:style-name="ro6">
          <table:table-cell office:value-type="string">
            <text:p>ナツメッグ博士〯</text:p>
            <text:p>ワシが最後のようじゃな</text:p>
          </table:table-cell>
          <table:table-cell office:value-type="string">
            <text:p>Dr. Nutmeg:</text:p>
            <text:p>Looks like I'm the last one.</text:p>
          </table:table-cell>
        </table:table-row>
        <table:table-row table:style-name="ro6">
          <table:table-cell office:value-type="string">
            <text:p>ナツメッグ博士〯</text:p>
            <text:p>ワシの番じゃな</text:p>
          </table:table-cell>
          <table:table-cell office:value-type="string">
            <text:p>Dr. Nutmeg:</text:p>
            <text:p>It's my turn.</text:p>
          </table:table-cell>
        </table:table-row>
        <table:table-row table:style-name="ro7">
          <table:table-cell office:value-type="string">
            <text:p>ナツメッグ博士〯</text:p>
            <text:p>序盤はこのように中央に伸ばしていくのが</text:p>
            <text:p>基本じゃよ</text:p>
          </table:table-cell>
          <table:table-cell office:value-type="string">
            <text:p>Dr. Nutmeg:</text:p>
            <text:p>At the start, the basic approach is to</text:p>
            <text:p>stretch it out to the center like this.</text:p>
          </table:table-cell>
        </table:table-row>
        <table:table-row table:style-name="ro6">
          <table:table-cell office:value-type="string">
            <text:p>ナツメッグ博士〯</text:p>
            <text:p>ここじゃな</text:p>
          </table:table-cell>
          <table:table-cell office:value-type="string">
            <text:p>Dr. Nutmeg:</text:p>
            <text:p>Not here.</text:p>
          </table:table-cell>
        </table:table-row>
        <table:table-row table:style-name="ro7">
          <table:table-cell office:value-type="string">
            <text:p>ナツメッグ博士〯</text:p>
            <text:p>ワシはトロットビークルも楽器作りも</text:p>
            <text:p>好きじゃな</text:p>
          </table:table-cell>
          <table:table-cell office:value-type="string">
            <text:p>Dr. Nutmeg:</text:p>
            <text:p>All I do is fixing trotmobiles and music instuments. </text:p>
          </table:table-cell>
        </table:table-row>
        <table:table-row table:style-name="ro6">
          <table:table-cell office:value-type="string">
            <text:p>ナツメッグ博士〯</text:p>
            <text:p>こんどワシの研究室に遊びに来なさい</text:p>
          </table:table-cell>
          <table:table-cell office:value-type="string">
            <text:p>Dr. Nutmeg:</text:p>
            <text:p>Come visit my lab sometime.</text:p>
          </table:table-cell>
        </table:table-row>
        <table:table-row table:style-name="ro7">
          <table:table-cell office:value-type="string">
            <text:p>ナツメッグ博士〯</text:p>
            <text:p>昔はコニーやダンディリオンとも</text:p>
            <text:p>ブロックスをやったもんじゃよ</text:p>
          </table:table-cell>
          <table:table-cell office:value-type="string">
            <text:p>Dr. Nutmeg:</text:p>
            <text:p>I used to play Blokus with Connie and Dandelion.</text:p>
          </table:table-cell>
        </table:table-row>
        <table:table-row table:style-name="ro7">
          <table:table-cell office:value-type="string">
            <text:p>ナツメッグ博士〯</text:p>
            <text:p>部屋にこもりきりじゃから、たまには</text:p>
            <text:p>こういうのもいいな</text:p>
          </table:table-cell>
          <table:table-cell office:value-type="string">
            <text:p>Dr. Nutmeg:</text:p>
            <text:p>I've been stuck in my lab all this time, so it's nice</text:p>
            <text:p>to spend time like this every now and then.</text:p>
          </table:table-cell>
        </table:table-row>
        <table:table-row table:style-name="ro6">
          <table:table-cell office:value-type="string">
            <text:p>ナツメッグ博士〯</text:p>
            <text:p>おまえさん、初めてじゃな よろしくな</text:p>
          </table:table-cell>
          <table:table-cell office:value-type="string">
            <text:p>Dr. Nutmeg:</text:p>
            <text:p>This is your first time. Nice to meet you.</text:p>
          </table:table-cell>
        </table:table-row>
        <table:table-row table:style-name="ro6">
          <table:table-cell office:value-type="string">
            <text:p>ナツメッグ博士〯</text:p>
            <text:p>なるべく広く展開するのがコツじゃな</text:p>
          </table:table-cell>
          <table:table-cell office:value-type="string">
            <text:p>Dr. Nutmeg:</text:p>
            <text:p>The trick is to spread it as widely as possible.</text:p>
          </table:table-cell>
        </table:table-row>
        <table:table-row table:style-name="ro6">
          <table:table-cell office:value-type="string">
            <text:p>ナツメッグ博士〯</text:p>
            <text:p>ピースの形は覚えておくもんじゃよ</text:p>
          </table:table-cell>
          <table:table-cell office:value-type="string">
            <text:p>Dr. Nutmeg:</text:p>
            <text:p>You should remember the shape of the pieces.</text:p>
          </table:table-cell>
        </table:table-row>
        <table:table-row table:style-name="ro6">
          <table:table-cell office:value-type="string">
            <text:p>ナツメッグ博士〯</text:p>
            <text:p>あまり、欲張ってもいかんな</text:p>
          </table:table-cell>
          <table:table-cell office:value-type="string">
            <text:p>Dr. Nutmeg:</text:p>
            <text:p>Don't be too greedy.</text:p>
          </table:table-cell>
        </table:table-row>
        <table:table-row table:style-name="ro6">
          <table:table-cell office:value-type="string">
            <text:p>ナツメッグ博士〯</text:p>
            <text:p>年寄り扱いするなっ</text:p>
          </table:table-cell>
          <table:table-cell office:value-type="string">
            <text:p>Dr. Nutmeg:</text:p>
            <text:p>Don't treat me like an old man.</text:p>
          </table:table-cell>
        </table:table-row>
        <table:table-row table:style-name="ro6">
          <table:table-cell office:value-type="string">
            <text:p>ナツメッグ博士〯</text:p>
            <text:p>相手の出方を読まんといかん</text:p>
          </table:table-cell>
          <table:table-cell office:value-type="string">
            <text:p>Dr. Nutmeg:</text:p>
            <text:p>You have to read your opponent's moves.</text:p>
          </table:table-cell>
        </table:table-row>
        <table:table-row table:style-name="ro6">
          <table:table-cell office:value-type="string">
            <text:p>ナツメッグ博士〯</text:p>
            <text:p>ここに置くかな</text:p>
          </table:table-cell>
          <table:table-cell office:value-type="string">
            <text:p>Dr. Nutmeg:</text:p>
            <text:p>I'll put it here.</text:p>
          </table:table-cell>
        </table:table-row>
        <table:table-row table:style-name="ro6">
          <table:table-cell office:value-type="string">
            <text:p>ナツメッグ博士〯</text:p>
            <text:p>ここに置いておけば、後で効いてくるじゃろ</text:p>
          </table:table-cell>
          <table:table-cell office:value-type="string">
            <text:p>Dr. Nutmeg:</text:p>
            <text:p>If you leave it here, it'll start working later.</text:p>
          </table:table-cell>
        </table:table-row>
        <table:table-row table:style-name="ro6">
          <table:table-cell office:value-type="string">
            <text:p>ナツメッグ博士〯</text:p>
            <text:p>ピースは回転や裏返すことができるからな</text:p>
          </table:table-cell>
          <table:table-cell office:value-type="string">
            <text:p>Dr. Nutmeg:</text:p>
            <text:p>The pieces can be rotated and flipped over.</text:p>
          </table:table-cell>
        </table:table-row>
        <table:table-row table:style-name="ro6">
          <table:table-cell office:value-type="string">
            <text:p>ナツメッグ博士〯</text:p>
            <text:p>どうやらワシのペースじゃな</text:p>
          </table:table-cell>
          <table:table-cell office:value-type="string">
            <text:p>Dr. Nutmeg:</text:p>
            <text:p>It seems like I'm on my own pace.</text:p>
          </table:table-cell>
        </table:table-row>
        <table:table-row table:style-name="ro6">
          <table:table-cell office:value-type="string">
            <text:p>ナツメッグ博士〯</text:p>
            <text:p>このまま、逃げ切りたいもんじゃな</text:p>
          </table:table-cell>
          <table:table-cell office:value-type="string">
            <text:p>Dr. Nutmeg:</text:p>
            <text:p>I really want to get away with this.</text:p>
          </table:table-cell>
        </table:table-row>
        <table:table-row table:style-name="ro6">
          <table:table-cell office:value-type="string">
            <text:p>ナツメッグ博士〯</text:p>
            <text:p>皆、頑張ってはおるが、まだまだじゃな</text:p>
          </table:table-cell>
          <table:table-cell office:value-type="string">
            <text:p>Dr. Nutmeg:</text:p>
            <text:p>Everyone is trying their best, but we still have a long way to go.</text:p>
          </table:table-cell>
        </table:table-row>
        <table:table-row table:style-name="ro6">
          <table:table-cell office:value-type="string">
            <text:p>ナツメッグ博士〯</text:p>
            <text:p>うむ、なるほどなるほど</text:p>
          </table:table-cell>
          <table:table-cell office:value-type="string">
            <text:p>Dr. Nutmeg:</text:p>
            <text:p>Ah, I see, I see.</text:p>
          </table:table-cell>
        </table:table-row>
        <table:table-row table:style-name="ro6">
          <table:table-cell office:value-type="string">
            <text:p>ナツメッグ博士〯</text:p>
            <text:p>ここが勝負どころじゃな</text:p>
          </table:table-cell>
          <table:table-cell office:value-type="string">
            <text:p>Dr. Nutmeg:</text:p>
            <text:p>This is where the battle begins.</text:p>
          </table:table-cell>
        </table:table-row>
        <table:table-row table:style-name="ro6">
          <table:table-cell office:value-type="string">
            <text:p>ナツメッグ博士〯</text:p>
            <text:p>うーむ、どうもいかんな</text:p>
          </table:table-cell>
          <table:table-cell office:value-type="string">
            <text:p>Dr. Nutmeg:</text:p>
            <text:p>Hmm, that's not good.</text:p>
          </table:table-cell>
        </table:table-row>
        <table:table-row table:style-name="ro6">
          <table:table-cell office:value-type="string">
            <text:p>ナツメッグ博士〯</text:p>
            <text:p>残りピースを頭に入れておくことが大切じゃ</text:p>
          </table:table-cell>
          <table:table-cell office:value-type="string">
            <text:p>Dr. Nutmeg:</text:p>
            <text:p>It's important to keep the remaining pieces in mind.</text:p>
          </table:table-cell>
        </table:table-row>
        <table:table-row table:style-name="ro6">
          <table:table-cell office:value-type="string">
            <text:p>ナツメッグ博士〯</text:p>
            <text:p>このピースが残っとるのはまずいな…</text:p>
          </table:table-cell>
          <table:table-cell office:value-type="string">
            <text:p>Dr. Nutmeg:</text:p>
            <text:p>It's not good that this piece is still there...</text:p>
          </table:table-cell>
        </table:table-row>
        <table:table-row table:style-name="ro6">
          <table:table-cell office:value-type="string">
            <text:p>ナツメッグ博士〯</text:p>
            <text:p>おや、ワシの勝ちかね</text:p>
          </table:table-cell>
          <table:table-cell office:value-type="string">
            <text:p>Dr. Nutmeg:</text:p>
            <text:p>Oh, I think I've won.</text:p>
          </table:table-cell>
        </table:table-row>
        <table:table-row table:style-name="ro6">
          <table:table-cell office:value-type="string">
            <text:p>ナツメッグ博士〯</text:p>
            <text:p>ここまでじゃな</text:p>
          </table:table-cell>
          <table:table-cell office:value-type="string">
            <text:p>Dr. Nutmeg:</text:p>
            <text:p>That's it.</text:p>
          </table:table-cell>
        </table:table-row>
        <table:table-row table:style-name="ro6">
          <table:table-cell office:value-type="string">
            <text:p>ナツメッグ博士〯</text:p>
            <text:p>もう少し置きたかったんじゃが…</text:p>
          </table:table-cell>
          <table:table-cell office:value-type="string">
            <text:p>Dr. Nutmeg:</text:p>
            <text:p>I wanted to go at it a little longer, but...</text:p>
          </table:table-cell>
        </table:table-row>
        <table:table-row table:style-name="ro6">
          <table:table-cell office:value-type="string">
            <text:p>ナツメッグ博士〯</text:p>
            <text:p>ワシはもう置けんのか…</text:p>
          </table:table-cell>
          <table:table-cell office:value-type="string">
            <text:p>Dr. Nutmeg:</text:p>
            <text:p>Can't I place anymore...?</text:p>
          </table:table-cell>
        </table:table-row>
        <table:table-row table:style-name="ro6">
          <table:table-cell office:value-type="string">
            <text:p>オットー〯</text:p>
            <text:p>ようし、オレからだな</text:p>
          </table:table-cell>
          <table:table-cell office:value-type="string">
            <text:p>Otto:</text:p>
            <text:p>Okay, I'll start.</text:p>
          </table:table-cell>
        </table:table-row>
        <table:table-row table:style-name="ro6">
          <table:table-cell office:value-type="string">
            <text:p>オットー〯</text:p>
            <text:p>ようし、次はオレだな</text:p>
          </table:table-cell>
          <table:table-cell office:value-type="string">
            <text:p>Otto:</text:p>
            <text:p>Okay, I'm next.</text:p>
          </table:table-cell>
        </table:table-row>
        <table:table-row table:style-name="ro6">
          <table:table-cell office:value-type="string">
            <text:p>オットー〯</text:p>
            <text:p>さてと、そろそろ出発だ</text:p>
          </table:table-cell>
          <table:table-cell office:value-type="string">
            <text:p>Otto:</text:p>
            <text:p>Well then, it's time to play.</text:p>
          </table:table-cell>
        </table:table-row>
        <table:table-row table:style-name="ro6">
          <table:table-cell office:value-type="string">
            <text:p>オットー〯</text:p>
            <text:p>やっとオレの番がきたようだな</text:p>
          </table:table-cell>
          <table:table-cell office:value-type="string">
            <text:p>Otto:</text:p>
            <text:p>Looks like my turn has finally come.</text:p>
          </table:table-cell>
        </table:table-row>
        <table:table-row table:style-name="ro6">
          <table:table-cell office:value-type="string">
            <text:p>オットー〯</text:p>
            <text:p>最初の離陸が肝心だからな</text:p>
          </table:table-cell>
          <table:table-cell office:value-type="string">
            <text:p>Otto:</text:p>
            <text:p>The first takeoff is crucial.</text:p>
          </table:table-cell>
        </table:table-row>
        <table:table-row table:style-name="ro6">
          <table:table-cell office:value-type="string">
            <text:p>オットー〯</text:p>
            <text:p>さてと いっちょうやってやるぜ</text:p>
          </table:table-cell>
          <table:table-cell office:value-type="string">
            <text:p>Otto:</text:p>
            <text:p>Okay then, let's do this.</text:p>
          </table:table-cell>
        </table:table-row>
        <table:table-row table:style-name="ro6">
          <table:table-cell office:value-type="string">
            <text:p>オットー〯</text:p>
            <text:p>へへっ</text:p>
          </table:table-cell>
          <table:table-cell office:value-type="string">
            <text:p>Otto:</text:p>
            <text:p>Hehe.</text:p>
          </table:table-cell>
        </table:table-row>
        <table:table-row table:style-name="ro6">
          <table:table-cell office:value-type="string">
            <text:p>オットー〯</text:p>
            <text:p>鳥はいいなあ あんなに自由に空を飛べて</text:p>
          </table:table-cell>
          <table:table-cell office:value-type="string">
            <text:p>Otto:</text:p>
            <text:p>Birds are so lucky, they can fly so freely in the sky.</text:p>
          </table:table-cell>
        </table:table-row>
        <table:table-row table:style-name="ro6">
          <table:table-cell office:value-type="string">
            <text:p>オットー〯</text:p>
            <text:p>これでどうだ</text:p>
          </table:table-cell>
          <table:table-cell office:value-type="string">
            <text:p>Otto:</text:p>
            <text:p>How about this?</text:p>
          </table:table-cell>
        </table:table-row>
        <table:table-row table:style-name="ro6">
          <table:table-cell office:value-type="string">
            <text:p>オットー〯</text:p>
            <text:p>オレ達はいつかこの大空を飛んでみせる！</text:p>
          </table:table-cell>
          <table:table-cell office:value-type="string">
            <text:p>Otto:</text:p>
            <text:p>One day we'll fly in this vast sky!</text:p>
          </table:table-cell>
        </table:table-row>
        <table:table-row table:style-name="ro6">
          <table:table-cell office:value-type="string">
            <text:p>オットー〯</text:p>
            <text:p>おっ、上空にいい風が吹いているな</text:p>
          </table:table-cell>
          <table:table-cell office:value-type="string">
            <text:p>Otto:</text:p>
            <text:p>Oh, there's a nice wind blowing up in the sky.</text:p>
          </table:table-cell>
        </table:table-row>
        <table:table-row table:style-name="ro6">
          <table:table-cell office:value-type="string">
            <text:p>オットー〯</text:p>
            <text:p>オレはオットーってんだ よろしくな</text:p>
          </table:table-cell>
          <table:table-cell office:value-type="string">
            <text:p>Otto:</text:p>
            <text:p>My name is Otto. Nice to meet you.</text:p>
          </table:table-cell>
        </table:table-row>
        <table:table-row table:style-name="ro6">
          <table:table-cell office:value-type="string">
            <text:p>オットー〯</text:p>
            <text:p>ようし いい調子だ！</text:p>
          </table:table-cell>
          <table:table-cell office:value-type="string">
            <text:p>Otto:</text:p>
            <text:p>All right, going well!</text:p>
          </table:table-cell>
        </table:table-row>
        <table:table-row table:style-name="ro6">
          <table:table-cell office:value-type="string">
            <text:p>オットー〯</text:p>
            <text:p>ん？ 今なんか空を飛ぶヒントが…</text:p>
          </table:table-cell>
          <table:table-cell office:value-type="string">
            <text:p>Otto:</text:p>
            <text:p>Hm? I just got an idea about flying...</text:p>
          </table:table-cell>
        </table:table-row>
        <table:table-row table:style-name="ro6">
          <table:table-cell office:value-type="string">
            <text:p>オットー〯</text:p>
            <text:p>へん、このくらいでは諦めないぜ</text:p>
          </table:table-cell>
          <table:table-cell office:value-type="string">
            <text:p>Otto:</text:p>
            <text:p>Hmm, I'm not going to give up just like that.</text:p>
          </table:table-cell>
        </table:table-row>
        <table:table-row table:style-name="ro6">
          <table:table-cell office:value-type="string">
            <text:p>オットー〯</text:p>
            <text:p>まだまだ これからよ！</text:p>
          </table:table-cell>
          <table:table-cell office:value-type="string">
            <text:p>Otto:</text:p>
            <text:p>There's still more to come!</text:p>
          </table:table-cell>
        </table:table-row>
        <table:table-row table:style-name="ro6">
          <table:table-cell office:value-type="string">
            <text:p>オットー〯</text:p>
            <text:p>風に乗れ！</text:p>
          </table:table-cell>
          <table:table-cell office:value-type="string">
            <text:p>Otto:</text:p>
            <text:p>Ride the wind!</text:p>
          </table:table-cell>
        </table:table-row>
        <table:table-row table:style-name="ro6">
          <table:table-cell office:value-type="string">
            <text:p>オットー〯</text:p>
            <text:p>おっと、おれの番か</text:p>
          </table:table-cell>
          <table:table-cell office:value-type="string">
            <text:p>Otto:</text:p>
            <text:p>Oh, it's my turn.</text:p>
          </table:table-cell>
        </table:table-row>
        <table:table-row table:style-name="ro6">
          <table:table-cell office:value-type="string">
            <text:p>オットー〯</text:p>
            <text:p>あんた、難しく考えすぎだよ</text:p>
          </table:table-cell>
          <table:table-cell office:value-type="string">
            <text:p>Otto:</text:p>
            <text:p>You're thinking too hard.</text:p>
          </table:table-cell>
        </table:table-row>
        <table:table-row table:style-name="ro6">
          <table:table-cell office:value-type="string">
            <text:p>オットー〯</text:p>
            <text:p>これでどうだ</text:p>
          </table:table-cell>
          <table:table-cell office:value-type="string">
            <text:p>Otto:</text:p>
            <text:p>How about this?</text:p>
          </table:table-cell>
        </table:table-row>
        <table:table-row table:style-name="ro6">
          <table:table-cell office:value-type="string">
            <text:p>オットー〯</text:p>
            <text:p>ほら、そんな恐い顔すんなって</text:p>
          </table:table-cell>
          <table:table-cell office:value-type="string">
            <text:p>Otto:</text:p>
            <text:p>Come on, don't make such a scary face.</text:p>
          </table:table-cell>
        </table:table-row>
        <table:table-row table:style-name="ro6">
          <table:table-cell office:value-type="string">
            <text:p>オットー〯</text:p>
            <text:p>とどめだっ！</text:p>
          </table:table-cell>
          <table:table-cell office:value-type="string">
            <text:p>Otto:</text:p>
            <text:p>That's the finishing blow!</text:p>
          </table:table-cell>
        </table:table-row>
        <table:table-row table:style-name="ro6">
          <table:table-cell office:value-type="string">
            <text:p>オットー〯</text:p>
            <text:p>よし、いいぞ！</text:p>
          </table:table-cell>
          <table:table-cell office:value-type="string">
            <text:p>Otto:</text:p>
            <text:p>Okay, good!</text:p>
          </table:table-cell>
        </table:table-row>
        <table:table-row table:style-name="ro6">
          <table:table-cell office:value-type="string">
            <text:p>オットー〯</text:p>
            <text:p>まずいぞ、高度が下がってきた…</text:p>
          </table:table-cell>
          <table:table-cell office:value-type="string">
            <text:p>Otto:</text:p>
            <text:p>This is bad, we're losing altitude...</text:p>
          </table:table-cell>
        </table:table-row>
        <table:table-row table:style-name="ro6">
          <table:table-cell office:value-type="string">
            <text:p>オットー〯</text:p>
            <text:p>やばい、墜落する！</text:p>
          </table:table-cell>
          <table:table-cell office:value-type="string">
            <text:p>Otto:</text:p>
            <text:p>Oh no, we're going to crash!</text:p>
          </table:table-cell>
        </table:table-row>
        <table:table-row table:style-name="ro6">
          <table:table-cell office:value-type="string">
            <text:p>オットー〯</text:p>
            <text:p>最後まで諦めてたまるかっ！</text:p>
          </table:table-cell>
          <table:table-cell office:value-type="string">
            <text:p>Otto:</text:p>
            <text:p>I won't give up until the very end!</text:p>
          </table:table-cell>
        </table:table-row>
        <table:table-row table:style-name="ro6">
          <table:table-cell office:value-type="string">
            <text:p>オットー〯</text:p>
            <text:p>くー この緊張感がたまらねえ</text:p>
          </table:table-cell>
          <table:table-cell office:value-type="string">
            <text:p>Otto:</text:p>
            <text:p>Ah, this tension is unbearable.</text:p>
          </table:table-cell>
        </table:table-row>
        <table:table-row table:style-name="ro6">
          <table:table-cell office:value-type="string">
            <text:p>オットー〯</text:p>
            <text:p>手に汗握る展開だな</text:p>
          </table:table-cell>
          <table:table-cell office:value-type="string">
            <text:p>Otto:</text:p>
            <text:p>This is going to be a nail-biter.</text:p>
          </table:table-cell>
        </table:table-row>
        <table:table-row table:style-name="ro6">
          <table:table-cell office:value-type="string">
            <text:p>オットー〯</text:p>
            <text:p>やったー！ 一番だっ！</text:p>
          </table:table-cell>
          <table:table-cell office:value-type="string">
            <text:p>Otto:</text:p>
            <text:p>Yay! I'm number one!</text:p>
          </table:table-cell>
        </table:table-row>
        <table:table-row table:style-name="ro6">
          <table:table-cell office:value-type="string">
            <text:p>オットー〯</text:p>
            <text:p>もう少しだったのに…</text:p>
          </table:table-cell>
          <table:table-cell office:value-type="string">
            <text:p>Otto:</text:p>
            <text:p>I was so close...</text:p>
          </table:table-cell>
        </table:table-row>
        <table:table-row table:style-name="ro6">
          <table:table-cell office:value-type="string">
            <text:p>オットー〯</text:p>
            <text:p>こんな所で夢を諦めるわけには…</text:p>
          </table:table-cell>
          <table:table-cell office:value-type="string">
            <text:p>Otto:</text:p>
            <text:p>I can't give up on my dreams in a place like this...</text:p>
          </table:table-cell>
        </table:table-row>
        <table:table-row table:style-name="ro6">
          <table:table-cell office:value-type="string">
            <text:p>オットー〯</text:p>
            <text:p>うわあ！ 墜落だあ！</text:p>
          </table:table-cell>
          <table:table-cell office:value-type="string">
            <text:p>Otto:</text:p>
            <text:p>Wow! It's crashing!</text:p>
          </table:table-cell>
        </table:table-row>
        <table:table-row table:style-name="ro6">
          <table:table-cell office:value-type="string">
            <text:p>ウィリー〯</text:p>
            <text:p>あ、ボクからだったね</text:p>
          </table:table-cell>
          <table:table-cell office:value-type="string">
            <text:p>Willie:</text:p>
            <text:p>I'll start.</text:p>
          </table:table-cell>
        </table:table-row>
        <table:table-row table:style-name="ro6">
          <table:table-cell office:value-type="string">
            <text:p>ウィリー〯</text:p>
            <text:p>それじゃあいくよ</text:p>
          </table:table-cell>
          <table:table-cell office:value-type="string">
            <text:p>Willie:</text:p>
            <text:p>Here we go.</text:p>
          </table:table-cell>
        </table:table-row>
        <table:table-row table:style-name="ro6">
          <table:table-cell office:value-type="string">
            <text:p>ウィリー〯</text:p>
            <text:p>最初はこのピースって決めているんだ</text:p>
          </table:table-cell>
          <table:table-cell office:value-type="string">
            <text:p>Willie:</text:p>
            <text:p>I decided on this piece first.</text:p>
          </table:table-cell>
        </table:table-row>
        <table:table-row table:style-name="ro6">
          <table:table-cell office:value-type="string">
            <text:p>ウィリー〯</text:p>
            <text:p>またボクが一番最後かあ…</text:p>
          </table:table-cell>
          <table:table-cell office:value-type="string">
            <text:p>Willie:</text:p>
            <text:p>I'm the last one again...</text:p>
          </table:table-cell>
        </table:table-row>
        <table:table-row table:style-name="ro6">
          <table:table-cell office:value-type="string">
            <text:p>ウィリー〯</text:p>
            <text:p>ボクの番だね</text:p>
          </table:table-cell>
          <table:table-cell office:value-type="string">
            <text:p>Willie:</text:p>
            <text:p>It's my turn</text:p>
          </table:table-cell>
        </table:table-row>
        <table:table-row table:style-name="ro6">
          <table:table-cell office:value-type="string">
            <text:p>ウィリー〯</text:p>
            <text:p>ここでけん制しておこう</text:p>
          </table:table-cell>
          <table:table-cell office:value-type="string">
            <text:p>Willie:</text:p>
            <text:p>Let's put a stop to this.</text:p>
          </table:table-cell>
        </table:table-row>
        <table:table-row table:style-name="ro6">
          <table:table-cell office:value-type="string">
            <text:p>ウィリー〯</text:p>
            <text:p>今のうちにこのピースを…</text:p>
          </table:table-cell>
          <table:table-cell office:value-type="string">
            <text:p>Willie:</text:p>
            <text:p>Put this piece while I can...</text:p>
          </table:table-cell>
        </table:table-row>
        <table:table-row table:style-name="ro6">
          <table:table-cell office:value-type="string">
            <text:p>ウィリー〯</text:p>
            <text:p>ボクは機械いじりが好きなんだ</text:p>
          </table:table-cell>
          <table:table-cell office:value-type="string">
            <text:p>Willie:</text:p>
            <text:p>I like tinkering with machines.</text:p>
          </table:table-cell>
        </table:table-row>
        <table:table-row table:style-name="ro6">
          <table:table-cell office:value-type="string">
            <text:p>ウィリー〯</text:p>
            <text:p>さあ勝負を楽しもう</text:p>
          </table:table-cell>
          <table:table-cell office:value-type="string">
            <text:p>Willie:</text:p>
            <text:p>Let's enjoy the game.</text:p>
          </table:table-cell>
        </table:table-row>
        <table:table-row table:style-name="ro6">
          <table:table-cell office:value-type="string">
            <text:p>ウィリー〯</text:p>
            <text:p>小さい頃から鳥に憧れているんだ</text:p>
          </table:table-cell>
          <table:table-cell office:value-type="string">
            <text:p>Willie:</text:p>
            <text:p>I've been fascinated by birds since I was a little kid.</text:p>
          </table:table-cell>
        </table:table-row>
        <table:table-row table:style-name="ro6">
          <table:table-cell office:value-type="string">
            <text:p>ウィリー〯</text:p>
            <text:p>外でやるブロックスは最高だね</text:p>
          </table:table-cell>
          <table:table-cell office:value-type="string">
            <text:p>Willie:</text:p>
            <text:p>Playing Blokus outside is the best.</text:p>
          </table:table-cell>
        </table:table-row>
        <table:table-row table:style-name="ro7">
          <table:table-cell office:value-type="string">
            <text:p>ウィリー〯</text:p>
            <text:p>$e0さん</text:p>
            <text:p>やりますねえ</text:p>
          </table:table-cell>
          <table:table-cell office:value-type="string">
            <text:p>Willie:</text:p>
            <text:p>$e0, I'll do it.</text:p>
          </table:table-cell>
        </table:table-row>
        <table:table-row table:style-name="ro6">
          <table:table-cell office:value-type="string">
            <text:p>ウィリー〯</text:p>
            <text:p>ふふ 楽しいなあ</text:p>
          </table:table-cell>
          <table:table-cell office:value-type="string">
            <text:p>Willie:</text:p>
            <text:p>Hehe, that's fun.</text:p>
          </table:table-cell>
        </table:table-row>
        <table:table-row table:style-name="ro6">
          <table:table-cell office:value-type="string">
            <text:p>ウィリー〯</text:p>
            <text:p>ようしどんどんいくよ</text:p>
          </table:table-cell>
          <table:table-cell office:value-type="string">
            <text:p>Willie:</text:p>
            <text:p>Okay, let's keep going.</text:p>
          </table:table-cell>
        </table:table-row>
        <table:table-row table:style-name="ro6">
          <table:table-cell office:value-type="string">
            <text:p>ウィリー〯</text:p>
            <text:p>ボクにばかりいじわるしてない？</text:p>
          </table:table-cell>
          <table:table-cell office:value-type="string">
            <text:p>Willie:</text:p>
            <text:p>Aren't you always mean to me?</text:p>
          </table:table-cell>
        </table:table-row>
        <table:table-row table:style-name="ro6">
          <table:table-cell office:value-type="string">
            <text:p>ウィリー〯</text:p>
            <text:p>あー、そこに置こうと思っていたのに…</text:p>
          </table:table-cell>
          <table:table-cell office:value-type="string">
            <text:p>Willie:</text:p>
            <text:p>Oh, I was going to put it there...</text:p>
          </table:table-cell>
        </table:table-row>
        <table:table-row table:style-name="ro6">
          <table:table-cell office:value-type="string">
            <text:p>ウィリー〯</text:p>
            <text:p>ここからが勝負だね</text:p>
          </table:table-cell>
          <table:table-cell office:value-type="string">
            <text:p>Willie:</text:p>
            <text:p>This is where the real battle begins.</text:p>
          </table:table-cell>
        </table:table-row>
        <table:table-row table:style-name="ro6">
          <table:table-cell office:value-type="string">
            <text:p>ウィリー〯</text:p>
            <text:p>みんな真剣な表情だね</text:p>
          </table:table-cell>
          <table:table-cell office:value-type="string">
            <text:p>Willie:</text:p>
            <text:p>Everyone looks so serious.</text:p>
          </table:table-cell>
        </table:table-row>
        <table:table-row table:style-name="ro6">
          <table:table-cell office:value-type="string">
            <text:p>ウィリー〯</text:p>
            <text:p>あそこには置かないでおくれよ…</text:p>
          </table:table-cell>
          <table:table-cell office:value-type="string">
            <text:p>Willie:</text:p>
            <text:p>Don't put it there...</text:p>
          </table:table-cell>
        </table:table-row>
        <table:table-row table:style-name="ro6">
          <table:table-cell office:value-type="string">
            <text:p>ウィリー〯</text:p>
            <text:p>あ、ここに置けそうだ</text:p>
          </table:table-cell>
          <table:table-cell office:value-type="string">
            <text:p>Willie:</text:p>
            <text:p>Oh, I think I can put it here.</text:p>
          </table:table-cell>
        </table:table-row>
        <table:table-row table:style-name="ro6">
          <table:table-cell office:value-type="string">
            <text:p>ウィリー〯</text:p>
            <text:p>この調子でいけるといいんだけど…</text:p>
          </table:table-cell>
          <table:table-cell office:value-type="string">
            <text:p>Willie:</text:p>
            <text:p>I hope it keeps up...</text:p>
          </table:table-cell>
        </table:table-row>
        <table:table-row table:style-name="ro6">
          <table:table-cell office:value-type="string">
            <text:p>ウィリー〯</text:p>
            <text:p>先にこのピースを置いて…</text:p>
          </table:table-cell>
          <table:table-cell office:value-type="string">
            <text:p>Willie:</text:p>
            <text:p>Put this piece down first...</text:p>
          </table:table-cell>
        </table:table-row>
        <table:table-row table:style-name="ro6">
          <table:table-cell office:value-type="string">
            <text:p>ウィリー〯</text:p>
            <text:p>もう一息だ</text:p>
          </table:table-cell>
          <table:table-cell office:value-type="string">
            <text:p>Willie:</text:p>
            <text:p>Just one more step.</text:p>
          </table:table-cell>
        </table:table-row>
        <table:table-row table:style-name="ro6">
          <table:table-cell office:value-type="string">
            <text:p>ウィリー〯</text:p>
            <text:p>置けるところがなくなってきたな…</text:p>
          </table:table-cell>
          <table:table-cell office:value-type="string">
            <text:p>Willie:</text:p>
            <text:p>I'm running out of space...</text:p>
          </table:table-cell>
        </table:table-row>
        <table:table-row table:style-name="ro6">
          <table:table-cell office:value-type="string">
            <text:p>ウィリー〯</text:p>
            <text:p>弱ったなあ</text:p>
          </table:table-cell>
          <table:table-cell office:value-type="string">
            <text:p>Willie:</text:p>
            <text:p>You're weak.</text:p>
          </table:table-cell>
        </table:table-row>
        <table:table-row table:style-name="ro6">
          <table:table-cell office:value-type="string">
            <text:p>ウィリー〯</text:p>
            <text:p>メ、メガネが曇って見えないよ</text:p>
          </table:table-cell>
          <table:table-cell office:value-type="string">
            <text:p>Willie:</text:p>
            <text:p>My glasses are fogged up and I can't see.</text:p>
          </table:table-cell>
        </table:table-row>
        <table:table-row table:style-name="ro6">
          <table:table-cell office:value-type="string">
            <text:p>ウィリー〯</text:p>
            <text:p>見ていてくれよ、兄さん</text:p>
          </table:table-cell>
          <table:table-cell office:value-type="string">
            <text:p>Willie:</text:p>
            <text:p>Just watch me, bro.</text:p>
          </table:table-cell>
        </table:table-row>
        <table:table-row table:style-name="ro6">
          <table:table-cell office:value-type="string">
            <text:p>ウィリー〯</text:p>
            <text:p>あ、汗が目に…</text:p>
          </table:table-cell>
          <table:table-cell office:value-type="string">
            <text:p>Willie:</text:p>
            <text:p>Oh, the sweat is in my eyes...</text:p>
          </table:table-cell>
        </table:table-row>
        <table:table-row table:style-name="ro6">
          <table:table-cell office:value-type="string">
            <text:p>ウィリー〯</text:p>
            <text:p>えっ？ ボクが勝ってしまったのかい</text:p>
          </table:table-cell>
          <table:table-cell office:value-type="string">
            <text:p>Willie:</text:p>
            <text:p>Huh? I won?</text:p>
          </table:table-cell>
        </table:table-row>
        <table:table-row table:style-name="ro6">
          <table:table-cell office:value-type="string">
            <text:p>ウィリー〯</text:p>
            <text:p>うらやましいなあ</text:p>
          </table:table-cell>
          <table:table-cell office:value-type="string">
            <text:p>Willie:</text:p>
            <text:p>I'm so jealous</text:p>
          </table:table-cell>
        </table:table-row>
        <table:table-row table:style-name="ro6">
          <table:table-cell office:value-type="string">
            <text:p>ウィリー〯</text:p>
            <text:p>あーあ、また負けちゃったよ</text:p>
          </table:table-cell>
          <table:table-cell office:value-type="string">
            <text:p>Willie:</text:p>
            <text:p>Oh no, I lost again.</text:p>
          </table:table-cell>
        </table:table-row>
        <table:table-row table:style-name="ro6">
          <table:table-cell office:value-type="string">
            <text:p>ウィリー〯</text:p>
            <text:p>これじゃまだ全然飛べそうにないよ</text:p>
          </table:table-cell>
          <table:table-cell office:value-type="string">
            <text:p>Willie:</text:p>
            <text:p>This still doesn't look like it can fly at all.</text:p>
          </table:table-cell>
        </table:table-row>
        <table:table-row table:style-name="ro6">
          <table:table-cell office:value-type="string">
            <text:p>エレファント親分〯</text:p>
            <text:p>おお！ ワシからか うんうん</text:p>
          </table:table-cell>
          <table:table-cell office:value-type="string">
            <text:p>Boss Elephant:</text:p>
            <text:p>I'l start. Ha ha.</text:p>
          </table:table-cell>
        </table:table-row>
        <table:table-row table:style-name="ro6">
          <table:table-cell office:value-type="string">
            <text:p>エレファント親分〯</text:p>
            <text:p>ヘッヘッヘッヘッ 見てろよぉ！</text:p>
          </table:table-cell>
          <table:table-cell office:value-type="string">
            <text:p>Boss Elephant:</text:p>
            <text:p>Hehehehe, watch this.</text:p>
          </table:table-cell>
        </table:table-row>
        <table:table-row table:style-name="ro6">
          <table:table-cell office:value-type="string">
            <text:p>エレファント親分〯</text:p>
            <text:p>グフフフフフ！</text:p>
          </table:table-cell>
          <table:table-cell office:value-type="string">
            <text:p>Boss Elephant:</text:p>
            <text:p>Mmhmm!</text:p>
          </table:table-cell>
        </table:table-row>
        <table:table-row table:style-name="ro6">
          <table:table-cell office:value-type="string">
            <text:p>エレファント親分〯</text:p>
            <text:p>待ちくたびれて 腹が減ったぞっ！</text:p>
          </table:table-cell>
          <table:table-cell office:value-type="string">
            <text:p>Boss Elephant:</text:p>
            <text:p>I'm getting hungry from waiting!</text:p>
          </table:table-cell>
        </table:table-row>
        <table:table-row table:style-name="ro6">
          <table:table-cell office:value-type="string">
            <text:p>エレファント親分〯</text:p>
            <text:p>ワシの番だな</text:p>
          </table:table-cell>
          <table:table-cell office:value-type="string">
            <text:p>Boss Elephant:</text:p>
            <text:p>It's my turn.</text:p>
          </table:table-cell>
        </table:table-row>
        <table:table-row table:style-name="ro6">
          <table:table-cell office:value-type="string">
            <text:p>エイプリル＆メイ〯</text:p>
            <text:p>ガンバレ親分！</text:p>
          </table:table-cell>
          <table:table-cell office:value-type="string">
            <text:p>April and May:</text:p>
            <text:p>Good luck, Boss!</text:p>
          </table:table-cell>
        </table:table-row>
        <table:table-row table:style-name="ro6">
          <table:table-cell office:value-type="string">
            <text:p>エレファント親分〯</text:p>
            <text:p>腹が減ったぞ 食い物はねえのかっ！</text:p>
          </table:table-cell>
          <table:table-cell office:value-type="string">
            <text:p>Boss Elephant:</text:p>
            <text:p>I'm hungry. Is there any food?</text:p>
          </table:table-cell>
        </table:table-row>
        <table:table-row table:style-name="ro7">
          <table:table-cell office:value-type="string">
            <text:p>エレファント親分〯</text:p>
            <text:p>キラーエレファント団を、ただの盗賊と</text:p>
            <text:p>思うなよ</text:p>
          </table:table-cell>
          <table:table-cell office:value-type="string">
            <text:p>Boss Elephant:</text:p>
            <text:p>Don't think of the Killer Elephants as just thieves.</text:p>
          </table:table-cell>
        </table:table-row>
        <table:table-row table:style-name="ro6">
          <table:table-cell office:value-type="string">
            <text:p>エレファント親分〯</text:p>
            <text:p>ふん！</text:p>
          </table:table-cell>
          <table:table-cell office:value-type="string">
            <text:p>Boss Elephant:</text:p>
            <text:p>Hmph!</text:p>
          </table:table-cell>
        </table:table-row>
        <table:table-row table:style-name="ro6">
          <table:table-cell office:value-type="string">
            <text:p>エレファント親分〯</text:p>
            <text:p>ガハハハ！ おめえ見所のあるヤツだな！</text:p>
          </table:table-cell>
          <table:table-cell office:value-type="string">
            <text:p>Boss Elephant:</text:p>
            <text:p>Hahaha! You're an interesting one!</text:p>
          </table:table-cell>
        </table:table-row>
        <table:table-row table:style-name="ro6">
          <table:table-cell office:value-type="string">
            <text:p>エレファント親分〯</text:p>
            <text:p>あ〜 眠りてえ気分だ…</text:p>
          </table:table-cell>
          <table:table-cell office:value-type="string">
            <text:p>Boss Elephant:</text:p>
            <text:p>Ah, I feel like sleeping...</text:p>
          </table:table-cell>
        </table:table-row>
        <table:table-row table:style-name="ro6">
          <table:table-cell office:value-type="string">
            <text:p>エレファント親分〯</text:p>
            <text:p>ん？ 見ねえ顔だな せいぜい気をつけな</text:p>
          </table:table-cell>
          <table:table-cell office:value-type="string">
            <text:p>Boss Elephant:</text:p>
            <text:p>Huh? You don't look like me. Just be careful.</text:p>
          </table:table-cell>
        </table:table-row>
        <table:table-row table:style-name="ro6">
          <table:table-cell office:value-type="string">
            <text:p>エレファント親分〯</text:p>
            <text:p>ガハハハハハ！ 誰もワシを止められんぞ！</text:p>
          </table:table-cell>
          <table:table-cell office:value-type="string">
            <text:p>Boss Elephant:</text:p>
            <text:p>Gahahahaha! No one can stop me!</text:p>
          </table:table-cell>
        </table:table-row>
        <table:table-row table:style-name="ro6">
          <table:table-cell office:value-type="string">
            <text:p>エレファント親分〯</text:p>
            <text:p>ワシに小細工は通用しねえぞ！</text:p>
          </table:table-cell>
          <table:table-cell office:value-type="string">
            <text:p>Boss Elephant:</text:p>
            <text:p>Your tricks won't work on me!</text:p>
          </table:table-cell>
        </table:table-row>
        <table:table-row table:style-name="ro6">
          <table:table-cell office:value-type="string">
            <text:p>エレファント親分〯</text:p>
            <text:p>んんっ？ そこに置くのか？</text:p>
          </table:table-cell>
          <table:table-cell office:value-type="string">
            <text:p>Boss Elephant:</text:p>
            <text:p>Hmm? Are you going to put it there?</text:p>
          </table:table-cell>
        </table:table-row>
        <table:table-row table:style-name="ro6">
          <table:table-cell office:value-type="string">
            <text:p>エレファント親分〯</text:p>
            <text:p>う〜む… 調子が出ねえな…</text:p>
          </table:table-cell>
          <table:table-cell office:value-type="string">
            <text:p>Boss Elephant:</text:p>
            <text:p>Hmm... I'm not in good shape...</text:p>
          </table:table-cell>
        </table:table-row>
        <table:table-row table:style-name="ro6">
          <table:table-cell office:value-type="string">
            <text:p>エレファント親分〯</text:p>
            <text:p>あそこは塞ぐんじゃねえぞっ！</text:p>
          </table:table-cell>
          <table:table-cell office:value-type="string">
            <text:p>Boss Elephant:</text:p>
            <text:p>Don't block that place!</text:p>
          </table:table-cell>
        </table:table-row>
        <table:table-row table:style-name="ro6">
          <table:table-cell office:value-type="string">
            <text:p>エレファント親分〯</text:p>
            <text:p>ガハハハハハハ！</text:p>
          </table:table-cell>
          <table:table-cell office:value-type="string">
            <text:p>Boss Elephant:</text:p>
            <text:p>Gahahahaha!</text:p>
          </table:table-cell>
        </table:table-row>
        <table:table-row table:style-name="ro6">
          <table:table-cell office:value-type="string">
            <text:p>エレファント親分〯</text:p>
            <text:p>ほれ！</text:p>
          </table:table-cell>
          <table:table-cell office:value-type="string">
            <text:p>Boss Elephant:</text:p>
            <text:p>Here you go!</text:p>
          </table:table-cell>
        </table:table-row>
        <table:table-row table:style-name="ro6">
          <table:table-cell office:value-type="string">
            <text:p>エレファント親分〯</text:p>
            <text:p>こりゃあ どこ置いたって同じだな</text:p>
          </table:table-cell>
          <table:table-cell office:value-type="string">
            <text:p>Boss Elephant:</text:p>
            <text:p>This is the same no matter where you put it</text:p>
          </table:table-cell>
        </table:table-row>
        <table:table-row table:style-name="ro6">
          <table:table-cell office:value-type="string">
            <text:p>エレファント親分〯</text:p>
            <text:p>ワシの勝ちは決まったようなもんだな！</text:p>
          </table:table-cell>
          <table:table-cell office:value-type="string">
            <text:p>Boss Elephant:</text:p>
            <text:p>It looks like my victory is assured!</text:p>
          </table:table-cell>
        </table:table-row>
        <table:table-row table:style-name="ro6">
          <table:table-cell office:value-type="string">
            <text:p>エレファント親分〯</text:p>
            <text:p>おめえら！ もっと頑張りな！</text:p>
          </table:table-cell>
          <table:table-cell office:value-type="string">
            <text:p>Boss Elephant:</text:p>
            <text:p>You guys, try harder!</text:p>
          </table:table-cell>
        </table:table-row>
        <table:table-row table:style-name="ro6">
          <table:table-cell office:value-type="string">
            <text:p>エレファント親分〯</text:p>
            <text:p>ガハハハ！ ブチぬくぜい！</text:p>
          </table:table-cell>
          <table:table-cell office:value-type="string">
            <text:p>Boss Elephant:</text:p>
            <text:p>Gahahaha! I'll break through!</text:p>
          </table:table-cell>
        </table:table-row>
        <table:table-row table:style-name="ro7">
          <table:table-cell office:value-type="string">
            <text:p>エレファント親分〯</text:p>
            <text:p>むぅぅぅぅぅぅぅ！ 腹が減って頭が</text:p>
            <text:p>回らねえ！</text:p>
          </table:table-cell>
          <table:table-cell office:value-type="string">
            <text:p>Boss Elephant:</text:p>
            <text:p>Mmmmmmm! I'm so hungry I can't think straight!</text:p>
          </table:table-cell>
        </table:table-row>
        <table:table-row table:style-name="ro7">
          <table:table-cell office:value-type="string">
            <text:p>エレファント親分〯</text:p>
            <text:p>誰だぁ！？ ここにこんなピース置き</text:p>
            <text:p>やがったのは！</text:p>
          </table:table-cell>
          <table:table-cell office:value-type="string">
            <text:p>Boss Elephant:</text:p>
            <text:p>Who was it?! Who put these pieces here?!</text:p>
          </table:table-cell>
        </table:table-row>
        <table:table-row table:style-name="ro6">
          <table:table-cell office:value-type="string">
            <text:p>エレファント親分〯</text:p>
            <text:p>まだまだ！ 諦めねえぞ！</text:p>
          </table:table-cell>
          <table:table-cell office:value-type="string">
            <text:p>Boss Elephant:</text:p>
            <text:p>Not yet! I won't give up!</text:p>
          </table:table-cell>
        </table:table-row>
        <table:table-row table:style-name="ro6">
          <table:table-cell office:value-type="string">
            <text:p>エレファント親分〯</text:p>
            <text:p>そりゃ！</text:p>
          </table:table-cell>
          <table:table-cell office:value-type="string">
            <text:p>Boss Elephant:</text:p>
            <text:p>Of course!</text:p>
          </table:table-cell>
        </table:table-row>
        <table:table-row table:style-name="ro6">
          <table:table-cell office:value-type="string">
            <text:p>エレファント親分〯</text:p>
            <text:p>ハラ減った……</text:p>
          </table:table-cell>
          <table:table-cell office:value-type="string">
            <text:p>Boss Elephant:</text:p>
            <text:p>I'm hungry...</text:p>
          </table:table-cell>
        </table:table-row>
        <table:table-row table:style-name="ro6">
          <table:table-cell office:value-type="string">
            <text:p>エレファント親分〯</text:p>
            <text:p>ガッハッハッ ワシの勝ちだ！</text:p>
          </table:table-cell>
          <table:table-cell office:value-type="string">
            <text:p>Boss Elephant:</text:p>
            <text:p>Ha ha ha, I win!</text:p>
          </table:table-cell>
        </table:table-row>
        <table:table-row table:style-name="ro6">
          <table:table-cell office:value-type="string">
            <text:p>エレファント親分〯</text:p>
            <text:p>くぁ〜！ ２位か！</text:p>
          </table:table-cell>
          <table:table-cell office:value-type="string">
            <text:p>Boss Elephant:</text:p>
            <text:p>Ah! Second place!</text:p>
          </table:table-cell>
        </table:table-row>
        <table:table-row table:style-name="ro6">
          <table:table-cell office:value-type="string">
            <text:p>エレファント親分〯</text:p>
            <text:p>ちっ ３位か 中途半端な順位だぜ</text:p>
          </table:table-cell>
          <table:table-cell office:value-type="string">
            <text:p>Boss Elephant:</text:p>
            <text:p>Tch, third place? That's a half-assed ranking.</text:p>
          </table:table-cell>
        </table:table-row>
        <table:table-row table:style-name="ro6">
          <table:table-cell office:value-type="string">
            <text:p>エレファント親分〯</text:p>
            <text:p>何っ！ もう置けないだとっ！</text:p>
          </table:table-cell>
          <table:table-cell office:value-type="string">
            <text:p>Boss Elephant:</text:p>
            <text:p>What?! I can't put any more!</text:p>
          </table:table-cell>
        </table:table-row>
        <table:table-row table:style-name="ro6">
          <table:table-cell office:value-type="string">
            <text:p>エレファント部長〯</text:p>
            <text:p>うむ、なるほど 私の番からですな</text:p>
          </table:table-cell>
          <table:table-cell table:style-name="Excel_20_Built-in_20_Normal" office:value-type="string">
            <text:p>KE Chief of Personel:</text:p>
            <text:p>Ah, I see. It's my turn.</text:p>
          </table:table-cell>
        </table:table-row>
        <table:table-row table:style-name="ro6">
          <table:table-cell office:value-type="string">
            <text:p>エレファント部長〯</text:p>
            <text:p>次は私ですか</text:p>
          </table:table-cell>
          <table:table-cell table:style-name="Excel_20_Built-in_20_Normal" office:value-type="string">
            <text:p>KE Chief of Personel:</text:p>
            <text:p>Am I next?</text:p>
          </table:table-cell>
        </table:table-row>
        <table:table-row table:style-name="ro6">
          <table:table-cell office:value-type="string">
            <text:p>エレファント部長〯</text:p>
            <text:p>お手柔らかに</text:p>
          </table:table-cell>
          <table:table-cell table:style-name="Excel_20_Built-in_20_Normal" office:value-type="string">
            <text:p>KE Chief of Personel:</text:p>
            <text:p>Please be gentle.</text:p>
          </table:table-cell>
        </table:table-row>
        <table:table-row table:style-name="ro6">
          <table:table-cell office:value-type="string">
            <text:p>エレファント部長〯</text:p>
            <text:p>お手柔らかに</text:p>
          </table:table-cell>
          <table:table-cell table:style-name="Excel_20_Built-in_20_Normal" office:value-type="string">
            <text:p>KE Chief of Personel:</text:p>
            <text:p>Please be gentle.</text:p>
          </table:table-cell>
        </table:table-row>
        <table:table-row table:style-name="ro6">
          <table:table-cell office:value-type="string">
            <text:p>エレファント部長〯</text:p>
            <text:p>私の番ですな</text:p>
          </table:table-cell>
          <table:table-cell table:style-name="Excel_20_Built-in_20_Normal" office:value-type="string">
            <text:p>KE Chief of Personel:</text:p>
            <text:p>It's my turn</text:p>
          </table:table-cell>
        </table:table-row>
        <table:table-row table:style-name="ro6">
          <table:table-cell office:value-type="string">
            <text:p>エレファント部長〯</text:p>
            <text:p>ふむ、なるほどなるほど</text:p>
          </table:table-cell>
          <table:table-cell table:style-name="Excel_20_Built-in_20_Normal" office:value-type="string">
            <text:p>KE Chief of Personel:</text:p>
            <text:p>Hmm, I see, I see.</text:p>
          </table:table-cell>
        </table:table-row>
        <table:table-row table:style-name="ro6">
          <table:table-cell office:value-type="string">
            <text:p>エレファント部長〯</text:p>
            <text:p>ここはこれでしょう</text:p>
          </table:table-cell>
          <table:table-cell table:style-name="Excel_20_Built-in_20_Normal" office:value-type="string">
            <text:p>KE Chief of Personel:</text:p>
            <text:p>This is it.</text:p>
          </table:table-cell>
        </table:table-row>
        <table:table-row table:style-name="ro6">
          <table:table-cell office:value-type="string">
            <text:p>エレファント部長〯</text:p>
            <text:p>私は化石や遺跡などに興味があるのです</text:p>
          </table:table-cell>
          <table:table-cell table:style-name="Excel_20_Built-in_20_Normal" office:value-type="string">
            <text:p>KE Chief of Personel:</text:p>
            <text:p>I'm interested in fossils and ancient ruins.</text:p>
          </table:table-cell>
        </table:table-row>
        <table:table-row table:style-name="ro6">
          <table:table-cell office:value-type="string">
            <text:p>エレファント部長〯</text:p>
            <text:p>序盤は中央へ延ばすのが基本ですよ</text:p>
          </table:table-cell>
          <table:table-cell table:style-name="Excel_20_Built-in_20_Normal" office:value-type="string">
            <text:p>KE Chief of Personel:</text:p>
            <text:p>The classic approach is to build towards the center in the early game.</text:p>
          </table:table-cell>
        </table:table-row>
        <table:table-row table:style-name="ro7">
          <table:table-cell office:value-type="string">
            <text:p>エレファント部長〯</text:p>
            <text:p>今はかなわないことでも、諦めないこと</text:p>
            <text:p>ですよ</text:p>
          </table:table-cell>
          <table:table-cell table:style-name="Excel_20_Built-in_20_Normal" office:value-type="string">
            <text:p>KE Chief of Personel:</text:p>
            <text:p>Even if it's something you can't achieve right now, don't give up.</text:p>
          </table:table-cell>
        </table:table-row>
        <table:table-row table:style-name="ro6">
          <table:table-cell office:value-type="string">
            <text:p>エレファント部長〯</text:p>
            <text:p>普段外へは出ないので新鮮ですな</text:p>
          </table:table-cell>
          <table:table-cell table:style-name="Excel_20_Built-in_20_Normal" office:value-type="string">
            <text:p>KE Chief of Personel:</text:p>
            <text:p>I don't usually go outside, so it's a new experience for me.</text:p>
          </table:table-cell>
        </table:table-row>
        <table:table-row table:style-name="ro6">
          <table:table-cell office:value-type="string">
            <text:p>エレファント部長〯</text:p>
            <text:p>ふむ？ あまり見ない顔ですね よろしく</text:p>
          </table:table-cell>
          <table:table-cell table:style-name="Excel_20_Built-in_20_Normal" office:value-type="string">
            <text:p>KE Chief of Personel:</text:p>
            <text:p>Hmm? I don't see you often. Nice to meet you.</text:p>
          </table:table-cell>
        </table:table-row>
        <table:table-row table:style-name="ro6">
          <table:table-cell office:value-type="string">
            <text:p>エレファント部長〯</text:p>
            <text:p>前半の配置が後で効いてきますから</text:p>
          </table:table-cell>
          <table:table-cell table:style-name="Excel_20_Built-in_20_Normal" office:value-type="string">
            <text:p>KE Chief of Personel:</text:p>
            <text:p>The placement in the first half will come in handy later.</text:p>
          </table:table-cell>
        </table:table-row>
        <table:table-row table:style-name="ro6">
          <table:table-cell office:value-type="string">
            <text:p>エレファント部長〯</text:p>
            <text:p>この調子だとうまくいきそうだ</text:p>
          </table:table-cell>
          <table:table-cell table:style-name="Excel_20_Built-in_20_Normal" office:value-type="string">
            <text:p>KE Chief of Personel:</text:p>
            <text:p>If things go well, everything will go well.</text:p>
          </table:table-cell>
        </table:table-row>
        <table:table-row table:style-name="ro6">
          <table:table-cell office:value-type="string">
            <text:p>エレファント部長〯</text:p>
            <text:p>今の内にできるだけ広げておきたいのだが…</text:p>
          </table:table-cell>
          <table:table-cell table:style-name="Excel_20_Built-in_20_Normal" office:value-type="string">
            <text:p>KE Chief of Personel:</text:p>
            <text:p>I want to spread the word as much as possible while I still can...</text:p>
          </table:table-cell>
        </table:table-row>
        <table:table-row table:style-name="ro6">
          <table:table-cell office:value-type="string">
            <text:p>エレファント部長〯</text:p>
            <text:p>少しぐらい形勢が不利でも挽回できますよ</text:p>
          </table:table-cell>
          <table:table-cell table:style-name="Excel_20_Built-in_20_Normal" office:value-type="string">
            <text:p>KE Chief of Personel:</text:p>
            <text:p>Even if the situation is slightly unfavorable, you can still turn it around.</text:p>
          </table:table-cell>
        </table:table-row>
        <table:table-row table:style-name="ro6">
          <table:table-cell office:value-type="string">
            <text:p>エレファント部長〯</text:p>
            <text:p>あくまで慎重に進めるべきです</text:p>
          </table:table-cell>
          <table:table-cell table:style-name="Excel_20_Built-in_20_Normal" office:value-type="string">
            <text:p>KE Chief of Personel:</text:p>
            <text:p>We should proceed with caution.</text:p>
          </table:table-cell>
        </table:table-row>
        <table:table-row table:style-name="ro6">
          <table:table-cell office:value-type="string">
            <text:p>エレファント部長〯</text:p>
            <text:p>これはいい手になりそうだ</text:p>
          </table:table-cell>
          <table:table-cell table:style-name="Excel_20_Built-in_20_Normal" office:value-type="string">
            <text:p>KE Chief of Personel:</text:p>
            <text:p>This seems like a good idea.</text:p>
          </table:table-cell>
        </table:table-row>
        <table:table-row table:style-name="ro6">
          <table:table-cell office:value-type="string">
            <text:p>エレファント部長〯</text:p>
            <text:p>このピースは早く使った方がよさそうだな</text:p>
          </table:table-cell>
          <table:table-cell table:style-name="Excel_20_Built-in_20_Normal" office:value-type="string">
            <text:p>KE Chief of Personel:</text:p>
            <text:p>I think I should use this piece soon.</text:p>
          </table:table-cell>
        </table:table-row>
        <table:table-row table:style-name="ro6">
          <table:table-cell office:value-type="string">
            <text:p>エレファント部長〯</text:p>
            <text:p>相手を包み込むのも手です</text:p>
          </table:table-cell>
          <table:table-cell table:style-name="Excel_20_Built-in_20_Normal" office:value-type="string">
            <text:p>KE Chief of Personel:</text:p>
            <text:p>Another way is to cutoff the other person.</text:p>
          </table:table-cell>
        </table:table-row>
        <table:table-row table:style-name="ro6">
          <table:table-cell office:value-type="string">
            <text:p>エレファント部長〯</text:p>
            <text:p>結構、結構</text:p>
          </table:table-cell>
          <table:table-cell table:style-name="Excel_20_Built-in_20_Normal" office:value-type="string">
            <text:p>KE Chief of Personel:</text:p>
            <text:p>Fine, fine.</text:p>
          </table:table-cell>
        </table:table-row>
        <table:table-row table:style-name="ro6">
          <table:table-cell office:value-type="string">
            <text:p>エレファント部長〯</text:p>
            <text:p>少し私がリードしているようですね</text:p>
          </table:table-cell>
          <table:table-cell table:style-name="Excel_20_Built-in_20_Normal" office:value-type="string">
            <text:p>KE Chief of Personel:</text:p>
            <text:p>It seems like I'm taking the lead a little bit.</text:p>
          </table:table-cell>
        </table:table-row>
        <table:table-row table:style-name="ro6">
          <table:table-cell office:value-type="string">
            <text:p>エレファント部長〯</text:p>
            <text:p>この手で磐石ですな</text:p>
          </table:table-cell>
          <table:table-cell table:style-name="Excel_20_Built-in_20_Normal" office:value-type="string">
            <text:p>KE Chief of Personel:</text:p>
            <text:p>This is a sure thing.</text:p>
          </table:table-cell>
        </table:table-row>
        <table:table-row table:style-name="ro6">
          <table:table-cell office:value-type="string">
            <text:p>エレファント部長〯</text:p>
            <text:p>中々手ごわいですな</text:p>
          </table:table-cell>
          <table:table-cell table:style-name="Excel_20_Built-in_20_Normal" office:value-type="string">
            <text:p>KE Chief of Personel:</text:p>
            <text:p>You quite a tough opponent.</text:p>
          </table:table-cell>
        </table:table-row>
        <table:table-row table:style-name="ro6">
          <table:table-cell office:value-type="string">
            <text:p>エレファント部長〯</text:p>
            <text:p>これを置けば何とかなりそうですね</text:p>
          </table:table-cell>
          <table:table-cell table:style-name="Excel_20_Built-in_20_Normal" office:value-type="string">
            <text:p>KE Chief of Personel:</text:p>
            <text:p>If I put this in place, it should be fine.</text:p>
          </table:table-cell>
        </table:table-row>
        <table:table-row table:style-name="ro6">
          <table:table-cell office:value-type="string">
            <text:p>エレファント部長〯</text:p>
            <text:p>やや劣勢ですかな</text:p>
          </table:table-cell>
          <table:table-cell table:style-name="Excel_20_Built-in_20_Normal" office:value-type="string">
            <text:p>KE Chief of Personel:</text:p>
            <text:p>Are you at a slight disadvantage?</text:p>
          </table:table-cell>
        </table:table-row>
        <table:table-row table:style-name="ro6">
          <table:table-cell office:value-type="string">
            <text:p>エレファント部長〯</text:p>
            <text:p>後半は相手のやることをよまなければ</text:p>
          </table:table-cell>
          <table:table-cell table:style-name="Excel_20_Built-in_20_Normal" office:value-type="string">
            <text:p>KE Chief of Personel:</text:p>
            <text:p>In the second half, you have to read what the other person is doing.</text:p>
          </table:table-cell>
        </table:table-row>
        <table:table-row table:style-name="ro6">
          <table:table-cell office:value-type="string">
            <text:p>エレファント部長〯</text:p>
            <text:p>ここまでくればやるべきことはハッキリしています</text:p>
          </table:table-cell>
          <table:table-cell table:style-name="Excel_20_Built-in_20_Normal" office:value-type="string">
            <text:p>KE Chief of Personel:</text:p>
            <text:p>At this point, it's clear what we need to do.</text:p>
          </table:table-cell>
        </table:table-row>
        <table:table-row table:style-name="ro6">
          <table:table-cell office:value-type="string">
            <text:p>エレファント部長〯</text:p>
            <text:p>どうやら私の勝ちのようですね</text:p>
          </table:table-cell>
          <table:table-cell table:style-name="Excel_20_Built-in_20_Normal" office:value-type="string">
            <text:p>KE Chief of Personel:</text:p>
            <text:p>Looks like I won.</text:p>
          </table:table-cell>
        </table:table-row>
        <table:table-row table:style-name="ro6">
          <table:table-cell office:value-type="string">
            <text:p>エレファント部長〯</text:p>
            <text:p>ここまでですか 残念です</text:p>
          </table:table-cell>
          <table:table-cell table:style-name="Excel_20_Built-in_20_Normal" office:value-type="string">
            <text:p>KE Chief of Personel:</text:p>
            <text:p>Is that all? What a shame.</text:p>
          </table:table-cell>
        </table:table-row>
        <table:table-row table:style-name="ro6">
          <table:table-cell office:value-type="string">
            <text:p>エレファント部長〯</text:p>
            <text:p>こんなに早く手詰まりになるとは…</text:p>
          </table:table-cell>
          <table:table-cell table:style-name="Excel_20_Built-in_20_Normal" office:value-type="string">
            <text:p>KE Chief of Personel:</text:p>
            <text:p>I didn't expect things to get so tense so quickly...</text:p>
          </table:table-cell>
        </table:table-row>
        <table:table-row table:style-name="ro6">
          <table:table-cell office:value-type="string">
            <text:p>エレファント部長〯</text:p>
            <text:p>ふむ、なるほど 手詰まりのようですな</text:p>
          </table:table-cell>
          <table:table-cell table:style-name="Excel_20_Built-in_20_Normal" office:value-type="string">
            <text:p>KE Chief of Personel:</text:p>
            <text:p>Hmm, I see. It looks like I'm dead last.</text:p>
          </table:table-cell>
        </table:table-row>
        <table:table-row table:style-name="ro6">
          <table:table-cell office:value-type="string">
            <text:p>エレファント団員〯</text:p>
            <text:p>ひっひっひっ オレの番からだな</text:p>
          </table:table-cell>
          <table:table-cell table:style-name="Excel_20_Built-in_20_Normal" office:value-type="string">
            <text:p>Killer Elephant:</text:p>
            <text:p>Hehehe, it's my turn.</text:p>
          </table:table-cell>
        </table:table-row>
        <table:table-row table:style-name="ro6">
          <table:table-cell office:value-type="string">
            <text:p>エレファント団員〯</text:p>
            <text:p>ひっひっひっ オレの番だな</text:p>
          </table:table-cell>
          <table:table-cell table:style-name="Excel_20_Built-in_20_Normal" office:value-type="string">
            <text:p>Killer Elephant:</text:p>
            <text:p>Hehehe, it's my turn.</text:p>
          </table:table-cell>
        </table:table-row>
        <table:table-row table:style-name="ro6">
          <table:table-cell office:value-type="string">
            <text:p>エレファント団員〯</text:p>
            <text:p>それじゃ、いくぜっ ひっひっひっ </text:p>
          </table:table-cell>
          <table:table-cell table:style-name="Excel_20_Built-in_20_Normal" office:value-type="string">
            <text:p>Killer Elephant:</text:p>
            <text:p>Let's go then! Hehehehe.</text:p>
          </table:table-cell>
        </table:table-row>
        <table:table-row table:style-name="ro6">
          <table:table-cell office:value-type="string">
            <text:p>エレファント団員〯</text:p>
            <text:p>何だと、オレが最後だとっ！</text:p>
          </table:table-cell>
          <table:table-cell table:style-name="Excel_20_Built-in_20_Normal" office:value-type="string">
            <text:p>Killer Elephant:</text:p>
            <text:p>What? I'm the last one!</text:p>
          </table:table-cell>
        </table:table-row>
        <table:table-row table:style-name="ro6">
          <table:table-cell office:value-type="string">
            <text:p>エレファント団員〯</text:p>
            <text:p>ひっひっ オレの番だな</text:p>
          </table:table-cell>
          <table:table-cell table:style-name="Excel_20_Built-in_20_Normal" office:value-type="string">
            <text:p>Killer Elephant:</text:p>
            <text:p>Heehee, it's my turn.</text:p>
          </table:table-cell>
        </table:table-row>
        <table:table-row table:style-name="ro6">
          <table:table-cell office:value-type="string">
            <text:p>エレファント団員〯</text:p>
            <text:p>よーし 行くぞー</text:p>
          </table:table-cell>
          <table:table-cell table:style-name="Excel_20_Built-in_20_Normal" office:value-type="string">
            <text:p>Killer Elephant:</text:p>
            <text:p>Alright, let's go!</text:p>
          </table:table-cell>
        </table:table-row>
        <table:table-row table:style-name="ro6">
          <table:table-cell office:value-type="string">
            <text:p>エレファント団員〯</text:p>
            <text:p>ここに置くぜ <text:s/>ひっひっひっ </text:p>
          </table:table-cell>
          <table:table-cell table:style-name="Excel_20_Built-in_20_Normal" office:value-type="string">
            <text:p>Killer Elephant:</text:p>
            <text:p>I'll put it here. Hehehehe.</text:p>
          </table:table-cell>
        </table:table-row>
        <table:table-row table:style-name="ro6">
          <table:table-cell office:value-type="string">
            <text:p>エレファント団員〯</text:p>
            <text:p>人のジャマをするのがオレの趣味だ</text:p>
          </table:table-cell>
          <table:table-cell table:style-name="Excel_20_Built-in_20_Normal" office:value-type="string">
            <text:p>Killer Elephant:</text:p>
            <text:p>My hobby is to get in people's way.</text:p>
          </table:table-cell>
        </table:table-row>
        <table:table-row table:style-name="ro6">
          <table:table-cell office:value-type="string">
            <text:p>エレファント団員〯</text:p>
            <text:p>次はオレだな</text:p>
          </table:table-cell>
          <table:table-cell table:style-name="Excel_20_Built-in_20_Normal" office:value-type="string">
            <text:p>Killer Elephant:</text:p>
            <text:p>I'm next</text:p>
          </table:table-cell>
        </table:table-row>
        <table:table-row table:style-name="ro8">
          <table:table-cell office:value-type="string">
            <text:p>エレファント団員〯</text:p>
            <text:p>$e0…</text:p>
            <text:p>最近調子に乗ってるらしいじゃねぇか</text:p>
          </table:table-cell>
          <table:table-cell table:style-name="Excel_20_Built-in_20_Normal" office:value-type="string">
            <text:p>Killer Elephant:</text:p>
            <text:p>$e0... You seem to be getting a bit cocky lately.</text:p>
          </table:table-cell>
        </table:table-row>
        <table:table-row table:style-name="ro6">
          <table:table-cell office:value-type="string">
            <text:p>エレファント団員〯</text:p>
            <text:p>何だって、わざわざ外でやるんだっ？</text:p>
          </table:table-cell>
          <table:table-cell table:style-name="Excel_20_Built-in_20_Normal" office:value-type="string">
            <text:p>Killer Elephant:</text:p>
            <text:p>Why are we playing it outside?</text:p>
          </table:table-cell>
        </table:table-row>
        <table:table-row table:style-name="ro5">
          <table:table-cell office:value-type="string">
            <text:p>エレファント団員〯</text:p>
            <text:p>おう、おう、おう！ ここがキラーエレファント団の縄張りだと知ってるんだろうな</text:p>
          </table:table-cell>
          <table:table-cell table:style-name="Excel_20_Built-in_20_Normal" office:value-type="string">
            <text:p>Killer Elephant:</text:p>
            <text:p>Hey, hey, hey! You know this is the Killer Elephant's</text:p>
            <text:p>territory, don't you?</text:p>
          </table:table-cell>
        </table:table-row>
        <table:table-row table:style-name="ro6">
          <table:table-cell office:value-type="string">
            <text:p>エレファント団員〯</text:p>
            <text:p>ひっひっひっひっひっひっひっひっひっ</text:p>
          </table:table-cell>
          <table:table-cell table:style-name="Excel_20_Built-in_20_Normal" office:value-type="string">
            <text:p>Killer Elephant:</text:p>
            <text:p>Heeheeheeheeheehee</text:p>
          </table:table-cell>
        </table:table-row>
        <table:table-row table:style-name="ro6">
          <table:table-cell office:value-type="string">
            <text:p>エレファント団員〯</text:p>
            <text:p>もう勝ったも同然だな</text:p>
          </table:table-cell>
          <table:table-cell table:style-name="Excel_20_Built-in_20_Normal" office:value-type="string">
            <text:p>Killer Elephant:</text:p>
            <text:p>I've practically won already.</text:p>
          </table:table-cell>
        </table:table-row>
        <table:table-row table:style-name="ro6">
          <table:table-cell office:value-type="string">
            <text:p>エレファント団員〯</text:p>
            <text:p>ここに置きたかったんだ</text:p>
          </table:table-cell>
          <table:table-cell table:style-name="Excel_20_Built-in_20_Normal" office:value-type="string">
            <text:p>Killer Elephant:</text:p>
            <text:p>I wanted to put it here.</text:p>
          </table:table-cell>
        </table:table-row>
        <table:table-row table:style-name="ro6">
          <table:table-cell office:value-type="string">
            <text:p>エレファント団員〯</text:p>
            <text:p>オレにイジワルする気じゃねぇだろうな</text:p>
          </table:table-cell>
          <table:table-cell table:style-name="Excel_20_Built-in_20_Normal" office:value-type="string">
            <text:p>Killer Elephant:</text:p>
            <text:p>You're not trying to be mean to me, are you?</text:p>
          </table:table-cell>
        </table:table-row>
        <table:table-row table:style-name="ro6">
          <table:table-cell office:value-type="string">
            <text:p>エレファント団員〯</text:p>
            <text:p>ここはどうしてもゆずれねぇな</text:p>
          </table:table-cell>
          <table:table-cell table:style-name="Excel_20_Built-in_20_Normal" office:value-type="string">
            <text:p>Killer Elephant:</text:p>
            <text:p>I can't give in on this.</text:p>
          </table:table-cell>
        </table:table-row>
        <table:table-row table:style-name="ro6">
          <table:table-cell office:value-type="string">
            <text:p>エレファント団員〯</text:p>
            <text:p>逃げ出すなら今のうちだぞっ</text:p>
          </table:table-cell>
          <table:table-cell table:style-name="Excel_20_Built-in_20_Normal" office:value-type="string">
            <text:p>Killer Elephant:</text:p>
            <text:p>If you're going to run away, now's the time!</text:p>
          </table:table-cell>
        </table:table-row>
        <table:table-row table:style-name="ro6">
          <table:table-cell office:value-type="string">
            <text:p>エレファント団員〯</text:p>
            <text:p>ひっひっひっ</text:p>
          </table:table-cell>
          <table:table-cell table:style-name="Excel_20_Built-in_20_Normal" office:value-type="string">
            <text:p>Killer Elephant:</text:p>
            <text:p>Hee hee hee</text:p>
          </table:table-cell>
        </table:table-row>
        <table:table-row table:style-name="ro6">
          <table:table-cell office:value-type="string">
            <text:p>エレファント団員〯</text:p>
            <text:p>このピースで皆をワナに…ひっひっひっ</text:p>
          </table:table-cell>
          <table:table-cell table:style-name="Excel_20_Built-in_20_Normal" office:value-type="string">
            <text:p>Killer Elephant:</text:p>
            <text:p>This piece will trap everyone... hee hee hee</text:p>
          </table:table-cell>
        </table:table-row>
        <table:table-row table:style-name="ro6">
          <table:table-cell office:value-type="string">
            <text:p>エレファント団員〯</text:p>
            <text:p>どうやら、オレの勝ちになりそうだな</text:p>
          </table:table-cell>
          <table:table-cell table:style-name="Excel_20_Built-in_20_Normal" office:value-type="string">
            <text:p>Killer Elephant:</text:p>
            <text:p>Looks like I'm going to win.</text:p>
          </table:table-cell>
        </table:table-row>
        <table:table-row table:style-name="ro6">
          <table:table-cell office:value-type="string">
            <text:p>エレファント団員〯</text:p>
            <text:p>この場所が空いてるのはラッキーだったな</text:p>
          </table:table-cell>
          <table:table-cell table:style-name="Excel_20_Built-in_20_Normal" office:value-type="string">
            <text:p>Killer Elephant:</text:p>
            <text:p>We were lucky this spot was available.</text:p>
          </table:table-cell>
        </table:table-row>
        <table:table-row table:style-name="ro6">
          <table:table-cell office:value-type="string">
            <text:p>エレファント団員〯</text:p>
            <text:p>これが置けりゃ、この勝負オレの勝ちだ！</text:p>
          </table:table-cell>
          <table:table-cell table:style-name="Excel_20_Built-in_20_Normal" office:value-type="string">
            <text:p>Killer Elephant:</text:p>
            <text:p>If I can place this, I'll win the game!</text:p>
          </table:table-cell>
        </table:table-row>
        <table:table-row table:style-name="ro6">
          <table:table-cell office:value-type="string">
            <text:p>エレファント団員〯</text:p>
            <text:p>なんだなんだ やばいじゃなかよ！</text:p>
          </table:table-cell>
          <table:table-cell table:style-name="Excel_20_Built-in_20_Normal" office:value-type="string">
            <text:p>Killer Elephant:</text:p>
            <text:p>What's going on? This is bad!</text:p>
          </table:table-cell>
        </table:table-row>
        <table:table-row table:style-name="ro6">
          <table:table-cell office:value-type="string">
            <text:p>エレファント団員〯</text:p>
            <text:p>オレが置こうとしているところが塞がってるじゃねえかっ！</text:p>
          </table:table-cell>
          <table:table-cell table:style-name="Excel_20_Built-in_20_Normal" office:value-type="string">
            <text:p>Killer Elephant:</text:p>
            <text:p>The place I'm trying to put it is blocked!</text:p>
          </table:table-cell>
        </table:table-row>
        <table:table-row table:style-name="ro6">
          <table:table-cell office:value-type="string">
            <text:p>エレファント団員〯</text:p>
            <text:p>どうしてうまくいかないんだ…</text:p>
          </table:table-cell>
          <table:table-cell table:style-name="Excel_20_Built-in_20_Normal" office:value-type="string">
            <text:p>Killer Elephant:</text:p>
            <text:p>Why isn't it going well?</text:p>
          </table:table-cell>
        </table:table-row>
        <table:table-row table:style-name="ro6">
          <table:table-cell office:value-type="string">
            <text:p>エレファント団員〯</text:p>
            <text:p>だんだん置ける場所がなくなってきたな</text:p>
          </table:table-cell>
          <table:table-cell table:style-name="Excel_20_Built-in_20_Normal" office:value-type="string">
            <text:p>Killer Elephant:</text:p>
            <text:p>We're running out of space to put them.</text:p>
          </table:table-cell>
        </table:table-row>
        <table:table-row table:style-name="ro6">
          <table:table-cell office:value-type="string">
            <text:p>エレファント団員〯</text:p>
            <text:p>いやなピースが残ってやがるな</text:p>
          </table:table-cell>
          <table:table-cell table:style-name="Excel_20_Built-in_20_Normal" office:value-type="string">
            <text:p>Killer Elephant:</text:p>
            <text:p>There's still a nasty piece left.</text:p>
          </table:table-cell>
        </table:table-row>
        <table:table-row table:style-name="ro6">
          <table:table-cell office:value-type="string">
            <text:p>エレファント団員〯</text:p>
            <text:p>大方の予想通り、オレの勝ちだな</text:p>
          </table:table-cell>
          <table:table-cell table:style-name="Excel_20_Built-in_20_Normal" office:value-type="string">
            <text:p>Killer Elephant:</text:p>
            <text:p>As most people expected, I won.</text:p>
          </table:table-cell>
        </table:table-row>
        <table:table-row table:style-name="ro6">
          <table:table-cell office:value-type="string">
            <text:p>エレファント団員〯</text:p>
            <text:p>手詰まりだとっ！</text:p>
          </table:table-cell>
          <table:table-cell table:style-name="Excel_20_Built-in_20_Normal" office:value-type="string">
            <text:p>Killer Elephant:</text:p>
            <text:p>I'm at a loss!</text:p>
          </table:table-cell>
        </table:table-row>
        <table:table-row table:style-name="ro6">
          <table:table-cell office:value-type="string">
            <text:p>エレファント団員〯</text:p>
            <text:p>何だっ！ 手詰まりだとっ！</text:p>
          </table:table-cell>
          <table:table-cell table:style-name="Excel_20_Built-in_20_Normal" office:value-type="string">
            <text:p>Killer Elephant:</text:p>
            <text:p>What?! I'm dead last!</text:p>
          </table:table-cell>
        </table:table-row>
        <table:table-row table:style-name="ro6">
          <table:table-cell office:value-type="string">
            <text:p>エレファント団員〯</text:p>
            <text:p>もう手詰まりだとっ！ 覚えてろっ！</text:p>
          </table:table-cell>
          <table:table-cell table:style-name="Excel_20_Built-in_20_Normal" office:value-type="string">
            <text:p>Killer Elephant:</text:p>
            <text:p>I've lost!? I'll get you next time!</text:p>
          </table:table-cell>
        </table:table-row>
        <table:table-row table:style-name="ro6">
          <table:table-cell office:value-type="string">
            <text:p>ディーノ〯</text:p>
            <text:p>アタシからいくわよ〜！</text:p>
          </table:table-cell>
          <table:table-cell table:style-name="Excel_20_Built-in_20_Normal" office:value-type="string">
            <text:p>Dino:</text:p>
            <text:p>I'll go first!</text:p>
          </table:table-cell>
        </table:table-row>
        <table:table-row table:style-name="ro6">
          <table:table-cell office:value-type="string">
            <text:p>ディーノ〯</text:p>
            <text:p>このアタシが二番目？ まあいいわ</text:p>
          </table:table-cell>
          <table:table-cell table:style-name="Excel_20_Built-in_20_Normal" office:value-type="string">
            <text:p>Dino:</text:p>
            <text:p>Am I second? Well, never mind.</text:p>
          </table:table-cell>
        </table:table-row>
        <table:table-row table:style-name="ro6">
          <table:table-cell office:value-type="string">
            <text:p>ディーノ〯</text:p>
            <text:p>ふん、ようやくアタシの番ね</text:p>
          </table:table-cell>
          <table:table-cell table:style-name="Excel_20_Built-in_20_Normal" office:value-type="string">
            <text:p>Dino:</text:p>
            <text:p>Hmm, it's finally my turn.</text:p>
          </table:table-cell>
        </table:table-row>
        <table:table-row table:style-name="ro6">
          <table:table-cell office:value-type="string">
            <text:p>ディーノ〯</text:p>
            <text:p>んま、私が最後だなんて ひどいわっ！</text:p>
          </table:table-cell>
          <table:table-cell table:style-name="Excel_20_Built-in_20_Normal" office:value-type="string">
            <text:p>Dino:</text:p>
            <text:p>Wow, I'm the last one. That's terrible!</text:p>
          </table:table-cell>
        </table:table-row>
        <table:table-row table:style-name="ro6">
          <table:table-cell office:value-type="string">
            <text:p>ディーノ〯</text:p>
            <text:p>次はアタシね</text:p>
          </table:table-cell>
          <table:table-cell table:style-name="Excel_20_Built-in_20_Normal" office:value-type="string">
            <text:p>Dino:</text:p>
            <text:p>Next is me</text:p>
          </table:table-cell>
        </table:table-row>
        <table:table-row table:style-name="ro6">
          <table:table-cell office:value-type="string">
            <text:p>ディーノ〯</text:p>
            <text:p>いくわよ〜</text:p>
          </table:table-cell>
          <table:table-cell table:style-name="Excel_20_Built-in_20_Normal" office:value-type="string">
            <text:p>Dino:</text:p>
            <text:p>Here we go!</text:p>
          </table:table-cell>
        </table:table-row>
        <table:table-row table:style-name="ro6">
          <table:table-cell office:value-type="string">
            <text:p>ディーノ〯</text:p>
            <text:p>じゃあ、アタシはここに</text:p>
          </table:table-cell>
          <table:table-cell table:style-name="Excel_20_Built-in_20_Normal" office:value-type="string">
            <text:p>Dino:</text:p>
            <text:p>Then I'll go here.</text:p>
          </table:table-cell>
        </table:table-row>
        <table:table-row table:style-name="ro6">
          <table:table-cell office:value-type="string">
            <text:p>ディーノ〯</text:p>
            <text:p>知的な男性って、素敵よね𝅘𝅥𝅮</text:p>
          </table:table-cell>
          <table:table-cell table:style-name="Excel_20_Built-in_20_Normal" office:value-type="string">
            <text:p>Dino:</text:p>
            <text:p>Intelligent men are wonderful.</text:p>
          </table:table-cell>
        </table:table-row>
        <table:table-row table:style-name="ro6">
          <table:table-cell office:value-type="string">
            <text:p>ディーノ〯</text:p>
            <text:p>やだ、そんなに見つめないで</text:p>
          </table:table-cell>
          <table:table-cell table:style-name="Excel_20_Built-in_20_Normal" office:value-type="string">
            <text:p>Dino:</text:p>
            <text:p>No, don't look at me like that.</text:p>
          </table:table-cell>
        </table:table-row>
        <table:table-row table:style-name="ro7">
          <table:table-cell office:value-type="string">
            <text:p>ディーノ〯</text:p>
            <text:p>アタシに勝ったらライセンスを支給して</text:p>
            <text:p>あげるわ</text:p>
          </table:table-cell>
          <table:table-cell table:style-name="Excel_20_Built-in_20_Normal" office:value-type="string">
            <text:p>Dino:</text:p>
            <text:p>If you beat me, I'll give you a license.</text:p>
          </table:table-cell>
        </table:table-row>
        <table:table-row table:style-name="ro6">
          <table:table-cell office:value-type="string">
            <text:p>ディーノ〯</text:p>
            <text:p>アタシ、外は嫌いなのよね </text:p>
          </table:table-cell>
          <table:table-cell table:style-name="Excel_20_Built-in_20_Normal" office:value-type="string">
            <text:p>Dino:</text:p>
            <text:p>I don't like being out in the open.</text:p>
          </table:table-cell>
        </table:table-row>
        <table:table-row table:style-name="ro6">
          <table:table-cell office:value-type="string">
            <text:p>ディーノ〯</text:p>
            <text:p>あなた、あまり見ない顔ね</text:p>
          </table:table-cell>
          <table:table-cell table:style-name="Excel_20_Built-in_20_Normal" office:value-type="string">
            <text:p>Dino:</text:p>
            <text:p>I don't see you very often..</text:p>
          </table:table-cell>
        </table:table-row>
        <table:table-row table:style-name="ro6">
          <table:table-cell office:value-type="string">
            <text:p>ディーノ〯</text:p>
            <text:p>フフッ いい調子𝅘𝅥𝅮</text:p>
          </table:table-cell>
          <table:table-cell table:style-name="Excel_20_Built-in_20_Normal" office:value-type="string">
            <text:p>Dino:</text:p>
            <text:p>Hehe, good job.</text:p>
          </table:table-cell>
        </table:table-row>
        <table:table-row table:style-name="ro6">
          <table:table-cell office:value-type="string">
            <text:p>ディーノ〯</text:p>
            <text:p>新しい恋の予感がするわ</text:p>
          </table:table-cell>
          <table:table-cell table:style-name="Excel_20_Built-in_20_Normal" office:value-type="string">
            <text:p>Dino:</text:p>
            <text:p>I feel a new love.</text:p>
          </table:table-cell>
        </table:table-row>
        <table:table-row table:style-name="ro6">
          <table:table-cell office:value-type="string">
            <text:p>ディーノ〯</text:p>
            <text:p>あら、なんだか嫌な感じね</text:p>
          </table:table-cell>
          <table:table-cell table:style-name="Excel_20_Built-in_20_Normal" office:value-type="string">
            <text:p>Dino:</text:p>
            <text:p>Oh, that feels kind of unpleasant.</text:p>
          </table:table-cell>
        </table:table-row>
        <table:table-row table:style-name="ro6">
          <table:table-cell office:value-type="string">
            <text:p>ディーノ〯</text:p>
            <text:p>困ったわねぇ…</text:p>
          </table:table-cell>
          <table:table-cell table:style-name="Excel_20_Built-in_20_Normal" office:value-type="string">
            <text:p>Dino:</text:p>
            <text:p>That's a problem...</text:p>
          </table:table-cell>
        </table:table-row>
        <table:table-row table:style-name="ro6">
          <table:table-cell office:value-type="string">
            <text:p>ディーノ〯</text:p>
            <text:p>どこかにいい男いないかしら</text:p>
          </table:table-cell>
          <table:table-cell table:style-name="Excel_20_Built-in_20_Normal" office:value-type="string">
            <text:p>Dino:</text:p>
            <text:p>I wonder if there's a good man out there?</text:p>
          </table:table-cell>
        </table:table-row>
        <table:table-row table:style-name="ro6">
          <table:table-cell office:value-type="string">
            <text:p>ディーノ〯</text:p>
            <text:p>なかなか思い通りにいかないわね</text:p>
          </table:table-cell>
          <table:table-cell table:style-name="Excel_20_Built-in_20_Normal" office:value-type="string">
            <text:p>Dino:</text:p>
            <text:p>Things aren't going as planned.</text:p>
          </table:table-cell>
        </table:table-row>
        <table:table-row table:style-name="ro6">
          <table:table-cell office:value-type="string">
            <text:p>ディーノ〯</text:p>
            <text:p>あっ、ここがいいわ</text:p>
          </table:table-cell>
          <table:table-cell table:style-name="Excel_20_Built-in_20_Normal" office:value-type="string">
            <text:p>Dino:</text:p>
            <text:p>Ah, this is nice.</text:p>
          </table:table-cell>
        </table:table-row>
        <table:table-row table:style-name="ro6">
          <table:table-cell office:value-type="string">
            <text:p>ディーノ〯</text:p>
            <text:p>はい、お次どうぞ</text:p>
          </table:table-cell>
          <table:table-cell table:style-name="Excel_20_Built-in_20_Normal" office:value-type="string">
            <text:p>Dino:</text:p>
            <text:p>Okay, next please.</text:p>
          </table:table-cell>
        </table:table-row>
        <table:table-row table:style-name="ro6">
          <table:table-cell office:value-type="string">
            <text:p>ディーノ〯</text:p>
            <text:p>このまま行っちゃうわよ〜！</text:p>
          </table:table-cell>
          <table:table-cell table:style-name="Excel_20_Built-in_20_Normal" office:value-type="string">
            <text:p>Dino:</text:p>
            <text:p>Let's just keep going like this!</text:p>
          </table:table-cell>
        </table:table-row>
        <table:table-row table:style-name="ro6">
          <table:table-cell office:value-type="string">
            <text:p>ディーノ〯</text:p>
            <text:p>ああ、この胸の高鳴りは…恋？</text:p>
          </table:table-cell>
          <table:table-cell table:style-name="Excel_20_Built-in_20_Normal" office:value-type="string">
            <text:p>Dino:</text:p>
            <text:p>Ah, my heart is racing ...is it love?</text:p>
          </table:table-cell>
        </table:table-row>
        <table:table-row table:style-name="ro6">
          <table:table-cell office:value-type="string">
            <text:p>ディーノ〯</text:p>
            <text:p>えいっ！</text:p>
          </table:table-cell>
          <table:table-cell table:style-name="Excel_20_Built-in_20_Normal" office:value-type="string">
            <text:p>Dino:</text:p>
            <text:p>Here we go!</text:p>
          </table:table-cell>
        </table:table-row>
        <table:table-row table:style-name="ro6">
          <table:table-cell office:value-type="string">
            <text:p>ディーノ〯</text:p>
            <text:p>んもう！ いい加減にしなさいよ！</text:p>
          </table:table-cell>
          <table:table-cell table:style-name="Excel_20_Built-in_20_Normal" office:value-type="string">
            <text:p>Dino:</text:p>
            <text:p>Come on! Stop it already!</text:p>
          </table:table-cell>
        </table:table-row>
        <table:table-row table:style-name="ro6">
          <table:table-cell office:value-type="string">
            <text:p>ディーノ〯</text:p>
            <text:p>ちょっと、何見てんのよ！</text:p>
          </table:table-cell>
          <table:table-cell table:style-name="Excel_20_Built-in_20_Normal" office:value-type="string">
            <text:p>Dino:</text:p>
            <text:p>Hey, what are you looking at?</text:p>
          </table:table-cell>
        </table:table-row>
        <table:table-row table:style-name="ro6">
          <table:table-cell office:value-type="string">
            <text:p>ディーノ〯</text:p>
            <text:p>んもうっ！なによこれ！</text:p>
          </table:table-cell>
          <table:table-cell table:style-name="Excel_20_Built-in_20_Normal" office:value-type="string">
            <text:p>Dino:</text:p>
            <text:p>Oh my! What is this!</text:p>
          </table:table-cell>
        </table:table-row>
        <table:table-row table:style-name="ro6">
          <table:table-cell office:value-type="string">
            <text:p>ディーノ〯</text:p>
            <text:p>あん、そこはダメだったら</text:p>
          </table:table-cell>
          <table:table-cell table:style-name="Excel_20_Built-in_20_Normal" office:value-type="string">
            <text:p>Dino:</text:p>
            <text:p>Ah, that's not okay.</text:p>
          </table:table-cell>
        </table:table-row>
        <table:table-row table:style-name="ro6">
          <table:table-cell office:value-type="string">
            <text:p>ディーノ〯</text:p>
            <text:p>ああ、この胸の高鳴りは…？</text:p>
          </table:table-cell>
          <table:table-cell table:style-name="Excel_20_Built-in_20_Normal" office:value-type="string">
            <text:p>Dino:</text:p>
            <text:p>Ah, what's with this excitement in my heart...?</text:p>
          </table:table-cell>
        </table:table-row>
        <table:table-row table:style-name="ro6">
          <table:table-cell office:value-type="string">
            <text:p>ディーノ〯</text:p>
            <text:p>やったわ！ アタシが一番よっ！</text:p>
          </table:table-cell>
          <table:table-cell table:style-name="Excel_20_Built-in_20_Normal" office:value-type="string">
            <text:p>Dino:</text:p>
            <text:p>I did it! I'm the best!</text:p>
          </table:table-cell>
        </table:table-row>
        <table:table-row table:style-name="ro6">
          <table:table-cell office:value-type="string">
            <text:p>ディーノ〯</text:p>
            <text:p>悔しい！ あと少しだったのに！</text:p>
          </table:table-cell>
          <table:table-cell table:style-name="Excel_20_Built-in_20_Normal" office:value-type="string">
            <text:p>Dino:</text:p>
            <text:p>It's so frustrating! I was so close!</text:p>
          </table:table-cell>
        </table:table-row>
        <table:table-row table:style-name="ro6">
          <table:table-cell office:value-type="string">
            <text:p>ディーノ〯</text:p>
            <text:p>手詰まりねっ ひどいわ！</text:p>
          </table:table-cell>
          <table:table-cell table:style-name="Excel_20_Built-in_20_Normal" office:value-type="string">
            <text:p>Dino:</text:p>
            <text:p>I'm stuck. That's terrible!</text:p>
          </table:table-cell>
        </table:table-row>
        <table:table-row table:style-name="ro7">
          <table:table-cell office:value-type="string">
            <text:p>ディーノ〯</text:p>
            <text:p>あら、やだっ！</text:p>
            <text:p>これって手詰まりじゃない！</text:p>
          </table:table-cell>
          <table:table-cell table:style-name="Excel_20_Built-in_20_Normal" office:value-type="string">
            <text:p>Dino:</text:p>
            <text:p>Oh no! I'm the last one!</text:p>
          </table:table-cell>
        </table:table-row>
        <table:table-row table:style-name="ro6">
          <table:table-cell office:value-type="string">
            <text:p>シルヴィア〯</text:p>
            <text:p>時間ね 始めるわよ</text:p>
          </table:table-cell>
          <table:table-cell table:style-name="Excel_20_Built-in_20_Normal" office:value-type="string">
            <text:p>Sylvia:</text:p>
            <text:p>It's time to start.</text:p>
          </table:table-cell>
        </table:table-row>
        <table:table-row table:style-name="ro6">
          <table:table-cell office:value-type="string">
            <text:p>シルヴィア〯</text:p>
            <text:p>次はワタシね</text:p>
          </table:table-cell>
          <table:table-cell table:style-name="Excel_20_Built-in_20_Normal" office:value-type="string">
            <text:p>Sylvia:</text:p>
            <text:p>I'm next.</text:p>
          </table:table-cell>
        </table:table-row>
        <table:table-row table:style-name="ro6">
          <table:table-cell office:value-type="string">
            <text:p>シルヴィア〯</text:p>
            <text:p>いい勝負になるといいわね</text:p>
          </table:table-cell>
          <table:table-cell table:style-name="Excel_20_Built-in_20_Normal" office:value-type="string">
            <text:p>Sylvia:</text:p>
            <text:p>I hope it's a good match.</text:p>
          </table:table-cell>
        </table:table-row>
        <table:table-row table:style-name="ro6">
          <table:table-cell office:value-type="string">
            <text:p>シルヴィア〯</text:p>
            <text:p>最後はワタシね</text:p>
          </table:table-cell>
          <table:table-cell table:style-name="Excel_20_Built-in_20_Normal" office:value-type="string">
            <text:p>Sylvia:</text:p>
            <text:p>Last but not least.</text:p>
          </table:table-cell>
        </table:table-row>
        <table:table-row table:style-name="ro6">
          <table:table-cell office:value-type="string">
            <text:p>シルヴィア〯</text:p>
            <text:p>ワタシの番ね</text:p>
          </table:table-cell>
          <table:table-cell table:style-name="Excel_20_Built-in_20_Normal" office:value-type="string">
            <text:p>Sylvia:</text:p>
            <text:p>It's my turn</text:p>
          </table:table-cell>
        </table:table-row>
        <table:table-row table:style-name="ro6">
          <table:table-cell office:value-type="string">
            <text:p>シルヴィア〯</text:p>
            <text:p>ここに置いておこうかしら</text:p>
          </table:table-cell>
          <table:table-cell table:style-name="Excel_20_Built-in_20_Normal" office:value-type="string">
            <text:p>Sylvia:</text:p>
            <text:p>I think I'll put it here.</text:p>
          </table:table-cell>
        </table:table-row>
        <table:table-row table:style-name="ro6">
          <table:table-cell office:value-type="string">
            <text:p>シルヴィア〯</text:p>
            <text:p>お互いベストを尽くしましょう</text:p>
          </table:table-cell>
          <table:table-cell table:style-name="Excel_20_Built-in_20_Normal" office:value-type="string">
            <text:p>Sylvia:</text:p>
            <text:p>Let's do our best.</text:p>
          </table:table-cell>
        </table:table-row>
        <table:table-row table:style-name="ro6">
          <table:table-cell office:value-type="string">
            <text:p>シルヴィア〯</text:p>
            <text:p>ワタシはブロックスもビリヤードも得意なの</text:p>
          </table:table-cell>
          <table:table-cell table:style-name="Excel_20_Built-in_20_Normal" office:value-type="string">
            <text:p>Sylvia:</text:p>
            <text:p>I'm good at both Blokus and Pool.</text:p>
          </table:table-cell>
        </table:table-row>
        <table:table-row table:style-name="ro6">
          <table:table-cell office:value-type="string">
            <text:p>シルヴィア〯</text:p>
            <text:p>このピースは先に使っておくわ</text:p>
          </table:table-cell>
          <table:table-cell table:style-name="Excel_20_Built-in_20_Normal" office:value-type="string">
            <text:p>Sylvia:</text:p>
            <text:p>I'll use this piece first.</text:p>
          </table:table-cell>
        </table:table-row>
        <table:table-row table:style-name="ro7">
          <table:table-cell office:value-type="string">
            <text:p>シルヴィア〯</text:p>
            <text:p>$e0さん</text:p>
            <text:p>あなた最近ずいぶんと活躍しているようね</text:p>
          </table:table-cell>
          <table:table-cell table:style-name="Excel_20_Built-in_20_Normal" office:value-type="string">
            <text:p>Sylvia:</text:p>
            <text:p>$e0, you seem to have been quite active lately.</text:p>
          </table:table-cell>
        </table:table-row>
        <table:table-row table:style-name="ro6">
          <table:table-cell office:value-type="string">
            <text:p>シルヴィア〯</text:p>
            <text:p>たまには外でブロックスというのもいいわね</text:p>
          </table:table-cell>
          <table:table-cell table:style-name="Excel_20_Built-in_20_Normal" office:value-type="string">
            <text:p>Sylvia:</text:p>
            <text:p>Sometimes it's nice to play Blokus outside.</text:p>
          </table:table-cell>
        </table:table-row>
        <table:table-row table:style-name="ro6">
          <table:table-cell office:value-type="string">
            <text:p>シルヴィア〯</text:p>
            <text:p>あなた初めて見る顔ね よろしく</text:p>
          </table:table-cell>
          <table:table-cell table:style-name="Excel_20_Built-in_20_Normal" office:value-type="string">
            <text:p>Sylvia:</text:p>
            <text:p>This is the first time I've seen you. Nice to meet you.</text:p>
          </table:table-cell>
        </table:table-row>
        <table:table-row table:style-name="ro6">
          <table:table-cell office:value-type="string">
            <text:p>シルヴィア〯</text:p>
            <text:p>自分の考えが相手に覚られないようにね</text:p>
          </table:table-cell>
          <table:table-cell table:style-name="Excel_20_Built-in_20_Normal" office:value-type="string">
            <text:p>Sylvia:</text:p>
            <text:p>Don't let the other person know what you're thinking.</text:p>
          </table:table-cell>
        </table:table-row>
        <table:table-row table:style-name="ro7">
          <table:table-cell office:value-type="string">
            <text:p>シルヴィア〯</text:p>
            <text:p>相手の残りピースにも気を配った方が</text:p>
            <text:p>いいわよ</text:p>
          </table:table-cell>
          <table:table-cell table:style-name="Excel_20_Built-in_20_Normal" office:value-type="string">
            <text:p>Sylvia:</text:p>
            <text:p>You should also pay attention to your opponent's remaining pieces.</text:p>
          </table:table-cell>
        </table:table-row>
        <table:table-row table:style-name="ro6">
          <table:table-cell office:value-type="string">
            <text:p>シルヴィア〯</text:p>
            <text:p>みんな、やるわね</text:p>
          </table:table-cell>
          <table:table-cell table:style-name="Excel_20_Built-in_20_Normal" office:value-type="string">
            <text:p>Sylvia:</text:p>
            <text:p>You should also pay attention to your opponent's remaining pieces.</text:p>
          </table:table-cell>
        </table:table-row>
        <table:table-row table:style-name="ro6">
          <table:table-cell office:value-type="string">
            <text:p>シルヴィア〯</text:p>
            <text:p>こっちのピースを先に置いた方がよさそうね</text:p>
          </table:table-cell>
          <table:table-cell table:style-name="Excel_20_Built-in_20_Normal" office:value-type="string">
            <text:p>Sylvia:</text:p>
            <text:p>I think it would be better to put this piece down first.</text:p>
          </table:table-cell>
        </table:table-row>
        <table:table-row table:style-name="ro6">
          <table:table-cell office:value-type="string">
            <text:p>シルヴィア〯</text:p>
            <text:p>ここへは今の内に置いておくべきね</text:p>
          </table:table-cell>
          <table:table-cell table:style-name="Excel_20_Built-in_20_Normal" office:value-type="string">
            <text:p>Sylvia:</text:p>
            <text:p>I should put it here for now.</text:p>
          </table:table-cell>
        </table:table-row>
        <table:table-row table:style-name="ro6">
          <table:table-cell office:value-type="string">
            <text:p>シルヴィア〯</text:p>
            <text:p>ここはどうかしら？</text:p>
          </table:table-cell>
          <table:table-cell table:style-name="Excel_20_Built-in_20_Normal" office:value-type="string">
            <text:p>Sylvia:</text:p>
            <text:p>How about here?</text:p>
          </table:table-cell>
        </table:table-row>
        <table:table-row table:style-name="ro7">
          <table:table-cell office:value-type="string">
            <text:p>シルヴィア〯</text:p>
            <text:p>なるべく相手のピースの向こう側を</text:p>
            <text:p>確保しておきたいわね</text:p>
          </table:table-cell>
          <table:table-cell table:style-name="Excel_20_Built-in_20_Normal" office:value-type="string">
            <text:p>Sylvia:</text:p>
            <text:p>You want to secure the other side of your</text:p>
            <text:p>opponent's pieces as much as possible.</text:p>
          </table:table-cell>
        </table:table-row>
        <table:table-row table:style-name="ro6">
          <table:table-cell office:value-type="string">
            <text:p>シルヴィア〯</text:p>
            <text:p>相手の出方をよく見ておくことね</text:p>
          </table:table-cell>
          <table:table-cell table:style-name="Excel_20_Built-in_20_Normal" office:value-type="string">
            <text:p>Sylvia:</text:p>
            <text:p>You have to keep a close eye on how your opponent responds.</text:p>
          </table:table-cell>
        </table:table-row>
        <table:table-row table:style-name="ro6">
          <table:table-cell office:value-type="string">
            <text:p>シルヴィア〯</text:p>
            <text:p>なかなかいい勝負になってきたわね</text:p>
          </table:table-cell>
          <table:table-cell table:style-name="Excel_20_Built-in_20_Normal" office:value-type="string">
            <text:p>Sylvia:</text:p>
            <text:p>This is turning into a pretty good match.</text:p>
          </table:table-cell>
        </table:table-row>
        <table:table-row table:style-name="ro6">
          <table:table-cell office:value-type="string">
            <text:p>シルヴィア〯</text:p>
            <text:p>少しワタシがリードしているようね</text:p>
          </table:table-cell>
          <table:table-cell table:style-name="Excel_20_Built-in_20_Normal" office:value-type="string">
            <text:p>Sylvia:</text:p>
            <text:p>I think I'm taking the lead a little bit.</text:p>
          </table:table-cell>
        </table:table-row>
        <table:table-row table:style-name="ro6">
          <table:table-cell office:value-type="string">
            <text:p>シルヴィア〯</text:p>
            <text:p>この調子でいきたいものね</text:p>
          </table:table-cell>
          <table:table-cell table:style-name="Excel_20_Built-in_20_Normal" office:value-type="string">
            <text:p>Sylvia:</text:p>
            <text:p>I hope to keep it up.</text:p>
          </table:table-cell>
        </table:table-row>
        <table:table-row table:style-name="ro6">
          <table:table-cell office:value-type="string">
            <text:p>シルヴィア〯</text:p>
            <text:p>…結構やるわね…</text:p>
          </table:table-cell>
          <table:table-cell table:style-name="Excel_20_Built-in_20_Normal" office:value-type="string">
            <text:p>Sylvia:</text:p>
            <text:p>…That's pretty good…</text:p>
          </table:table-cell>
        </table:table-row>
        <table:table-row table:style-name="ro6">
          <table:table-cell office:value-type="string">
            <text:p>シルヴィア〯</text:p>
            <text:p>ここでどうかしら…</text:p>
          </table:table-cell>
          <table:table-cell table:style-name="Excel_20_Built-in_20_Normal" office:value-type="string">
            <text:p>Sylvia:</text:p>
            <text:p>How about here...</text:p>
          </table:table-cell>
        </table:table-row>
        <table:table-row table:style-name="ro6">
          <table:table-cell office:value-type="string">
            <text:p>シルヴィア〯</text:p>
            <text:p>あまりいい状態とは言えないわね</text:p>
          </table:table-cell>
          <table:table-cell table:style-name="Excel_20_Built-in_20_Normal" office:value-type="string">
            <text:p>Sylvia:</text:p>
            <text:p>It's not in very good condition.</text:p>
          </table:table-cell>
        </table:table-row>
        <table:table-row table:style-name="ro6">
          <table:table-cell office:value-type="string">
            <text:p>シルヴィア〯</text:p>
            <text:p>ここに置けば、いい形に持ち込めそうね</text:p>
          </table:table-cell>
          <table:table-cell table:style-name="Excel_20_Built-in_20_Normal" office:value-type="string">
            <text:p>Sylvia:</text:p>
            <text:p>If I put it here, it will look good.</text:p>
          </table:table-cell>
        </table:table-row>
        <table:table-row table:style-name="ro6">
          <table:table-cell office:value-type="string">
            <text:p>シルヴィア〯</text:p>
            <text:p>終盤には終盤の戦い方があるわ</text:p>
          </table:table-cell>
          <table:table-cell table:style-name="Excel_20_Built-in_20_Normal" office:value-type="string">
            <text:p>Sylvia:</text:p>
            <text:p>There's a way to fight in the final stages.</text:p>
          </table:table-cell>
        </table:table-row>
        <table:table-row table:style-name="ro6">
          <table:table-cell office:value-type="string">
            <text:p>シルヴィア〯</text:p>
            <text:p>どうもワタシの勝ちのようね</text:p>
          </table:table-cell>
          <table:table-cell table:style-name="Excel_20_Built-in_20_Normal" office:value-type="string">
            <text:p>Sylvia:</text:p>
            <text:p>Looks like I won.</text:p>
          </table:table-cell>
        </table:table-row>
        <table:table-row table:style-name="ro6">
          <table:table-cell office:value-type="string">
            <text:p>シルヴィア〯</text:p>
            <text:p>もう少しってところだったわね</text:p>
          </table:table-cell>
          <table:table-cell table:style-name="Excel_20_Built-in_20_Normal" office:value-type="string">
            <text:p>Sylvia:</text:p>
            <text:p>I was so close.</text:p>
          </table:table-cell>
        </table:table-row>
        <table:table-row table:style-name="ro6">
          <table:table-cell office:value-type="string">
            <text:p>シルヴィア〯</text:p>
            <text:p>私の負けね</text:p>
          </table:table-cell>
          <table:table-cell table:style-name="Excel_20_Built-in_20_Normal" office:value-type="string">
            <text:p>Sylvia:</text:p>
            <text:p>I lost.</text:p>
          </table:table-cell>
        </table:table-row>
        <table:table-row table:style-name="ro6">
          <table:table-cell office:value-type="string">
            <text:p>シルヴィア〯</text:p>
            <text:p>こんなに早く負けるなんて…</text:p>
          </table:table-cell>
          <table:table-cell table:style-name="Excel_20_Built-in_20_Normal" office:value-type="string">
            <text:p>Sylvia:</text:p>
            <text:p>I can't believe I lost so bad...</text:p>
          </table:table-cell>
        </table:table-row>
        <table:table-row table:style-name="ro6">
          <table:table-cell office:value-type="string">
            <text:p>ダッドリー〯</text:p>
            <text:p>オレ樣からだな</text:p>
          </table:table-cell>
          <table:table-cell table:style-name="Excel_20_Built-in_20_Normal" office:value-type="string">
            <text:p>Dudley:</text:p>
            <text:p>It's starts from me.</text:p>
          </table:table-cell>
        </table:table-row>
        <table:table-row table:style-name="ro6">
          <table:table-cell office:value-type="string">
            <text:p>ダッドリー〯</text:p>
            <text:p>オレ樣が２番目？ ちぇっ、仕方がない</text:p>
          </table:table-cell>
          <table:table-cell table:style-name="Excel_20_Built-in_20_Normal" office:value-type="string">
            <text:p>Dudley:</text:p>
            <text:p>Me second? Ugh, I can't help it.</text:p>
          </table:table-cell>
        </table:table-row>
        <table:table-row table:style-name="ro6">
          <table:table-cell office:value-type="string">
            <text:p>ダッドリー〯</text:p>
            <text:p>１番目じゃないのかよ</text:p>
          </table:table-cell>
          <table:table-cell table:style-name="Excel_20_Built-in_20_Normal" office:value-type="string">
            <text:p>Dudley:</text:p>
            <text:p>Aren't I number one?</text:p>
          </table:table-cell>
        </table:table-row>
        <table:table-row table:style-name="ro6">
          <table:table-cell office:value-type="string">
            <text:p>ダッドリー〯</text:p>
            <text:p>このオレ樣が最後だと…</text:p>
          </table:table-cell>
          <table:table-cell table:style-name="Excel_20_Built-in_20_Normal" office:value-type="string">
            <text:p>Dudley:</text:p>
            <text:p>I'm the last one...</text:p>
          </table:table-cell>
        </table:table-row>
        <table:table-row table:style-name="ro6">
          <table:table-cell office:value-type="string">
            <text:p>ダッドリー〯</text:p>
            <text:p>オレ樣の番だな</text:p>
          </table:table-cell>
          <table:table-cell table:style-name="Excel_20_Built-in_20_Normal" office:value-type="string">
            <text:p>Dudley:</text:p>
            <text:p>My turn.</text:p>
          </table:table-cell>
        </table:table-row>
        <table:table-row table:style-name="ro6">
          <table:table-cell office:value-type="string">
            <text:p>ダッドリー〯</text:p>
            <text:p>やっとオレ樣の番かよ</text:p>
          </table:table-cell>
          <table:table-cell table:style-name="Excel_20_Built-in_20_Normal" office:value-type="string">
            <text:p>Dudley:</text:p>
            <text:p>It's finally my turn.</text:p>
          </table:table-cell>
        </table:table-row>
        <table:table-row table:style-name="ro6">
          <table:table-cell office:value-type="string">
            <text:p>ダッドリー〯</text:p>
            <text:p>ここに置くか…</text:p>
          </table:table-cell>
          <table:table-cell table:style-name="Excel_20_Built-in_20_Normal" office:value-type="string">
            <text:p>Dudley:</text:p>
            <text:p>I'll put it here...</text:p>
          </table:table-cell>
        </table:table-row>
        <table:table-row table:style-name="ro6">
          <table:table-cell office:value-type="string">
            <text:p>ダッドリー〯</text:p>
            <text:p>他人が嫌がることをやらずにいられないんだ</text:p>
          </table:table-cell>
          <table:table-cell table:style-name="Excel_20_Built-in_20_Normal" office:value-type="string">
            <text:p>Dudley:</text:p>
            <text:p>I can't help but do things that other people don't like.</text:p>
          </table:table-cell>
        </table:table-row>
        <table:table-row table:style-name="ro6">
          <table:table-cell office:value-type="string">
            <text:p>ダッドリー〯</text:p>
            <text:p>イライラするんだよ</text:p>
          </table:table-cell>
          <table:table-cell table:style-name="Excel_20_Built-in_20_Normal" office:value-type="string">
            <text:p>Dudley:</text:p>
            <text:p>It's annoying.</text:p>
          </table:table-cell>
        </table:table-row>
        <table:table-row table:style-name="ro6">
          <table:table-cell office:value-type="string">
            <text:p>ダッドリー〯</text:p>
            <text:p>オレはやりたいようにやってるだけだ</text:p>
          </table:table-cell>
          <table:table-cell table:style-name="Excel_20_Built-in_20_Normal" office:value-type="string">
            <text:p>Dudley:</text:p>
            <text:p>I just do what I want to do.</text:p>
          </table:table-cell>
        </table:table-row>
        <table:table-row table:style-name="ro6">
          <table:table-cell office:value-type="string">
            <text:p>ダッドリー〯</text:p>
            <text:p>外でやっているとノドが渴くぜ</text:p>
          </table:table-cell>
          <table:table-cell table:style-name="Excel_20_Built-in_20_Normal" office:value-type="string">
            <text:p>Dudley:</text:p>
            <text:p>Playing outside makes me thirsty.</text:p>
          </table:table-cell>
        </table:table-row>
        <table:table-row table:style-name="ro6">
          <table:table-cell office:value-type="string">
            <text:p>ダッドリー〯</text:p>
            <text:p>あまり 見ない顔だな</text:p>
          </table:table-cell>
          <table:table-cell table:style-name="Excel_20_Built-in_20_Normal" office:value-type="string">
            <text:p>Dudley:</text:p>
            <text:p>I don't see you often.</text:p>
          </table:table-cell>
        </table:table-row>
        <table:table-row table:style-name="ro6">
          <table:table-cell office:value-type="string">
            <text:p>ダッドリー〯</text:p>
            <text:p>さあ、覚悟するんだな</text:p>
          </table:table-cell>
          <table:table-cell table:style-name="Excel_20_Built-in_20_Normal" office:value-type="string">
            <text:p>Dudley:</text:p>
            <text:p>Come on, prepare yourself.</text:p>
          </table:table-cell>
        </table:table-row>
        <table:table-row table:style-name="ro6">
          <table:table-cell office:value-type="string">
            <text:p>ダッドリー〯</text:p>
            <text:p>もう、逃げられないぜっ</text:p>
          </table:table-cell>
          <table:table-cell table:style-name="Excel_20_Built-in_20_Normal" office:value-type="string">
            <text:p>Dudley:</text:p>
            <text:p>You can't escape now.</text:p>
          </table:table-cell>
        </table:table-row>
        <table:table-row table:style-name="ro6">
          <table:table-cell office:value-type="string">
            <text:p>ダッドリー〯</text:p>
            <text:p>ふんっ！</text:p>
          </table:table-cell>
          <table:table-cell table:style-name="Excel_20_Built-in_20_Normal" office:value-type="string">
            <text:p>Dudley:</text:p>
            <text:p>Hmph!</text:p>
          </table:table-cell>
        </table:table-row>
        <table:table-row table:style-name="ro6">
          <table:table-cell office:value-type="string">
            <text:p>ダッドリー〯</text:p>
            <text:p>ちぇっ</text:p>
          </table:table-cell>
          <table:table-cell table:style-name="Excel_20_Built-in_20_Normal" office:value-type="string">
            <text:p>Dudley:</text:p>
            <text:p>Tch.</text:p>
          </table:table-cell>
        </table:table-row>
        <table:table-row table:style-name="ro6">
          <table:table-cell office:value-type="string">
            <text:p>ダッドリー〯</text:p>
            <text:p>ここにでも置いておくか</text:p>
          </table:table-cell>
          <table:table-cell table:style-name="Excel_20_Built-in_20_Normal" office:value-type="string">
            <text:p>Dudley:</text:p>
            <text:p>Maybe I should just put it here.</text:p>
          </table:table-cell>
        </table:table-row>
        <table:table-row table:style-name="ro6">
          <table:table-cell office:value-type="string">
            <text:p>ダッドリー〯</text:p>
            <text:p>うぉうぉうぉー</text:p>
          </table:table-cell>
          <table:table-cell table:style-name="Excel_20_Built-in_20_Normal" office:value-type="string">
            <text:p>Dudley:</text:p>
            <text:p>Woo woo woo.</text:p>
          </table:table-cell>
        </table:table-row>
        <table:table-row table:style-name="ro6">
          <table:table-cell office:value-type="string">
            <text:p>ダッドリー〯</text:p>
            <text:p>何だかめんどくさくなってきたな</text:p>
          </table:table-cell>
          <table:table-cell table:style-name="Excel_20_Built-in_20_Normal" office:value-type="string">
            <text:p>Dudley:</text:p>
            <text:p>I'm getting tired of this.</text:p>
          </table:table-cell>
        </table:table-row>
        <table:table-row table:style-name="ro6">
          <table:table-cell office:value-type="string">
            <text:p>ダッドリー〯</text:p>
            <text:p>ほーらよっと</text:p>
          </table:table-cell>
          <table:table-cell table:style-name="Excel_20_Built-in_20_Normal" office:value-type="string">
            <text:p>Dudley:</text:p>
            <text:p>Here you go.</text:p>
          </table:table-cell>
        </table:table-row>
        <table:table-row table:style-name="ro6">
          <table:table-cell office:value-type="string">
            <text:p>ダッドリー〯</text:p>
            <text:p>へっへっ 覚悟した方がいいんじゃないか</text:p>
          </table:table-cell>
          <table:table-cell table:style-name="Excel_20_Built-in_20_Normal" office:value-type="string">
            <text:p>Dudley:</text:p>
            <text:p>Hehe, maybe you should prepare yourself.</text:p>
          </table:table-cell>
        </table:table-row>
        <table:table-row table:style-name="ro6">
          <table:table-cell office:value-type="string">
            <text:p>ダッドリー〯</text:p>
            <text:p>おらおらおら ダッドリー樣のお通りだぞ</text:p>
          </table:table-cell>
          <table:table-cell table:style-name="Excel_20_Built-in_20_Normal" office:value-type="string">
            <text:p>Dudley:</text:p>
            <text:p>Hey, hey, hey, here comes Dudley.</text:p>
          </table:table-cell>
        </table:table-row>
        <table:table-row table:style-name="ro6">
          <table:table-cell office:value-type="string">
            <text:p>ダッドリー〯</text:p>
            <text:p>このダッドリー樣の勝利が見えてきたな</text:p>
          </table:table-cell>
          <table:table-cell table:style-name="Excel_20_Built-in_20_Normal" office:value-type="string">
            <text:p>Dudley:</text:p>
            <text:p>I can see Dudley's victory in sight.</text:p>
          </table:table-cell>
        </table:table-row>
        <table:table-row table:style-name="ro6">
          <table:table-cell office:value-type="string">
            <text:p>ダッドリー〯</text:p>
            <text:p>むむむ… こんな目にあうとは…</text:p>
          </table:table-cell>
          <table:table-cell table:style-name="Excel_20_Built-in_20_Normal" office:value-type="string">
            <text:p>Dudley:</text:p>
            <text:p>Hmm... I never thought something like this would happen...</text:p>
          </table:table-cell>
        </table:table-row>
        <table:table-row table:style-name="ro6">
          <table:table-cell office:value-type="string">
            <text:p>ダッドリー〯</text:p>
            <text:p>ちぇっ バカにしてやがるなっ！</text:p>
          </table:table-cell>
          <table:table-cell table:style-name="Excel_20_Built-in_20_Normal" office:value-type="string">
            <text:p>Dudley:</text:p>
            <text:p>Damn it, you're making fun of me!</text:p>
          </table:table-cell>
        </table:table-row>
        <table:table-row table:style-name="ro6">
          <table:table-cell office:value-type="string">
            <text:p>ダッドリー〯</text:p>
            <text:p>タダで済むと思うなよっ！</text:p>
          </table:table-cell>
          <table:table-cell table:style-name="Excel_20_Built-in_20_Normal" office:value-type="string">
            <text:p>Dudley:</text:p>
            <text:p>Don't think you'll get away with this!</text:p>
          </table:table-cell>
        </table:table-row>
        <table:table-row table:style-name="ro6">
          <table:table-cell office:value-type="string">
            <text:p>ダッドリー〯</text:p>
            <text:p>一気にカタをつけてやろうかな</text:p>
          </table:table-cell>
          <table:table-cell table:style-name="Excel_20_Built-in_20_Normal" office:value-type="string">
            <text:p>Dudley:</text:p>
            <text:p>I think I'll settle this once and for all.</text:p>
          </table:table-cell>
        </table:table-row>
        <table:table-row table:style-name="ro6">
          <table:table-cell office:value-type="string">
            <text:p>ダッドリー〯</text:p>
            <text:p>頭の中がこんがらがってきたぞ</text:p>
          </table:table-cell>
          <table:table-cell table:style-name="Excel_20_Built-in_20_Normal" office:value-type="string">
            <text:p>Dudley:</text:p>
            <text:p>My head is all messed up.</text:p>
          </table:table-cell>
        </table:table-row>
        <table:table-row table:style-name="ro6">
          <table:table-cell office:value-type="string">
            <text:p>ダッドリー〯</text:p>
            <text:p>結局オレ樣の勝ちだな</text:p>
          </table:table-cell>
          <table:table-cell table:style-name="Excel_20_Built-in_20_Normal" office:value-type="string">
            <text:p>Dudley:</text:p>
            <text:p>In the end, I won.</text:p>
          </table:table-cell>
        </table:table-row>
        <table:table-row table:style-name="ro6">
          <table:table-cell office:value-type="string">
            <text:p>ダッドリー〯</text:p>
            <text:p>くそっ！ ここで手詰まりか</text:p>
          </table:table-cell>
          <table:table-cell table:style-name="Excel_20_Built-in_20_Normal" office:value-type="string">
            <text:p>Dudley:</text:p>
            <text:p>Dammit! I'm stuck here.</text:p>
          </table:table-cell>
        </table:table-row>
        <table:table-row table:style-name="ro6">
          <table:table-cell office:value-type="string">
            <text:p>ダッドリー〯</text:p>
            <text:p>何っ！ 手詰まりかよ</text:p>
          </table:table-cell>
          <table:table-cell table:style-name="Excel_20_Built-in_20_Normal" office:value-type="string">
            <text:p>Dudley:</text:p>
            <text:p>What?! I'm stuck.</text:p>
          </table:table-cell>
        </table:table-row>
        <table:table-row table:style-name="ro6">
          <table:table-cell office:value-type="string">
            <text:p>ダッドリー〯</text:p>
            <text:p>えっ！ 手詰まりだと 覚えてろっ</text:p>
          </table:table-cell>
          <table:table-cell table:style-name="Excel_20_Built-in_20_Normal" office:value-type="string">
            <text:p>Dudley:</text:p>
            <text:p>What?! Last one, I'll remember that.</text:p>
          </table:table-cell>
        </table:table-row>
        <table:table-row table:style-name="ro6">
          <table:table-cell office:value-type="string">
            <text:p>ジミー〯</text:p>
            <text:p>えっ！？ ボクからでいいのかい？</text:p>
          </table:table-cell>
          <table:table-cell office:value-type="string">
            <text:p>Jimmy:</text:p>
            <text:p>Huh? Can I start?</text:p>
          </table:table-cell>
        </table:table-row>
        <table:table-row table:style-name="ro6">
          <table:table-cell office:value-type="string">
            <text:p>ジミー〯</text:p>
            <text:p>よし、ここから始めよう</text:p>
          </table:table-cell>
          <table:table-cell office:value-type="string">
            <text:p>Jimmy:</text:p>
            <text:p>Okay, let's start here.</text:p>
          </table:table-cell>
        </table:table-row>
        <table:table-row table:style-name="ro6">
          <table:table-cell office:value-type="string">
            <text:p>ジミー〯</text:p>
            <text:p>いい事がありますように…</text:p>
          </table:table-cell>
          <table:table-cell office:value-type="string">
            <text:p>Jimmy:</text:p>
            <text:p>I hope something good happens...</text:p>
          </table:table-cell>
        </table:table-row>
        <table:table-row table:style-name="ro6">
          <table:table-cell office:value-type="string">
            <text:p>ジミー〯</text:p>
            <text:p>やっぱり、ボクが最後なんだね</text:p>
          </table:table-cell>
          <table:table-cell office:value-type="string">
            <text:p>Jimmy:</text:p>
            <text:p>I guess I'm the last one.</text:p>
          </table:table-cell>
        </table:table-row>
        <table:table-row table:style-name="ro6">
          <table:table-cell office:value-type="string">
            <text:p>ジミー〯</text:p>
            <text:p>ボクの番だね</text:p>
          </table:table-cell>
          <table:table-cell office:value-type="string">
            <text:p>Jimmy:</text:p>
            <text:p>It's my turn</text:p>
          </table:table-cell>
        </table:table-row>
        <table:table-row table:style-name="ro7">
          <table:table-cell office:value-type="string">
            <text:p>ジミー〯</text:p>
            <text:p>ボクは皆から「腰抜けジミー」って</text:p>
            <text:p>呼ばれているんだ…</text:p>
          </table:table-cell>
          <table:table-cell office:value-type="string">
            <text:p>Jimmy:</text:p>
            <text:p>Everyone calls me Jimmy The "Weakling"...</text:p>
          </table:table-cell>
        </table:table-row>
        <table:table-row table:style-name="ro6">
          <table:table-cell office:value-type="string">
            <text:p>ジミー〯</text:p>
            <text:p>序盤からドキドキするよ</text:p>
          </table:table-cell>
          <table:table-cell office:value-type="string">
            <text:p>Jimmy:</text:p>
            <text:p>It's exciting at the beginning.</text:p>
          </table:table-cell>
        </table:table-row>
        <table:table-row table:style-name="ro6">
          <table:table-cell office:value-type="string">
            <text:p>ジミー〯</text:p>
            <text:p>ボクはＤ級ビークルバトラーなんだ</text:p>
          </table:table-cell>
          <table:table-cell office:value-type="string">
            <text:p>Jimmy:</text:p>
            <text:p>I'm a D-rank gladiator at the arena.</text:p>
          </table:table-cell>
        </table:table-row>
        <table:table-row table:style-name="ro6">
          <table:table-cell office:value-type="string">
            <text:p>ジミー〯</text:p>
            <text:p>この辺りに置いておこうかな…</text:p>
          </table:table-cell>
          <table:table-cell office:value-type="string">
            <text:p>Jimmy:</text:p>
            <text:p>Maybe I'll just put it here...</text:p>
          </table:table-cell>
        </table:table-row>
        <table:table-row table:style-name="ro6">
          <table:table-cell office:value-type="string">
            <text:p>ジミー〯</text:p>
            <text:p>ここだな</text:p>
          </table:table-cell>
          <table:table-cell office:value-type="string">
            <text:p>Jimmy:</text:p>
            <text:p>Here.</text:p>
          </table:table-cell>
        </table:table-row>
        <table:table-row table:style-name="ro6">
          <table:table-cell office:value-type="string">
            <text:p>ジミー〯</text:p>
            <text:p>外でブロックスをやるのもいいものですね</text:p>
          </table:table-cell>
          <table:table-cell office:value-type="string">
            <text:p>Jimmy:</text:p>
            <text:p>It's nice to play Blokus outside.</text:p>
          </table:table-cell>
        </table:table-row>
        <table:table-row table:style-name="ro6">
          <table:table-cell office:value-type="string">
            <text:p>ジミー〯</text:p>
            <text:p>初めまして ジミーと言います</text:p>
          </table:table-cell>
          <table:table-cell office:value-type="string">
            <text:p>Jimmy:</text:p>
            <text:p>Nice to meet you, my name is Jimmy.</text:p>
          </table:table-cell>
        </table:table-row>
        <table:table-row table:style-name="ro6">
          <table:table-cell office:value-type="string">
            <text:p>ジミー〯</text:p>
            <text:p>みんなを見返してやるんだ</text:p>
          </table:table-cell>
          <table:table-cell office:value-type="string">
            <text:p>Jimmy:</text:p>
            <text:p>I'm gonna show everyone.</text:p>
          </table:table-cell>
        </table:table-row>
        <table:table-row table:style-name="ro6">
          <table:table-cell office:value-type="string">
            <text:p>ジミー〯</text:p>
            <text:p>いい事が起こりそうな気がしてきた…</text:p>
          </table:table-cell>
          <table:table-cell office:value-type="string">
            <text:p>Jimmy:</text:p>
            <text:p>I feel like something good is going to happen...</text:p>
          </table:table-cell>
        </table:table-row>
        <table:table-row table:style-name="ro6">
          <table:table-cell office:value-type="string">
            <text:p>ジミー〯</text:p>
            <text:p>もう、いやな予感がしてきたよ…</text:p>
          </table:table-cell>
          <table:table-cell office:value-type="string">
            <text:p>Jimmy:</text:p>
            <text:p>I'm starting to get a bad feeling about this...</text:p>
          </table:table-cell>
        </table:table-row>
        <table:table-row table:style-name="ro6">
          <table:table-cell office:value-type="string">
            <text:p>ジミー〯</text:p>
            <text:p>気をつけて置いていこう</text:p>
          </table:table-cell>
          <table:table-cell office:value-type="string">
            <text:p>Jimmy:</text:p>
            <text:p>Let's be careful and put it there.</text:p>
          </table:table-cell>
        </table:table-row>
        <table:table-row table:style-name="ro6">
          <table:table-cell office:value-type="string">
            <text:p>ジミー〯</text:p>
            <text:p>そーっと…</text:p>
          </table:table-cell>
          <table:table-cell office:value-type="string">
            <text:p>Jimmy:</text:p>
            <text:p>Gently...</text:p>
          </table:table-cell>
        </table:table-row>
        <table:table-row table:style-name="ro6">
          <table:table-cell office:value-type="string">
            <text:p>ジミー〯</text:p>
            <text:p>ここに置いてみよう</text:p>
          </table:table-cell>
          <table:table-cell office:value-type="string">
            <text:p>Jimmy:</text:p>
            <text:p>Let's put it here.</text:p>
          </table:table-cell>
        </table:table-row>
        <table:table-row table:style-name="ro6">
          <table:table-cell office:value-type="string">
            <text:p>ジミー〯</text:p>
            <text:p>みんなイジワルしないでね</text:p>
          </table:table-cell>
          <table:table-cell office:value-type="string">
            <text:p>Jimmy:</text:p>
            <text:p>Don't be mean to me.</text:p>
          </table:table-cell>
        </table:table-row>
        <table:table-row table:style-name="ro6">
          <table:table-cell office:value-type="string">
            <text:p>ジミー〯</text:p>
            <text:p>頑張るんだ</text:p>
          </table:table-cell>
          <table:table-cell office:value-type="string">
            <text:p>Jimmy:</text:p>
            <text:p>Do your best.</text:p>
          </table:table-cell>
        </table:table-row>
        <table:table-row table:style-name="ro6">
          <table:table-cell office:value-type="string">
            <text:p>ジミー〯</text:p>
            <text:p>めずらしく健闘しているよ、ボク</text:p>
          </table:table-cell>
          <table:table-cell office:value-type="string">
            <text:p>Jimmy:</text:p>
            <text:p>You're doing surprisingly well.</text:p>
          </table:table-cell>
        </table:table-row>
        <table:table-row table:style-name="ro6">
          <table:table-cell office:value-type="string">
            <text:p>ジミー〯</text:p>
            <text:p>強くなりたいんだ</text:p>
          </table:table-cell>
          <table:table-cell office:value-type="string">
            <text:p>Jimmy:</text:p>
            <text:p>I want to get stronger.</text:p>
          </table:table-cell>
        </table:table-row>
        <table:table-row table:style-name="ro6">
          <table:table-cell office:value-type="string">
            <text:p>ジミー〯</text:p>
            <text:p>調子がいいとかえって落ち着かないな…</text:p>
          </table:table-cell>
          <table:table-cell office:value-type="string">
            <text:p>Jimmy:</text:p>
            <text:p>When things are going well, I feel even more uneasy...</text:p>
          </table:table-cell>
        </table:table-row>
        <table:table-row table:style-name="ro6">
          <table:table-cell office:value-type="string">
            <text:p>ジミー〯</text:p>
            <text:p>置ける場所がなくなってきたよ…</text:p>
          </table:table-cell>
          <table:table-cell office:value-type="string">
            <text:p>Jimmy:</text:p>
            <text:p>I'm running out of space...</text:p>
          </table:table-cell>
        </table:table-row>
        <table:table-row table:style-name="ro6">
          <table:table-cell office:value-type="string">
            <text:p>ジミー〯</text:p>
            <text:p>とにかく１つでも多く置くんだ…</text:p>
          </table:table-cell>
          <table:table-cell office:value-type="string">
            <text:p>Jimmy:</text:p>
            <text:p>Just put in as many as you can...</text:p>
          </table:table-cell>
        </table:table-row>
        <table:table-row table:style-name="ro6">
          <table:table-cell office:value-type="string">
            <text:p>ジミー〯</text:p>
            <text:p>やっぱりボクはダメなんだろうか…</text:p>
          </table:table-cell>
          <table:table-cell office:value-type="string">
            <text:p>Jimmy:</text:p>
            <text:p>Maybe I'm no good after all...</text:p>
          </table:table-cell>
        </table:table-row>
        <table:table-row table:style-name="ro6">
          <table:table-cell office:value-type="string">
            <text:p>ジミー〯</text:p>
            <text:p>慎重に手を進めないといけないな</text:p>
          </table:table-cell>
          <table:table-cell office:value-type="string">
            <text:p>Jimmy:</text:p>
            <text:p>We need to proceed carefully.</text:p>
          </table:table-cell>
        </table:table-row>
        <table:table-row table:style-name="ro6">
          <table:table-cell office:value-type="string">
            <text:p>ジミー〯</text:p>
            <text:p>目立たないように…</text:p>
          </table:table-cell>
          <table:table-cell office:value-type="string">
            <text:p>Jimmy:</text:p>
            <text:p>Try not to stand out...</text:p>
          </table:table-cell>
        </table:table-row>
        <table:table-row table:style-name="ro6">
          <table:table-cell office:value-type="string">
            <text:p>ジミー〯</text:p>
            <text:p>えっ、ボクが1位でいいの！？</text:p>
          </table:table-cell>
          <table:table-cell office:value-type="string">
            <text:p>Jimmy:</text:p>
            <text:p>What?! Me? First!?</text:p>
          </table:table-cell>
        </table:table-row>
        <table:table-row table:style-name="ro6">
          <table:table-cell office:value-type="string">
            <text:p>ジミー〯</text:p>
            <text:p>今回は結構頑張れたよ</text:p>
          </table:table-cell>
          <table:table-cell office:value-type="string">
            <text:p>Jimmy:</text:p>
            <text:p>I did pretty well this time.</text:p>
          </table:table-cell>
        </table:table-row>
        <table:table-row table:style-name="ro6">
          <table:table-cell office:value-type="string">
            <text:p>ジミー〯</text:p>
            <text:p>ああ、ボクは手詰まりです</text:p>
          </table:table-cell>
          <table:table-cell office:value-type="string">
            <text:p>Jimmy:</text:p>
            <text:p>Oh, I'm stuck.</text:p>
          </table:table-cell>
        </table:table-row>
        <table:table-row table:style-name="ro6">
          <table:table-cell office:value-type="string">
            <text:p>ジミー〯</text:p>
            <text:p>手詰まり！？ やっぱり、ボクが４位か…</text:p>
          </table:table-cell>
          <table:table-cell office:value-type="string">
            <text:p>Jimmy:</text:p>
            <text:p>End?! I guess I'm in fourth place after all...</text:p>
          </table:table-cell>
        </table:table-row>
        <table:table-row table:style-name="ro6">
          <table:table-cell office:value-type="string">
            <text:p>デルセン〯</text:p>
            <text:p>早速だが始めさせてもらいますよ</text:p>
          </table:table-cell>
          <table:table-cell office:value-type="string">
            <text:p>Delsen:</text:p>
            <text:p>Let's get started right away.</text:p>
          </table:table-cell>
        </table:table-row>
        <table:table-row table:style-name="ro6">
          <table:table-cell office:value-type="string">
            <text:p>デルセン〯</text:p>
            <text:p>次は私ですな</text:p>
          </table:table-cell>
          <table:table-cell office:value-type="string">
            <text:p>Delsen:</text:p>
            <text:p>I'm next.</text:p>
          </table:table-cell>
        </table:table-row>
        <table:table-row table:style-name="ro6">
          <table:table-cell office:value-type="string">
            <text:p>デルセン〯</text:p>
            <text:p>私は３番目ですか</text:p>
          </table:table-cell>
          <table:table-cell office:value-type="string">
            <text:p>Delsen:</text:p>
            <text:p>Am I third?</text:p>
          </table:table-cell>
        </table:table-row>
        <table:table-row table:style-name="ro7">
          <table:table-cell office:value-type="string">
            <text:p>デルセン〯</text:p>
            <text:p>私が最後ですか</text:p>
            <text:p>出遅れを取り戻さなければ…</text:p>
          </table:table-cell>
          <table:table-cell office:value-type="string">
            <text:p>Delsen:</text:p>
            <text:p>Am I the last one? I need to make up for my late start...</text:p>
          </table:table-cell>
        </table:table-row>
        <table:table-row table:style-name="ro6">
          <table:table-cell office:value-type="string">
            <text:p>デルセン〯</text:p>
            <text:p>私の番ですな</text:p>
          </table:table-cell>
          <table:table-cell office:value-type="string">
            <text:p>Delsen:</text:p>
            <text:p>It's my turn.</text:p>
          </table:table-cell>
        </table:table-row>
        <table:table-row table:style-name="ro6">
          <table:table-cell office:value-type="string">
            <text:p>デルセン〯</text:p>
            <text:p>先々のことを考えて置くことが大切ですな</text:p>
          </table:table-cell>
          <table:table-cell office:value-type="string">
            <text:p>Delsen:</text:p>
            <text:p>It's important to think ahead.</text:p>
          </table:table-cell>
        </table:table-row>
        <table:table-row table:style-name="ro6">
          <table:table-cell office:value-type="string">
            <text:p>デルセン〯</text:p>
            <text:p>何とか儲けを出したいところです</text:p>
          </table:table-cell>
          <table:table-cell office:value-type="string">
            <text:p>Delsen:</text:p>
            <text:p>I'd like to make some profit somehow.</text:p>
          </table:table-cell>
        </table:table-row>
        <table:table-row table:style-name="ro6">
          <table:table-cell office:value-type="string">
            <text:p>デルセン〯</text:p>
            <text:p>私は砂漠を何往復もしてるんですよ</text:p>
          </table:table-cell>
          <table:table-cell office:value-type="string">
            <text:p>Delsen:</text:p>
            <text:p>I've been going back and forth across the desert a lot.</text:p>
          </table:table-cell>
        </table:table-row>
        <table:table-row table:style-name="ro6">
          <table:table-cell office:value-type="string">
            <text:p>デルセン〯</text:p>
            <text:p>確かにそこに置くのも一手ですな</text:p>
          </table:table-cell>
          <table:table-cell office:value-type="string">
            <text:p>Delsen:</text:p>
            <text:p>It's certainly a good idea to put it there.</text:p>
          </table:table-cell>
        </table:table-row>
        <table:table-row table:style-name="ro7">
          <table:table-cell office:value-type="string">
            <text:p>デルセン〯</text:p>
            <text:p>今経営している会社を何とか軌道に</text:p>
            <text:p>乗せたいんだよ</text:p>
          </table:table-cell>
          <table:table-cell office:value-type="string">
            <text:p>Delsen:</text:p>
            <text:p>I want to get the company I'm running back on track.</text:p>
          </table:table-cell>
        </table:table-row>
        <table:table-row table:style-name="ro7">
          <table:table-cell office:value-type="string">
            <text:p>デルセン〯</text:p>
            <text:p>こういう場所でブロックスをやるのも</text:p>
            <text:p>おつなもんですな</text:p>
          </table:table-cell>
          <table:table-cell office:value-type="string">
            <text:p>Delsen:</text:p>
            <text:p>It's great to play Blokus in a place like this.</text:p>
          </table:table-cell>
        </table:table-row>
        <table:table-row table:style-name="ro7">
          <table:table-cell office:value-type="string">
            <text:p>デルセン〯</text:p>
            <text:p>貿易の会社を経営しているデルセンです</text:p>
            <text:p>よろしく</text:p>
          </table:table-cell>
          <table:table-cell office:value-type="string">
            <text:p>Delsen:</text:p>
            <text:p>I'm Delsen, I run a trading company. Nice to meet you.</text:p>
          </table:table-cell>
        </table:table-row>
        <table:table-row table:style-name="ro6">
          <table:table-cell office:value-type="string">
            <text:p>デルセン〯</text:p>
            <text:p>コツコツ地道に進めるのが私の主義です</text:p>
          </table:table-cell>
          <table:table-cell office:value-type="string">
            <text:p>Delsen:</text:p>
            <text:p>My philosophy is to work steadily and diligently.</text:p>
          </table:table-cell>
        </table:table-row>
        <table:table-row table:style-name="ro5">
          <table:table-cell office:value-type="string">
            <text:p>デルセン〯</text:p>
            <text:p>長年商売をしていると儲かる予感というのがあるんですよ</text:p>
          </table:table-cell>
          <table:table-cell office:value-type="string">
            <text:p>Delsen:</text:p>
            <text:p>When you've been in business for many years,</text:p>
            <text:p>you get the feeling that you're going to make a profit.</text:p>
          </table:table-cell>
        </table:table-row>
        <table:table-row table:style-name="ro6">
          <table:table-cell office:value-type="string">
            <text:p>デルセン〯</text:p>
            <text:p>損害が小さいうちに手を打たなければ…</text:p>
          </table:table-cell>
          <table:table-cell office:value-type="string">
            <text:p>Delsen:</text:p>
            <text:p>We need to act while the damage is still small...</text:p>
          </table:table-cell>
        </table:table-row>
        <table:table-row table:style-name="ro6">
          <table:table-cell office:value-type="string">
            <text:p>デルセン〯</text:p>
            <text:p>むむっ、少し押されぎみですかな</text:p>
          </table:table-cell>
          <table:table-cell office:value-type="string">
            <text:p>Delsen:</text:p>
            <text:p>Hmm, you're being pushed back a little bit, aren't you?</text:p>
          </table:table-cell>
        </table:table-row>
        <table:table-row table:style-name="ro6">
          <table:table-cell office:value-type="string">
            <text:p>デルセン〯</text:p>
            <text:p>ここへ置かせてもらいますよ</text:p>
          </table:table-cell>
          <table:table-cell office:value-type="string">
            <text:p>Delsen:</text:p>
            <text:p>I'll put it here.</text:p>
          </table:table-cell>
        </table:table-row>
        <table:table-row table:style-name="ro6">
          <table:table-cell office:value-type="string">
            <text:p>デルセン〯</text:p>
            <text:p>この辺りが急所になりそうです</text:p>
          </table:table-cell>
          <table:table-cell office:value-type="string">
            <text:p>Delsen:</text:p>
            <text:p>This area seems to be a weak point.</text:p>
          </table:table-cell>
        </table:table-row>
        <table:table-row table:style-name="ro6">
          <table:table-cell office:value-type="string">
            <text:p>デルセン〯</text:p>
            <text:p>なるほど、そう言う手もありますな</text:p>
          </table:table-cell>
          <table:table-cell office:value-type="string">
            <text:p>Delsen:</text:p>
            <text:p>I see, that's one way to do it.</text:p>
          </table:table-cell>
        </table:table-row>
        <table:table-row table:style-name="ro6">
          <table:table-cell office:value-type="string">
            <text:p>デルセン〯</text:p>
            <text:p>ここへ置くのは損がない手ですな</text:p>
          </table:table-cell>
          <table:table-cell office:value-type="string">
            <text:p>Delsen:</text:p>
            <text:p>It's a good idea to put it here.</text:p>
          </table:table-cell>
        </table:table-row>
        <table:table-row table:style-name="ro6">
          <table:table-cell office:value-type="string">
            <text:p>デルセン〯</text:p>
            <text:p>今回は儲けが出そうだな</text:p>
          </table:table-cell>
          <table:table-cell office:value-type="string">
            <text:p>Delsen:</text:p>
            <text:p>Looks like we'll make a profit this time.</text:p>
          </table:table-cell>
        </table:table-row>
        <table:table-row table:style-name="ro6">
          <table:table-cell office:value-type="string">
            <text:p>デルセン〯</text:p>
            <text:p>ここまできたら勝ちたいもんですな</text:p>
          </table:table-cell>
          <table:table-cell office:value-type="string">
            <text:p>Delsen:</text:p>
            <text:p>After coming this far, I need to win.</text:p>
          </table:table-cell>
        </table:table-row>
        <table:table-row table:style-name="ro6">
          <table:table-cell office:value-type="string">
            <text:p>デルセン〯</text:p>
            <text:p>油断は禁物です</text:p>
          </table:table-cell>
          <table:table-cell office:value-type="string">
            <text:p>Delsen:</text:p>
            <text:p>Don't let your guard down.</text:p>
          </table:table-cell>
        </table:table-row>
        <table:table-row table:style-name="ro6">
          <table:table-cell office:value-type="string">
            <text:p>デルセン〯</text:p>
            <text:p>雲行きがあやしくなってきましたな</text:p>
          </table:table-cell>
          <table:table-cell office:value-type="string">
            <text:p>Delsen:</text:p>
            <text:p>Things are starting to look grimm.</text:p>
          </table:table-cell>
        </table:table-row>
        <table:table-row table:style-name="ro6">
          <table:table-cell office:value-type="string">
            <text:p>デルセン〯</text:p>
            <text:p>計算してみたところこのままではまずいな</text:p>
          </table:table-cell>
          <table:table-cell office:value-type="string">
            <text:p>Delsen:</text:p>
            <text:p>After careful considiration, I'm not sure this is going to work.</text:p>
          </table:table-cell>
        </table:table-row>
        <table:table-row table:style-name="ro6">
          <table:table-cell office:value-type="string">
            <text:p>デルセン〯</text:p>
            <text:p>何とかならないものかな…</text:p>
          </table:table-cell>
          <table:table-cell office:value-type="string">
            <text:p>Delsen:</text:p>
            <text:p>Is there anything I can do about this?</text:p>
          </table:table-cell>
        </table:table-row>
        <table:table-row table:style-name="ro6">
          <table:table-cell office:value-type="string">
            <text:p>デルセン〯</text:p>
            <text:p>あそこに置くと次にこれが…</text:p>
          </table:table-cell>
          <table:table-cell office:value-type="string">
            <text:p>Delsen:</text:p>
            <text:p><text:s/>If I put it there, then this...</text:p>
          </table:table-cell>
        </table:table-row>
        <table:table-row table:style-name="ro6">
          <table:table-cell office:value-type="string">
            <text:p>デルセン〯</text:p>
            <text:p>残りピースを頭に入れておくのがコツです</text:p>
          </table:table-cell>
          <table:table-cell office:value-type="string">
            <text:p>Delsen:</text:p>
            <text:p>The trick is to keep the remaining pieces in mind.</text:p>
          </table:table-cell>
        </table:table-row>
        <table:table-row table:style-name="ro6">
          <table:table-cell office:value-type="string">
            <text:p>デルセン〯</text:p>
            <text:p>おお 私の勝ちのようですね</text:p>
          </table:table-cell>
          <table:table-cell office:value-type="string">
            <text:p>Delsen:</text:p>
            <text:p>Oh, it looks like I won.</text:p>
          </table:table-cell>
        </table:table-row>
        <table:table-row table:style-name="ro6">
          <table:table-cell office:value-type="string">
            <text:p>デルセン〯</text:p>
            <text:p>ああ ここまでです</text:p>
          </table:table-cell>
          <table:table-cell office:value-type="string">
            <text:p>Delsen:</text:p>
            <text:p>Ah, that's it.</text:p>
          </table:table-cell>
        </table:table-row>
        <table:table-row table:style-name="ro7">
          <table:table-cell office:value-type="string">
            <text:p>デルセン〯</text:p>
            <text:p>もう置けないとはっ！</text:p>
            <text:p>これじゃ商売になりませんね</text:p>
          </table:table-cell>
          <table:table-cell office:value-type="string">
            <text:p>Delsen:</text:p>
            <text:p>I can't put any more in!</text:p>
            <text:p>This is no way of doing business.</text:p>
          </table:table-cell>
        </table:table-row>
        <table:table-row table:style-name="ro7">
          <table:table-cell office:value-type="string">
            <text:p>デルセン〯</text:p>
            <text:p>もう、手詰まり！？</text:p>
            <text:p>これじゃ商売あがったりだよ</text:p>
          </table:table-cell>
          <table:table-cell office:value-type="string">
            <text:p>Delsen:</text:p>
            <text:p>I'm last!? It's time to close the shop..</text:p>
          </table:table-cell>
        </table:table-row>
        <table:table-row table:style-name="ro6">
          <table:table-cell office:value-type="string">
            <text:p>ノーラ〯</text:p>
            <text:p>それじゃ、始めさせてもらうよ</text:p>
          </table:table-cell>
          <table:table-cell office:value-type="string">
            <text:p>Nora:</text:p>
            <text:p>Well then, let's get started.</text:p>
          </table:table-cell>
        </table:table-row>
        <table:table-row table:style-name="ro6">
          <table:table-cell office:value-type="string">
            <text:p>ノーラ〯</text:p>
            <text:p>次は私だね</text:p>
          </table:table-cell>
          <table:table-cell office:value-type="string">
            <text:p>Nora:</text:p>
            <text:p>I'm next.</text:p>
          </table:table-cell>
        </table:table-row>
        <table:table-row table:style-name="ro6">
          <table:table-cell office:value-type="string">
            <text:p>ノーラ〯</text:p>
            <text:p>さあ、ノーラさんが行くよ</text:p>
          </table:table-cell>
          <table:table-cell office:value-type="string">
            <text:p>Nora:</text:p>
            <text:p>Come on, Nora's on her way.</text:p>
          </table:table-cell>
        </table:table-row>
        <table:table-row table:style-name="ro6">
          <table:table-cell office:value-type="string">
            <text:p>ノーラ〯</text:p>
            <text:p>私が四番目だって！？</text:p>
          </table:table-cell>
          <table:table-cell office:value-type="string">
            <text:p>Nora:</text:p>
            <text:p>I'm fourth?!</text:p>
          </table:table-cell>
        </table:table-row>
        <table:table-row table:style-name="ro6">
          <table:table-cell office:value-type="string">
            <text:p>ノーラ〯</text:p>
            <text:p>私の番だね</text:p>
          </table:table-cell>
          <table:table-cell office:value-type="string">
            <text:p>Nora:</text:p>
            <text:p>It's my turn</text:p>
          </table:table-cell>
        </table:table-row>
        <table:table-row table:style-name="ro6">
          <table:table-cell office:value-type="string">
            <text:p>ノーラ〯</text:p>
            <text:p>やっと私の番かい？</text:p>
          </table:table-cell>
          <table:table-cell office:value-type="string">
            <text:p>Nora:</text:p>
            <text:p>Is it finally my turn?</text:p>
          </table:table-cell>
        </table:table-row>
        <table:table-row table:style-name="ro7">
          <table:table-cell office:value-type="string">
            <text:p>ノーラ〯</text:p>
            <text:p>ちょっとは歯ごたえがあるメンバーなら</text:p>
            <text:p>いいんだが…</text:p>
          </table:table-cell>
          <table:table-cell office:value-type="string">
            <text:p>Nora:</text:p>
            <text:p>Hope, you guys, have a little bit of fight in ya... </text:p>
          </table:table-cell>
        </table:table-row>
        <table:table-row table:style-name="ro7">
          <table:table-cell office:value-type="string">
            <text:p>ノーラ〯</text:p>
            <text:p>私はピースのデザインが宝石に似てて</text:p>
            <text:p>好きなんだよ</text:p>
          </table:table-cell>
          <table:table-cell office:value-type="string">
            <text:p>Nora:</text:p>
            <text:p>These pieces are so cute, they look like gemstones.</text:p>
          </table:table-cell>
        </table:table-row>
        <table:table-row table:style-name="ro6">
          <table:table-cell office:value-type="string">
            <text:p>ノーラ〯</text:p>
            <text:p>ここに置くのが基本だね</text:p>
          </table:table-cell>
          <table:table-cell office:value-type="string">
            <text:p>Nora:</text:p>
            <text:p>It's usual to put it here.</text:p>
          </table:table-cell>
        </table:table-row>
        <table:table-row table:style-name="ro7">
          <table:table-cell office:value-type="string">
            <text:p>ノーラ〯</text:p>
            <text:p>$e0、あんた</text:p>
            <text:p>ピースを持つ手つきが慣れてきたね</text:p>
          </table:table-cell>
          <table:table-cell office:value-type="string">
            <text:p>Nora:</text:p>
            <text:p>You seem to be getting better at this, $e0.</text:p>
          </table:table-cell>
        </table:table-row>
        <table:table-row table:style-name="ro6">
          <table:table-cell office:value-type="string">
            <text:p>ノーラ〯</text:p>
            <text:p>やっぱり、ブロックスは外でやるべきだね</text:p>
          </table:table-cell>
          <table:table-cell office:value-type="string">
            <text:p>Nora:</text:p>
            <text:p>I think Blokus should be played outside.</text:p>
          </table:table-cell>
        </table:table-row>
        <table:table-row table:style-name="ro7">
          <table:table-cell office:value-type="string">
            <text:p>ノーラ〯</text:p>
            <text:p>あまり見ない顔だねぇ</text:p>
            <text:p>私はノーラだ 覚えておきな</text:p>
          </table:table-cell>
          <table:table-cell office:value-type="string">
            <text:p>Nora:</text:p>
            <text:p>I don't see you often. I'm Nora. Remember that.</text:p>
          </table:table-cell>
        </table:table-row>
        <table:table-row table:style-name="ro6">
          <table:table-cell office:value-type="string">
            <text:p>ノーラ〯</text:p>
            <text:p>この時点で私が勝ったも同然だよ</text:p>
          </table:table-cell>
          <table:table-cell office:value-type="string">
            <text:p>Nora:</text:p>
            <text:p>At this point, I've practically won.</text:p>
          </table:table-cell>
        </table:table-row>
        <table:table-row table:style-name="ro6">
          <table:table-cell office:value-type="string">
            <text:p>ノーラ〯</text:p>
            <text:p>見てわかるとは思うけど、私のペースだね</text:p>
          </table:table-cell>
          <table:table-cell office:value-type="string">
            <text:p>Nora:</text:p>
            <text:p>As you can see, I do it at my own pace.</text:p>
          </table:table-cell>
        </table:table-row>
        <table:table-row table:style-name="ro6">
          <table:table-cell office:value-type="string">
            <text:p>ノーラ〯</text:p>
            <text:p>ここに置いておくのが一番よさそうだね</text:p>
          </table:table-cell>
          <table:table-cell office:value-type="string">
            <text:p>Nora:</text:p>
            <text:p>I think it's best to put it here.</text:p>
          </table:table-cell>
        </table:table-row>
        <table:table-row table:style-name="ro6">
          <table:table-cell office:value-type="string">
            <text:p>ノーラ〯</text:p>
            <text:p>思わず一度に二つ置きたくなるねぇ</text:p>
          </table:table-cell>
          <table:table-cell office:value-type="string">
            <text:p>Nora:</text:p>
            <text:p>I can't help but want to put two of them at once.</text:p>
          </table:table-cell>
        </table:table-row>
        <table:table-row table:style-name="ro7">
          <table:table-cell office:value-type="string">
            <text:p>ノーラ〯</text:p>
            <text:p>どうせなら激しい戦いになって欲しい</text:p>
            <text:p>もんだねぇ</text:p>
          </table:table-cell>
          <table:table-cell office:value-type="string">
            <text:p>Nora:</text:p>
            <text:p>I want it to be a fierce battle.</text:p>
          </table:table-cell>
        </table:table-row>
        <table:table-row table:style-name="ro6">
          <table:table-cell office:value-type="string">
            <text:p>ノーラ〯</text:p>
            <text:p>ここに置いておくのを忘れるところだったよ</text:p>
          </table:table-cell>
          <table:table-cell office:value-type="string">
            <text:p>Nora:</text:p>
            <text:p>I almost forgot to put it here.</text:p>
          </table:table-cell>
        </table:table-row>
        <table:table-row table:style-name="ro6">
          <table:table-cell office:value-type="string">
            <text:p>ノーラ〯</text:p>
            <text:p>相手のジャマをするのが基本だよ</text:p>
          </table:table-cell>
          <table:table-cell office:value-type="string">
            <text:p>Nora:</text:p>
            <text:p>The key is to get in the way of the other person.</text:p>
          </table:table-cell>
        </table:table-row>
        <table:table-row table:style-name="ro6">
          <table:table-cell office:value-type="string">
            <text:p>ノーラ〯</text:p>
            <text:p>少し考えた方がよさそうだね</text:p>
          </table:table-cell>
          <table:table-cell office:value-type="string">
            <text:p>Nora:</text:p>
            <text:p>Maybe I should think about it a bit.</text:p>
          </table:table-cell>
        </table:table-row>
        <table:table-row table:style-name="ro6">
          <table:table-cell office:value-type="string">
            <text:p>ノーラ〯</text:p>
            <text:p>どうやら、私の勝ちが見えてきたね</text:p>
          </table:table-cell>
          <table:table-cell office:value-type="string">
            <text:p>Nora:</text:p>
            <text:p>It looks like I'm winning.</text:p>
          </table:table-cell>
        </table:table-row>
        <table:table-row table:style-name="ro6">
          <table:table-cell office:value-type="string">
            <text:p>ノーラ〯</text:p>
            <text:p>このまま、押しきるのも手だね</text:p>
          </table:table-cell>
          <table:table-cell office:value-type="string">
            <text:p>Nora:</text:p>
            <text:p>Maybe I should just keep going like this.</text:p>
          </table:table-cell>
        </table:table-row>
        <table:table-row table:style-name="ro6">
          <table:table-cell office:value-type="string">
            <text:p>ノーラ〯</text:p>
            <text:p>さあ、仕上げに入るよ</text:p>
          </table:table-cell>
          <table:table-cell office:value-type="string">
            <text:p>Nora:</text:p>
            <text:p>Let's finish it.</text:p>
          </table:table-cell>
        </table:table-row>
        <table:table-row table:style-name="ro6">
          <table:table-cell office:value-type="string">
            <text:p>ノーラ〯</text:p>
            <text:p>何だい！？ や、やけに暑いじゃないか</text:p>
          </table:table-cell>
          <table:table-cell office:value-type="string">
            <text:p>Nora:</text:p>
            <text:p>What's going on?! Oh, isn't it extremely hot?</text:p>
          </table:table-cell>
        </table:table-row>
        <table:table-row table:style-name="ro6">
          <table:table-cell office:value-type="string">
            <text:p>ノーラ〯</text:p>
            <text:p>ここに置いておけば、何とかなるだろう</text:p>
          </table:table-cell>
          <table:table-cell office:value-type="string">
            <text:p>Nora:</text:p>
            <text:p>If I leave it here, something will work out.</text:p>
          </table:table-cell>
        </table:table-row>
        <table:table-row table:style-name="ro6">
          <table:table-cell office:value-type="string">
            <text:p>ノーラ〯</text:p>
            <text:p>これが逆転の手だよ</text:p>
          </table:table-cell>
          <table:table-cell office:value-type="string">
            <text:p>Nora:</text:p>
            <text:p>Here's a turnaround move.</text:p>
          </table:table-cell>
        </table:table-row>
        <table:table-row table:style-name="ro6">
          <table:table-cell office:value-type="string">
            <text:p>ノーラ〯</text:p>
            <text:p>そろそろ、形勢が傾き始めそうだね</text:p>
          </table:table-cell>
          <table:table-cell office:value-type="string">
            <text:p>Nora:</text:p>
            <text:p>Things are starting to turn around soon.</text:p>
          </table:table-cell>
        </table:table-row>
        <table:table-row table:style-name="ro6">
          <table:table-cell office:value-type="string">
            <text:p>ノーラ〯</text:p>
            <text:p>いい手が見つかったよ</text:p>
          </table:table-cell>
          <table:table-cell office:value-type="string">
            <text:p>Nora:</text:p>
            <text:p>I found a good solution.</text:p>
          </table:table-cell>
        </table:table-row>
        <table:table-row table:style-name="ro6">
          <table:table-cell office:value-type="string">
            <text:p>ノーラ〯</text:p>
            <text:p>私の勝ちだね</text:p>
          </table:table-cell>
          <table:table-cell office:value-type="string">
            <text:p>Nora:</text:p>
            <text:p>Victory is mine.</text:p>
          </table:table-cell>
        </table:table-row>
        <table:table-row table:style-name="ro6">
          <table:table-cell office:value-type="string">
            <text:p>ノーラ〯</text:p>
            <text:p>もう少しだったのに…くやしいね</text:p>
          </table:table-cell>
          <table:table-cell office:value-type="string">
            <text:p>Nora:</text:p>
            <text:p>I was so close... how frustrating.</text:p>
          </table:table-cell>
        </table:table-row>
        <table:table-row table:style-name="ro6">
          <table:table-cell office:value-type="string">
            <text:p>ノーラ〯</text:p>
            <text:p>これ以上置けないのかいっ！？</text:p>
          </table:table-cell>
          <table:table-cell office:value-type="string">
            <text:p>Nora:</text:p>
            <text:p>Can't I put any more in there?</text:p>
          </table:table-cell>
        </table:table-row>
        <table:table-row table:style-name="ro6">
          <table:table-cell office:value-type="string">
            <text:p>ノーラ〯</text:p>
            <text:p>もう、手詰まりかいっ！</text:p>
          </table:table-cell>
          <table:table-cell office:value-type="string">
            <text:p>Nora:</text:p>
            <text:p>Have I lost?</text:p>
          </table:table-cell>
        </table:table-row>
        <table:table-row table:style-name="ro6">
          <table:table-cell office:value-type="string">
            <text:p>ホーネット団員〯</text:p>
            <text:p>それでは始めるぞ</text:p>
          </table:table-cell>
          <table:table-cell office:value-type="string">
            <text:p>Hornet Member:</text:p>
            <text:p>Let's get started.</text:p>
          </table:table-cell>
        </table:table-row>
        <table:table-row table:style-name="ro6">
          <table:table-cell office:value-type="string">
            <text:p>ホーネット団員〯</text:p>
            <text:p>次は私だな</text:p>
          </table:table-cell>
          <table:table-cell office:value-type="string">
            <text:p>Hornet Member:</text:p>
            <text:p>I'm next.</text:p>
          </table:table-cell>
        </table:table-row>
        <table:table-row table:style-name="ro6">
          <table:table-cell office:value-type="string">
            <text:p>ホーネット団員〯</text:p>
            <text:p>私は３番目か</text:p>
          </table:table-cell>
          <table:table-cell office:value-type="string">
            <text:p>Hornet Member:</text:p>
            <text:p>Am I third?</text:p>
          </table:table-cell>
        </table:table-row>
        <table:table-row table:style-name="ro6">
          <table:table-cell office:value-type="string">
            <text:p>ホーネット団員〯</text:p>
            <text:p>私が最後か…</text:p>
          </table:table-cell>
          <table:table-cell office:value-type="string">
            <text:p>Hornet Member:</text:p>
            <text:p>I'm the last one...</text:p>
          </table:table-cell>
        </table:table-row>
        <table:table-row table:style-name="ro6">
          <table:table-cell office:value-type="string">
            <text:p>ホーネット団員〯</text:p>
            <text:p>私の番だな</text:p>
          </table:table-cell>
          <table:table-cell office:value-type="string">
            <text:p>Hornet Member:</text:p>
            <text:p>It's my turn.</text:p>
          </table:table-cell>
        </table:table-row>
        <table:table-row table:style-name="ro6">
          <table:table-cell office:value-type="string">
            <text:p>ホーネット団員〯</text:p>
            <text:p>次はここに置くつもりだ</text:p>
          </table:table-cell>
          <table:table-cell office:value-type="string">
            <text:p>Hornet Member:</text:p>
            <text:p>I'm going to put it here next time.</text:p>
          </table:table-cell>
        </table:table-row>
        <table:table-row table:style-name="ro6">
          <table:table-cell office:value-type="string">
            <text:p>ホーネット団員〯</text:p>
            <text:p>ここに置かせてもらおう</text:p>
          </table:table-cell>
          <table:table-cell office:value-type="string">
            <text:p>Hornet Member:</text:p>
            <text:p>Let me put it here.</text:p>
          </table:table-cell>
        </table:table-row>
        <table:table-row table:style-name="ro7">
          <table:table-cell office:value-type="string">
            <text:p>ホーネット団員〯</text:p>
            <text:p>我々はこう見えても高い技術力を持って</text:p>
            <text:p>いるのだ</text:p>
          </table:table-cell>
          <table:table-cell office:value-type="string">
            <text:p>Hornet Member:</text:p>
            <text:p>We may not look like this, but we have advanced technology.</text:p>
          </table:table-cell>
        </table:table-row>
        <table:table-row table:style-name="ro6">
          <table:table-cell office:value-type="string">
            <text:p>ホーネット団員〯</text:p>
            <text:p>ここだな</text:p>
          </table:table-cell>
          <table:table-cell office:value-type="string">
            <text:p>Hornet Member:</text:p>
            <text:p>Right here.</text:p>
          </table:table-cell>
        </table:table-row>
        <table:table-row table:style-name="ro7">
          <table:table-cell office:value-type="string">
            <text:p>ホーネット団員〯</text:p>
            <text:p>ここだけの話だが、ノーラ樣は宝石と</text:p>
            <text:p>ブロックスに目がないんだ</text:p>
          </table:table-cell>
          <table:table-cell office:value-type="string">
            <text:p>Hornet Member:</text:p>
            <text:p>Between you and me, Nora has a weakness for gemstones and Blokus.</text:p>
          </table:table-cell>
        </table:table-row>
        <table:table-row table:style-name="ro6">
          <table:table-cell office:value-type="string">
            <text:p>ホーネット団員〯</text:p>
            <text:p>外での对戦なら我々のペースだな</text:p>
          </table:table-cell>
          <table:table-cell office:value-type="string">
            <text:p>Hornet Member:</text:p>
            <text:p>Battle out in the open, that's our style.</text:p>
          </table:table-cell>
        </table:table-row>
        <table:table-row table:style-name="ro6">
          <table:table-cell office:value-type="string">
            <text:p>ホーネット団員〯</text:p>
            <text:p>あまり見ない顔だな</text:p>
          </table:table-cell>
          <table:table-cell office:value-type="string">
            <text:p>Hornet Member:</text:p>
            <text:p>Haven't see you 'round here often.</text:p>
          </table:table-cell>
        </table:table-row>
        <table:table-row table:style-name="ro6">
          <table:table-cell office:value-type="string">
            <text:p>ホーネット団員〯</text:p>
            <text:p>やっと順番が回ってきたようだ</text:p>
          </table:table-cell>
          <table:table-cell office:value-type="string">
            <text:p>Hornet Member:</text:p>
            <text:p>It looks like mine turn has finally come.</text:p>
          </table:table-cell>
        </table:table-row>
        <table:table-row table:style-name="ro6">
          <table:table-cell office:value-type="string">
            <text:p>ホーネット団員〯</text:p>
            <text:p>今回はいけそうな気がするぞ</text:p>
          </table:table-cell>
          <table:table-cell office:value-type="string">
            <text:p>Hornet Member:</text:p>
            <text:p>I think I can do it this time.</text:p>
          </table:table-cell>
        </table:table-row>
        <table:table-row table:style-name="ro6">
          <table:table-cell office:value-type="string">
            <text:p>ホーネット団員〯</text:p>
            <text:p>このピースは縁起が悪いな</text:p>
          </table:table-cell>
          <table:table-cell office:value-type="string">
            <text:p>Hornet Member:</text:p>
            <text:p>This piece is unlucky.</text:p>
          </table:table-cell>
        </table:table-row>
        <table:table-row table:style-name="ro6">
          <table:table-cell office:value-type="string">
            <text:p>ホーネット団員〯</text:p>
            <text:p>あくまで冷静に…</text:p>
          </table:table-cell>
          <table:table-cell office:value-type="string">
            <text:p>Hornet Member:</text:p>
            <text:p>Stay calm...</text:p>
          </table:table-cell>
        </table:table-row>
        <table:table-row table:style-name="ro6">
          <table:table-cell office:value-type="string">
            <text:p>ホーネット団員〯</text:p>
            <text:p>どんどん伸びてくるな</text:p>
          </table:table-cell>
          <table:table-cell office:value-type="string">
            <text:p>Hornet Member:</text:p>
            <text:p>You're keep expanding more and more.</text:p>
          </table:table-cell>
        </table:table-row>
        <table:table-row table:style-name="ro6">
          <table:table-cell office:value-type="string">
            <text:p>ホーネット団員〯</text:p>
            <text:p>ここは考えどころだな…</text:p>
          </table:table-cell>
          <table:table-cell office:value-type="string">
            <text:p>Hornet Member:</text:p>
            <text:p>This is something to think about...</text:p>
          </table:table-cell>
        </table:table-row>
        <table:table-row table:style-name="ro6">
          <table:table-cell office:value-type="string">
            <text:p>ホーネット団員〯</text:p>
            <text:p>たまにはこう言う手もいいだろう</text:p>
          </table:table-cell>
          <table:table-cell office:value-type="string">
            <text:p>Hornet Member:</text:p>
            <text:p>Sometimes it's good to say something like this.</text:p>
          </table:table-cell>
        </table:table-row>
        <table:table-row table:style-name="ro6">
          <table:table-cell office:value-type="string">
            <text:p>ホーネット団員〯</text:p>
            <text:p>先にこれを置くべきだろう</text:p>
          </table:table-cell>
          <table:table-cell office:value-type="string">
            <text:p>Hornet Member:</text:p>
            <text:p>I should put this first.</text:p>
          </table:table-cell>
        </table:table-row>
        <table:table-row table:style-name="ro6">
          <table:table-cell office:value-type="string">
            <text:p>ホーネット団員〯</text:p>
            <text:p>どうやっても、私の勝ちだな</text:p>
          </table:table-cell>
          <table:table-cell office:value-type="string">
            <text:p>Hornet Member:</text:p>
            <text:p>No matter what, I win.</text:p>
          </table:table-cell>
        </table:table-row>
        <table:table-row table:style-name="ro6">
          <table:table-cell office:value-type="string">
            <text:p>ホーネット団員〯</text:p>
            <text:p>これが勝負の一手だっ！</text:p>
          </table:table-cell>
          <table:table-cell office:value-type="string">
            <text:p>Hornet Member:</text:p>
            <text:p>This is the move that will decide the outcome!</text:p>
          </table:table-cell>
        </table:table-row>
        <table:table-row table:style-name="ro6">
          <table:table-cell office:value-type="string">
            <text:p>ホーネット団員〯</text:p>
            <text:p>そろそろ必殺技を出すかな…</text:p>
          </table:table-cell>
          <table:table-cell office:value-type="string">
            <text:p>Hornet Member:</text:p>
            <text:p>It's about time for me to use mine special move...</text:p>
          </table:table-cell>
        </table:table-row>
        <table:table-row table:style-name="ro6">
          <table:table-cell office:value-type="string">
            <text:p>ホーネット団員〯</text:p>
            <text:p>どうも、うまくいかないな…</text:p>
          </table:table-cell>
          <table:table-cell office:value-type="string">
            <text:p>Hornet Member:</text:p>
            <text:p>Something's not working...</text:p>
          </table:table-cell>
        </table:table-row>
        <table:table-row table:style-name="ro6">
          <table:table-cell office:value-type="string">
            <text:p>ホーネット団員〯</text:p>
            <text:p>このままでは大変なことになるな…</text:p>
          </table:table-cell>
          <table:table-cell office:value-type="string">
            <text:p>Hornet Member:</text:p>
            <text:p>If this keeps up, things will get really bad...</text:p>
          </table:table-cell>
        </table:table-row>
        <table:table-row table:style-name="ro7">
          <table:table-cell office:value-type="string">
            <text:p>ホーネット団員〯</text:p>
            <text:p>最後のひとピースを置くまでは</text:p>
            <text:p>あきらめんぞっ！</text:p>
          </table:table-cell>
          <table:table-cell office:value-type="string">
            <text:p>Hornet Member:</text:p>
            <text:p>I won't give up until I place the last piece!</text:p>
          </table:table-cell>
        </table:table-row>
        <table:table-row table:style-name="ro6">
          <table:table-cell office:value-type="string">
            <text:p>ホーネット団員〯</text:p>
            <text:p>ここが空いているのならば…</text:p>
          </table:table-cell>
          <table:table-cell office:value-type="string">
            <text:p>Hornet Member:</text:p>
            <text:p>If this place is empty...</text:p>
          </table:table-cell>
        </table:table-row>
        <table:table-row table:style-name="ro6">
          <table:table-cell office:value-type="string">
            <text:p>ホーネット団員〯</text:p>
            <text:p>このピースがおけると楽になるな</text:p>
          </table:table-cell>
          <table:table-cell office:value-type="string">
            <text:p>Hornet Member:</text:p>
            <text:p>If I can put this piece down, it'll be easier.</text:p>
          </table:table-cell>
        </table:table-row>
        <table:table-row table:style-name="ro6">
          <table:table-cell office:value-type="string">
            <text:p>ホーネット団員〯</text:p>
            <text:p>我々の実力を思い知ったかっ！</text:p>
          </table:table-cell>
          <table:table-cell office:value-type="string">
            <text:p>Hornet Member:</text:p>
            <text:p>Have you seen mine strength yet!</text:p>
          </table:table-cell>
        </table:table-row>
        <table:table-row table:style-name="ro6">
          <table:table-cell office:value-type="string">
            <text:p>ホーネット団員〯</text:p>
            <text:p>もう少しだったんだが…</text:p>
          </table:table-cell>
          <table:table-cell office:value-type="string">
            <text:p>Hornet Member:</text:p>
            <text:p>I was so close...</text:p>
          </table:table-cell>
        </table:table-row>
        <table:table-row table:style-name="ro6">
          <table:table-cell office:value-type="string">
            <text:p>ホーネット団員〯</text:p>
            <text:p>ここまでか…</text:p>
          </table:table-cell>
          <table:table-cell office:value-type="string">
            <text:p>Hornet Member:</text:p>
            <text:p>This is as far as it goes...</text:p>
          </table:table-cell>
        </table:table-row>
        <table:table-row table:style-name="ro6">
          <table:table-cell office:value-type="string">
            <text:p>ホーネット団員〯</text:p>
            <text:p>我々の実力はこんなものではないっ！</text:p>
          </table:table-cell>
          <table:table-cell office:value-type="string">
            <text:p>Hornet Member:</text:p>
            <text:p>Mine abilities are not limited to this!</text:p>
          </table:table-cell>
        </table:table-row>
        <table:table-row table:style-name="ro6">
          <table:table-cell office:value-type="string">
            <text:p>セントジョーンズ卿〯</text:p>
            <text:p>私が最初だね</text:p>
          </table:table-cell>
          <table:table-cell office:value-type="string">
            <text:p>St. John:</text:p>
            <text:p>I am first.</text:p>
          </table:table-cell>
        </table:table-row>
        <table:table-row table:style-name="ro6">
          <table:table-cell office:value-type="string">
            <text:p>セントジョーンズ卿〯</text:p>
            <text:p>よろしく 次は私だね</text:p>
          </table:table-cell>
          <table:table-cell office:value-type="string">
            <text:p>St. John:</text:p>
            <text:p>Pleased to meet you. I'm next.</text:p>
          </table:table-cell>
        </table:table-row>
        <table:table-row table:style-name="ro6">
          <table:table-cell office:value-type="string">
            <text:p>セントジョーンズ卿〯</text:p>
            <text:p>次は… 私だね</text:p>
          </table:table-cell>
          <table:table-cell office:value-type="string">
            <text:p>St. John:</text:p>
            <text:p>Next up... Me.</text:p>
          </table:table-cell>
        </table:table-row>
        <table:table-row table:style-name="ro6">
          <table:table-cell office:value-type="string">
            <text:p>セントジョーンズ卿〯</text:p>
            <text:p>私が最後だね</text:p>
          </table:table-cell>
          <table:table-cell office:value-type="string">
            <text:p>St. John:</text:p>
            <text:p>I'm the last.</text:p>
          </table:table-cell>
        </table:table-row>
        <table:table-row table:style-name="ro6">
          <table:table-cell office:value-type="string">
            <text:p>セントジョーンズ卿〯</text:p>
            <text:p>私の番だね</text:p>
          </table:table-cell>
          <table:table-cell office:value-type="string">
            <text:p>St. John:</text:p>
            <text:p>It's my turn.</text:p>
          </table:table-cell>
        </table:table-row>
        <table:table-row table:style-name="ro6">
          <table:table-cell office:value-type="string">
            <text:p>セントジョーンズ卿〯</text:p>
            <text:p>それでは…</text:p>
          </table:table-cell>
          <table:table-cell office:value-type="string">
            <text:p>St. John:</text:p>
            <text:p>Well then...</text:p>
          </table:table-cell>
        </table:table-row>
        <table:table-row table:style-name="ro6">
          <table:table-cell office:value-type="string">
            <text:p>セントジョーンズ卿〯</text:p>
            <text:p>ならば…</text:p>
          </table:table-cell>
          <table:table-cell office:value-type="string">
            <text:p>St. John:</text:p>
            <text:p>Then...</text:p>
          </table:table-cell>
        </table:table-row>
        <table:table-row table:style-name="ro6">
          <table:table-cell office:value-type="string">
            <text:p>セントジョーンズ卿〯</text:p>
            <text:p>私には海外に留学中の息子がいるんだが…</text:p>
          </table:table-cell>
          <table:table-cell office:value-type="string">
            <text:p>St. John:</text:p>
            <text:p>My son is studying abroad...</text:p>
          </table:table-cell>
        </table:table-row>
        <table:table-row table:style-name="ro6">
          <table:table-cell office:value-type="string">
            <text:p>セントジョーンズ卿〯</text:p>
            <text:p>失礼 ちょっと考えさせてくれ……………</text:p>
          </table:table-cell>
          <table:table-cell office:value-type="string">
            <text:p>St. John:</text:p>
            <text:p>Excuse me, let me think about it for a moment...</text:p>
          </table:table-cell>
        </table:table-row>
        <table:table-row table:style-name="ro6">
          <table:table-cell office:value-type="string">
            <text:p>セントジョーンズ卿〯</text:p>
            <text:p>君を見ていると、留学中の息子を思い出すよ</text:p>
          </table:table-cell>
          <table:table-cell office:value-type="string">
            <text:p>St. John:</text:p>
            <text:p>You remind me of my son who is studying abroad.</text:p>
          </table:table-cell>
        </table:table-row>
        <table:table-row table:style-name="ro6">
          <table:table-cell office:value-type="string">
            <text:p>セントジョーンズ卿〯</text:p>
            <text:p>ここは すがすがしい場所だね</text:p>
          </table:table-cell>
          <table:table-cell office:value-type="string">
            <text:p>St. John:</text:p>
            <text:p>This is a lovely place.</text:p>
          </table:table-cell>
        </table:table-row>
        <table:table-row table:style-name="ro6">
          <table:table-cell office:value-type="string">
            <text:p>セントジョーンズ卿〯</text:p>
            <text:p>君、もしかして… いや何でもない</text:p>
          </table:table-cell>
          <table:table-cell office:value-type="string">
            <text:p>St. John:</text:p>
            <text:p>Perhaps... No, it's nothing.</text:p>
          </table:table-cell>
        </table:table-row>
        <table:table-row table:style-name="ro6">
          <table:table-cell office:value-type="string">
            <text:p>セントジョーンズ卿〯</text:p>
            <text:p>今のところ、私は優勢のようだね</text:p>
          </table:table-cell>
          <table:table-cell office:value-type="string">
            <text:p>St. John:</text:p>
            <text:p>So far, I seem to have the upper hand.</text:p>
          </table:table-cell>
        </table:table-row>
        <table:table-row table:style-name="ro6">
          <table:table-cell office:value-type="string">
            <text:p>セントジョーンズ卿〯</text:p>
            <text:p>ここから どう手を広げようか…</text:p>
          </table:table-cell>
          <table:table-cell office:value-type="string">
            <text:p>St. John:</text:p>
            <text:p>How should we expand from here?</text:p>
          </table:table-cell>
        </table:table-row>
        <table:table-row table:style-name="ro6">
          <table:table-cell office:value-type="string">
            <text:p>セントジョーンズ卿〯</text:p>
            <text:p>なんとか 挽回したいところだが…</text:p>
          </table:table-cell>
          <table:table-cell office:value-type="string">
            <text:p>St. John:</text:p>
            <text:p>I'd like to make up for it somehow...</text:p>
          </table:table-cell>
        </table:table-row>
        <table:table-row table:style-name="ro6">
          <table:table-cell office:value-type="string">
            <text:p>セントジョーンズ卿〯</text:p>
            <text:p>まだまだ これからだ</text:p>
          </table:table-cell>
          <table:table-cell office:value-type="string">
            <text:p>St. John:</text:p>
            <text:p>There's still more to come.</text:p>
          </table:table-cell>
        </table:table-row>
        <table:table-row table:style-name="ro6">
          <table:table-cell office:value-type="string">
            <text:p>セントジョーンズ卿〯</text:p>
            <text:p>…ここしかあるまい</text:p>
          </table:table-cell>
          <table:table-cell office:value-type="string">
            <text:p>St. John:</text:p>
            <text:p>This is the only place.</text:p>
          </table:table-cell>
        </table:table-row>
        <table:table-row table:style-name="ro6">
          <table:table-cell office:value-type="string">
            <text:p>セントジョーンズ卿〯</text:p>
            <text:p>…おお 私の番か</text:p>
          </table:table-cell>
          <table:table-cell office:value-type="string">
            <text:p>St. John:</text:p>
            <text:p>Oh, it's my turn.</text:p>
          </table:table-cell>
        </table:table-row>
        <table:table-row table:style-name="ro5">
          <table:table-cell office:value-type="string">
            <text:p>セントジョーンズ卿〯</text:p>
            <text:p>自分だけでなく、相手の展開を見なければね</text:p>
          </table:table-cell>
          <table:table-cell office:value-type="string">
            <text:p>St. John:</text:p>
            <text:p><text:s/>You have to think about your opponent's moves,</text:p>
            <text:p>not just your own.</text:p>
          </table:table-cell>
        </table:table-row>
        <table:table-row table:style-name="ro6">
          <table:table-cell office:value-type="string">
            <text:p>セントジョーンズ卿〯</text:p>
            <text:p>どちらに向かおうとしているのだ…？</text:p>
          </table:table-cell>
          <table:table-cell office:value-type="string">
            <text:p>St. John:</text:p>
            <text:p>Which way are you heading...?</text:p>
          </table:table-cell>
        </table:table-row>
        <table:table-row table:style-name="ro6">
          <table:table-cell office:value-type="string">
            <text:p>セントジョーンズ卿〯</text:p>
            <text:p>この流れを最後まで保てれば…</text:p>
          </table:table-cell>
          <table:table-cell office:value-type="string">
            <text:p>St. John:</text:p>
            <text:p>If I can keep this momentum going until the end...</text:p>
          </table:table-cell>
        </table:table-row>
        <table:table-row table:style-name="ro6">
          <table:table-cell office:value-type="string">
            <text:p>セントジョーンズ卿〯</text:p>
            <text:p>ようし、勝機が見えてきたぞ…！</text:p>
          </table:table-cell>
          <table:table-cell office:value-type="string">
            <text:p>St. John:</text:p>
            <text:p>Alright, I see a chance of victory...!</text:p>
          </table:table-cell>
        </table:table-row>
        <table:table-row table:style-name="ro6">
          <table:table-cell office:value-type="string">
            <text:p>セントジョーンズ卿〯</text:p>
            <text:p>君、大丈夫かね？ 顔色が悪いようだが…？</text:p>
          </table:table-cell>
          <table:table-cell office:value-type="string">
            <text:p>St. John:</text:p>
            <text:p>Are you okay? You look pale...</text:p>
          </table:table-cell>
        </table:table-row>
        <table:table-row table:style-name="ro6">
          <table:table-cell office:value-type="string">
            <text:p>セントジョーンズ卿〯</text:p>
            <text:p>うむ… もう手はないのか…？</text:p>
          </table:table-cell>
          <table:table-cell office:value-type="string">
            <text:p>St. John:</text:p>
            <text:p>Hmm... is there no other option...?</text:p>
          </table:table-cell>
        </table:table-row>
        <table:table-row table:style-name="ro6">
          <table:table-cell office:value-type="string">
            <text:p>セントジョーンズ卿〯</text:p>
            <text:p>むう… あそこを塞がれたのが痛い…</text:p>
          </table:table-cell>
          <table:table-cell office:value-type="string">
            <text:p>St. John:</text:p>
            <text:p>Hmm... it hurts to have that piece there...</text:p>
          </table:table-cell>
        </table:table-row>
        <table:table-row table:style-name="ro7">
          <table:table-cell office:value-type="string">
            <text:p>セントジョーンズ卿〯</text:p>
            <text:p>…あそこであのピースを使うのでは</text:p>
            <text:p>なかった…！</text:p>
          </table:table-cell>
          <table:table-cell office:value-type="string">
            <text:p>St. John:</text:p>
            <text:p>...I shouldn't have used that piece there...!</text:p>
          </table:table-cell>
        </table:table-row>
        <table:table-row table:style-name="ro6">
          <table:table-cell office:value-type="string">
            <text:p>セントジョーンズ卿〯</text:p>
            <text:p>ふう… 私の番か…</text:p>
          </table:table-cell>
          <table:table-cell office:value-type="string">
            <text:p>St. John:</text:p>
            <text:p>Phew... my turn...</text:p>
          </table:table-cell>
        </table:table-row>
        <table:table-row table:style-name="ro6">
          <table:table-cell office:value-type="string">
            <text:p>セントジョーンズ卿〯</text:p>
            <text:p>こうなったら… ここか…</text:p>
          </table:table-cell>
          <table:table-cell office:value-type="string">
            <text:p>St. John:</text:p>
            <text:p>In that case... this is it...</text:p>
          </table:table-cell>
        </table:table-row>
        <table:table-row table:style-name="ro6">
          <table:table-cell office:value-type="string">
            <text:p>セントジョーンズ卿〯</text:p>
            <text:p>私の勝ちのようですね</text:p>
          </table:table-cell>
          <table:table-cell office:value-type="string">
            <text:p>St. John:</text:p>
            <text:p>Looks like I won.</text:p>
          </table:table-cell>
        </table:table-row>
        <table:table-row table:style-name="ro6">
          <table:table-cell office:value-type="string">
            <text:p>セントジョーンズ卿〯</text:p>
            <text:p>ふむ… ここまでだな</text:p>
          </table:table-cell>
          <table:table-cell office:value-type="string">
            <text:p>St. John:</text:p>
            <text:p>Hmm... That's it.</text:p>
          </table:table-cell>
        </table:table-row>
        <table:table-row table:style-name="ro6">
          <table:table-cell office:value-type="string">
            <text:p>セントジョーンズ卿〯</text:p>
            <text:p>こんな順位で終わるとは…</text:p>
          </table:table-cell>
          <table:table-cell office:value-type="string">
            <text:p>St. John:</text:p>
            <text:p>To think I'd finish in such a position...</text:p>
          </table:table-cell>
        </table:table-row>
        <table:table-row table:style-name="ro6">
          <table:table-cell office:value-type="string">
            <text:p>セントジョーンズ卿〯</text:p>
            <text:p>私はもう終わりだ</text:p>
          </table:table-cell>
          <table:table-cell office:value-type="string">
            <text:p>St. John:</text:p>
            <text:p>I'm done for.</text:p>
          </table:table-cell>
        </table:table-row>
        <table:table-row table:style-name="ro6">
          <table:table-cell office:value-type="string">
            <text:p>シブレット船長〯</text:p>
            <text:p>１番手か…これは幸先いいな</text:p>
          </table:table-cell>
          <table:table-cell office:value-type="string">
            <text:p>Captain Ciboulette:</text:p>
            <text:p>First... that's a good start.</text:p>
          </table:table-cell>
        </table:table-row>
        <table:table-row table:style-name="ro6">
          <table:table-cell office:value-type="string">
            <text:p>シブレット船長〯</text:p>
            <text:p>２番手か…問題ない</text:p>
          </table:table-cell>
          <table:table-cell office:value-type="string">
            <text:p>Captain Ciboulette:</text:p>
            <text:p>Second...no problem.</text:p>
          </table:table-cell>
        </table:table-row>
        <table:table-row table:style-name="ro6">
          <table:table-cell office:value-type="string">
            <text:p>シブレット船長〯</text:p>
            <text:p>３番手か…これぐらいが丁度いい</text:p>
          </table:table-cell>
          <table:table-cell office:value-type="string">
            <text:p>Captain Ciboulette:</text:p>
            <text:p>Third... I'll manage.</text:p>
          </table:table-cell>
        </table:table-row>
        <table:table-row table:style-name="ro6">
          <table:table-cell office:value-type="string">
            <text:p>シブレット船長〯</text:p>
            <text:p>４番手か…じっくり皆の樣子を見て行くか…</text:p>
          </table:table-cell>
          <table:table-cell office:value-type="string">
            <text:p>Captain Ciboulette:</text:p>
            <text:p>Fourth, huh? I'll scope out the competition...</text:p>
          </table:table-cell>
        </table:table-row>
        <table:table-row table:style-name="ro6">
          <table:table-cell office:value-type="string">
            <text:p>シブレット船長〯</text:p>
            <text:p>いくぞ</text:p>
          </table:table-cell>
          <table:table-cell office:value-type="string">
            <text:p>Captain Ciboulette:</text:p>
            <text:p>Let's go.</text:p>
          </table:table-cell>
        </table:table-row>
        <table:table-row table:style-name="ro6">
          <table:table-cell office:value-type="string">
            <text:p>シブレット船長〯</text:p>
            <text:p>風向きが私に味方しているようだ</text:p>
          </table:table-cell>
          <table:table-cell office:value-type="string">
            <text:p>Captain Ciboulette:</text:p>
            <text:p>The winds seem to be in my favor.</text:p>
          </table:table-cell>
        </table:table-row>
        <table:table-row table:style-name="ro6">
          <table:table-cell office:value-type="string">
            <text:p>シブレット船長〯</text:p>
            <text:p>イカリをあげよ！</text:p>
          </table:table-cell>
          <table:table-cell office:value-type="string">
            <text:p>Captain Ciboulette:</text:p>
            <text:p>Raise the anchor!</text:p>
          </table:table-cell>
        </table:table-row>
        <table:table-row table:style-name="ro6">
          <table:table-cell office:value-type="string">
            <text:p>シブレット船長〯</text:p>
            <text:p>船員達は皆、家族も同然だ</text:p>
          </table:table-cell>
          <table:table-cell office:value-type="string">
            <text:p>Captain Ciboulette:</text:p>
            <text:p>All of my crew are like family to me.</text:p>
          </table:table-cell>
        </table:table-row>
        <table:table-row table:style-name="ro6">
          <table:table-cell office:value-type="string">
            <text:p>シブレット船長〯</text:p>
            <text:p>では、ここに</text:p>
          </table:table-cell>
          <table:table-cell office:value-type="string">
            <text:p>Captain Ciboulette:</text:p>
            <text:p>Well, here we go.</text:p>
          </table:table-cell>
        </table:table-row>
        <table:table-row table:style-name="ro6">
          <table:table-cell office:value-type="string">
            <text:p>シブレット船長〯</text:p>
            <text:p>航海中に皆とよくこうして对戦したものだ</text:p>
          </table:table-cell>
          <table:table-cell office:value-type="string">
            <text:p>Captain Ciboulette:</text:p>
            <text:p>I often play this with the crew during our voyages.</text:p>
          </table:table-cell>
        </table:table-row>
        <table:table-row table:style-name="ro6">
          <table:table-cell office:value-type="string">
            <text:p>シブレット船長〯</text:p>
            <text:p>外の風は気持ちがいいものだな</text:p>
          </table:table-cell>
          <table:table-cell office:value-type="string">
            <text:p>Captain Ciboulette:</text:p>
            <text:p>The breeze outside feels so good.</text:p>
          </table:table-cell>
        </table:table-row>
        <table:table-row table:style-name="ro7">
          <table:table-cell office:value-type="string">
            <text:p>シブレット船長〯</text:p>
            <text:p>貴樣が$e0か</text:p>
            <text:p>覚えておこう</text:p>
          </table:table-cell>
          <table:table-cell office:value-type="string">
            <text:p>Captain Ciboulette:</text:p>
            <text:p>You're $e0. I'll remember that.</text:p>
          </table:table-cell>
        </table:table-row>
        <table:table-row table:style-name="ro6">
          <table:table-cell office:value-type="string">
            <text:p>シブレット船長〯</text:p>
            <text:p>よし、ここまでは完àøだ</text:p>
          </table:table-cell>
          <table:table-cell office:value-type="string">
            <text:p>Captain Ciboulette:</text:p>
            <text:p>Okay, so far so good.</text:p>
          </table:table-cell>
        </table:table-row>
        <table:table-row table:style-name="ro6">
          <table:table-cell office:value-type="string">
            <text:p>シブレット船長〯</text:p>
            <text:p>追い風が吹いてきたようだ</text:p>
          </table:table-cell>
          <table:table-cell office:value-type="string">
            <text:p>Captain Ciboulette:</text:p>
            <text:p>It looks like the wind is blowing in our favor.</text:p>
          </table:table-cell>
        </table:table-row>
        <table:table-row table:style-name="ro6">
          <table:table-cell office:value-type="string">
            <text:p>シブレット船長〯</text:p>
            <text:p>風向きが怪しくなってきたようだ</text:p>
          </table:table-cell>
          <table:table-cell office:value-type="string">
            <text:p>Captain Ciboulette:</text:p>
            <text:p>Things are starting to look gloom.</text:p>
          </table:table-cell>
        </table:table-row>
        <table:table-row table:style-name="ro6">
          <table:table-cell office:value-type="string">
            <text:p>シブレット船長〯</text:p>
            <text:p>くっ、嫌な所をついてくる</text:p>
          </table:table-cell>
          <table:table-cell office:value-type="string">
            <text:p>Captain Ciboulette:</text:p>
            <text:p>Damn, that hits me where it hurts.</text:p>
          </table:table-cell>
        </table:table-row>
        <table:table-row table:style-name="ro6">
          <table:table-cell office:value-type="string">
            <text:p>シブレット船長〯</text:p>
            <text:p>海の上では一瞬も気が抜けぬのだ</text:p>
          </table:table-cell>
          <table:table-cell office:value-type="string">
            <text:p>Captain Ciboulette:</text:p>
            <text:p>On the sea you can't let your guard down for even a moment.</text:p>
          </table:table-cell>
        </table:table-row>
        <table:table-row table:style-name="ro6">
          <table:table-cell office:value-type="string">
            <text:p>シブレット船長〯</text:p>
            <text:p>この一手の意味、貴樣にはわかるまい</text:p>
          </table:table-cell>
          <table:table-cell office:value-type="string">
            <text:p>Captain Ciboulette:</text:p>
            <text:p>You probably won't understand this move.</text:p>
          </table:table-cell>
        </table:table-row>
        <table:table-row table:style-name="ro6">
          <table:table-cell office:value-type="string">
            <text:p>シブレット船長〯</text:p>
            <text:p>この私を甘く見てもらっては困る</text:p>
          </table:table-cell>
          <table:table-cell office:value-type="string">
            <text:p>Captain Ciboulette:</text:p>
            <text:p>Don't underestimate me.</text:p>
          </table:table-cell>
        </table:table-row>
        <table:table-row table:style-name="ro6">
          <table:table-cell office:value-type="string">
            <text:p>シブレット船長〯</text:p>
            <text:p>ふっ おもしろい</text:p>
          </table:table-cell>
          <table:table-cell office:value-type="string">
            <text:p>Captain Ciboulette:</text:p>
            <text:p>Ha, that's interesting.</text:p>
          </table:table-cell>
        </table:table-row>
        <table:table-row table:style-name="ro6">
          <table:table-cell office:value-type="string">
            <text:p>シブレット船長〯</text:p>
            <text:p>灯台の明かりが見えてきたぞ</text:p>
          </table:table-cell>
          <table:table-cell office:value-type="string">
            <text:p>Captain Ciboulette:</text:p>
            <text:p>I can see the lighthouse.</text:p>
          </table:table-cell>
        </table:table-row>
        <table:table-row table:style-name="ro6">
          <table:table-cell office:value-type="string">
            <text:p>シブレット船長〯</text:p>
            <text:p>この私に勝とうなど二世紀早い</text:p>
          </table:table-cell>
          <table:table-cell office:value-type="string">
            <text:p>Captain Ciboulette:</text:p>
            <text:p>It'll take two centuries to beat me.</text:p>
          </table:table-cell>
        </table:table-row>
        <table:table-row table:style-name="ro6">
          <table:table-cell office:value-type="string">
            <text:p>シブレット船長〯</text:p>
            <text:p>まだまだ油断はできぬ</text:p>
          </table:table-cell>
          <table:table-cell office:value-type="string">
            <text:p>Captain Ciboulette:</text:p>
            <text:p>I still can't let our guard down.</text:p>
          </table:table-cell>
        </table:table-row>
        <table:table-row table:style-name="ro6">
          <table:table-cell office:value-type="string">
            <text:p>シブレット船長〯</text:p>
            <text:p>ひどい嵐だ… 前が見えん…</text:p>
          </table:table-cell>
          <table:table-cell office:value-type="string">
            <text:p>Captain Ciboulette:</text:p>
            <text:p>What a terrible storm... I can't see ahead...</text:p>
          </table:table-cell>
        </table:table-row>
        <table:table-row table:style-name="ro6">
          <table:table-cell office:value-type="string">
            <text:p>シブレット船長〯</text:p>
            <text:p>この私が諦めるわけにはいかんのだ</text:p>
          </table:table-cell>
          <table:table-cell office:value-type="string">
            <text:p>Captain Ciboulette:</text:p>
            <text:p>I can't give up.</text:p>
          </table:table-cell>
        </table:table-row>
        <table:table-row table:style-name="ro6">
          <table:table-cell office:value-type="string">
            <text:p>シブレット船長〯</text:p>
            <text:p>サメのエサになりたいのかっ</text:p>
          </table:table-cell>
          <table:table-cell office:value-type="string">
            <text:p>Captain Ciboulette:</text:p>
            <text:p>Do you want to become shark food?</text:p>
          </table:table-cell>
        </table:table-row>
        <table:table-row table:style-name="ro6">
          <table:table-cell office:value-type="string">
            <text:p>シブレット船長〯</text:p>
            <text:p>船長の私が冷静にならねば…</text:p>
          </table:table-cell>
          <table:table-cell office:value-type="string">
            <text:p>Captain Ciboulette:</text:p>
            <text:p>As the captain, I need to stay calm...</text:p>
          </table:table-cell>
        </table:table-row>
        <table:table-row table:style-name="ro6">
          <table:table-cell office:value-type="string">
            <text:p>シブレット船長〯</text:p>
            <text:p>こいつでとどめだっ！</text:p>
          </table:table-cell>
          <table:table-cell office:value-type="string">
            <text:p>Captain Ciboulette:</text:p>
            <text:p>This will finish it off!</text:p>
          </table:table-cell>
        </table:table-row>
        <table:table-row table:style-name="ro6">
          <table:table-cell office:value-type="string">
            <text:p>シブレット船長〯</text:p>
            <text:p>当然の結果だ</text:p>
          </table:table-cell>
          <table:table-cell office:value-type="string">
            <text:p>Captain Ciboulette:</text:p>
            <text:p>This is a natural outcome.</text:p>
          </table:table-cell>
        </table:table-row>
        <table:table-row table:style-name="ro6">
          <table:table-cell office:value-type="string">
            <text:p>シブレット船長〯</text:p>
            <text:p>無念、ここまでか…</text:p>
          </table:table-cell>
          <table:table-cell office:value-type="string">
            <text:p>Captain Ciboulette:</text:p>
            <text:p>What a shame, this is the end...</text:p>
          </table:table-cell>
        </table:table-row>
        <table:table-row table:style-name="ro6">
          <table:table-cell office:value-type="string">
            <text:p>シブレット船長〯</text:p>
            <text:p>こ、こんなところで…</text:p>
          </table:table-cell>
          <table:table-cell office:value-type="string">
            <text:p>Captain Ciboulette:</text:p>
            <text:p>In a place like this...</text:p>
          </table:table-cell>
        </table:table-row>
        <table:table-row table:style-name="ro6">
          <table:table-cell office:value-type="string">
            <text:p>シブレット船長〯</text:p>
            <text:p>ばかなっ、この私が…</text:p>
          </table:table-cell>
          <table:table-cell office:value-type="string">
            <text:p>Captain Ciboulette:</text:p>
            <text:p>How embarrassing...</text:p>
          </table:table-cell>
        </table:table-row>
        <table:table-row table:style-name="ro6">
          <table:table-cell office:value-type="string">
            <text:p>ミゲール〯</text:p>
            <text:p>あっしから行きますぜ</text:p>
          </table:table-cell>
          <table:table-cell office:value-type="string">
            <text:p>Miguel:</text:p>
            <text:p>I'll go first.</text:p>
          </table:table-cell>
        </table:table-row>
        <table:table-row table:style-name="ro6">
          <table:table-cell office:value-type="string">
            <text:p>ミゲール〯</text:p>
            <text:p>では失礼して</text:p>
          </table:table-cell>
          <table:table-cell office:value-type="string">
            <text:p>Miguel:</text:p>
            <text:p>Well then, excuse me.</text:p>
          </table:table-cell>
        </table:table-row>
        <table:table-row table:style-name="ro6">
          <table:table-cell office:value-type="string">
            <text:p>ミゲール〯</text:p>
            <text:p>さあ 行きますぜ</text:p>
          </table:table-cell>
          <table:table-cell office:value-type="string">
            <text:p>Miguel:</text:p>
            <text:p>Let's go.</text:p>
          </table:table-cell>
        </table:table-row>
        <table:table-row table:style-name="ro6">
          <table:table-cell office:value-type="string">
            <text:p>ミゲール〯</text:p>
            <text:p>しんがりをつとめさせていただきやす</text:p>
          </table:table-cell>
          <table:table-cell office:value-type="string">
            <text:p>Miguel:</text:p>
            <text:p>I will be the last one.</text:p>
          </table:table-cell>
        </table:table-row>
        <table:table-row table:style-name="ro6">
          <table:table-cell office:value-type="string">
            <text:p>ミゲール〯</text:p>
            <text:p>あっしの番ですね</text:p>
          </table:table-cell>
          <table:table-cell office:value-type="string">
            <text:p>Miguel:</text:p>
            <text:p>It's my turn.</text:p>
          </table:table-cell>
        </table:table-row>
        <table:table-row table:style-name="ro6">
          <table:table-cell office:value-type="string">
            <text:p>ミゲール〯</text:p>
            <text:p>よっと</text:p>
          </table:table-cell>
          <table:table-cell office:value-type="string">
            <text:p>Miguel:</text:p>
            <text:p>Please.</text:p>
          </table:table-cell>
        </table:table-row>
        <table:table-row table:style-name="ro6">
          <table:table-cell office:value-type="string">
            <text:p>ミゲール〯</text:p>
            <text:p>勢いが大事ですぜ</text:p>
          </table:table-cell>
          <table:table-cell office:value-type="string">
            <text:p>Miguel:</text:p>
            <text:p>Momentum is important.</text:p>
          </table:table-cell>
        </table:table-row>
        <table:table-row table:style-name="ro6">
          <table:table-cell office:value-type="string">
            <text:p>ミゲール〯</text:p>
            <text:p>長い航海にブロックスは欠かせません</text:p>
          </table:table-cell>
          <table:table-cell office:value-type="string">
            <text:p>Miguel:</text:p>
            <text:p>Blokus is essential for long voyages.</text:p>
          </table:table-cell>
        </table:table-row>
        <table:table-row table:style-name="ro6">
          <table:table-cell office:value-type="string">
            <text:p>ミゲール〯</text:p>
            <text:p>どんどんいきやしょう</text:p>
          </table:table-cell>
          <table:table-cell office:value-type="string">
            <text:p>Miguel:</text:p>
            <text:p>Let's keep going!</text:p>
          </table:table-cell>
        </table:table-row>
        <table:table-row table:style-name="ro6">
          <table:table-cell office:value-type="string">
            <text:p>ミゲール〯</text:p>
            <text:p>あっしは一生、キャプテンについて行きやす</text:p>
          </table:table-cell>
          <table:table-cell office:value-type="string">
            <text:p>Miguel:</text:p>
            <text:p>I will follow the captain for the rest of my life.</text:p>
          </table:table-cell>
        </table:table-row>
        <table:table-row table:style-name="ro6">
          <table:table-cell office:value-type="string">
            <text:p>ミゲール〯</text:p>
            <text:p>やっぱり陸の上は落ち着かないぜ</text:p>
          </table:table-cell>
          <table:table-cell office:value-type="string">
            <text:p>Miguel:</text:p>
            <text:p>I still can't relax on land.</text:p>
          </table:table-cell>
        </table:table-row>
        <table:table-row table:style-name="ro6">
          <table:table-cell office:value-type="string">
            <text:p>ミゲール〯</text:p>
            <text:p>あんた、船乗りにならねえか？</text:p>
          </table:table-cell>
          <table:table-cell office:value-type="string">
            <text:p>Miguel:</text:p>
            <text:p>Why don't you become a sailor?</text:p>
          </table:table-cell>
        </table:table-row>
        <table:table-row table:style-name="ro6">
          <table:table-cell office:value-type="string">
            <text:p>ミゲール〯</text:p>
            <text:p>それって意味あるのか？</text:p>
          </table:table-cell>
          <table:table-cell office:value-type="string">
            <text:p>Miguel:</text:p>
            <text:p>Does that mean anything?</text:p>
          </table:table-cell>
        </table:table-row>
        <table:table-row table:style-name="ro6">
          <table:table-cell office:value-type="string">
            <text:p>ミゲール〯</text:p>
            <text:p>海がいろんなことを教えてくれるんだ</text:p>
          </table:table-cell>
          <table:table-cell office:value-type="string">
            <text:p>Miguel:</text:p>
            <text:p>The sea teaches me many things.</text:p>
          </table:table-cell>
        </table:table-row>
        <table:table-row table:style-name="ro6">
          <table:table-cell office:value-type="string">
            <text:p>ミゲール〯</text:p>
            <text:p>やべっ</text:p>
          </table:table-cell>
          <table:table-cell office:value-type="string">
            <text:p>Miguel:</text:p>
            <text:p>Damn.</text:p>
          </table:table-cell>
        </table:table-row>
        <table:table-row table:style-name="ro6">
          <table:table-cell office:value-type="string">
            <text:p>ミゲール〯</text:p>
            <text:p>キャプテン、こいつを海に放り込んじまいやしょう</text:p>
          </table:table-cell>
          <table:table-cell office:value-type="string">
            <text:p>Miguel:</text:p>
            <text:p>Let's throw this one in the ocean, Captain.</text:p>
          </table:table-cell>
        </table:table-row>
        <table:table-row table:style-name="ro6">
          <table:table-cell office:value-type="string">
            <text:p>ミゲール〯</text:p>
            <text:p>こいつが置けそうだ</text:p>
          </table:table-cell>
          <table:table-cell office:value-type="string">
            <text:p>Miguel:</text:p>
            <text:p>I think I can put this one here.</text:p>
          </table:table-cell>
        </table:table-row>
        <table:table-row table:style-name="ro6">
          <table:table-cell office:value-type="string">
            <text:p>ミゲール〯</text:p>
            <text:p>おめえ、頭いいな</text:p>
          </table:table-cell>
          <table:table-cell office:value-type="string">
            <text:p>Miguel:</text:p>
            <text:p>Hey, you're smart.</text:p>
          </table:table-cell>
        </table:table-row>
        <table:table-row table:style-name="ro6">
          <table:table-cell office:value-type="string">
            <text:p>ミゲール〯</text:p>
            <text:p>そういうことか</text:p>
          </table:table-cell>
          <table:table-cell office:value-type="string">
            <text:p>Miguel:</text:p>
            <text:p>Is that so?</text:p>
          </table:table-cell>
        </table:table-row>
        <table:table-row table:style-name="ro6">
          <table:table-cell office:value-type="string">
            <text:p>ミゲール〯</text:p>
            <text:p>こいつでどうだ</text:p>
          </table:table-cell>
          <table:table-cell office:value-type="string">
            <text:p>Miguel:</text:p>
            <text:p>How about this one?</text:p>
          </table:table-cell>
        </table:table-row>
        <table:table-row table:style-name="ro6">
          <table:table-cell office:value-type="string">
            <text:p>ミゲール〯</text:p>
            <text:p>うおりゃ！</text:p>
          </table:table-cell>
          <table:table-cell office:value-type="string">
            <text:p>Miguel:</text:p>
            <text:p>Oh, yeah!</text:p>
          </table:table-cell>
        </table:table-row>
        <table:table-row table:style-name="ro6">
          <table:table-cell office:value-type="string">
            <text:p>ミゲール〯</text:p>
            <text:p>いつになく調子がいいぜ</text:p>
          </table:table-cell>
          <table:table-cell office:value-type="string">
            <text:p>Miguel:</text:p>
            <text:p>I'm in better shape than ever.</text:p>
          </table:table-cell>
        </table:table-row>
        <table:table-row table:style-name="ro6">
          <table:table-cell office:value-type="string">
            <text:p>ミゲール〯</text:p>
            <text:p>これ、いらない</text:p>
          </table:table-cell>
          <table:table-cell office:value-type="string">
            <text:p>Miguel:</text:p>
            <text:p>I don't need this.</text:p>
          </table:table-cell>
        </table:table-row>
        <table:table-row table:style-name="ro6">
          <table:table-cell office:value-type="string">
            <text:p>ミゲール〯</text:p>
            <text:p>そろそろやばくなってきたな…</text:p>
          </table:table-cell>
          <table:table-cell office:value-type="string">
            <text:p>Miguel:</text:p>
            <text:p>Things are starting to get bad...</text:p>
          </table:table-cell>
        </table:table-row>
        <table:table-row table:style-name="ro6">
          <table:table-cell office:value-type="string">
            <text:p>ミゲール〯</text:p>
            <text:p>ううっ、船酔いが…</text:p>
          </table:table-cell>
          <table:table-cell office:value-type="string">
            <text:p>Miguel:</text:p>
            <text:p>Ugh, I feel seasick...</text:p>
          </table:table-cell>
        </table:table-row>
        <table:table-row table:style-name="ro6">
          <table:table-cell office:value-type="string">
            <text:p>ミゲール〯</text:p>
            <text:p>キャプテン、助けてくだせえ！</text:p>
          </table:table-cell>
          <table:table-cell office:value-type="string">
            <text:p>Miguel:</text:p>
            <text:p>Captain, help me!</text:p>
          </table:table-cell>
        </table:table-row>
        <table:table-row table:style-name="ro6">
          <table:table-cell office:value-type="string">
            <text:p>ミゲール〯</text:p>
            <text:p>いくら考えても無駄ですぜ</text:p>
          </table:table-cell>
          <table:table-cell office:value-type="string">
            <text:p>Miguel:</text:p>
            <text:p>No matter how much you think about it, it's no use.</text:p>
          </table:table-cell>
        </table:table-row>
        <table:table-row table:style-name="ro6">
          <table:table-cell office:value-type="string">
            <text:p>ミゲール〯</text:p>
            <text:p>考えてもわからんです</text:p>
          </table:table-cell>
          <table:table-cell office:value-type="string">
            <text:p>Miguel:</text:p>
            <text:p>I don't understand even if I think about it.</text:p>
          </table:table-cell>
        </table:table-row>
        <table:table-row table:style-name="ro6">
          <table:table-cell office:value-type="string">
            <text:p>ミゲール〯</text:p>
            <text:p>あっしの勝ちでいいんですかい？</text:p>
          </table:table-cell>
          <table:table-cell office:value-type="string">
            <text:p>Miguel:</text:p>
            <text:p>I really won?</text:p>
          </table:table-cell>
        </table:table-row>
        <table:table-row table:style-name="ro6">
          <table:table-cell office:value-type="string">
            <text:p>ミゲール〯</text:p>
            <text:p>まあ、こんなもんでしょうよ</text:p>
          </table:table-cell>
          <table:table-cell office:value-type="string">
            <text:p>Miguel:</text:p>
            <text:p>Well, that's about it.</text:p>
          </table:table-cell>
        </table:table-row>
        <table:table-row table:style-name="ro6">
          <table:table-cell office:value-type="string">
            <text:p>ミゲール〯</text:p>
            <text:p>またキャプテンにどやされる…</text:p>
          </table:table-cell>
          <table:table-cell office:value-type="string">
            <text:p>Miguel:</text:p>
            <text:p>The captain will scold me again...</text:p>
          </table:table-cell>
        </table:table-row>
        <table:table-row table:style-name="ro6">
          <table:table-cell office:value-type="string">
            <text:p>ミゲール〯</text:p>
            <text:p>ああっ、サメのエサにされちまうっ！</text:p>
          </table:table-cell>
          <table:table-cell office:value-type="string">
            <text:p>Miguel:</text:p>
            <text:p>Oh no, I'm going to become shark food!</text:p>
          </table:table-cell>
        </table:table-row>
        <table:table-row table:style-name="ro6">
          <table:table-cell office:value-type="string">
            <text:p>ドン〮スミス〯</text:p>
            <text:p>それじゃあ そろそろ始めようか</text:p>
          </table:table-cell>
          <table:table-cell office:value-type="string">
            <text:p>Don Puccini:</text:p>
            <text:p>Well then, shall we get started?</text:p>
          </table:table-cell>
        </table:table-row>
        <table:table-row table:style-name="ro6">
          <table:table-cell office:value-type="string">
            <text:p>ドン〮スミス〯</text:p>
            <text:p>ホッホッホッ お手柔らかに</text:p>
          </table:table-cell>
          <table:table-cell office:value-type="string">
            <text:p>Don Puccini:</text:p>
            <text:p>Ho ho ho, be gentle.</text:p>
          </table:table-cell>
        </table:table-row>
        <table:table-row table:style-name="ro7">
          <table:table-cell office:value-type="string">
            <text:p>ドン〮スミス〯</text:p>
            <text:p>ホッホッホッ</text:p>
            <text:p>年甲斐もなく わくわくしてきたよ</text:p>
          </table:table-cell>
          <table:table-cell office:value-type="string">
            <text:p>Don Puccini:</text:p>
            <text:p>Ho ho ho, I'm getting excited for my age.</text:p>
          </table:table-cell>
        </table:table-row>
        <table:table-row table:style-name="ro6">
          <table:table-cell office:value-type="string">
            <text:p>ドン〮スミス〯</text:p>
            <text:p>みんな 元気がいいねえ</text:p>
          </table:table-cell>
          <table:table-cell office:value-type="string">
            <text:p>Don Puccini:</text:p>
            <text:p>Everyone is doing great.</text:p>
          </table:table-cell>
        </table:table-row>
        <table:table-row table:style-name="ro6">
          <table:table-cell office:value-type="string">
            <text:p>ドン〮スミス〯</text:p>
            <text:p>それでは ここへ</text:p>
          </table:table-cell>
          <table:table-cell office:value-type="string">
            <text:p>Don Puccini:</text:p>
            <text:p>Here we go.</text:p>
          </table:table-cell>
        </table:table-row>
        <table:table-row table:style-name="ro6">
          <table:table-cell office:value-type="string">
            <text:p>ドン〮スミス〯</text:p>
            <text:p>さあて…</text:p>
          </table:table-cell>
          <table:table-cell office:value-type="string">
            <text:p>Don Puccini:</text:p>
            <text:p>Well then...</text:p>
          </table:table-cell>
        </table:table-row>
        <table:table-row table:style-name="ro6">
          <table:table-cell office:value-type="string">
            <text:p>ドン〮スミス〯</text:p>
            <text:p>私の番だね</text:p>
          </table:table-cell>
          <table:table-cell office:value-type="string">
            <text:p>Don Puccini:</text:p>
            <text:p>It's my turn</text:p>
          </table:table-cell>
        </table:table-row>
        <table:table-row table:style-name="ro7">
          <table:table-cell office:value-type="string">
            <text:p>ドン〮スミス〯</text:p>
            <text:p>ビークルバトルもいいが、ブロックスも</text:p>
            <text:p>面白いね</text:p>
          </table:table-cell>
          <table:table-cell office:value-type="string">
            <text:p>Don Puccini:</text:p>
            <text:p>Arena fights are fun, but Blokus is good too.</text:p>
          </table:table-cell>
        </table:table-row>
        <table:table-row table:style-name="ro6">
          <table:table-cell office:value-type="string">
            <text:p>ドン〮スミス〯</text:p>
            <text:p>ほほう… そっちへ行くのかね…</text:p>
          </table:table-cell>
          <table:table-cell office:value-type="string">
            <text:p>Don Puccini:</text:p>
            <text:p>Oh... so that's where you're going...</text:p>
          </table:table-cell>
        </table:table-row>
        <table:table-row table:style-name="ro7">
          <table:table-cell office:value-type="string">
            <text:p>ドン〮スミス〯</text:p>
            <text:p>君も、いつかトロットビークルに乗って</text:p>
            <text:p>みたまえ</text:p>
          </table:table-cell>
          <table:table-cell office:value-type="string">
            <text:p>Don Puccini:</text:p>
            <text:p>You should try riding a trotmobile sometime.</text:p>
          </table:table-cell>
        </table:table-row>
        <table:table-row table:style-name="ro6">
          <table:table-cell office:value-type="string">
            <text:p>ドン〮スミス〯</text:p>
            <text:p>外でブロックスをするのも 面白いもんだ</text:p>
          </table:table-cell>
          <table:table-cell office:value-type="string">
            <text:p>Don Puccini:</text:p>
            <text:p>It's fun to play Blokus outside.</text:p>
          </table:table-cell>
        </table:table-row>
        <table:table-row table:style-name="ro6">
          <table:table-cell office:value-type="string">
            <text:p>ドン〮スミス〯</text:p>
            <text:p>どうも よろしく</text:p>
          </table:table-cell>
          <table:table-cell office:value-type="string">
            <text:p>Don Puccini:</text:p>
            <text:p>Nice to meet you.</text:p>
          </table:table-cell>
        </table:table-row>
        <table:table-row table:style-name="ro6">
          <table:table-cell office:value-type="string">
            <text:p>ドン〮スミス〯</text:p>
            <text:p>ホッホッホッ そう来ると思ったよ</text:p>
          </table:table-cell>
          <table:table-cell office:value-type="string">
            <text:p>Don Puccini:</text:p>
            <text:p>Hohoho, I knew that was coming.</text:p>
          </table:table-cell>
        </table:table-row>
        <table:table-row table:style-name="ro6">
          <table:table-cell office:value-type="string">
            <text:p>ドン〮スミス〯</text:p>
            <text:p>おやおや…</text:p>
          </table:table-cell>
          <table:table-cell office:value-type="string">
            <text:p>Don Puccini:</text:p>
            <text:p>Oh my...</text:p>
          </table:table-cell>
        </table:table-row>
        <table:table-row table:style-name="ro6">
          <table:table-cell office:value-type="string">
            <text:p>ドン〮スミス〯</text:p>
            <text:p>ここで立て直さねば…</text:p>
          </table:table-cell>
          <table:table-cell office:value-type="string">
            <text:p>Don Puccini:</text:p>
            <text:p>I need to get this back on track...</text:p>
          </table:table-cell>
        </table:table-row>
        <table:table-row table:style-name="ro6">
          <table:table-cell office:value-type="string">
            <text:p>ドン〮スミス〯</text:p>
            <text:p>ふむ？ なるほど…</text:p>
          </table:table-cell>
          <table:table-cell office:value-type="string">
            <text:p>Don Puccini:</text:p>
            <text:p>Hmm? I see...</text:p>
          </table:table-cell>
        </table:table-row>
        <table:table-row table:style-name="ro6">
          <table:table-cell office:value-type="string">
            <text:p>ドン〮スミス〯</text:p>
            <text:p>あれが ああだから… よし</text:p>
          </table:table-cell>
          <table:table-cell office:value-type="string">
            <text:p>Don Puccini:</text:p>
            <text:p>That's it... Okay.</text:p>
          </table:table-cell>
        </table:table-row>
        <table:table-row table:style-name="ro6">
          <table:table-cell office:value-type="string">
            <text:p>ドン〮スミス〯</text:p>
            <text:p>では、ここに置かせてもらうよ</text:p>
          </table:table-cell>
          <table:table-cell office:value-type="string">
            <text:p>Don Puccini:</text:p>
            <text:p>Well, I'll put it here.</text:p>
          </table:table-cell>
        </table:table-row>
        <table:table-row table:style-name="ro6">
          <table:table-cell office:value-type="string">
            <text:p>ドン〮スミス〯</text:p>
            <text:p>さあ！ 私の番だね 待ちかねたよ</text:p>
          </table:table-cell>
          <table:table-cell office:value-type="string">
            <text:p>Don Puccini:</text:p>
            <text:p>It's my turn! I've been waiting for this.</text:p>
          </table:table-cell>
        </table:table-row>
        <table:table-row table:style-name="ro6">
          <table:table-cell office:value-type="string">
            <text:p>ドン〮スミス〯</text:p>
            <text:p>この一手が、後で効いてくるんだよ</text:p>
          </table:table-cell>
          <table:table-cell office:value-type="string">
            <text:p>Don Puccini:</text:p>
            <text:p>This move will pay off later.</text:p>
          </table:table-cell>
        </table:table-row>
        <table:table-row table:style-name="ro6">
          <table:table-cell office:value-type="string">
            <text:p>ドン〮スミス〯</text:p>
            <text:p>いい調子だが… 油断は禁物だね</text:p>
          </table:table-cell>
          <table:table-cell office:value-type="string">
            <text:p>Don Puccini:</text:p>
            <text:p>You're doing well, but you need to stay on your toes.</text:p>
          </table:table-cell>
        </table:table-row>
        <table:table-row table:style-name="ro6">
          <table:table-cell office:value-type="string">
            <text:p>ドン〮スミス〯</text:p>
            <text:p>ホッホッホッ みんな若いねえ</text:p>
          </table:table-cell>
          <table:table-cell office:value-type="string">
            <text:p>Don Puccini:</text:p>
            <text:p>Ha ha ha, everyone is so young.</text:p>
          </table:table-cell>
        </table:table-row>
        <table:table-row table:style-name="ro6">
          <table:table-cell office:value-type="string">
            <text:p>ドン〮スミス〯</text:p>
            <text:p>さあ！ みんなどうするかね？</text:p>
          </table:table-cell>
          <table:table-cell office:value-type="string">
            <text:p>Don Puccini:</text:p>
            <text:p>So what are you guys going to do?</text:p>
          </table:table-cell>
        </table:table-row>
        <table:table-row table:style-name="ro7">
          <table:table-cell office:value-type="string">
            <text:p>ドン〮スミス〯</text:p>
            <text:p>フフフ うまくいかないからこそ人生は</text:p>
            <text:p>面白いんだよ</text:p>
          </table:table-cell>
          <table:table-cell office:value-type="string">
            <text:p>Don Puccini:</text:p>
            <text:p>Hahaha, it's exactly because things don't go well that life is interesting.</text:p>
          </table:table-cell>
        </table:table-row>
        <table:table-row table:style-name="ro6">
          <table:table-cell office:value-type="string">
            <text:p>ドン〮スミス〯</text:p>
            <text:p>フム… まだまだ ここからが勝負だよ</text:p>
          </table:table-cell>
          <table:table-cell office:value-type="string">
            <text:p>Don Puccini:</text:p>
            <text:p>Hmm... The real battle is just beginning.</text:p>
          </table:table-cell>
        </table:table-row>
        <table:table-row table:style-name="ro6">
          <table:table-cell office:value-type="string">
            <text:p>ドン〮スミス〯</text:p>
            <text:p>さて、決断の時かな…</text:p>
          </table:table-cell>
          <table:table-cell office:value-type="string">
            <text:p>Don Puccini:</text:p>
            <text:p>Now, it's time to make a decision...</text:p>
          </table:table-cell>
        </table:table-row>
        <table:table-row table:style-name="ro6">
          <table:table-cell office:value-type="string">
            <text:p>ドン〮スミス〯</text:p>
            <text:p>このブロックスというのは奥が深いねえ</text:p>
          </table:table-cell>
          <table:table-cell office:value-type="string">
            <text:p>Don Puccini:</text:p>
            <text:p>This Blokus thing is really deep.</text:p>
          </table:table-cell>
        </table:table-row>
        <table:table-row table:style-name="ro6">
          <table:table-cell office:value-type="string">
            <text:p>ドン〮スミス〯</text:p>
            <text:p>…ここだな</text:p>
          </table:table-cell>
          <table:table-cell office:value-type="string">
            <text:p>Don Puccini:</text:p>
            <text:p>...here it is.</text:p>
          </table:table-cell>
        </table:table-row>
        <table:table-row table:style-name="ro6">
          <table:table-cell office:value-type="string">
            <text:p>ドン〮スミス〯</text:p>
            <text:p>どうやら決着がついたようだね</text:p>
          </table:table-cell>
          <table:table-cell office:value-type="string">
            <text:p>Don Puccini:</text:p>
            <text:p>It looks like the matter has been settled.</text:p>
          </table:table-cell>
        </table:table-row>
        <table:table-row table:style-name="ro6">
          <table:table-cell office:value-type="string">
            <text:p>ドン〮スミス〯</text:p>
            <text:p>ハッハッハッ 楽しかったよ</text:p>
          </table:table-cell>
          <table:table-cell office:value-type="string">
            <text:p>Don Puccini:</text:p>
            <text:p>Ha ha ha it was fun.</text:p>
          </table:table-cell>
        </table:table-row>
        <table:table-row table:style-name="ro6">
          <table:table-cell office:value-type="string">
            <text:p>ドン〮スミス〯</text:p>
            <text:p>やれやれ 少し疲れたよ</text:p>
          </table:table-cell>
          <table:table-cell office:value-type="string">
            <text:p>Don Puccini:</text:p>
            <text:p>Oh well, I'm a little tired.</text:p>
          </table:table-cell>
        </table:table-row>
        <table:table-row table:style-name="ro6">
          <table:table-cell office:value-type="string">
            <text:p>ドン〮スミス〯</text:p>
            <text:p>いやあ みんな強いねえ</text:p>
          </table:table-cell>
          <table:table-cell office:value-type="string">
            <text:p>Don Puccini:</text:p>
            <text:p>Wow, everyone's so strong.</text:p>
          </table:table-cell>
        </table:table-row>
        <table:table-row table:style-name="ro6">
          <table:table-cell office:value-type="string">
            <text:p>コンフリー〯</text:p>
            <text:p>では、始めましょう</text:p>
          </table:table-cell>
          <table:table-cell office:value-type="string">
            <text:p>Comfrey:</text:p>
            <text:p>Let's get started.</text:p>
          </table:table-cell>
        </table:table-row>
        <table:table-row table:style-name="ro6">
          <table:table-cell office:value-type="string">
            <text:p>コンフリー〯</text:p>
            <text:p>いい勝負にしましょう</text:p>
          </table:table-cell>
          <table:table-cell office:value-type="string">
            <text:p>Comfrey:</text:p>
            <text:p>Let's have a good fight.</text:p>
          </table:table-cell>
        </table:table-row>
        <table:table-row table:style-name="ro6">
          <table:table-cell office:value-type="string">
            <text:p>コンフリー〯</text:p>
            <text:p>皆さん ベストを尽くしましょう</text:p>
          </table:table-cell>
          <table:table-cell office:value-type="string">
            <text:p>Comfrey:</text:p>
            <text:p>Let's all do our best.</text:p>
          </table:table-cell>
        </table:table-row>
        <table:table-row table:style-name="ro6">
          <table:table-cell office:value-type="string">
            <text:p>コンフリー〯</text:p>
            <text:p>よろしくお願いします</text:p>
          </table:table-cell>
          <table:table-cell office:value-type="string">
            <text:p>Comfrey:</text:p>
            <text:p>Thank you very much.</text:p>
          </table:table-cell>
        </table:table-row>
        <table:table-row table:style-name="ro6">
          <table:table-cell office:value-type="string">
            <text:p>コンフリー〯</text:p>
            <text:p>私の番ですね</text:p>
          </table:table-cell>
          <table:table-cell office:value-type="string">
            <text:p>Comfrey:</text:p>
            <text:p>It's my turn.</text:p>
          </table:table-cell>
        </table:table-row>
        <table:table-row table:style-name="ro6">
          <table:table-cell office:value-type="string">
            <text:p>コンフリー〯</text:p>
            <text:p>では、ここで</text:p>
          </table:table-cell>
          <table:table-cell office:value-type="string">
            <text:p>Comfrey:</text:p>
            <text:p>Here.</text:p>
          </table:table-cell>
        </table:table-row>
        <table:table-row table:style-name="ro6">
          <table:table-cell office:value-type="string">
            <text:p>コンフリー〯</text:p>
            <text:p>フフフ…</text:p>
          </table:table-cell>
          <table:table-cell office:value-type="string">
            <text:p>Comfrey:</text:p>
            <text:p>Heh...</text:p>
          </table:table-cell>
        </table:table-row>
        <table:table-row table:style-name="ro6">
          <table:table-cell office:value-type="string">
            <text:p>コンフリー〯</text:p>
            <text:p>我々の崇高なる目的のために…</text:p>
          </table:table-cell>
          <table:table-cell office:value-type="string">
            <text:p>Comfrey:</text:p>
            <text:p>For our cause...</text:p>
          </table:table-cell>
        </table:table-row>
        <table:table-row table:style-name="ro6">
          <table:table-cell office:value-type="string">
            <text:p>コンフリー〯</text:p>
            <text:p>序盤は速やかに陣を展開することが大切です</text:p>
          </table:table-cell>
          <table:table-cell office:value-type="string">
            <text:p>Comfrey:</text:p>
            <text:p>It is important to develop your base quickly in the beginning.</text:p>
          </table:table-cell>
        </table:table-row>
        <table:table-row table:style-name="ro6">
          <table:table-cell office:value-type="string">
            <text:p>コンフリー〯</text:p>
            <text:p>…あなたのパターンが読めてきましたよ</text:p>
          </table:table-cell>
          <table:table-cell office:value-type="string">
            <text:p>Comfrey:</text:p>
            <text:p>...I'm starting to read your patterns.</text:p>
          </table:table-cell>
        </table:table-row>
        <table:table-row table:style-name="ro6">
          <table:table-cell office:value-type="string">
            <text:p>コンフリー〯</text:p>
            <text:p>ところで… なぜ屋外でやるのでしょう？</text:p>
          </table:table-cell>
          <table:table-cell office:value-type="string">
            <text:p>Comfrey:</text:p>
            <text:p>By the way... why do it outdoors?</text:p>
          </table:table-cell>
        </table:table-row>
        <table:table-row table:style-name="ro6">
          <table:table-cell office:value-type="string">
            <text:p>コンフリー〯</text:p>
            <text:p>初めてお会いしますね 今後もよろしく</text:p>
          </table:table-cell>
          <table:table-cell office:value-type="string">
            <text:p>Comfrey:</text:p>
            <text:p>This is the first time we've met. I look forward to our next meeting.</text:p>
          </table:table-cell>
        </table:table-row>
        <table:table-row table:style-name="ro6">
          <table:table-cell office:value-type="string">
            <text:p>コンフリー〯</text:p>
            <text:p>なるほど ここまでは予想通りですね</text:p>
          </table:table-cell>
          <table:table-cell office:value-type="string">
            <text:p>Comfrey:</text:p>
            <text:p>I see, so far it's as expected.</text:p>
          </table:table-cell>
        </table:table-row>
        <table:table-row table:style-name="ro6">
          <table:table-cell office:value-type="string">
            <text:p>コンフリー〯</text:p>
            <text:p>さて、これでどうですか？</text:p>
          </table:table-cell>
          <table:table-cell office:value-type="string">
            <text:p>Comfrey:</text:p>
            <text:p>Well, what about this?</text:p>
          </table:table-cell>
        </table:table-row>
        <table:table-row table:style-name="ro6">
          <table:table-cell office:value-type="string">
            <text:p>コンフリー〯</text:p>
            <text:p>なるほど そう来ましたか…</text:p>
          </table:table-cell>
          <table:table-cell office:value-type="string">
            <text:p>Comfrey:</text:p>
            <text:p>I see, so that's how it is...</text:p>
          </table:table-cell>
        </table:table-row>
        <table:table-row table:style-name="ro6">
          <table:table-cell office:value-type="string">
            <text:p>コンフリー〯</text:p>
            <text:p>フフ… これは参りましたね…</text:p>
          </table:table-cell>
          <table:table-cell office:value-type="string">
            <text:p>Comfrey:</text:p>
            <text:p>Heh... that's a problem...</text:p>
          </table:table-cell>
        </table:table-row>
        <table:table-row table:style-name="ro6">
          <table:table-cell office:value-type="string">
            <text:p>コンフリー〯</text:p>
            <text:p>おや？ そこでいいのですか？</text:p>
          </table:table-cell>
          <table:table-cell office:value-type="string">
            <text:p>Comfrey:</text:p>
            <text:p>Oh? Is that okay?</text:p>
          </table:table-cell>
        </table:table-row>
        <table:table-row table:style-name="ro6">
          <table:table-cell office:value-type="string">
            <text:p>コンフリー〯</text:p>
            <text:p>この局面では… ここですね</text:p>
          </table:table-cell>
          <table:table-cell office:value-type="string">
            <text:p>Comfrey:</text:p>
            <text:p>In this situation... here.</text:p>
          </table:table-cell>
        </table:table-row>
        <table:table-row table:style-name="ro6">
          <table:table-cell office:value-type="string">
            <text:p>コンフリー〯</text:p>
            <text:p>フム…</text:p>
          </table:table-cell>
          <table:table-cell office:value-type="string">
            <text:p>Comfrey:</text:p>
            <text:p>Hmm...</text:p>
          </table:table-cell>
        </table:table-row>
        <table:table-row table:style-name="ro6">
          <table:table-cell office:value-type="string">
            <text:p>コンフリー〯</text:p>
            <text:p>さて… そろそろ仕掛けましょうか…！</text:p>
          </table:table-cell>
          <table:table-cell office:value-type="string">
            <text:p>Comfrey:</text:p>
            <text:p>Now then... is it time to get started?</text:p>
          </table:table-cell>
        </table:table-row>
        <table:table-row table:style-name="ro6">
          <table:table-cell office:value-type="string">
            <text:p>コンフリー〯</text:p>
            <text:p>さあ皆さん がんばってください！</text:p>
          </table:table-cell>
          <table:table-cell office:value-type="string">
            <text:p>Comfrey:</text:p>
            <text:p>Come on everyone, good luck!</text:p>
          </table:table-cell>
        </table:table-row>
        <table:table-row table:style-name="ro6">
          <table:table-cell office:value-type="string">
            <text:p>コンフリー〯</text:p>
            <text:p>いい勝負になりそうですね</text:p>
          </table:table-cell>
          <table:table-cell office:value-type="string">
            <text:p>Comfrey:</text:p>
            <text:p>Looks like it's going to be a good match.</text:p>
          </table:table-cell>
        </table:table-row>
        <table:table-row table:style-name="ro7">
          <table:table-cell office:value-type="string">
            <text:p>コンフリー〯</text:p>
            <text:p>フフフ…</text:p>
            <text:p>ここまでは私の予想通りの展開です</text:p>
          </table:table-cell>
          <table:table-cell office:value-type="string">
            <text:p>Comfrey:</text:p>
            <text:p>Hehehe... so far, everything is going as I expected.</text:p>
          </table:table-cell>
        </table:table-row>
        <table:table-row table:style-name="ro6">
          <table:table-cell office:value-type="string">
            <text:p>コンフリー〯</text:p>
            <text:p>なるほど やりますね…！</text:p>
          </table:table-cell>
          <table:table-cell office:value-type="string">
            <text:p>Comfrey:</text:p>
            <text:p>I see, I'll do that!</text:p>
          </table:table-cell>
        </table:table-row>
        <table:table-row table:style-name="ro6">
          <table:table-cell office:value-type="string">
            <text:p>コンフリー〯</text:p>
            <text:p>ふむ… 厳しい手を打ってきますね</text:p>
          </table:table-cell>
          <table:table-cell office:value-type="string">
            <text:p>Comfrey:</text:p>
            <text:p>Hmm... That's a tough move.</text:p>
          </table:table-cell>
        </table:table-row>
        <table:table-row table:style-name="ro6">
          <table:table-cell office:value-type="string">
            <text:p>コンフリー〯</text:p>
            <text:p>…まだ 諦めてはいませんよ…！</text:p>
          </table:table-cell>
          <table:table-cell office:value-type="string">
            <text:p>Comfrey:</text:p>
            <text:p>I haven't given up yet...!</text:p>
          </table:table-cell>
        </table:table-row>
        <table:table-row table:style-name="ro6">
          <table:table-cell office:value-type="string">
            <text:p>コンフリー〯</text:p>
            <text:p>お互いベストを尽くしましょう</text:p>
          </table:table-cell>
          <table:table-cell office:value-type="string">
            <text:p>Comfrey:</text:p>
            <text:p>Let's do our best together</text:p>
          </table:table-cell>
        </table:table-row>
        <table:table-row table:style-name="ro6">
          <table:table-cell office:value-type="string">
            <text:p>コンフリー〯</text:p>
            <text:p>いい勝負になりそうですね</text:p>
          </table:table-cell>
          <table:table-cell office:value-type="string">
            <text:p>Comfrey:</text:p>
            <text:p>Looks like it's going to be a good match.</text:p>
          </table:table-cell>
        </table:table-row>
        <table:table-row table:style-name="ro6">
          <table:table-cell office:value-type="string">
            <text:p>コンフリー〯</text:p>
            <text:p>私の勝ちで よろしいですね？</text:p>
          </table:table-cell>
          <table:table-cell office:value-type="string">
            <text:p>Comfrey:</text:p>
            <text:p>I win, okay?</text:p>
          </table:table-cell>
        </table:table-row>
        <table:table-row table:style-name="ro6">
          <table:table-cell office:value-type="string">
            <text:p>コンフリー〯</text:p>
            <text:p>むう… 残念ですがここまでですね</text:p>
          </table:table-cell>
          <table:table-cell office:value-type="string">
            <text:p>Comfrey:</text:p>
            <text:p>I'm sorry, but that's all for now.</text:p>
          </table:table-cell>
        </table:table-row>
        <table:table-row table:style-name="ro6">
          <table:table-cell office:value-type="string">
            <text:p>コンフリー〯</text:p>
            <text:p>私はここまでのようです</text:p>
          </table:table-cell>
          <table:table-cell office:value-type="string">
            <text:p>Comfrey:</text:p>
            <text:p>I think this is as far as I can go.</text:p>
          </table:table-cell>
        </table:table-row>
        <table:table-row table:style-name="ro6">
          <table:table-cell office:value-type="string">
            <text:p>コンフリー〯</text:p>
            <text:p>いさぎよく 負けを認めましょう</text:p>
          </table:table-cell>
          <table:table-cell office:value-type="string">
            <text:p>Comfrey:</text:p>
            <text:p>Let's admit defeat with dignity</text:p>
          </table:table-cell>
        </table:table-row>
        <table:table-row table:style-name="ro6">
          <table:table-cell office:value-type="string">
            <text:p>黒い服の男〯</text:p>
            <text:p>では… 任務開始します</text:p>
          </table:table-cell>
          <table:table-cell office:value-type="string">
            <text:p>Man in Black:</text:p>
            <text:p>Then... let's begin our mission.</text:p>
          </table:table-cell>
        </table:table-row>
        <table:table-row table:style-name="ro6">
          <table:table-cell office:value-type="string">
            <text:p>黒い服の男〯</text:p>
            <text:p>…任務開始します</text:p>
          </table:table-cell>
          <table:table-cell office:value-type="string">
            <text:p>Man in Black:</text:p>
            <text:p>...mission begins.</text:p>
          </table:table-cell>
        </table:table-row>
        <table:table-row table:style-name="ro6">
          <table:table-cell office:value-type="string">
            <text:p>黒い服の男〯</text:p>
            <text:p>…任務開始します</text:p>
          </table:table-cell>
          <table:table-cell office:value-type="string">
            <text:p>Man in Black:</text:p>
            <text:p>...mission begins.</text:p>
          </table:table-cell>
        </table:table-row>
        <table:table-row table:style-name="ro6">
          <table:table-cell office:value-type="string">
            <text:p>黒い服の男〯</text:p>
            <text:p>…任務開始します</text:p>
          </table:table-cell>
          <table:table-cell office:value-type="string">
            <text:p>Man in Black:</text:p>
            <text:p>...mission begins.</text:p>
          </table:table-cell>
        </table:table-row>
        <table:table-row table:style-name="ro6">
          <table:table-cell office:value-type="string">
            <text:p>黒い服の男〯</text:p>
            <text:p>私の番か…</text:p>
          </table:table-cell>
          <table:table-cell office:value-type="string">
            <text:p>Man in Black:</text:p>
            <text:p>Is it my turn?</text:p>
          </table:table-cell>
        </table:table-row>
        <table:table-row table:style-name="ro6">
          <table:table-cell office:value-type="string">
            <text:p>黒い服の男〯</text:p>
            <text:p>なるほど…</text:p>
          </table:table-cell>
          <table:table-cell office:value-type="string">
            <text:p>Man in Black:</text:p>
            <text:p>I see...</text:p>
          </table:table-cell>
        </table:table-row>
        <table:table-row table:style-name="ro6">
          <table:table-cell office:value-type="string">
            <text:p>黒い服の男〯</text:p>
            <text:p>ここは…</text:p>
          </table:table-cell>
          <table:table-cell office:value-type="string">
            <text:p>Man in Black:</text:p>
            <text:p>This is...</text:p>
          </table:table-cell>
        </table:table-row>
        <table:table-row table:style-name="ro6">
          <table:table-cell office:value-type="string">
            <text:p>黒い服の男〯</text:p>
            <text:p>ブラッディマンティス発展のために…</text:p>
          </table:table-cell>
          <table:table-cell office:value-type="string">
            <text:p>Man in Black:</text:p>
            <text:p>For the future of Bloody Mantis...</text:p>
          </table:table-cell>
        </table:table-row>
        <table:table-row table:style-name="ro6">
          <table:table-cell office:value-type="string">
            <text:p>黒い服の男〯</text:p>
            <text:p>さて…</text:p>
          </table:table-cell>
          <table:table-cell office:value-type="string">
            <text:p>Man in Black:</text:p>
            <text:p>Now...</text:p>
          </table:table-cell>
        </table:table-row>
        <table:table-row table:style-name="ro7">
          <table:table-cell office:value-type="string">
            <text:p>黒い服の男〯</text:p>
            <text:p>報告、$e0は</text:p>
            <text:p>かなりの強者のようです…</text:p>
          </table:table-cell>
          <table:table-cell office:value-type="string">
            <text:p>Man in Black:</text:p>
            <text:p>Report, $e0 seems to be a pretty strong opponent...</text:p>
          </table:table-cell>
        </table:table-row>
        <table:table-row table:style-name="ro6">
          <table:table-cell office:value-type="string">
            <text:p>黒い服の男〯</text:p>
            <text:p>本日も快晴の模樣…</text:p>
          </table:table-cell>
          <table:table-cell office:value-type="string">
            <text:p>Man in Black:</text:p>
            <text:p>It looks like a fine day today...</text:p>
          </table:table-cell>
        </table:table-row>
        <table:table-row table:style-name="ro6">
          <table:table-cell office:value-type="string">
            <text:p>黒い服の男〯</text:p>
            <text:p>はじめまして よろしく</text:p>
          </table:table-cell>
          <table:table-cell office:value-type="string">
            <text:p>Man in Black:</text:p>
            <text:p>Nice to meet you. Best regards.</text:p>
          </table:table-cell>
        </table:table-row>
        <table:table-row table:style-name="ro6">
          <table:table-cell office:value-type="string">
            <text:p>黒い服の男〯</text:p>
            <text:p>フフフ…</text:p>
          </table:table-cell>
          <table:table-cell office:value-type="string">
            <text:p>Man in Black:</text:p>
            <text:p>Hehehe...</text:p>
          </table:table-cell>
        </table:table-row>
        <table:table-row table:style-name="ro6">
          <table:table-cell office:value-type="string">
            <text:p>黒い服の男〯</text:p>
            <text:p>報告、予定通り進行中…</text:p>
          </table:table-cell>
          <table:table-cell office:value-type="string">
            <text:p>Man in Black:</text:p>
            <text:p>Report, proceeding as scheduled...</text:p>
          </table:table-cell>
        </table:table-row>
        <table:table-row table:style-name="ro6">
          <table:table-cell office:value-type="string">
            <text:p>黒い服の男〯</text:p>
            <text:p>ムム…</text:p>
          </table:table-cell>
          <table:table-cell office:value-type="string">
            <text:p>Man in Black:</text:p>
            <text:p>Hmm...</text:p>
          </table:table-cell>
        </table:table-row>
        <table:table-row table:style-name="ro6">
          <table:table-cell office:value-type="string">
            <text:p>黒い服の男〯</text:p>
            <text:p>チッ… 報告、予定変更します</text:p>
          </table:table-cell>
          <table:table-cell office:value-type="string">
            <text:p>Man in Black:</text:p>
            <text:p>Tsk... Report, schedule change.</text:p>
          </table:table-cell>
        </table:table-row>
        <table:table-row table:style-name="ro6">
          <table:table-cell office:value-type="string">
            <text:p>黒い服の男〯</text:p>
            <text:p>…よし、いまだ…！</text:p>
          </table:table-cell>
          <table:table-cell office:value-type="string">
            <text:p>Man in Black:</text:p>
            <text:p>...Okay, not yet...!</text:p>
          </table:table-cell>
        </table:table-row>
        <table:table-row table:style-name="ro6">
          <table:table-cell office:value-type="string">
            <text:p>黒い服の男〯</text:p>
            <text:p>報告、ただいま任務実行中…</text:p>
          </table:table-cell>
          <table:table-cell office:value-type="string">
            <text:p>Man in Black:</text:p>
            <text:p>Reporting, currently on a mission...</text:p>
          </table:table-cell>
        </table:table-row>
        <table:table-row table:style-name="ro6">
          <table:table-cell office:value-type="string">
            <text:p>黒い服の男〯</text:p>
            <text:p>このピースをあそこに…</text:p>
          </table:table-cell>
          <table:table-cell office:value-type="string">
            <text:p>Man in Black:</text:p>
            <text:p>Put this piece over there...</text:p>
          </table:table-cell>
        </table:table-row>
        <table:table-row table:style-name="ro6">
          <table:table-cell office:value-type="string">
            <text:p>黒い服の男〯</text:p>
            <text:p>報告、私の順番です</text:p>
          </table:table-cell>
          <table:table-cell office:value-type="string">
            <text:p>Man in Black:</text:p>
            <text:p>It's my turn to report.</text:p>
          </table:table-cell>
        </table:table-row>
        <table:table-row table:style-name="ro6">
          <table:table-cell office:value-type="string">
            <text:p>黒い服の男〯</text:p>
            <text:p>報告、まもなく任務成功の予定…</text:p>
          </table:table-cell>
          <table:table-cell office:value-type="string">
            <text:p>Man in Black:</text:p>
            <text:p>Reporting, mission is expected to be successful soon...</text:p>
          </table:table-cell>
        </table:table-row>
        <table:table-row table:style-name="ro6">
          <table:table-cell office:value-type="string">
            <text:p>黒い服の男〯</text:p>
            <text:p>フフフ… 追い詰めたぞ…！</text:p>
          </table:table-cell>
          <table:table-cell office:value-type="string">
            <text:p>Man in Black:</text:p>
            <text:p>Hahaha... I've got you cornered...!</text:p>
          </table:table-cell>
        </table:table-row>
        <table:table-row table:style-name="ro6">
          <table:table-cell office:value-type="string">
            <text:p>黒い服の男〯</text:p>
            <text:p>容赦はしないよ…！</text:p>
          </table:table-cell>
          <table:table-cell office:value-type="string">
            <text:p>Man in Black:</text:p>
            <text:p>I won't show you any mercy!</text:p>
          </table:table-cell>
        </table:table-row>
        <table:table-row table:style-name="ro6">
          <table:table-cell office:value-type="string">
            <text:p>黒い服の男〯</text:p>
            <text:p>報告、形勢不利、任務失敗の可能性大…</text:p>
          </table:table-cell>
          <table:table-cell office:value-type="string">
            <text:p>Man in Black:</text:p>
            <text:p>Report, unfavorable situation, high chance of mission failure...</text:p>
          </table:table-cell>
        </table:table-row>
        <table:table-row table:style-name="ro6">
          <table:table-cell office:value-type="string">
            <text:p>黒い服の男〯</text:p>
            <text:p>くっ…！ このままでは…！</text:p>
          </table:table-cell>
          <table:table-cell office:value-type="string">
            <text:p>Man in Black:</text:p>
            <text:p>Damn it! At this rate...!</text:p>
          </table:table-cell>
        </table:table-row>
        <table:table-row table:style-name="ro6">
          <table:table-cell office:value-type="string">
            <text:p>黒い服の男〯</text:p>
            <text:p>これ以上粘っても無駄か…</text:p>
          </table:table-cell>
          <table:table-cell office:value-type="string">
            <text:p>Man in Black:</text:p>
            <text:p>Is it useless to hold out any longer?</text:p>
          </table:table-cell>
        </table:table-row>
        <table:table-row table:style-name="ro6">
          <table:table-cell office:value-type="string">
            <text:p>黒い服の男〯</text:p>
            <text:p>それでは配置します</text:p>
          </table:table-cell>
          <table:table-cell office:value-type="string">
            <text:p>Man in Black:</text:p>
            <text:p>Let's set it up.</text:p>
          </table:table-cell>
        </table:table-row>
        <table:table-row table:style-name="ro6">
          <table:table-cell office:value-type="string">
            <text:p>黒い服の男〯</text:p>
            <text:p>ムウ…</text:p>
          </table:table-cell>
          <table:table-cell office:value-type="string">
            <text:p>Man in Black:</text:p>
            <text:p>Hmm...</text:p>
          </table:table-cell>
        </table:table-row>
        <table:table-row table:style-name="ro6">
          <table:table-cell office:value-type="string">
            <text:p>黒い服の男〯</text:p>
            <text:p>任務完了 大成功です</text:p>
          </table:table-cell>
          <table:table-cell office:value-type="string">
            <text:p>Man in Black:</text:p>
            <text:p>Mission accomplished, a great success.</text:p>
          </table:table-cell>
        </table:table-row>
        <table:table-row table:style-name="ro6">
          <table:table-cell office:value-type="string">
            <text:p>黒い服の男〯</text:p>
            <text:p>任務完了 おおむね成功です</text:p>
          </table:table-cell>
          <table:table-cell office:value-type="string">
            <text:p>Man in Black:</text:p>
            <text:p>Mission accomplished. It was mostly a success.</text:p>
          </table:table-cell>
        </table:table-row>
        <table:table-row table:style-name="ro6">
          <table:table-cell office:value-type="string">
            <text:p>黒い服の男〯</text:p>
            <text:p>任務完了です</text:p>
          </table:table-cell>
          <table:table-cell office:value-type="string">
            <text:p>Man in Black:</text:p>
            <text:p>Mission accomplished.</text:p>
          </table:table-cell>
        </table:table-row>
        <table:table-row table:style-name="ro6">
          <table:table-cell office:value-type="string">
            <text:p>黒い服の男〯</text:p>
            <text:p>任務失敗…</text:p>
          </table:table-cell>
          <table:table-cell office:value-type="string">
            <text:p>Man in Black:</text:p>
            <text:p>Mission failed...</text:p>
          </table:table-cell>
        </table:table-row>
        <table:table-row table:style-name="ro6">
          <table:table-cell office:value-type="string">
            <text:p>軍服の男〯</text:p>
            <text:p>早速ですが始めさせていただきます！</text:p>
          </table:table-cell>
          <table:table-cell office:value-type="string">
            <text:p>Bloody Mantis:</text:p>
            <text:p>Let's get started right away!</text:p>
          </table:table-cell>
        </table:table-row>
        <table:table-row table:style-name="ro6">
          <table:table-cell office:value-type="string">
            <text:p>軍服の男〯</text:p>
            <text:p>よろしくお願いします</text:p>
          </table:table-cell>
          <table:table-cell office:value-type="string">
            <text:p>Bloody Mantis:</text:p>
            <text:p>Reporting for duty.</text:p>
          </table:table-cell>
        </table:table-row>
        <table:table-row table:style-name="ro6">
          <table:table-cell office:value-type="string">
            <text:p>軍服の男〯</text:p>
            <text:p>よろしくお願いします</text:p>
          </table:table-cell>
          <table:table-cell office:value-type="string">
            <text:p>Bloody Mantis:</text:p>
            <text:p>Reporting for duty.</text:p>
          </table:table-cell>
        </table:table-row>
        <table:table-row table:style-name="ro6">
          <table:table-cell office:value-type="string">
            <text:p>軍服の男〯</text:p>
            <text:p>よろしくお願いします</text:p>
          </table:table-cell>
          <table:table-cell office:value-type="string">
            <text:p>Bloody Mantis:</text:p>
            <text:p>Reporting for duty.</text:p>
          </table:table-cell>
        </table:table-row>
        <table:table-row table:style-name="ro6">
          <table:table-cell office:value-type="string">
            <text:p>軍服の男〯</text:p>
            <text:p>あの敵陣へは…</text:p>
          </table:table-cell>
          <table:table-cell office:value-type="string">
            <text:p>Bloody Mantis:</text:p>
            <text:p>owards the enemy camp...</text:p>
          </table:table-cell>
        </table:table-row>
        <table:table-row table:style-name="ro6">
          <table:table-cell office:value-type="string">
            <text:p>軍服の男〯</text:p>
            <text:p>作戦 開始します！</text:p>
          </table:table-cell>
          <table:table-cell office:value-type="string">
            <text:p>Bloody Mantis:</text:p>
            <text:p>Operation commences!</text:p>
          </table:table-cell>
        </table:table-row>
        <table:table-row table:style-name="ro6">
          <table:table-cell office:value-type="string">
            <text:p>軍服の男〯</text:p>
            <text:p>では、ピースを配置します！</text:p>
          </table:table-cell>
          <table:table-cell office:value-type="string">
            <text:p>Bloody Mantis:</text:p>
            <text:p>Now, let's place the pieces!</text:p>
          </table:table-cell>
        </table:table-row>
        <table:table-row table:style-name="ro6">
          <table:table-cell office:value-type="string">
            <text:p>軍服の男〯</text:p>
            <text:p>訓練の成果を、実戦で発揮したいものです</text:p>
          </table:table-cell>
          <table:table-cell office:value-type="string">
            <text:p>Bloody Mantis:</text:p>
            <text:p>I want to put my training to good use in real combat.</text:p>
          </table:table-cell>
        </table:table-row>
        <table:table-row table:style-name="ro6">
          <table:table-cell office:value-type="string">
            <text:p>軍服の男〯</text:p>
            <text:p>視界良好…</text:p>
          </table:table-cell>
          <table:table-cell office:value-type="string">
            <text:p>Bloody Mantis:</text:p>
            <text:p>Good visibility...</text:p>
          </table:table-cell>
        </table:table-row>
        <table:table-row table:style-name="ro7">
          <table:table-cell office:value-type="string">
            <text:p>軍服の男〯</text:p>
            <text:p>$e0さんのブロックスの</text:p>
            <text:p>腕前に、敬意を表します！</text:p>
          </table:table-cell>
          <table:table-cell office:value-type="string">
            <text:p>Bloody Mantis:</text:p>
            <text:p>I'm imressed by yuor Blokus skills $e0!</text:p>
          </table:table-cell>
        </table:table-row>
        <table:table-row table:style-name="ro6">
          <table:table-cell office:value-type="string">
            <text:p>軍服の男〯</text:p>
            <text:p>屋外は得意フィールドであります！</text:p>
          </table:table-cell>
          <table:table-cell office:value-type="string">
            <text:p>Bloody Mantis:</text:p>
            <text:p>Outdoors is my forte!</text:p>
          </table:table-cell>
        </table:table-row>
        <table:table-row table:style-name="ro6">
          <table:table-cell office:value-type="string">
            <text:p>軍服の男〯</text:p>
            <text:p>よろしく 手加減しませんよ</text:p>
          </table:table-cell>
          <table:table-cell office:value-type="string">
            <text:p>Bloody Mantis:</text:p>
            <text:p>Thank you. I won't go easy on you.</text:p>
          </table:table-cell>
        </table:table-row>
        <table:table-row table:style-name="ro6">
          <table:table-cell office:value-type="string">
            <text:p>軍服の男〯</text:p>
            <text:p>いい流れです…！</text:p>
          </table:table-cell>
          <table:table-cell office:value-type="string">
            <text:p>Bloody Mantis:</text:p>
            <text:p>Things are going well...!</text:p>
          </table:table-cell>
        </table:table-row>
        <table:table-row table:style-name="ro6">
          <table:table-cell office:value-type="string">
            <text:p>軍服の男〯</text:p>
            <text:p>作戦は順調です！</text:p>
          </table:table-cell>
          <table:table-cell office:value-type="string">
            <text:p>Bloody Mantis:</text:p>
            <text:p>The operation is going smoothly!</text:p>
          </table:table-cell>
        </table:table-row>
        <table:table-row table:style-name="ro6">
          <table:table-cell office:value-type="string">
            <text:p>軍服の男〯</text:p>
            <text:p>重大な局面です…</text:p>
          </table:table-cell>
          <table:table-cell office:value-type="string">
            <text:p>Bloody Mantis:</text:p>
            <text:p>This is a critical moment...</text:p>
          </table:table-cell>
        </table:table-row>
        <table:table-row table:style-name="ro6">
          <table:table-cell office:value-type="string">
            <text:p>軍服の男〯</text:p>
            <text:p>ええい！ 突擊あるのみ！</text:p>
          </table:table-cell>
          <table:table-cell office:value-type="string">
            <text:p>Bloody Mantis:</text:p>
            <text:p>Ahhh! Charge!</text:p>
          </table:table-cell>
        </table:table-row>
        <table:table-row table:style-name="ro6">
          <table:table-cell office:value-type="string">
            <text:p>軍服の男〯</text:p>
            <text:p>了解！</text:p>
          </table:table-cell>
          <table:table-cell office:value-type="string">
            <text:p>Bloody Mantis:</text:p>
            <text:p>Got it!</text:p>
          </table:table-cell>
        </table:table-row>
        <table:table-row table:style-name="ro6">
          <table:table-cell office:value-type="string">
            <text:p>軍服の男〯</text:p>
            <text:p>進行します！</text:p>
          </table:table-cell>
          <table:table-cell office:value-type="string">
            <text:p>Bloody Mantis:</text:p>
            <text:p>Let's proceed!</text:p>
          </table:table-cell>
        </table:table-row>
        <table:table-row table:style-name="ro6">
          <table:table-cell office:value-type="string">
            <text:p>軍服の男〯</text:p>
            <text:p>では… よし、ここだ！</text:p>
          </table:table-cell>
          <table:table-cell office:value-type="string">
            <text:p>Bloody Mantis:</text:p>
            <text:p>Well then... all right, here it is!</text:p>
          </table:table-cell>
        </table:table-row>
        <table:table-row table:style-name="ro6">
          <table:table-cell office:value-type="string">
            <text:p>軍服の男〯</text:p>
            <text:p>私の順番でありますね？</text:p>
          </table:table-cell>
          <table:table-cell office:value-type="string">
            <text:p>Bloody Mantis:</text:p>
            <text:p>Is it my turn?</text:p>
          </table:table-cell>
        </table:table-row>
        <table:table-row table:style-name="ro6">
          <table:table-cell office:value-type="string">
            <text:p>軍服の男〯</text:p>
            <text:p>作戦は順調に進行中であります！</text:p>
          </table:table-cell>
          <table:table-cell office:value-type="string">
            <text:p>Bloody Mantis:</text:p>
            <text:p>The operation is proceeding smoothly!</text:p>
          </table:table-cell>
        </table:table-row>
        <table:table-row table:style-name="ro6">
          <table:table-cell office:value-type="string">
            <text:p>軍服の男〯</text:p>
            <text:p>勝利は目前であります！</text:p>
          </table:table-cell>
          <table:table-cell office:value-type="string">
            <text:p>Bloody Mantis:</text:p>
            <text:p>Victory is at hand!</text:p>
          </table:table-cell>
        </table:table-row>
        <table:table-row table:style-name="ro6">
          <table:table-cell office:value-type="string">
            <text:p>軍服の男〯</text:p>
            <text:p>勝利のあかつきには、２階級特進を…！</text:p>
          </table:table-cell>
          <table:table-cell office:value-type="string">
            <text:p>Bloody Mantis:</text:p>
            <text:p>If we win, I'll be promoted two ranks!</text:p>
          </table:table-cell>
        </table:table-row>
        <table:table-row table:style-name="ro6">
          <table:table-cell office:value-type="string">
            <text:p>軍服の男〯</text:p>
            <text:p>も、もう置く場所が…</text:p>
          </table:table-cell>
          <table:table-cell office:value-type="string">
            <text:p>Bloody Mantis:</text:p>
            <text:p>...there's no room left...</text:p>
          </table:table-cell>
        </table:table-row>
        <table:table-row table:style-name="ro6">
          <table:table-cell office:value-type="string">
            <text:p>軍服の男〯</text:p>
            <text:p>ふ、防ぎきれません…！</text:p>
          </table:table-cell>
          <table:table-cell office:value-type="string">
            <text:p>Bloody Mantis:</text:p>
            <text:p>I can't block it...!</text:p>
          </table:table-cell>
        </table:table-row>
        <table:table-row table:style-name="ro6">
          <table:table-cell office:value-type="string">
            <text:p>軍服の男〯</text:p>
            <text:p>勝利の女神に見放されたか…！</text:p>
          </table:table-cell>
          <table:table-cell office:value-type="string">
            <text:p>Bloody Mantis:</text:p>
            <text:p>Has the goddess of victory abandoned me?</text:p>
          </table:table-cell>
        </table:table-row>
        <table:table-row table:style-name="ro6">
          <table:table-cell office:value-type="string">
            <text:p>軍服の男〯</text:p>
            <text:p>う〜む… で、では配置します！</text:p>
          </table:table-cell>
          <table:table-cell office:value-type="string">
            <text:p>Bloody Mantis:</text:p>
            <text:p>Hmm... Then let's deploy this!</text:p>
          </table:table-cell>
        </table:table-row>
        <table:table-row table:style-name="ro6">
          <table:table-cell office:value-type="string">
            <text:p>軍服の男〯</text:p>
            <text:p>ムム… あのピースがもうひとつあれば…</text:p>
          </table:table-cell>
          <table:table-cell office:value-type="string">
            <text:p>Bloody Mantis:</text:p>
            <text:p>Hmm... If only I had one more piece...</text:p>
          </table:table-cell>
        </table:table-row>
        <table:table-row table:style-name="ro6">
          <table:table-cell office:value-type="string">
            <text:p>軍服の男〯</text:p>
            <text:p>日ごろの訓練の成果が出せました！</text:p>
          </table:table-cell>
          <table:table-cell office:value-type="string">
            <text:p>Bloody Mantis:</text:p>
            <text:p>All my training has paid off!</text:p>
          </table:table-cell>
        </table:table-row>
        <table:table-row table:style-name="ro6">
          <table:table-cell office:value-type="string">
            <text:p>軍服の男〯</text:p>
            <text:p>十分な成果が出せました！</text:p>
          </table:table-cell>
          <table:table-cell office:value-type="string">
            <text:p>Bloody Mantis:</text:p>
            <text:p>I achieved great results!</text:p>
          </table:table-cell>
        </table:table-row>
        <table:table-row table:style-name="ro6">
          <table:table-cell office:value-type="string">
            <text:p>軍服の男〯</text:p>
            <text:p>…訓練が足りなかったようです</text:p>
          </table:table-cell>
          <table:table-cell office:value-type="string">
            <text:p>Bloody Mantis:</text:p>
            <text:p>...Looks like I didn't get enough training.</text:p>
          </table:table-cell>
        </table:table-row>
        <table:table-row table:style-name="ro6">
          <table:table-cell office:value-type="string">
            <text:p>軍服の男〯</text:p>
            <text:p>無念… 手詰まりであります…！</text:p>
          </table:table-cell>
          <table:table-cell office:value-type="string">
            <text:p>Bloody Mantis:</text:p>
            <text:p>What a shame... I'm lost...!</text:p>
          </table:table-cell>
        </table:table-row>
        <table:table-row table:style-name="ro6">
          <table:table-cell office:value-type="string">
            <text:p>ベルガモット〯</text:p>
            <text:p>ヒッヒッヒッ 私の番からだな</text:p>
          </table:table-cell>
          <table:table-cell office:value-type="string">
            <text:p>Bergamot:</text:p>
            <text:p>Hehehe, it's my turn</text:p>
          </table:table-cell>
        </table:table-row>
        <table:table-row table:style-name="ro6">
          <table:table-cell office:value-type="string">
            <text:p>ベルガモット〯</text:p>
            <text:p>フフゥ〜ン 楽しませてくれたまえよ？</text:p>
          </table:table-cell>
          <table:table-cell office:value-type="string">
            <text:p>Bergamot:</text:p>
            <text:p>Hmm... Have fun, okay?</text:p>
          </table:table-cell>
        </table:table-row>
        <table:table-row table:style-name="ro6">
          <table:table-cell office:value-type="string">
            <text:p>ベルガモット〯</text:p>
            <text:p>さあ！ 私の実力を思い知るがいいぞ！</text:p>
          </table:table-cell>
          <table:table-cell office:value-type="string">
            <text:p>Bergamot:</text:p>
            <text:p>Now, experience my power!</text:p>
          </table:table-cell>
        </table:table-row>
        <table:table-row table:style-name="ro6">
          <table:table-cell office:value-type="string">
            <text:p>ベルガモット〯</text:p>
            <text:p>私とブロックスができることを光栄に思え！</text:p>
          </table:table-cell>
          <table:table-cell office:value-type="string">
            <text:p>Bergamot:</text:p>
            <text:p>I'm honored to play Blokus with you!</text:p>
          </table:table-cell>
        </table:table-row>
        <table:table-row table:style-name="ro6">
          <table:table-cell office:value-type="string">
            <text:p>ベルガモット〯</text:p>
            <text:p>それでは… ここだな！</text:p>
          </table:table-cell>
          <table:table-cell office:value-type="string">
            <text:p>Bergamot:</text:p>
            <text:p>Then... here it is!</text:p>
          </table:table-cell>
        </table:table-row>
        <table:table-row table:style-name="ro6">
          <table:table-cell office:value-type="string">
            <text:p>ベルガモット〯</text:p>
            <text:p>よおし 私の番だな！</text:p>
          </table:table-cell>
          <table:table-cell office:value-type="string">
            <text:p>Bergamot:</text:p>
            <text:p>Alright, it's my turn!</text:p>
          </table:table-cell>
        </table:table-row>
        <table:table-row table:style-name="ro6">
          <table:table-cell office:value-type="string">
            <text:p>ベルガモット〯</text:p>
            <text:p>このメンツなら楽勝だ！</text:p>
          </table:table-cell>
          <table:table-cell office:value-type="string">
            <text:p>Bergamot:</text:p>
            <text:p>It'll be a piece of cake with this lineup!</text:p>
          </table:table-cell>
        </table:table-row>
        <table:table-row table:style-name="ro6">
          <table:table-cell office:value-type="string">
            <text:p>ベルガモット〯</text:p>
            <text:p>秘密結社ブラッディマンティスをよろしく！</text:p>
          </table:table-cell>
          <table:table-cell office:value-type="string">
            <text:p>Bergamot:</text:p>
            <text:p>Please welcome the secret society Bloody Mantis!</text:p>
          </table:table-cell>
        </table:table-row>
        <table:table-row table:style-name="ro6">
          <table:table-cell office:value-type="string">
            <text:p>ベルガモット〯</text:p>
            <text:p>そうら！</text:p>
          </table:table-cell>
          <table:table-cell office:value-type="string">
            <text:p>Bergamot:</text:p>
            <text:p>That's it!</text:p>
          </table:table-cell>
        </table:table-row>
        <table:table-row table:style-name="ro6">
          <table:table-cell office:value-type="string">
            <text:p>ベルガモット〯</text:p>
            <text:p>貴樣、なかなか見込みがあるな！</text:p>
          </table:table-cell>
          <table:table-cell office:value-type="string">
            <text:p>Bergamot:</text:p>
            <text:p>You have some great potential!</text:p>
          </table:table-cell>
        </table:table-row>
        <table:table-row table:style-name="ro6">
          <table:table-cell office:value-type="string">
            <text:p>ベルガモット〯</text:p>
            <text:p>フゥ〜ン！ いい天気だ！</text:p>
          </table:table-cell>
          <table:table-cell office:value-type="string">
            <text:p>Bergamot:</text:p>
            <text:p>Hmm! What nice weather!</text:p>
          </table:table-cell>
        </table:table-row>
        <table:table-row table:style-name="ro7">
          <table:table-cell office:value-type="string">
            <text:p>ベルガモット〯</text:p>
            <text:p>$e0？</text:p>
            <text:p>どこのウマの骨だ？</text:p>
          </table:table-cell>
          <table:table-cell office:value-type="string">
            <text:p>Bergamot:</text:p>
            <text:p>$e0? What the hell are you?</text:p>
          </table:table-cell>
        </table:table-row>
        <table:table-row table:style-name="ro6">
          <table:table-cell office:value-type="string">
            <text:p>ベルガモット〯</text:p>
            <text:p>この勝負、もらったな！</text:p>
          </table:table-cell>
          <table:table-cell office:value-type="string">
            <text:p>Bergamot:</text:p>
            <text:p>I've got the win!</text:p>
          </table:table-cell>
        </table:table-row>
        <table:table-row table:style-name="ro6">
          <table:table-cell office:value-type="string">
            <text:p>ベルガモット〯</text:p>
            <text:p>グッフッフッフッ！ イィ〜イ感じだ！</text:p>
          </table:table-cell>
          <table:table-cell office:value-type="string">
            <text:p>Bergamot:</text:p>
            <text:p>Gghhhh! Feels great!</text:p>
          </table:table-cell>
        </table:table-row>
        <table:table-row table:style-name="ro6">
          <table:table-cell office:value-type="string">
            <text:p>ベルガモット〯</text:p>
            <text:p>お、おのれっ！</text:p>
          </table:table-cell>
          <table:table-cell office:value-type="string">
            <text:p>Bergamot:</text:p>
            <text:p>You bastard!</text:p>
          </table:table-cell>
        </table:table-row>
        <table:table-row table:style-name="ro6">
          <table:table-cell office:value-type="string">
            <text:p>ベルガモット〯</text:p>
            <text:p>ムムムムムム！</text:p>
          </table:table-cell>
          <table:table-cell office:value-type="string">
            <text:p>Bergamot:</text:p>
            <text:p>Hmmmm!</text:p>
          </table:table-cell>
        </table:table-row>
        <table:table-row table:style-name="ro6">
          <table:table-cell office:value-type="string">
            <text:p>ベルガモット〯</text:p>
            <text:p>若造が！</text:p>
          </table:table-cell>
          <table:table-cell office:value-type="string">
            <text:p>Bergamot:</text:p>
            <text:p>You brat!</text:p>
          </table:table-cell>
        </table:table-row>
        <table:table-row table:style-name="ro6">
          <table:table-cell office:value-type="string">
            <text:p>ベルガモット〯</text:p>
            <text:p>目に物見せてくれるわ！</text:p>
          </table:table-cell>
          <table:table-cell office:value-type="string">
            <text:p>Bergamot:</text:p>
            <text:p>A real treat for the eyes!</text:p>
          </table:table-cell>
        </table:table-row>
        <table:table-row table:style-name="ro6">
          <table:table-cell office:value-type="string">
            <text:p>ベルガモット〯</text:p>
            <text:p>ホ〜ゥ そこでいいのかね？</text:p>
          </table:table-cell>
          <table:table-cell office:value-type="string">
            <text:p>Bergamot:</text:p>
            <text:p>Hmm, is that okay?</text:p>
          </table:table-cell>
        </table:table-row>
        <table:table-row table:style-name="ro6">
          <table:table-cell office:value-type="string">
            <text:p>ベルガモット〯</text:p>
            <text:p>ムフフフ ここでどうだ？</text:p>
          </table:table-cell>
          <table:table-cell office:value-type="string">
            <text:p>Bergamot:</text:p>
            <text:p>Mmmmm, how about here?</text:p>
          </table:table-cell>
        </table:table-row>
        <table:table-row table:style-name="ro6">
          <table:table-cell office:value-type="string">
            <text:p>ベルガモット〯</text:p>
            <text:p>勝ったも同然だ！ ハハハハハ！</text:p>
          </table:table-cell>
          <table:table-cell office:value-type="string">
            <text:p>Bergamot:</text:p>
            <text:p>I practically won! Hahahaha!</text:p>
          </table:table-cell>
        </table:table-row>
        <table:table-row table:style-name="ro6">
          <table:table-cell office:value-type="string">
            <text:p>ベルガモット〯</text:p>
            <text:p>このまま、ねじ伏せてやるわっ！</text:p>
          </table:table-cell>
          <table:table-cell office:value-type="string">
            <text:p>Bergamot:</text:p>
            <text:p>I'm gonna crush you like this!</text:p>
          </table:table-cell>
        </table:table-row>
        <table:table-row table:style-name="ro6">
          <table:table-cell office:value-type="string">
            <text:p>ベルガモット〯</text:p>
            <text:p>無駄な抵抗はやめたまえ ムハハハ！</text:p>
          </table:table-cell>
          <table:table-cell office:value-type="string">
            <text:p>Bergamot:</text:p>
            <text:p>Stop this futile resistance Muhahaha!</text:p>
          </table:table-cell>
        </table:table-row>
        <table:table-row table:style-name="ro6">
          <table:table-cell office:value-type="string">
            <text:p>ベルガモット〯</text:p>
            <text:p>ムグゥ… 思うようにいかんのう…</text:p>
          </table:table-cell>
          <table:table-cell office:value-type="string">
            <text:p>Bergamot:</text:p>
            <text:p>Mhm... It's not going the way I expected...</text:p>
          </table:table-cell>
        </table:table-row>
        <table:table-row table:style-name="ro6">
          <table:table-cell office:value-type="string">
            <text:p>ベルガモット〯</text:p>
            <text:p>ヒィィ！ どうしてこんなことに…！</text:p>
          </table:table-cell>
          <table:table-cell office:value-type="string">
            <text:p>Bergamot:</text:p>
            <text:p>Eek! How did this happen...!</text:p>
          </table:table-cell>
        </table:table-row>
        <table:table-row table:style-name="ro6">
          <table:table-cell office:value-type="string">
            <text:p>ベルガモット〯</text:p>
            <text:p>あれが… あのピースさえなければ…！</text:p>
          </table:table-cell>
          <table:table-cell office:value-type="string">
            <text:p>Bergamot:</text:p>
            <text:p>If only that piece wasn't there...!</text:p>
          </table:table-cell>
        </table:table-row>
        <table:table-row table:style-name="ro6">
          <table:table-cell office:value-type="string">
            <text:p>ベルガモット〯</text:p>
            <text:p>私に勝てると思っているのか？ アァ〜ン？</text:p>
          </table:table-cell>
          <table:table-cell office:value-type="string">
            <text:p>Bergamot:</text:p>
            <text:p>You think you can defeat me? Eeeh?</text:p>
          </table:table-cell>
        </table:table-row>
        <table:table-row table:style-name="ro6">
          <table:table-cell office:value-type="string">
            <text:p>ベルガモット〯</text:p>
            <text:p>さあて！ そろそろ本気を出すかな！</text:p>
          </table:table-cell>
          <table:table-cell office:value-type="string">
            <text:p>Bergamot:</text:p>
            <text:p>Come on! It's time to get serious!</text:p>
          </table:table-cell>
        </table:table-row>
        <table:table-row table:style-name="ro6">
          <table:table-cell office:value-type="string">
            <text:p>ベルガモット〯</text:p>
            <text:p>やはり！ 私が１位だな！</text:p>
          </table:table-cell>
          <table:table-cell office:value-type="string">
            <text:p>Bergamot:</text:p>
            <text:p>As expected! I'm first!</text:p>
          </table:table-cell>
        </table:table-row>
        <table:table-row table:style-name="ro6">
          <table:table-cell office:value-type="string">
            <text:p>ベルガモット〯</text:p>
            <text:p>何ッ！？ 私が１位ではないのかッ！</text:p>
          </table:table-cell>
          <table:table-cell office:value-type="string">
            <text:p>Bergamot:</text:p>
            <text:p>What?! I'm not first!</text:p>
          </table:table-cell>
        </table:table-row>
        <table:table-row table:style-name="ro6">
          <table:table-cell office:value-type="string">
            <text:p>ベルガモット〯</text:p>
            <text:p>手詰まりだと… けしからん話だ！</text:p>
          </table:table-cell>
          <table:table-cell office:value-type="string">
            <text:p>Bergamot:</text:p>
            <text:p>I've lost... This is outrageous!</text:p>
          </table:table-cell>
        </table:table-row>
        <table:table-row table:style-name="ro6">
          <table:table-cell office:value-type="string">
            <text:p>ベルガモット〯</text:p>
            <text:p>バカな… 私がこんな惨敗を…</text:p>
          </table:table-cell>
          <table:table-cell office:value-type="string">
            <text:p>Bergamot:</text:p>
            <text:p>How stupid... I have suffered such a crushing defeat...</text:p>
          </table:table-cell>
        </table:table-row>
        <table:table-row table:style-name="ro6">
          <table:table-cell office:value-type="string">
            <text:p>エルダー〯</text:p>
            <text:p>フッフッ 私の番からだな</text:p>
          </table:table-cell>
          <table:table-cell office:value-type="string">
            <text:p>Elder:</text:p>
            <text:p>Hehe, it's my turn.</text:p>
          </table:table-cell>
        </table:table-row>
        <table:table-row table:style-name="ro6">
          <table:table-cell office:value-type="string">
            <text:p>エルダー〯</text:p>
            <text:p>さあ、覚悟したまえ</text:p>
          </table:table-cell>
          <table:table-cell office:value-type="string">
            <text:p>Elder:</text:p>
            <text:p>Now, prepare yourself.</text:p>
          </table:table-cell>
        </table:table-row>
        <table:table-row table:style-name="ro6">
          <table:table-cell office:value-type="string">
            <text:p>エルダー〯</text:p>
            <text:p>覚悟はいいかね 諸君！</text:p>
          </table:table-cell>
          <table:table-cell office:value-type="string">
            <text:p>Elder:</text:p>
            <text:p>Are you ready, ladies and gentlemen?</text:p>
          </table:table-cell>
        </table:table-row>
        <table:table-row table:style-name="ro6">
          <table:table-cell office:value-type="string">
            <text:p>エルダー〯</text:p>
            <text:p>私が最後か まあ構わんがね</text:p>
          </table:table-cell>
          <table:table-cell office:value-type="string">
            <text:p>Elder:</text:p>
            <text:p>I'm the last one. Not that it matters.</text:p>
          </table:table-cell>
        </table:table-row>
        <table:table-row table:style-name="ro6">
          <table:table-cell office:value-type="string">
            <text:p>エルダー〯</text:p>
            <text:p>私の番だね</text:p>
          </table:table-cell>
          <table:table-cell office:value-type="string">
            <text:p>Elder:</text:p>
            <text:p>It's my turn</text:p>
          </table:table-cell>
        </table:table-row>
        <table:table-row table:style-name="ro6">
          <table:table-cell office:value-type="string">
            <text:p>エルダー〯</text:p>
            <text:p>軽くいかせてもらおう</text:p>
          </table:table-cell>
          <table:table-cell office:value-type="string">
            <text:p>Elder:</text:p>
            <text:p>Let's keep it light.</text:p>
          </table:table-cell>
        </table:table-row>
        <table:table-row table:style-name="ro6">
          <table:table-cell office:value-type="string">
            <text:p>エルダー〯</text:p>
            <text:p>お手並み拝見といったところかな</text:p>
          </table:table-cell>
          <table:table-cell office:value-type="string">
            <text:p>Elder:</text:p>
            <text:p>Let's see what you can do.</text:p>
          </table:table-cell>
        </table:table-row>
        <table:table-row table:style-name="ro7">
          <table:table-cell office:value-type="string">
            <text:p>エルダー〯</text:p>
            <text:p>君もビークルバトルをやるなら</text:p>
            <text:p>挑んできても構わんよ</text:p>
          </table:table-cell>
          <table:table-cell office:value-type="string">
            <text:p>Elder:</text:p>
            <text:p>If you want to try arena fights, you can challenge me.</text:p>
          </table:table-cell>
        </table:table-row>
        <table:table-row table:style-name="ro7">
          <table:table-cell office:value-type="string">
            <text:p>エルダー〯</text:p>
            <text:p>相手の戦意を断ち切る！</text:p>
            <text:p>「勝つ」ということはそう言うことだ</text:p>
          </table:table-cell>
          <table:table-cell office:value-type="string">
            <text:p>Elder:</text:p>
            <text:p>Crush your opponent's will to fight!</text:p>
            <text:p>That's the meaning of "victory".</text:p>
          </table:table-cell>
        </table:table-row>
        <table:table-row table:style-name="ro7">
          <table:table-cell office:value-type="string">
            <text:p>エルダー〯</text:p>
            <text:p>強さを保つコツはつらい思い出を</text:p>
            <text:p>忘れないことだ</text:p>
          </table:table-cell>
          <table:table-cell office:value-type="string">
            <text:p>Elder:</text:p>
            <text:p>The secret to staying strong is to remember painful memories.</text:p>
          </table:table-cell>
        </table:table-row>
        <table:table-row table:style-name="ro7">
          <table:table-cell office:value-type="string">
            <text:p>エルダー〯</text:p>
            <text:p>あまり開放的な場所でやるのは気が</text:p>
            <text:p>進まんな…</text:p>
          </table:table-cell>
          <table:table-cell office:value-type="string">
            <text:p>Elder:</text:p>
            <text:p>I don't feel like doing it in an open space...</text:p>
          </table:table-cell>
        </table:table-row>
        <table:table-row table:style-name="ro8">
          <table:table-cell office:value-type="string">
            <text:p>エルダー〯</text:p>
            <text:p>$e0…</text:p>
            <text:p>あまり聞かない名だな…</text:p>
          </table:table-cell>
          <table:table-cell office:value-type="string">
            <text:p>Elder:</text:p>
            <text:p>$e0... That's a name I don't hear very often...</text:p>
          </table:table-cell>
        </table:table-row>
        <table:table-row table:style-name="ro7">
          <table:table-cell office:value-type="string">
            <text:p>エルダー〯</text:p>
            <text:p>フッ 誰が勝者かはもう決まったような</text:p>
            <text:p>ものだな</text:p>
          </table:table-cell>
          <table:table-cell office:value-type="string">
            <text:p>Elder:</text:p>
            <text:p>Ha, I guess it's already decided who the winner is.</text:p>
          </table:table-cell>
        </table:table-row>
        <table:table-row table:style-name="ro6">
          <table:table-cell office:value-type="string">
            <text:p>エルダー〯</text:p>
            <text:p>さあ、誰をターゲットにするかな</text:p>
          </table:table-cell>
          <table:table-cell office:value-type="string">
            <text:p>Elder:</text:p>
            <text:p>Now, who should I target?</text:p>
          </table:table-cell>
        </table:table-row>
        <table:table-row table:style-name="ro6">
          <table:table-cell office:value-type="string">
            <text:p>エルダー〯</text:p>
            <text:p>力さえあれば…</text:p>
          </table:table-cell>
          <table:table-cell office:value-type="string">
            <text:p>Elder:</text:p>
            <text:p>If only I had the power...</text:p>
          </table:table-cell>
        </table:table-row>
        <table:table-row table:style-name="ro6">
          <table:table-cell office:value-type="string">
            <text:p>エルダー〯</text:p>
            <text:p>フフッ 思っていたよりはやるじゃないか</text:p>
          </table:table-cell>
          <table:table-cell office:value-type="string">
            <text:p>Elder:</text:p>
            <text:p>Hehe, you're doing better than I expected.</text:p>
          </table:table-cell>
        </table:table-row>
        <table:table-row table:style-name="ro6">
          <table:table-cell office:value-type="string">
            <text:p>エルダー〯</text:p>
            <text:p>こんなところでてこずってはいられんよ</text:p>
          </table:table-cell>
          <table:table-cell office:value-type="string">
            <text:p>Elder:</text:p>
            <text:p>We can't afford to mess around in a place like this.</text:p>
          </table:table-cell>
        </table:table-row>
        <table:table-row table:style-name="ro6">
          <table:table-cell office:value-type="string">
            <text:p>エルダー〯</text:p>
            <text:p>この局面ではここに置くべきか</text:p>
          </table:table-cell>
          <table:table-cell office:value-type="string">
            <text:p>Elder:</text:p>
            <text:p>Should I put it here in this mess?</text:p>
          </table:table-cell>
        </table:table-row>
        <table:table-row table:style-name="ro6">
          <table:table-cell office:value-type="string">
            <text:p>エルダー〯</text:p>
            <text:p>ブロックスは力と力のぶつかり合いさ</text:p>
          </table:table-cell>
          <table:table-cell office:value-type="string">
            <text:p>Elder:</text:p>
            <text:p>Blokus is a clash of powers.</text:p>
          </table:table-cell>
        </table:table-row>
        <table:table-row table:style-name="ro6">
          <table:table-cell office:value-type="string">
            <text:p>エルダー〯</text:p>
            <text:p>力がすべてだ それ以外に何があるっ！？</text:p>
          </table:table-cell>
          <table:table-cell office:value-type="string">
            <text:p>Elder:</text:p>
            <text:p>Power is everything. What else is there?!</text:p>
          </table:table-cell>
        </table:table-row>
        <table:table-row table:style-name="ro6">
          <table:table-cell office:value-type="string">
            <text:p>エルダー〯</text:p>
            <text:p>私の優勢は摇るがんよ</text:p>
          </table:table-cell>
          <table:table-cell office:value-type="string">
            <text:p>Elder:</text:p>
            <text:p>My advantage is waning.</text:p>
          </table:table-cell>
        </table:table-row>
        <table:table-row table:style-name="ro6">
          <table:table-cell office:value-type="string">
            <text:p>エルダー〯</text:p>
            <text:p>本気でこの私に勝てると思っているのかね</text:p>
          </table:table-cell>
          <table:table-cell office:value-type="string">
            <text:p>Elder:</text:p>
            <text:p>Do you really think you can defeat me?</text:p>
          </table:table-cell>
        </table:table-row>
        <table:table-row table:style-name="ro6">
          <table:table-cell office:value-type="string">
            <text:p>エルダー〯</text:p>
            <text:p>そろそろとどめをささせてもらおうか</text:p>
          </table:table-cell>
          <table:table-cell office:value-type="string">
            <text:p>Elder:</text:p>
            <text:p>It's time for me to finish you off.</text:p>
          </table:table-cell>
        </table:table-row>
        <table:table-row table:style-name="ro6">
          <table:table-cell office:value-type="string">
            <text:p>エルダー〯</text:p>
            <text:p>むむっ まだまだ</text:p>
          </table:table-cell>
          <table:table-cell office:value-type="string">
            <text:p>Elder:</text:p>
            <text:p>Hmm, not yet</text:p>
          </table:table-cell>
        </table:table-row>
        <table:table-row table:style-name="ro6">
          <table:table-cell office:value-type="string">
            <text:p>エルダー〯</text:p>
            <text:p>私をここまで追い詰めるとは大したものだ</text:p>
          </table:table-cell>
          <table:table-cell office:value-type="string">
            <text:p>Elder:</text:p>
            <text:p>You've pushed me to this point.</text:p>
          </table:table-cell>
        </table:table-row>
        <table:table-row table:style-name="ro6">
          <table:table-cell office:value-type="string">
            <text:p>エルダー〯</text:p>
            <text:p>こんなところで負けるわけにはゆかんよ</text:p>
          </table:table-cell>
          <table:table-cell office:value-type="string">
            <text:p>Elder:</text:p>
            <text:p>I can't lose in a place like this.</text:p>
          </table:table-cell>
        </table:table-row>
        <table:table-row table:style-name="ro6">
          <table:table-cell office:value-type="string">
            <text:p>エルダー〯</text:p>
            <text:p>うん？ いい勝負じゃないか ふっ</text:p>
          </table:table-cell>
          <table:table-cell office:value-type="string">
            <text:p>Elder:</text:p>
            <text:p>Huh? That's a good match. Haha.</text:p>
          </table:table-cell>
        </table:table-row>
        <table:table-row table:style-name="ro6">
          <table:table-cell office:value-type="string">
            <text:p>エルダー〯</text:p>
            <text:p>予想外だよ ここまでやるとはね</text:p>
          </table:table-cell>
          <table:table-cell office:value-type="string">
            <text:p>Elder:</text:p>
            <text:p>I didn't expect you to go this far.</text:p>
          </table:table-cell>
        </table:table-row>
        <table:table-row table:style-name="ro6">
          <table:table-cell office:value-type="string">
            <text:p>エルダー〯</text:p>
            <text:p>ハッハッハッハッ 私の勝ちのようだな</text:p>
          </table:table-cell>
          <table:table-cell office:value-type="string">
            <text:p>Elder:</text:p>
            <text:p>Ha ha ha ha, looks like I won.</text:p>
          </table:table-cell>
        </table:table-row>
        <table:table-row table:style-name="ro6">
          <table:table-cell office:value-type="string">
            <text:p>エルダー〯</text:p>
            <text:p>今一步と言うところで…</text:p>
          </table:table-cell>
          <table:table-cell office:value-type="string">
            <text:p>Elder:</text:p>
            <text:p>Just one step away...</text:p>
          </table:table-cell>
        </table:table-row>
        <table:table-row table:style-name="ro6">
          <table:table-cell office:value-type="string">
            <text:p>エルダー〯</text:p>
            <text:p>えっ、もう手詰まりだって！？</text:p>
          </table:table-cell>
          <table:table-cell office:value-type="string">
            <text:p>Elder:</text:p>
            <text:p>What, I lost?!</text:p>
          </table:table-cell>
        </table:table-row>
        <table:table-row table:style-name="ro6">
          <table:table-cell office:value-type="string">
            <text:p>エルダー〯</text:p>
            <text:p>こっ、このメンバーに負けるとはっ！</text:p>
          </table:table-cell>
          <table:table-cell office:value-type="string">
            <text:p>Elder:</text:p>
            <text:p>I can't believe I lost to this bunch!</text:p>
          </table:table-cell>
        </table:table-row>
        <table:table-row table:style-name="ro6">
          <table:table-cell office:value-type="string">
            <text:p>バニラ少佐〯</text:p>
            <text:p>ボクから行かせてもらおう</text:p>
          </table:table-cell>
          <table:table-cell office:value-type="string">
            <text:p>Major Vanilla:</text:p>
            <text:p>I'll go first.</text:p>
          </table:table-cell>
        </table:table-row>
        <table:table-row table:style-name="ro6">
          <table:table-cell office:value-type="string">
            <text:p>バニラ少佐〯</text:p>
            <text:p>よし、行くぞっ！</text:p>
          </table:table-cell>
          <table:table-cell office:value-type="string">
            <text:p>Major Vanilla:</text:p>
            <text:p>All right, let's go!</text:p>
          </table:table-cell>
        </table:table-row>
        <table:table-row table:style-name="ro6">
          <table:table-cell office:value-type="string">
            <text:p>バニラ少佐〯</text:p>
            <text:p>一つ目はコレをおくかな</text:p>
          </table:table-cell>
          <table:table-cell office:value-type="string">
            <text:p>Major Vanilla:</text:p>
            <text:p>I think I'll put this one first.</text:p>
          </table:table-cell>
        </table:table-row>
        <table:table-row table:style-name="ro6">
          <table:table-cell office:value-type="string">
            <text:p>バニラ少佐〯</text:p>
            <text:p>最後はボクだね</text:p>
          </table:table-cell>
          <table:table-cell office:value-type="string">
            <text:p>Major Vanilla:</text:p>
            <text:p>It's me in the end.</text:p>
          </table:table-cell>
        </table:table-row>
        <table:table-row table:style-name="ro6">
          <table:table-cell office:value-type="string">
            <text:p>バニラ少佐〯</text:p>
            <text:p>ボクの番だね</text:p>
          </table:table-cell>
          <table:table-cell office:value-type="string">
            <text:p>Major Vanilla:</text:p>
            <text:p>It's my turn.</text:p>
          </table:table-cell>
        </table:table-row>
        <table:table-row table:style-name="ro6">
          <table:table-cell office:value-type="string">
            <text:p>バニラ少佐〯</text:p>
            <text:p>次はボクか</text:p>
          </table:table-cell>
          <table:table-cell office:value-type="string">
            <text:p>Major Vanilla:</text:p>
            <text:p>Am I next?</text:p>
          </table:table-cell>
        </table:table-row>
        <table:table-row table:style-name="ro6">
          <table:table-cell office:value-type="string">
            <text:p>バニラ少佐〯</text:p>
            <text:p>ここが急所になるな</text:p>
          </table:table-cell>
          <table:table-cell office:value-type="string">
            <text:p>Major Vanilla:</text:p>
            <text:p>This is the weak point.</text:p>
          </table:table-cell>
        </table:table-row>
        <table:table-row table:style-name="ro6">
          <table:table-cell office:value-type="string">
            <text:p>バニラ少佐〯</text:p>
            <text:p>今のボクは組織の人間だ</text:p>
          </table:table-cell>
          <table:table-cell office:value-type="string">
            <text:p>Major Vanilla:</text:p>
            <text:p>Now I'm part of an organization.</text:p>
          </table:table-cell>
        </table:table-row>
        <table:table-row table:style-name="ro6">
          <table:table-cell office:value-type="string">
            <text:p>バニラ少佐〯</text:p>
            <text:p>なかなか順番が回らなくってイライラするよ</text:p>
          </table:table-cell>
          <table:table-cell office:value-type="string">
            <text:p>Major Vanilla:</text:p>
            <text:p>It's frustrating to wait for my turn.</text:p>
          </table:table-cell>
        </table:table-row>
        <table:table-row table:style-name="ro7">
          <table:table-cell office:value-type="string">
            <text:p>バニラ少佐〯</text:p>
            <text:p>昔はトロット楽団の連中と</text:p>
            <text:p>仲が良かったんだがね</text:p>
          </table:table-cell>
          <table:table-cell office:value-type="string">
            <text:p>Major Vanilla:</text:p>
            <text:p>I used to be good friends with the guys from Globetrotters.</text:p>
          </table:table-cell>
        </table:table-row>
        <table:table-row table:style-name="ro6">
          <table:table-cell office:value-type="string">
            <text:p>バニラ少佐〯</text:p>
            <text:p>なぜ、こんな場所で对戦するのかわからんよ</text:p>
          </table:table-cell>
          <table:table-cell office:value-type="string">
            <text:p>Major Vanilla:</text:p>
            <text:p>I don't know why we're playing in a place like this.</text:p>
          </table:table-cell>
        </table:table-row>
        <table:table-row table:style-name="ro8">
          <table:table-cell office:value-type="string">
            <text:p>バニラ少佐〯</text:p>
            <text:p>$e0…</text:p>
            <text:p>どこかであったような気がするが…</text:p>
          </table:table-cell>
          <table:table-cell office:value-type="string">
            <text:p>Major Vanilla:</text:p>
            <text:p>$e0... I feel like I've seen you somewhere before...</text:p>
          </table:table-cell>
        </table:table-row>
        <table:table-row table:style-name="ro6">
          <table:table-cell office:value-type="string">
            <text:p>バニラ少佐〯</text:p>
            <text:p>どう責めるかな…</text:p>
          </table:table-cell>
          <table:table-cell office:value-type="string">
            <text:p>Major Vanilla:</text:p>
            <text:p>How should I attack...</text:p>
          </table:table-cell>
        </table:table-row>
        <table:table-row table:style-name="ro6">
          <table:table-cell office:value-type="string">
            <text:p>バニラ少佐〯</text:p>
            <text:p>ここに置けばボクの勝ちが確定するな</text:p>
          </table:table-cell>
          <table:table-cell office:value-type="string">
            <text:p>Major Vanilla:</text:p>
            <text:p>If I put it here, my victory is assured.</text:p>
          </table:table-cell>
        </table:table-row>
        <table:table-row table:style-name="ro6">
          <table:table-cell office:value-type="string">
            <text:p>バニラ少佐〯</text:p>
            <text:p>君たち、思っていたよりやるね</text:p>
          </table:table-cell>
          <table:table-cell office:value-type="string">
            <text:p>Major Vanilla:</text:p>
            <text:p>You guys are better than I expected.</text:p>
          </table:table-cell>
        </table:table-row>
        <table:table-row table:style-name="ro6">
          <table:table-cell office:value-type="string">
            <text:p>バニラ少佐〯</text:p>
            <text:p>ここに置けばなんとかなるだろう</text:p>
          </table:table-cell>
          <table:table-cell office:value-type="string">
            <text:p>Major Vanilla:</text:p>
            <text:p>If you put it here, something will work.</text:p>
          </table:table-cell>
        </table:table-row>
        <table:table-row table:style-name="ro6">
          <table:table-cell office:value-type="string">
            <text:p>バニラ少佐〯</text:p>
            <text:p>うん うん 悪くないね</text:p>
          </table:table-cell>
          <table:table-cell office:value-type="string">
            <text:p>Major Vanilla:</text:p>
            <text:p>Yeah, yeah, not bad.</text:p>
          </table:table-cell>
        </table:table-row>
        <table:table-row table:style-name="ro6">
          <table:table-cell office:value-type="string">
            <text:p>バニラ少佐〯</text:p>
            <text:p>負けたからって泣くんじゃないよ</text:p>
          </table:table-cell>
          <table:table-cell office:value-type="string">
            <text:p>Major Vanilla:</text:p>
            <text:p>Don't cry just because you lost.</text:p>
          </table:table-cell>
        </table:table-row>
        <table:table-row table:style-name="ro6">
          <table:table-cell office:value-type="string">
            <text:p>バニラ少佐〯</text:p>
            <text:p>一気にカタをつけるかな</text:p>
          </table:table-cell>
          <table:table-cell office:value-type="string">
            <text:p>Major Vanilla:</text:p>
            <text:p>I think we'll settle this once and for all.</text:p>
          </table:table-cell>
        </table:table-row>
        <table:table-row table:style-name="ro6">
          <table:table-cell office:value-type="string">
            <text:p>バニラ少佐〯</text:p>
            <text:p>相手の角をつぶしていくのが基本だよ</text:p>
          </table:table-cell>
          <table:table-cell office:value-type="string">
            <text:p>Major Vanilla:</text:p>
            <text:p>The key is to crush the opponent's branches.</text:p>
          </table:table-cell>
        </table:table-row>
        <table:table-row table:style-name="ro6">
          <table:table-cell office:value-type="string">
            <text:p>バニラ少佐〯</text:p>
            <text:p>そろそろ決着をつけるか</text:p>
          </table:table-cell>
          <table:table-cell office:value-type="string">
            <text:p>Major Vanilla:</text:p>
            <text:p>Is it time to settle this?</text:p>
          </table:table-cell>
        </table:table-row>
        <table:table-row table:style-name="ro6">
          <table:table-cell office:value-type="string">
            <text:p>バニラ少佐〯</text:p>
            <text:p>まあ頑張るんだね</text:p>
          </table:table-cell>
          <table:table-cell office:value-type="string">
            <text:p>Major Vanilla:</text:p>
            <text:p>Well, do your best.</text:p>
          </table:table-cell>
        </table:table-row>
        <table:table-row table:style-name="ro6">
          <table:table-cell office:value-type="string">
            <text:p>バニラ少佐〯</text:p>
            <text:p>どうせ勝つんならかっこよくないとね</text:p>
          </table:table-cell>
          <table:table-cell office:value-type="string">
            <text:p>Major Vanilla:</text:p>
            <text:p>If we're going to win, we have to do it coolly.</text:p>
          </table:table-cell>
        </table:table-row>
        <table:table-row table:style-name="ro6">
          <table:table-cell office:value-type="string">
            <text:p>バニラ少佐〯</text:p>
            <text:p>結構やるね</text:p>
          </table:table-cell>
          <table:table-cell office:value-type="string">
            <text:p>Major Vanilla:</text:p>
            <text:p>You're doing pretty well.</text:p>
          </table:table-cell>
        </table:table-row>
        <table:table-row table:style-name="ro6">
          <table:table-cell office:value-type="string">
            <text:p>バニラ少佐〯</text:p>
            <text:p>こんなところでは負けられないよ</text:p>
          </table:table-cell>
          <table:table-cell office:value-type="string">
            <text:p>Major Vanilla:</text:p>
            <text:p>I can't lose in a place like this.</text:p>
          </table:table-cell>
        </table:table-row>
        <table:table-row table:style-name="ro6">
          <table:table-cell office:value-type="string">
            <text:p>バニラ少佐〯</text:p>
            <text:p>うん この緊張感がたまらないな</text:p>
          </table:table-cell>
          <table:table-cell office:value-type="string">
            <text:p>Major Vanilla:</text:p>
            <text:p>Yeah, I can't stand this tension.</text:p>
          </table:table-cell>
        </table:table-row>
        <table:table-row table:style-name="ro6">
          <table:table-cell office:value-type="string">
            <text:p>バニラ少佐〯</text:p>
            <text:p>緊迫してきたね</text:p>
          </table:table-cell>
          <table:table-cell office:value-type="string">
            <text:p>Major Vanilla:</text:p>
            <text:p>Things are getting tense.</text:p>
          </table:table-cell>
        </table:table-row>
        <table:table-row table:style-name="ro6">
          <table:table-cell office:value-type="string">
            <text:p>バニラ少佐〯</text:p>
            <text:p>さあ、次に手詰まりになるのは誰かな？</text:p>
          </table:table-cell>
          <table:table-cell office:value-type="string">
            <text:p>Major Vanilla:</text:p>
            <text:p>Now, who'll be the next one to get stuck?</text:p>
          </table:table-cell>
        </table:table-row>
        <table:table-row table:style-name="ro6">
          <table:table-cell office:value-type="string">
            <text:p>バニラ少佐〯</text:p>
            <text:p>どうやらボクの勝ちのようだね</text:p>
          </table:table-cell>
          <table:table-cell office:value-type="string">
            <text:p>Major Vanilla:</text:p>
            <text:p>Looks like I've won.</text:p>
          </table:table-cell>
        </table:table-row>
        <table:table-row table:style-name="ro6">
          <table:table-cell office:value-type="string">
            <text:p>バニラ少佐〯</text:p>
            <text:p>もう少しだったのに…</text:p>
          </table:table-cell>
          <table:table-cell office:value-type="string">
            <text:p>Major Vanilla:</text:p>
            <text:p>I was so close...</text:p>
          </table:table-cell>
        </table:table-row>
        <table:table-row table:style-name="ro6">
          <table:table-cell office:value-type="string">
            <text:p>バニラ少佐〯</text:p>
            <text:p>こんなところで手詰まりになるとは…</text:p>
          </table:table-cell>
          <table:table-cell office:value-type="string">
            <text:p>Major Vanilla:</text:p>
            <text:p>I never thought I'd get stuck in a place like this...</text:p>
          </table:table-cell>
        </table:table-row>
        <table:table-row table:style-name="ro6">
          <table:table-cell office:value-type="string">
            <text:p>バニラ少佐〯</text:p>
            <text:p>ボクの野望もここまでか…</text:p>
          </table:table-cell>
          <table:table-cell office:value-type="string">
            <text:p>Major Vanilla:</text:p>
            <text:p>Is this the end of my ambition?</text:p>
          </table:table-cell>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number-style style:name="N8107P0" style:volatile="true" number:language="ru" number:country="RU">
      <number:number number:decimal-places="0" number:min-integer-digits="1" number:grouping="true"/>
      <number:text>р.</number:text>
    </number:number-style>
    <number:number-style style:name="N8107" number:language="ru" number:country="RU">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0" number:min-integer-digits="1" number:grouping="true"/>
      <number:text>р.</number:text>
    </number:number-style>
    <number:number-style style:name="N8108" number:language="ru" number:country="RU">
      <style:text-properties fo:color="#ff0000"/>
      <number:text>-</number:text>
      <number:number number:decimal-places="0" number:min-integer-digits="1" number:grouping="true"/>
      <number:text>р.</number:text>
      <style:map style:condition="value()&gt;=0" style:apply-style-name="N8108P0"/>
    </number:number-style>
    <number:number-style style:name="N8110P0" style:volatile="true" number:language="ru" number:country="RU">
      <number:number number:decimal-places="2" number:min-integer-digits="1" number:grouping="true"/>
      <number:text>р.</number:text>
    </number:number-style>
    <number:number-style style:name="N8110" number:language="ru" number:country="RU">
      <number:text>-</number:text>
      <number:number number:decimal-places="2" number:min-integer-digits="1" number:grouping="true"/>
      <number:text>р.</number:text>
      <style:map style:condition="value()&gt;=0" style:apply-style-name="N8110P0"/>
    </number:number-style>
    <number:number-style style:name="N8111P0" style:volatile="true" number:language="ru" number:country="RU">
      <number:number number:decimal-places="2" number:min-integer-digits="1" number:grouping="true"/>
      <number:text>р.</number:text>
    </number:number-style>
    <number:number-style style:name="N8111" number:language="ru" number:country="RU">
      <style:text-properties fo:color="#ff0000"/>
      <number:text>-</number:text>
      <number:number number:decimal-places="2" number:min-integer-digits="1" number:grouping="true"/>
      <number:text>р.</number:text>
      <style:map style:condition="value()&gt;=0" style:apply-style-name="N8111P0"/>
    </number:number-style>
    <number:date-style style:name="N8112" number:language="ru" number:country="RU">
      <number:day number:style="long"/>
      <number:text>.</number:text>
      <number:month number:textual="true"/>
      <number:text>.</number:text>
      <number:year/>
    </number:date-style>
    <number:date-style style:name="N8113" number:language="ru" number:country="RU">
      <number:month number:textual="true"/>
      <number:text>.</number:text>
      <number:year/>
    </number:date-style>
    <number:time-style style:name="N8114" number:language="ru" number:country="RU">
      <number:hours/>
      <number:text>:</number:text>
      <number:minutes number:style="long"/>
      <number:text> </number:text>
      <number:am-pm/>
    </number:time-style>
    <number:time-style style:name="N8115" number:language="ru" number:country="RU">
      <number:hours/>
      <number:text>:</number:text>
      <number:minutes number:style="long"/>
      <number:text>:</number:text>
      <number:seconds number:style="long"/>
      <number:text> </number:text>
      <number:am-pm/>
    </number:time-style>
    <number:time-style style:name="N8116" number:language="ru" number:country="RU">
      <number:hours/>
      <number:text>:</number:text>
      <number:minutes number:style="long"/>
    </number:time-style>
    <number:time-style style:name="N8117" number:language="ru" number:country="RU">
      <number:hours/>
      <number:text>:</number:text>
      <number:minutes number:style="long"/>
      <number:text>:</number:text>
      <number:seconds number:style="long"/>
    </number:time-style>
    <number:date-style style:name="N8118"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20P0" style:volatile="true" number:language="ru" number:country="RU">
      <number:number number:decimal-places="0" number:min-integer-digits="1" number:grouping="true"/>
      <number:text>   </number:text>
    </number:number-style>
    <number:number-style style:name="N8120" number:language="ru" number:country="RU">
      <number:text>-</number:text>
      <number:number number:decimal-places="0" number:min-integer-digits="1" number:grouping="true"/>
      <number:text>   </number:text>
      <style:map style:condition="value()&gt;=0" style:apply-style-name="N8120P0"/>
    </number:number-style>
    <number:number-style style:name="N8121P0" style:volatile="true" number:language="ru" number:country="RU">
      <number:number number:decimal-places="0" number:min-integer-digits="1" number:grouping="true"/>
      <number:text>   </number:text>
    </number:number-style>
    <number:number-style style:name="N8121" number:language="ru" number:country="RU">
      <style:text-properties fo:color="#ff0000"/>
      <number:text>-</number:text>
      <number:number number:decimal-places="0" number:min-integer-digits="1" number:grouping="true"/>
      <number:text>   </number:text>
      <style:map style:condition="value()&gt;=0" style:apply-style-name="N8121P0"/>
    </number:number-style>
    <number:number-style style:name="N8123P0" style:volatile="true" number:language="ru" number:country="RU">
      <number:number number:decimal-places="2" number:min-integer-digits="1" number:grouping="true"/>
      <number:text>   </number:text>
    </number:number-style>
    <number:number-style style:name="N8123" number:language="ru" number:country="RU">
      <number:text>-</number:text>
      <number:number number:decimal-places="2" number:min-integer-digits="1" number:grouping="true"/>
      <number:text>   </number:text>
      <style:map style:condition="value()&gt;=0" style:apply-style-name="N8123P0"/>
    </number:number-style>
    <number:number-style style:name="N8124P0" style:volatile="true" number:language="ru" number:country="RU">
      <number:number number:decimal-places="2" number:min-integer-digits="1" number:grouping="true"/>
      <number:text>   </number:text>
    </number:number-style>
    <number:number-style style:name="N8124" number:language="ru" number:country="RU">
      <style:text-properties fo:color="#ff0000"/>
      <number:text>-</number:text>
      <number:number number:decimal-places="2" number:min-integer-digits="1" number:grouping="true"/>
      <number:text>   </number:text>
      <style:map style:condition="value()&gt;=0" style:apply-style-name="N8124P0"/>
    </number:number-style>
    <number:number-style style:name="N8128P0" style:volatile="true" number:language="ru" number:country="RU">
      <number:text> </number:text>
      <number:number number:decimal-places="0" number:min-integer-digits="1" number:grouping="true"/>
      <number:text>    </number:text>
    </number:number-style>
    <number:number-style style:name="N8128P1" style:volatile="true" number:language="ru" number:country="RU">
      <number:text>-</number:text>
      <number:number number:decimal-places="0" number:min-integer-digits="1" number:grouping="true"/>
      <number:text>    </number:text>
    </number:number-style>
    <number:number-style style:name="N8128P2" style:volatile="true" number:language="ru" number:country="RU">
      <number:text> -    </number:text>
    </number:number-style>
    <number:text-style style:name="N8128" number:language="ru" number:country="RU">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ru" number:country="RU">
      <number:text> </number:text>
      <number:number number:decimal-places="0" number:min-integer-digits="1" number:grouping="true"/>
      <number:text>р. </number:text>
    </number:number-style>
    <number:number-style style:name="N8132P1" style:volatile="true" number:language="ru" number:country="RU">
      <number:text>-</number:text>
      <number:number number:decimal-places="0" number:min-integer-digits="1" number:grouping="true"/>
      <number:text>р. </number:text>
    </number:number-style>
    <number:number-style style:name="N8132P2" style:volatile="true" number:language="ru" number:country="RU">
      <number:text> -р. </number:text>
    </number:number-style>
    <number:text-style style:name="N8132" number:language="ru" number:country="RU">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ru" number:country="RU">
      <number:text> </number:text>
      <number:number number:decimal-places="2" number:min-integer-digits="1" number:grouping="true"/>
      <number:text>    </number:text>
    </number:number-style>
    <number:number-style style:name="N8136P1" style:volatile="true" number:language="ru" number:country="RU">
      <number:text>-</number:text>
      <number:number number:decimal-places="2" number:min-integer-digits="1" number:grouping="true"/>
      <number:text>    </number:text>
    </number:number-style>
    <number:number-style style:name="N8136P2" style:volatile="true" number:language="ru" number:country="RU">
      <number:text> -</number:text>
      <number:number number:decimal-places="0" number:min-integer-digits="0"/>
      <number:text>    </number:text>
    </number:number-style>
    <number:text-style style:name="N8136" number:language="ru" number:country="RU">
      <number:text-content/>
      <number:text> </number:text>
      <style:map style:condition="value()&gt;0" style:apply-style-name="N8136P0"/>
      <style:map style:condition="value()&lt;0" style:apply-style-name="N8136P1"/>
      <style:map style:condition="value()=0" style:apply-style-name="N8136P2"/>
    </number:text-style>
    <number:number-style style:name="N8140P0" style:volatile="true" number:language="ru" number:country="RU">
      <number:text> </number:text>
      <number:number number:decimal-places="2" number:min-integer-digits="1" number:grouping="true"/>
      <number:text>р. </number:text>
    </number:number-style>
    <number:number-style style:name="N8140P1" style:volatile="true" number:language="ru" number:country="RU">
      <number:text>-</number:text>
      <number:number number:decimal-places="2" number:min-integer-digits="1" number:grouping="true"/>
      <number:text>р. </number:text>
    </number:number-style>
    <number:number-style style:name="N8140P2" style:volatile="true" number:language="ru" number:country="RU">
      <number:text> -</number:text>
      <number:number number:decimal-places="0" number:min-integer-digits="0"/>
      <number:text>р. </number:text>
    </number:number-style>
    <number:text-style style:name="N8140" number:language="ru" number:country="RU">
      <number:text-content/>
      <number:text> </number:text>
      <style:map style:condition="value()&gt;0" style:apply-style-name="N8140P0"/>
      <style:map style:condition="value()&lt;0" style:apply-style-name="N8140P1"/>
      <style:map style:condition="value()=0" style:apply-style-name="N8140P2"/>
    </number:text-style>
    <number:time-style style:name="N8141" number:language="ru" number:country="RU">
      <number:minutes number:style="long"/>
      <number:text>:</number:text>
      <number:seconds number:style="long"/>
    </number:time-style>
    <number:time-style style:name="N8142" number:language="ru" number:country="RU" number:truncate-on-overflow="false">
      <number:hours/>
      <number:text>:</number:text>
      <number:minutes number:style="long"/>
      <number:text>:</number:text>
      <number:seconds number:style="long"/>
    </number:time-style>
    <number:time-style style:name="N8143" number:language="ru" number:country="RU">
      <number:minutes number:style="long"/>
      <number:text>:</number:text>
      <number:seconds number:style="long" number:decimal-places="1"/>
    </number:time-style>
    <number:number-style style:name="N8144" number:language="ru" number:country="RU">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19">19.05.2025</text:date>, <text:time>10:51: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3T20:50:19.63</meta:creation-date>
    <dc:date>2025-05-19T10:51:59</dc:date>
    <meta:editing-duration>PT8M18S</meta:editing-duration>
    <meta:editing-cycles>4</meta:editing-cycles>
    <meta:generator>OpenOffice/4.1.14$Win32 OpenOffice.org_project/4114m1$Build-9811</meta:generator>
    <meta:document-statistic meta:table-count="3" meta:cell-count="2182" meta:object-count="0"/>
  </office:meta>
</office:document-meta>
</file>